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04mm"/>
    </style:style>
    <style:style style:name="co2" style:family="table-column">
      <style:table-column-properties fo:break-before="auto" style:column-width="31.98mm"/>
    </style:style>
    <style:style style:name="co3" style:family="table-column">
      <style:table-column-properties fo:break-before="auto" style:column-width="24.54mm"/>
    </style:style>
    <style:style style:name="co4" style:family="table-column">
      <style:table-column-properties fo:break-before="auto" style:column-width="36.79mm"/>
    </style:style>
    <style:style style:name="co5" style:family="table-column">
      <style:table-column-properties fo:break-before="auto" style:column-width="30.44mm"/>
    </style:style>
    <style:style style:name="co6" style:family="table-column">
      <style:table-column-properties fo:break-before="auto" style:column-width="37.45mm"/>
    </style:style>
    <style:style style:name="co7" style:family="table-column">
      <style:table-column-properties fo:break-before="auto" style:column-width="25.19mm"/>
    </style:style>
    <style:style style:name="co8" style:family="table-column">
      <style:table-column-properties fo:break-before="auto" style:column-width="26.07mm"/>
    </style:style>
    <style:style style:name="co9" style:family="table-column">
      <style:table-column-properties fo:break-before="auto" style:column-width="18.63mm"/>
    </style:style>
    <style:style style:name="co10" style:family="table-column">
      <style:table-column-properties fo:break-before="auto" style:column-width="30.89mm"/>
    </style:style>
    <style:style style:name="co11" style:family="table-column">
      <style:table-column-properties fo:break-before="auto" style:column-width="31.54mm"/>
    </style:style>
    <style:style style:name="co12" style:family="table-column">
      <style:table-column-properties fo:break-before="auto" style:column-width="19.28mm"/>
    </style:style>
    <style:style style:name="co13" style:family="table-column">
      <style:table-column-properties fo:break-before="auto" style:column-width="33.51mm"/>
    </style:style>
    <style:style style:name="co14" style:family="table-column">
      <style:table-column-properties fo:break-before="auto" style:column-width="38.33mm"/>
    </style:style>
    <style:style style:name="co15" style:family="table-column">
      <style:table-column-properties fo:break-before="auto" style:column-width="38.98mm"/>
    </style:style>
    <style:style style:name="co16" style:family="table-column">
      <style:table-column-properties fo:break-before="auto" style:column-width="26.72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29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Heuristic Weight</text:p>
          </table:table-cell>
          <table:table-cell office:value-type="string" calcext:value-type="string">
            <text:p>Move Weight</text:p>
          </table:table-cell>
          <table:table-cell office:value-type="string" calcext:value-type="string">
            <text:p>UCB Parameter</text:p>
          </table:table-cell>
          <table:table-cell office:value-type="string" calcext:value-type="string">
            <text:p>Average time (ms)</text:p>
          </table:table-cell>
          <table:table-cell office:value-type="string" calcext:value-type="string">
            <text:p>Min time (ms)</text:p>
          </table:table-cell>
          <table:table-cell office:value-type="string" calcext:value-type="string">
            <text:p>1st Quartile time (ms)</text:p>
          </table:table-cell>
          <table:table-cell office:value-type="string" calcext:value-type="string">
            <text:p>Median time (ms)</text:p>
          </table:table-cell>
          <table:table-cell office:value-type="string" calcext:value-type="string">
            <text:p>3rd Quartile time (ms)</text:p>
          </table:table-cell>
          <table:table-cell office:value-type="string" calcext:value-type="string">
            <text:p>Max time (ms)</text:p>
          </table:table-cell>
          <table:table-cell office:value-type="string" calcext:value-type="string">
            <text:p>Average score</text:p>
          </table:table-cell>
          <table:table-cell office:value-type="string" calcext:value-type="string">
            <text:p>Min score</text:p>
          </table:table-cell>
          <table:table-cell office:value-type="string" calcext:value-type="string">
            <text:p>1st Quartile score</text:p>
          </table:table-cell>
          <table:table-cell office:value-type="string" calcext:value-type="string">
            <text:p>Median score</text:p>
          </table:table-cell>
          <table:table-cell office:value-type="string" calcext:value-type="string">
            <text:p>3rd Quartile score</text:p>
          </table:table-cell>
          <table:table-cell office:value-type="string" calcext:value-type="string">
            <text:p>Max score</text:p>
          </table:table-cell>
          <table:table-cell office:value-type="string" calcext:value-type="string">
            <text:p>Average score vs 1</text:p>
          </table:table-cell>
          <table:table-cell office:value-type="string" calcext:value-type="string">
            <text:p>Min score vs 1</text:p>
          </table:table-cell>
          <table:table-cell office:value-type="string" calcext:value-type="string">
            <text:p>1st Quartile score vs 1</text:p>
          </table:table-cell>
          <table:table-cell office:value-type="string" calcext:value-type="string">
            <text:p>Median score vs 1</text:p>
          </table:table-cell>
          <table:table-cell office:value-type="string" calcext:value-type="string">
            <text:p>3rd Quartile score vs 1</text:p>
          </table:table-cell>
          <table:table-cell office:value-type="string" calcext:value-type="string">
            <text:p>Max score vs 1</text:p>
          </table:table-cell>
          <table:table-cell office:value-type="string" calcext:value-type="string">
            <text:p>Average score vs 2</text:p>
          </table:table-cell>
          <table:table-cell office:value-type="string" calcext:value-type="string">
            <text:p>Min score vs 2</text:p>
          </table:table-cell>
          <table:table-cell office:value-type="string" calcext:value-type="string">
            <text:p>1st Quartile score vs 2</text:p>
          </table:table-cell>
          <table:table-cell office:value-type="string" calcext:value-type="string">
            <text:p>Median score vs 2</text:p>
          </table:table-cell>
          <table:table-cell office:value-type="string" calcext:value-type="string">
            <text:p>3rd Quartile score vs 2</text:p>
          </table:table-cell>
          <table:table-cell office:value-type="string" calcext:value-type="string">
            <text:p>Max score vs 2</text:p>
          </table:table-cell>
          <table:table-cell office:value-type="string" calcext:value-type="string">
            <text:p>Average score vs 3</text:p>
          </table:table-cell>
          <table:table-cell office:value-type="string" calcext:value-type="string">
            <text:p>Min score vs 3</text:p>
          </table:table-cell>
          <table:table-cell office:value-type="string" calcext:value-type="string">
            <text:p>1st Quartile score vs 3</text:p>
          </table:table-cell>
          <table:table-cell office:value-type="string" calcext:value-type="string">
            <text:p>Median score vs 3</text:p>
          </table:table-cell>
          <table:table-cell office:value-type="string" calcext:value-type="string">
            <text:p>3rd Quartile score vs 3</text:p>
          </table:table-cell>
          <table:table-cell office:value-type="string" calcext:value-type="string">
            <text:p>Max score vs 3</text:p>
          </table:table-cell>
          <table:table-cell office:value-type="string" calcext:value-type="string">
            <text:p>Average score vs 4</text:p>
          </table:table-cell>
          <table:table-cell office:value-type="string" calcext:value-type="string">
            <text:p>Min score vs 4</text:p>
          </table:table-cell>
          <table:table-cell office:value-type="string" calcext:value-type="string">
            <text:p>1st Quartile score vs 4</text:p>
          </table:table-cell>
          <table:table-cell office:value-type="string" calcext:value-type="string">
            <text:p>Median score vs 4</text:p>
          </table:table-cell>
          <table:table-cell office:value-type="string" calcext:value-type="string">
            <text:p>3rd Quartile score vs 4</text:p>
          </table:table-cell>
          <table:table-cell office:value-type="string" calcext:value-type="string">
            <text:p>Max score vs 4</text:p>
          </table:table-cell>
          <table:table-cell office:value-type="string" calcext:value-type="string">
            <text:p>Norm1</text:p>
          </table:table-cell>
          <table:table-cell office:value-type="string" calcext:value-type="string">
            <text:p>Norm2</text:p>
          </table:table-cell>
          <table:table-cell office:value-type="string" calcext:value-type="string">
            <text:p>Norm3</text:p>
          </table:table-cell>
          <table:table-cell office:value-type="string" calcext:value-type="string">
            <text:p>Norm4</text:p>
          </table:table-cell>
          <table:table-cell office:value-type="string" calcext:value-type="string">
            <text:p>AvgNorm</text:p>
          </table:table-cell>
        </table:table-row>
        <table:table-row table:style-name="ro1">
          <table:table-cell office:value-type="string" calcext:value-type="string">
            <text:p>Rave_Mix_BSM1_20000_1_0.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6.022" calcext:value-type="float">
            <text:p>706.022</text:p>
          </table:table-cell>
          <table:table-cell office:value-type="float" office:value="529.554169" calcext:value-type="float">
            <text:p>529.554169</text:p>
          </table:table-cell>
          <table:table-cell office:value-type="float" office:value="644.445233" calcext:value-type="float">
            <text:p>644.445233</text:p>
          </table:table-cell>
          <table:table-cell office:value-type="float" office:value="692.707555" calcext:value-type="float">
            <text:p>692.707555</text:p>
          </table:table-cell>
          <table:table-cell office:value-type="float" office:value="751.745185" calcext:value-type="float">
            <text:p>751.745185</text:p>
          </table:table-cell>
          <table:table-cell office:value-type="float" office:value="1841.984" calcext:value-type="float">
            <text:p>1841.984</text:p>
          </table:table-cell>
          <table:table-cell office:value-type="float" office:value="7.46" calcext:value-type="float">
            <text:p>7.4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.96" calcext:value-type="float">
            <text:p>25.9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.24" calcext:value-type="float">
            <text:p>1.2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Q2]/MAX([.Q$2:.Q$1048576])" office:value-type="float" office:value="0.936507936507937" calcext:value-type="float">
            <text:p>0.936507936507937</text:p>
          </table:table-cell>
          <table:table-cell table:formula="of:=[.W2]/MAX([.W$2:.W$1048576])" office:value-type="float" office:value="0.271929824561403" calcext:value-type="float">
            <text:p>0.271929824561403</text:p>
          </table:table-cell>
          <table:table-cell table:formula="of:=[.AC2]/MAX(MAX([.AC$2:.AC$9999]);ABS(MIN([.AC$2:.AC$9999])))" office:value-type="float" office:value="0.319148936170213" calcext:value-type="float">
            <text:p>0.319148936170213</text:p>
          </table:table-cell>
          <table:table-cell table:formula="of:=[.AI2]/MAX(MAX([.AI$2:.AI$9999]);ABS(MIN([.AI$2:.AI$9999])))" office:value-type="float" office:value="0.335526315789474" calcext:value-type="float">
            <text:p>0.335526315789474</text:p>
          </table:table-cell>
          <table:table-cell table:formula="of:=AVERAGE([.AO2:.AR2])" office:value-type="float" office:value="0.465778253257257" calcext:value-type="float">
            <text:p>0.465778253257257</text:p>
          </table:table-cell>
        </table:table-row>
        <table:table-row table:style-name="ro1">
          <table:table-cell office:value-type="string" calcext:value-type="string">
            <text:p>Rave_Mix_BSM1_20000_1_0.0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14.089" calcext:value-type="float">
            <text:p>514.089</text:p>
          </table:table-cell>
          <table:table-cell office:value-type="float" office:value="397.008988" calcext:value-type="float">
            <text:p>397.008988</text:p>
          </table:table-cell>
          <table:table-cell office:value-type="float" office:value="484.122862" calcext:value-type="float">
            <text:p>484.122862</text:p>
          </table:table-cell>
          <table:table-cell office:value-type="float" office:value="513.055604" calcext:value-type="float">
            <text:p>513.055604</text:p>
          </table:table-cell>
          <table:table-cell office:value-type="float" office:value="548.61748" calcext:value-type="float">
            <text:p>548.61748</text:p>
          </table:table-cell>
          <table:table-cell office:value-type="float" office:value="624.092052" calcext:value-type="float">
            <text:p>624.092052</text:p>
          </table:table-cell>
          <table:table-cell office:value-type="float" office:value="7.89" calcext:value-type="float">
            <text:p>7.8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4.56" calcext:value-type="float">
            <text:p>24.5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.84" calcext:value-type="float">
            <text:p>1.8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2" calcext:value-type="float">
            <text:p>4.3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Q3]/MAX([.Q$2:.Q$1048576])" office:value-type="float" office:value="0.886002886002886" calcext:value-type="float">
            <text:p>0.886002886002886</text:p>
          </table:table-cell>
          <table:table-cell table:formula="of:=[.W3]/MAX([.W$2:.W$1048576])" office:value-type="float" office:value="0.403508771929825" calcext:value-type="float">
            <text:p>0.403508771929825</text:p>
          </table:table-cell>
          <table:table-cell table:formula="of:=[.AC3]/MAX(MAX([.AC$2:.AC$9999]);ABS(MIN([.AC$2:.AC$9999])))" office:value-type="float" office:value="0.446808510638298" calcext:value-type="float">
            <text:p>0.446808510638298</text:p>
          </table:table-cell>
          <table:table-cell table:formula="of:=[.AI3]/MAX(MAX([.AI$2:.AI$9999]);ABS(MIN([.AI$2:.AI$9999])))" office:value-type="float" office:value="0.710526315789474" calcext:value-type="float">
            <text:p>0.710526315789474</text:p>
          </table:table-cell>
          <table:table-cell table:formula="of:=AVERAGE([.AO3:.AR3])" office:value-type="float" office:value="0.611711621090121" calcext:value-type="float">
            <text:p>0.611711621090121</text:p>
          </table:table-cell>
        </table:table-row>
        <table:table-row table:style-name="ro1">
          <table:table-cell office:value-type="string" calcext:value-type="string">
            <text:p>Rave_Mix_BSM1_20000_1_0.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25.555" calcext:value-type="float">
            <text:p>325.555</text:p>
          </table:table-cell>
          <table:table-cell office:value-type="float" office:value="273.445134" calcext:value-type="float">
            <text:p>273.445134</text:p>
          </table:table-cell>
          <table:table-cell office:value-type="float" office:value="307.07042" calcext:value-type="float">
            <text:p>307.07042</text:p>
          </table:table-cell>
          <table:table-cell office:value-type="float" office:value="329.570763" calcext:value-type="float">
            <text:p>329.570763</text:p>
          </table:table-cell>
          <table:table-cell office:value-type="float" office:value="344.980544" calcext:value-type="float">
            <text:p>344.980544</text:p>
          </table:table-cell>
          <table:table-cell office:value-type="float" office:value="371.046716" calcext:value-type="float">
            <text:p>371.046716</text:p>
          </table:table-cell>
          <table:table-cell office:value-type="float" office:value="7.33" calcext:value-type="float">
            <text:p>7.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3.04" calcext:value-type="float">
            <text:p>23.0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.4" calcext:value-type="float">
            <text:p>3.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8" calcext:value-type="float">
            <text:p>2.4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Q4]/MAX([.Q$2:.Q$1048576])" office:value-type="float" office:value="0.831168831168831" calcext:value-type="float">
            <text:p>0.831168831168831</text:p>
          </table:table-cell>
          <table:table-cell table:formula="of:=[.W4]/MAX([.W$2:.W$1048576])" office:value-type="float" office:value="0.745614035087719" calcext:value-type="float">
            <text:p>0.745614035087719</text:p>
          </table:table-cell>
          <table:table-cell table:formula="of:=[.AC4]/MAX(MAX([.AC$2:.AC$9999]);ABS(MIN([.AC$2:.AC$9999])))" office:value-type="float" office:value="0.212765957446808" calcext:value-type="float">
            <text:p>0.212765957446808</text:p>
          </table:table-cell>
          <table:table-cell table:formula="of:=[.AI4]/MAX(MAX([.AI$2:.AI$9999]);ABS(MIN([.AI$2:.AI$9999])))" office:value-type="float" office:value="0.407894736842105" calcext:value-type="float">
            <text:p>0.407894736842105</text:p>
          </table:table-cell>
          <table:table-cell table:formula="of:=AVERAGE([.AO4:.AR4])" office:value-type="float" office:value="0.549360890136366" calcext:value-type="float">
            <text:p>0.549360890136366</text:p>
          </table:table-cell>
        </table:table-row>
        <table:table-row table:style-name="ro1">
          <table:table-cell office:value-type="string" calcext:value-type="string">
            <text:p>Rave_Mix_BSM1_20000_1_1.00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3.309" calcext:value-type="float">
            <text:p>303.309</text:p>
          </table:table-cell>
          <table:table-cell office:value-type="float" office:value="257.103804" calcext:value-type="float">
            <text:p>257.103804</text:p>
          </table:table-cell>
          <table:table-cell office:value-type="float" office:value="285.036248" calcext:value-type="float">
            <text:p>285.036248</text:p>
          </table:table-cell>
          <table:table-cell office:value-type="float" office:value="304.470915" calcext:value-type="float">
            <text:p>304.470915</text:p>
          </table:table-cell>
          <table:table-cell office:value-type="float" office:value="322.987852" calcext:value-type="float">
            <text:p>322.987852</text:p>
          </table:table-cell>
          <table:table-cell office:value-type="float" office:value="355.826569" calcext:value-type="float">
            <text:p>355.826569</text:p>
          </table:table-cell>
          <table:table-cell office:value-type="float" office:value="7.05" calcext:value-type="float">
            <text:p>7.0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2.96" calcext:value-type="float">
            <text:p>22.9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.96" calcext:value-type="float">
            <text:p>2.9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1.2" calcext:value-type="float">
            <text:p>-1.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48" calcext:value-type="float">
            <text:p>3.4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Q5]/MAX([.Q$2:.Q$1048576])" office:value-type="float" office:value="0.828282828282828" calcext:value-type="float">
            <text:p>0.828282828282828</text:p>
          </table:table-cell>
          <table:table-cell table:formula="of:=[.W5]/MAX([.W$2:.W$1048576])" office:value-type="float" office:value="0.649122807017544" calcext:value-type="float">
            <text:p>0.649122807017544</text:p>
          </table:table-cell>
          <table:table-cell table:formula="of:=[.AC5]/MAX(MAX([.AC$2:.AC$9999]);ABS(MIN([.AC$2:.AC$9999])))" office:value-type="float" office:value="-0.638297872340426" calcext:value-type="float">
            <text:p>-0.638297872340426</text:p>
          </table:table-cell>
          <table:table-cell table:formula="of:=[.AI5]/MAX(MAX([.AI$2:.AI$9999]);ABS(MIN([.AI$2:.AI$9999])))" office:value-type="float" office:value="0.572368421052632" calcext:value-type="float">
            <text:p>0.572368421052632</text:p>
          </table:table-cell>
          <table:table-cell table:formula="of:=AVERAGE([.AO5:.AR5])" office:value-type="float" office:value="0.352869046003145" calcext:value-type="float">
            <text:p>0.352869046003145</text:p>
          </table:table-cell>
        </table:table-row>
        <table:table-row table:style-name="ro1">
          <table:table-cell office:value-type="string" calcext:value-type="string">
            <text:p>Rave_Mix_BSM1_20000_1_10.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0.182" calcext:value-type="float">
            <text:p>300.182</text:p>
          </table:table-cell>
          <table:table-cell office:value-type="float" office:value="246.630714" calcext:value-type="float">
            <text:p>246.630714</text:p>
          </table:table-cell>
          <table:table-cell office:value-type="float" office:value="282.889877" calcext:value-type="float">
            <text:p>282.889877</text:p>
          </table:table-cell>
          <table:table-cell office:value-type="float" office:value="297.828742" calcext:value-type="float">
            <text:p>297.828742</text:p>
          </table:table-cell>
          <table:table-cell office:value-type="float" office:value="315.959306" calcext:value-type="float">
            <text:p>315.959306</text:p>
          </table:table-cell>
          <table:table-cell office:value-type="float" office:value="398.839704" calcext:value-type="float">
            <text:p>398.839704</text:p>
          </table:table-cell>
          <table:table-cell office:value-type="float" office:value="7.24" calcext:value-type="float">
            <text:p>7.2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.16" calcext:value-type="float">
            <text:p>2.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0.84" calcext:value-type="float">
            <text:p>-0.8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64" calcext:value-type="float">
            <text:p>2.6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Q6]/MAX([.Q$2:.Q$1048576])" office:value-type="float" office:value="0.901875901875902" calcext:value-type="float">
            <text:p>0.901875901875902</text:p>
          </table:table-cell>
          <table:table-cell table:formula="of:=[.W6]/MAX([.W$2:.W$1048576])" office:value-type="float" office:value="0.473684210526316" calcext:value-type="float">
            <text:p>0.473684210526316</text:p>
          </table:table-cell>
          <table:table-cell table:formula="of:=[.AC6]/MAX(MAX([.AC$2:.AC$9999]);ABS(MIN([.AC$2:.AC$9999])))" office:value-type="float" office:value="-0.446808510638298" calcext:value-type="float">
            <text:p>-0.446808510638298</text:p>
          </table:table-cell>
          <table:table-cell table:formula="of:=[.AI6]/MAX(MAX([.AI$2:.AI$9999]);ABS(MIN([.AI$2:.AI$9999])))" office:value-type="float" office:value="0.43421052631579" calcext:value-type="float">
            <text:p>0.43421052631579</text:p>
          </table:table-cell>
          <table:table-cell table:formula="of:=AVERAGE([.AO6:.AR6])" office:value-type="float" office:value="0.340740532019927" calcext:value-type="float">
            <text:p>0.340740532019927</text:p>
          </table:table-cell>
        </table:table-row>
        <table:table-row table:style-name="ro1">
          <table:table-cell office:value-type="string" calcext:value-type="string">
            <text:p>Rave_Mix_BSM1_20000_1_0.0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0.313" calcext:value-type="float">
            <text:p>610.313</text:p>
          </table:table-cell>
          <table:table-cell office:value-type="float" office:value="472.141039" calcext:value-type="float">
            <text:p>472.141039</text:p>
          </table:table-cell>
          <table:table-cell office:value-type="float" office:value="562.73027" calcext:value-type="float">
            <text:p>562.73027</text:p>
          </table:table-cell>
          <table:table-cell office:value-type="float" office:value="610.970465" calcext:value-type="float">
            <text:p>610.970465</text:p>
          </table:table-cell>
          <table:table-cell office:value-type="float" office:value="644.960791" calcext:value-type="float">
            <text:p>644.960791</text:p>
          </table:table-cell>
          <table:table-cell office:value-type="float" office:value="788.534125" calcext:value-type="float">
            <text:p>788.534125</text:p>
          </table:table-cell>
          <table:table-cell office:value-type="float" office:value="6.66" calcext:value-type="float">
            <text:p>6.6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2.44" calcext:value-type="float">
            <text:p>22.4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.92" calcext:value-type="float">
            <text:p>1.9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0.68" calcext:value-type="float">
            <text:p>-0.6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96" calcext:value-type="float">
            <text:p>2.9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[.Q7]/MAX([.Q$2:.Q$1048576])" office:value-type="float" office:value="0.80952380952381" calcext:value-type="float">
            <text:p>0.80952380952381</text:p>
          </table:table-cell>
          <table:table-cell table:formula="of:=[.W7]/MAX([.W$2:.W$1048576])" office:value-type="float" office:value="0.421052631578947" calcext:value-type="float">
            <text:p>0.421052631578947</text:p>
          </table:table-cell>
          <table:table-cell table:formula="of:=[.AC7]/MAX(MAX([.AC$2:.AC$9999]);ABS(MIN([.AC$2:.AC$9999])))" office:value-type="float" office:value="-0.361702127659574" calcext:value-type="float">
            <text:p>-0.361702127659574</text:p>
          </table:table-cell>
          <table:table-cell table:formula="of:=[.AI7]/MAX(MAX([.AI$2:.AI$9999]);ABS(MIN([.AI$2:.AI$9999])))" office:value-type="float" office:value="0.486842105263158" calcext:value-type="float">
            <text:p>0.486842105263158</text:p>
          </table:table-cell>
          <table:table-cell table:formula="of:=AVERAGE([.AO7:.AR7])" office:value-type="float" office:value="0.338929104676585" calcext:value-type="float">
            <text:p>0.338929104676585</text:p>
          </table:table-cell>
        </table:table-row>
        <table:table-row table:style-name="ro1">
          <table:table-cell office:value-type="string" calcext:value-type="string">
            <text:p>Rave_Mix_BSM1_20000_1_0.01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490.646" calcext:value-type="float">
            <text:p>490.646</text:p>
          </table:table-cell>
          <table:table-cell office:value-type="float" office:value="404.385185" calcext:value-type="float">
            <text:p>404.385185</text:p>
          </table:table-cell>
          <table:table-cell office:value-type="float" office:value="460.779061" calcext:value-type="float">
            <text:p>460.779061</text:p>
          </table:table-cell>
          <table:table-cell office:value-type="float" office:value="480.988838" calcext:value-type="float">
            <text:p>480.988838</text:p>
          </table:table-cell>
          <table:table-cell office:value-type="float" office:value="516.390715" calcext:value-type="float">
            <text:p>516.390715</text:p>
          </table:table-cell>
          <table:table-cell office:value-type="float" office:value="584.096792" calcext:value-type="float">
            <text:p>584.096792</text:p>
          </table:table-cell>
          <table:table-cell office:value-type="float" office:value="7.94" calcext:value-type="float">
            <text:p>7.9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2.04" calcext:value-type="float">
            <text:p>2.0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0.28" calcext:value-type="float">
            <text:p>-0.2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Q8]/MAX([.Q$2:.Q$1048576])" office:value-type="float" office:value="0.974025974025974" calcext:value-type="float">
            <text:p>0.974025974025974</text:p>
          </table:table-cell>
          <table:table-cell table:formula="of:=[.W8]/MAX([.W$2:.W$1048576])" office:value-type="float" office:value="0.447368421052632" calcext:value-type="float">
            <text:p>0.447368421052632</text:p>
          </table:table-cell>
          <table:table-cell table:formula="of:=[.AC8]/MAX(MAX([.AC$2:.AC$9999]);ABS(MIN([.AC$2:.AC$9999])))" office:value-type="float" office:value="-0.148936170212766" calcext:value-type="float">
            <text:p>-0.148936170212766</text:p>
          </table:table-cell>
          <table:table-cell table:formula="of:=[.AI8]/MAX(MAX([.AI$2:.AI$9999]);ABS(MIN([.AI$2:.AI$9999])))" office:value-type="float" office:value="0.493421052631579" calcext:value-type="float">
            <text:p>0.493421052631579</text:p>
          </table:table-cell>
          <table:table-cell table:formula="of:=AVERAGE([.AO8:.AR8])" office:value-type="float" office:value="0.441469819374355" calcext:value-type="float">
            <text:p>0.441469819374355</text:p>
          </table:table-cell>
        </table:table-row>
        <table:table-row table:style-name="ro1">
          <table:table-cell office:value-type="string" calcext:value-type="string">
            <text:p>Rave_Mix_BSM1_20000_1_0.1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380.238" calcext:value-type="float">
            <text:p>380.238</text:p>
          </table:table-cell>
          <table:table-cell office:value-type="float" office:value="307.954964" calcext:value-type="float">
            <text:p>307.954964</text:p>
          </table:table-cell>
          <table:table-cell office:value-type="float" office:value="358.333626" calcext:value-type="float">
            <text:p>358.333626</text:p>
          </table:table-cell>
          <table:table-cell office:value-type="float" office:value="372.05926" calcext:value-type="float">
            <text:p>372.05926</text:p>
          </table:table-cell>
          <table:table-cell office:value-type="float" office:value="408.564542" calcext:value-type="float">
            <text:p>408.564542</text:p>
          </table:table-cell>
          <table:table-cell office:value-type="float" office:value="490.129384" calcext:value-type="float">
            <text:p>490.129384</text:p>
          </table:table-cell>
          <table:table-cell office:value-type="float" office:value="7.14" calcext:value-type="float">
            <text:p>7.1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4.4" calcext:value-type="float">
            <text:p>24.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.08" calcext:value-type="float">
            <text:p>2.0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0.44" calcext:value-type="float">
            <text:p>-0.44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2" calcext:value-type="float">
            <text:p>2.52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Q9]/MAX([.Q$2:.Q$1048576])" office:value-type="float" office:value="0.88023088023088" calcext:value-type="float">
            <text:p>0.88023088023088</text:p>
          </table:table-cell>
          <table:table-cell table:formula="of:=[.W9]/MAX([.W$2:.W$1048576])" office:value-type="float" office:value="0.456140350877193" calcext:value-type="float">
            <text:p>0.456140350877193</text:p>
          </table:table-cell>
          <table:table-cell table:formula="of:=[.AC9]/MAX(MAX([.AC$2:.AC$9999]);ABS(MIN([.AC$2:.AC$9999])))" office:value-type="float" office:value="-0.234042553191489" calcext:value-type="float">
            <text:p>-0.234042553191489</text:p>
          </table:table-cell>
          <table:table-cell table:formula="of:=[.AI9]/MAX(MAX([.AI$2:.AI$9999]);ABS(MIN([.AI$2:.AI$9999])))" office:value-type="float" office:value="0.414473684210526" calcext:value-type="float">
            <text:p>0.414473684210526</text:p>
          </table:table-cell>
          <table:table-cell table:formula="of:=AVERAGE([.AO9:.AR9])" office:value-type="float" office:value="0.379200590531778" calcext:value-type="float">
            <text:p>0.379200590531778</text:p>
          </table:table-cell>
        </table:table-row>
        <table:table-row table:style-name="ro1">
          <table:table-cell office:value-type="string" calcext:value-type="string">
            <text:p>Rave_Mix_BSM1_20000_1_1.0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66.195" calcext:value-type="float">
            <text:p>366.195</text:p>
          </table:table-cell>
          <table:table-cell office:value-type="float" office:value="286.682073" calcext:value-type="float">
            <text:p>286.682073</text:p>
          </table:table-cell>
          <table:table-cell office:value-type="float" office:value="338.462024" calcext:value-type="float">
            <text:p>338.462024</text:p>
          </table:table-cell>
          <table:table-cell office:value-type="float" office:value="359.389235" calcext:value-type="float">
            <text:p>359.389235</text:p>
          </table:table-cell>
          <table:table-cell office:value-type="float" office:value="387.56504" calcext:value-type="float">
            <text:p>387.56504</text:p>
          </table:table-cell>
          <table:table-cell office:value-type="float" office:value="520.118913" calcext:value-type="float">
            <text:p>520.118913</text:p>
          </table:table-cell>
          <table:table-cell office:value-type="float" office:value="6.82" calcext:value-type="float">
            <text:p>6.8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2.8" calcext:value-type="float">
            <text:p>22.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.92" calcext:value-type="float">
            <text:p>1.9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1.04" calcext:value-type="float">
            <text:p>-1.0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Q10]/MAX([.Q$2:.Q$1048576])" office:value-type="float" office:value="0.822510822510822" calcext:value-type="float">
            <text:p>0.822510822510822</text:p>
          </table:table-cell>
          <table:table-cell table:formula="of:=[.W10]/MAX([.W$2:.W$1048576])" office:value-type="float" office:value="0.421052631578947" calcext:value-type="float">
            <text:p>0.421052631578947</text:p>
          </table:table-cell>
          <table:table-cell table:formula="of:=[.AC10]/MAX(MAX([.AC$2:.AC$9999]);ABS(MIN([.AC$2:.AC$9999])))" office:value-type="float" office:value="-0.553191489361702" calcext:value-type="float">
            <text:p>-0.553191489361702</text:p>
          </table:table-cell>
          <table:table-cell table:formula="of:=[.AI10]/MAX(MAX([.AI$2:.AI$9999]);ABS(MIN([.AI$2:.AI$9999])))" office:value-type="float" office:value="0.592105263157895" calcext:value-type="float">
            <text:p>0.592105263157895</text:p>
          </table:table-cell>
          <table:table-cell table:formula="of:=AVERAGE([.AO10:.AR10])" office:value-type="float" office:value="0.320619306971491" calcext:value-type="float">
            <text:p>0.320619306971491</text:p>
          </table:table-cell>
        </table:table-row>
        <table:table-row table:style-name="ro1">
          <table:table-cell office:value-type="string" calcext:value-type="string">
            <text:p>Rave_Mix_BSM1_20000_1_10.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9.721" calcext:value-type="float">
            <text:p>359.721</text:p>
          </table:table-cell>
          <table:table-cell office:value-type="float" office:value="306.242371" calcext:value-type="float">
            <text:p>306.242371</text:p>
          </table:table-cell>
          <table:table-cell office:value-type="float" office:value="335.650764" calcext:value-type="float">
            <text:p>335.650764</text:p>
          </table:table-cell>
          <table:table-cell office:value-type="float" office:value="350.601483" calcext:value-type="float">
            <text:p>350.601483</text:p>
          </table:table-cell>
          <table:table-cell office:value-type="float" office:value="374.1681" calcext:value-type="float">
            <text:p>374.1681</text:p>
          </table:table-cell>
          <table:table-cell office:value-type="float" office:value="537.276445" calcext:value-type="float">
            <text:p>537.276445</text:p>
          </table:table-cell>
          <table:table-cell office:value-type="float" office:value="6.83" calcext:value-type="float">
            <text:p>6.8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2.12" calcext:value-type="float">
            <text:p>22.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.84" calcext:value-type="float">
            <text:p>1.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0.72" calcext:value-type="float">
            <text:p>-0.7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8" calcext:value-type="float">
            <text:p>4.0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Q11]/MAX([.Q$2:.Q$1048576])" office:value-type="float" office:value="0.797979797979798" calcext:value-type="float">
            <text:p>0.797979797979798</text:p>
          </table:table-cell>
          <table:table-cell table:formula="of:=[.W11]/MAX([.W$2:.W$1048576])" office:value-type="float" office:value="0.403508771929825" calcext:value-type="float">
            <text:p>0.403508771929825</text:p>
          </table:table-cell>
          <table:table-cell table:formula="of:=[.AC11]/MAX(MAX([.AC$2:.AC$9999]);ABS(MIN([.AC$2:.AC$9999])))" office:value-type="float" office:value="-0.382978723404255" calcext:value-type="float">
            <text:p>-0.382978723404255</text:p>
          </table:table-cell>
          <table:table-cell table:formula="of:=[.AI11]/MAX(MAX([.AI$2:.AI$9999]);ABS(MIN([.AI$2:.AI$9999])))" office:value-type="float" office:value="0.671052631578947" calcext:value-type="float">
            <text:p>0.671052631578947</text:p>
          </table:table-cell>
          <table:table-cell table:formula="of:=AVERAGE([.AO11:.AR11])" office:value-type="float" office:value="0.372390619521079" calcext:value-type="float">
            <text:p>0.372390619521079</text:p>
          </table:table-cell>
        </table:table-row>
        <table:table-row table:style-name="ro1">
          <table:table-cell office:value-type="string" calcext:value-type="string">
            <text:p>Rave_Mix_BSM1_20000_1_0.00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8.425" calcext:value-type="float">
            <text:p>428.425</text:p>
          </table:table-cell>
          <table:table-cell office:value-type="float" office:value="371.323653" calcext:value-type="float">
            <text:p>371.323653</text:p>
          </table:table-cell>
          <table:table-cell office:value-type="float" office:value="405.227062" calcext:value-type="float">
            <text:p>405.227062</text:p>
          </table:table-cell>
          <table:table-cell office:value-type="float" office:value="427.934419" calcext:value-type="float">
            <text:p>427.934419</text:p>
          </table:table-cell>
          <table:table-cell office:value-type="float" office:value="448.828052" calcext:value-type="float">
            <text:p>448.828052</text:p>
          </table:table-cell>
          <table:table-cell office:value-type="float" office:value="522.393283" calcext:value-type="float">
            <text:p>522.393283</text:p>
          </table:table-cell>
          <table:table-cell office:value-type="float" office:value="7.5" calcext:value-type="float">
            <text:p>7.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4.56" calcext:value-type="float">
            <text:p>24.5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.72" calcext:value-type="float">
            <text:p>1.7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0.2" calcext:value-type="float">
            <text:p>-0.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92" calcext:value-type="float">
            <text:p>3.92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Q12]/MAX([.Q$2:.Q$1048576])" office:value-type="float" office:value="0.886002886002886" calcext:value-type="float">
            <text:p>0.886002886002886</text:p>
          </table:table-cell>
          <table:table-cell table:formula="of:=[.W12]/MAX([.W$2:.W$1048576])" office:value-type="float" office:value="0.37719298245614" calcext:value-type="float">
            <text:p>0.37719298245614</text:p>
          </table:table-cell>
          <table:table-cell table:formula="of:=[.AC12]/MAX(MAX([.AC$2:.AC$9999]);ABS(MIN([.AC$2:.AC$9999])))" office:value-type="float" office:value="-0.106382978723404" calcext:value-type="float">
            <text:p>-0.106382978723404</text:p>
          </table:table-cell>
          <table:table-cell table:formula="of:=[.AI12]/MAX(MAX([.AI$2:.AI$9999]);ABS(MIN([.AI$2:.AI$9999])))" office:value-type="float" office:value="0.644736842105263" calcext:value-type="float">
            <text:p>0.644736842105263</text:p>
          </table:table-cell>
          <table:table-cell table:formula="of:=AVERAGE([.AO12:.AR12])" office:value-type="float" office:value="0.450387432960221" calcext:value-type="float">
            <text:p>0.450387432960221</text:p>
          </table:table-cell>
        </table:table-row>
        <table:table-row table:style-name="ro1">
          <table:table-cell office:value-type="string" calcext:value-type="string">
            <text:p>Rave_Mix_BSM1_20000_1_0.01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417.355" calcext:value-type="float">
            <text:p>417.355</text:p>
          </table:table-cell>
          <table:table-cell office:value-type="float" office:value="356.956841" calcext:value-type="float">
            <text:p>356.956841</text:p>
          </table:table-cell>
          <table:table-cell office:value-type="float" office:value="395.536199" calcext:value-type="float">
            <text:p>395.536199</text:p>
          </table:table-cell>
          <table:table-cell office:value-type="float" office:value="411.485234" calcext:value-type="float">
            <text:p>411.485234</text:p>
          </table:table-cell>
          <table:table-cell office:value-type="float" office:value="441.628049" calcext:value-type="float">
            <text:p>441.628049</text:p>
          </table:table-cell>
          <table:table-cell office:value-type="float" office:value="502.90094" calcext:value-type="float">
            <text:p>502.90094</text:p>
          </table:table-cell>
          <table:table-cell office:value-type="float" office:value="6.91" calcext:value-type="float">
            <text:p>6.9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.76" calcext:value-type="float">
            <text:p>1.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0.84" calcext:value-type="float">
            <text:p>-0.84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72" calcext:value-type="float">
            <text:p>3.7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Q13]/MAX([.Q$2:.Q$1048576])" office:value-type="float" office:value="0.82972582972583" calcext:value-type="float">
            <text:p>0.82972582972583</text:p>
          </table:table-cell>
          <table:table-cell table:formula="of:=[.W13]/MAX([.W$2:.W$1048576])" office:value-type="float" office:value="0.385964912280702" calcext:value-type="float">
            <text:p>0.385964912280702</text:p>
          </table:table-cell>
          <table:table-cell table:formula="of:=[.AC13]/MAX(MAX([.AC$2:.AC$9999]);ABS(MIN([.AC$2:.AC$9999])))" office:value-type="float" office:value="-0.446808510638298" calcext:value-type="float">
            <text:p>-0.446808510638298</text:p>
          </table:table-cell>
          <table:table-cell table:formula="of:=[.AI13]/MAX(MAX([.AI$2:.AI$9999]);ABS(MIN([.AI$2:.AI$9999])))" office:value-type="float" office:value="0.611842105263158" calcext:value-type="float">
            <text:p>0.611842105263158</text:p>
          </table:table-cell>
          <table:table-cell table:formula="of:=AVERAGE([.AO13:.AR13])" office:value-type="float" office:value="0.345181084157848" calcext:value-type="float">
            <text:p>0.345181084157848</text:p>
          </table:table-cell>
        </table:table-row>
        <table:table-row table:style-name="ro1">
          <table:table-cell office:value-type="string" calcext:value-type="string">
            <text:p>Rave_Mix_BSM1_20000_1_0.10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388.29" calcext:value-type="float">
            <text:p>388.29</text:p>
          </table:table-cell>
          <table:table-cell office:value-type="float" office:value="342.233286" calcext:value-type="float">
            <text:p>342.233286</text:p>
          </table:table-cell>
          <table:table-cell office:value-type="float" office:value="365.975311" calcext:value-type="float">
            <text:p>365.975311</text:p>
          </table:table-cell>
          <table:table-cell office:value-type="float" office:value="379.0562" calcext:value-type="float">
            <text:p>379.0562</text:p>
          </table:table-cell>
          <table:table-cell office:value-type="float" office:value="407.25768" calcext:value-type="float">
            <text:p>407.25768</text:p>
          </table:table-cell>
          <table:table-cell office:value-type="float" office:value="493.886026" calcext:value-type="float">
            <text:p>493.886026</text:p>
          </table:table-cell>
          <table:table-cell office:value-type="float" office:value="7.63" calcext:value-type="float">
            <text:p>7.6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4.32" calcext:value-type="float">
            <text:p>24.3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.76" calcext:value-type="float">
            <text:p>1.7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0.2" calcext:value-type="float">
            <text:p>-0.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64" calcext:value-type="float">
            <text:p>4.6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Q14]/MAX([.Q$2:.Q$1048576])" office:value-type="float" office:value="0.877344877344877" calcext:value-type="float">
            <text:p>0.877344877344877</text:p>
          </table:table-cell>
          <table:table-cell table:formula="of:=[.W14]/MAX([.W$2:.W$1048576])" office:value-type="float" office:value="0.385964912280702" calcext:value-type="float">
            <text:p>0.385964912280702</text:p>
          </table:table-cell>
          <table:table-cell table:formula="of:=[.AC14]/MAX(MAX([.AC$2:.AC$9999]);ABS(MIN([.AC$2:.AC$9999])))" office:value-type="float" office:value="-0.106382978723404" calcext:value-type="float">
            <text:p>-0.106382978723404</text:p>
          </table:table-cell>
          <table:table-cell table:formula="of:=[.AI14]/MAX(MAX([.AI$2:.AI$9999]);ABS(MIN([.AI$2:.AI$9999])))" office:value-type="float" office:value="0.763157894736842" calcext:value-type="float">
            <text:p>0.763157894736842</text:p>
          </table:table-cell>
          <table:table-cell table:formula="of:=AVERAGE([.AO14:.AR14])" office:value-type="float" office:value="0.480021176409754" calcext:value-type="float">
            <text:p>0.480021176409754</text:p>
          </table:table-cell>
        </table:table-row>
        <table:table-row table:style-name="ro1">
          <table:table-cell office:value-type="string" calcext:value-type="string">
            <text:p>Rave_Mix_BSM1_20000_1_1.00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81.053" calcext:value-type="float">
            <text:p>381.053</text:p>
          </table:table-cell>
          <table:table-cell office:value-type="float" office:value="319.50736" calcext:value-type="float">
            <text:p>319.50736</text:p>
          </table:table-cell>
          <table:table-cell office:value-type="float" office:value="355.650767" calcext:value-type="float">
            <text:p>355.650767</text:p>
          </table:table-cell>
          <table:table-cell office:value-type="float" office:value="373.243258" calcext:value-type="float">
            <text:p>373.243258</text:p>
          </table:table-cell>
          <table:table-cell office:value-type="float" office:value="397.17136" calcext:value-type="float">
            <text:p>397.17136</text:p>
          </table:table-cell>
          <table:table-cell office:value-type="float" office:value="510.284641" calcext:value-type="float">
            <text:p>510.284641</text:p>
          </table:table-cell>
          <table:table-cell office:value-type="float" office:value="6.8" calcext:value-type="float">
            <text:p>6.8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2.28" calcext:value-type="float">
            <text:p>22.2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.36" calcext:value-type="float">
            <text:p>2.3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-1.16" calcext:value-type="float">
            <text:p>-1.16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72" calcext:value-type="float">
            <text:p>3.7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Q15]/MAX([.Q$2:.Q$1048576])" office:value-type="float" office:value="0.803751803751804" calcext:value-type="float">
            <text:p>0.803751803751804</text:p>
          </table:table-cell>
          <table:table-cell table:formula="of:=[.W15]/MAX([.W$2:.W$1048576])" office:value-type="float" office:value="0.517543859649123" calcext:value-type="float">
            <text:p>0.517543859649123</text:p>
          </table:table-cell>
          <table:table-cell table:formula="of:=[.AC15]/MAX(MAX([.AC$2:.AC$9999]);ABS(MIN([.AC$2:.AC$9999])))" office:value-type="float" office:value="-0.617021276595745" calcext:value-type="float">
            <text:p>-0.617021276595745</text:p>
          </table:table-cell>
          <table:table-cell table:formula="of:=[.AI15]/MAX(MAX([.AI$2:.AI$9999]);ABS(MIN([.AI$2:.AI$9999])))" office:value-type="float" office:value="0.611842105263158" calcext:value-type="float">
            <text:p>0.611842105263158</text:p>
          </table:table-cell>
          <table:table-cell table:formula="of:=AVERAGE([.AO15:.AR15])" office:value-type="float" office:value="0.329029123017085" calcext:value-type="float">
            <text:p>0.329029123017085</text:p>
          </table:table-cell>
        </table:table-row>
        <table:table-row table:style-name="ro1">
          <table:table-cell office:value-type="string" calcext:value-type="string">
            <text:p>Rave_Mix_BSM1_20000_1_10.000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81.374" calcext:value-type="float">
            <text:p>381.374</text:p>
          </table:table-cell>
          <table:table-cell office:value-type="float" office:value="324.817776" calcext:value-type="float">
            <text:p>324.817776</text:p>
          </table:table-cell>
          <table:table-cell office:value-type="float" office:value="358.699853" calcext:value-type="float">
            <text:p>358.699853</text:p>
          </table:table-cell>
          <table:table-cell office:value-type="float" office:value="375.482862" calcext:value-type="float">
            <text:p>375.482862</text:p>
          </table:table-cell>
          <table:table-cell office:value-type="float" office:value="397.696001" calcext:value-type="float">
            <text:p>397.696001</text:p>
          </table:table-cell>
          <table:table-cell office:value-type="float" office:value="493.354667" calcext:value-type="float">
            <text:p>493.354667</text:p>
          </table:table-cell>
          <table:table-cell office:value-type="float" office:value="8.17" calcext:value-type="float">
            <text:p>8.1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5.28" calcext:value-type="float">
            <text:p>25.2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.36" calcext:value-type="float">
            <text:p>2.3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.04" calcext:value-type="float">
            <text:p>-1.0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08" calcext:value-type="float">
            <text:p>6.08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Q16]/MAX([.Q$2:.Q$1048576])" office:value-type="float" office:value="0.911976911976912" calcext:value-type="float">
            <text:p>0.911976911976912</text:p>
          </table:table-cell>
          <table:table-cell table:formula="of:=[.W16]/MAX([.W$2:.W$1048576])" office:value-type="float" office:value="0.517543859649123" calcext:value-type="float">
            <text:p>0.517543859649123</text:p>
          </table:table-cell>
          <table:table-cell table:formula="of:=[.AC16]/MAX(MAX([.AC$2:.AC$9999]);ABS(MIN([.AC$2:.AC$9999])))" office:value-type="float" office:value="-0.553191489361702" calcext:value-type="float">
            <text:p>-0.553191489361702</text:p>
          </table:table-cell>
          <table:table-cell table:formula="of:=[.AI16]/MAX(MAX([.AI$2:.AI$9999]);ABS(MIN([.AI$2:.AI$9999])))" office:value-type="float" office:value="1" calcext:value-type="float">
            <text:p>1</text:p>
          </table:table-cell>
          <table:table-cell table:formula="of:=AVERAGE([.AO16:.AR16])" office:value-type="float" office:value="0.469082320566083" calcext:value-type="float">
            <text:p>0.469082320566083</text:p>
          </table:table-cell>
        </table:table-row>
        <table:table-row table:style-name="ro1">
          <table:table-cell office:value-type="string" calcext:value-type="string">
            <text:p>Rave_Mix_BSM1_20000_1_0.00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4.144" calcext:value-type="float">
            <text:p>604.144</text:p>
          </table:table-cell>
          <table:table-cell office:value-type="float" office:value="526.908443" calcext:value-type="float">
            <text:p>526.908443</text:p>
          </table:table-cell>
          <table:table-cell office:value-type="float" office:value="572.650272" calcext:value-type="float">
            <text:p>572.650272</text:p>
          </table:table-cell>
          <table:table-cell office:value-type="float" office:value="601.724839" calcext:value-type="float">
            <text:p>601.724839</text:p>
          </table:table-cell>
          <table:table-cell office:value-type="float" office:value="633.670323" calcext:value-type="float">
            <text:p>633.670323</text:p>
          </table:table-cell>
          <table:table-cell office:value-type="float" office:value="688.274173" calcext:value-type="float">
            <text:p>688.274173</text:p>
          </table:table-cell>
          <table:table-cell office:value-type="float" office:value="7.1" calcext:value-type="float">
            <text:p>7.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24.48" calcext:value-type="float">
            <text:p>24.4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2.4" calcext:value-type="float">
            <text:p>2.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0.96" calcext:value-type="float">
            <text:p>-0.96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8" calcext:value-type="float">
            <text:p>2.4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Q17]/MAX([.Q$2:.Q$1048576])" office:value-type="float" office:value="0.883116883116883" calcext:value-type="float">
            <text:p>0.883116883116883</text:p>
          </table:table-cell>
          <table:table-cell table:formula="of:=[.W17]/MAX([.W$2:.W$1048576])" office:value-type="float" office:value="0.526315789473684" calcext:value-type="float">
            <text:p>0.526315789473684</text:p>
          </table:table-cell>
          <table:table-cell table:formula="of:=[.AC17]/MAX(MAX([.AC$2:.AC$9999]);ABS(MIN([.AC$2:.AC$9999])))" office:value-type="float" office:value="-0.51063829787234" calcext:value-type="float">
            <text:p>-0.51063829787234</text:p>
          </table:table-cell>
          <table:table-cell table:formula="of:=[.AI17]/MAX(MAX([.AI$2:.AI$9999]);ABS(MIN([.AI$2:.AI$9999])))" office:value-type="float" office:value="0.407894736842105" calcext:value-type="float">
            <text:p>0.407894736842105</text:p>
          </table:table-cell>
          <table:table-cell table:formula="of:=AVERAGE([.AO17:.AR17])" office:value-type="float" office:value="0.326672277890083" calcext:value-type="float">
            <text:p>0.326672277890083</text:p>
          </table:table-cell>
        </table:table-row>
        <table:table-row table:style-name="ro1">
          <table:table-cell office:value-type="string" calcext:value-type="string">
            <text:p>Rave_Mix_BSM1_20000_1_0.01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613.567" calcext:value-type="float">
            <text:p>613.567</text:p>
          </table:table-cell>
          <table:table-cell office:value-type="float" office:value="536.847407" calcext:value-type="float">
            <text:p>536.847407</text:p>
          </table:table-cell>
          <table:table-cell office:value-type="float" office:value="587.225284" calcext:value-type="float">
            <text:p>587.225284</text:p>
          </table:table-cell>
          <table:table-cell office:value-type="float" office:value="608.840691" calcext:value-type="float">
            <text:p>608.840691</text:p>
          </table:table-cell>
          <table:table-cell office:value-type="float" office:value="643.869625" calcext:value-type="float">
            <text:p>643.869625</text:p>
          </table:table-cell>
          <table:table-cell office:value-type="float" office:value="739.211458" calcext:value-type="float">
            <text:p>739.211458</text:p>
          </table:table-cell>
          <table:table-cell office:value-type="float" office:value="5.86" calcext:value-type="float">
            <text:p>5.86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3.96" calcext:value-type="float">
            <text:p>23.9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1.68" calcext:value-type="float">
            <text:p>-1.68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Q18]/MAX([.Q$2:.Q$1048576])" office:value-type="float" office:value="0.864357864357864" calcext:value-type="float">
            <text:p>0.864357864357864</text:p>
          </table:table-cell>
          <table:table-cell table:formula="of:=[.W18]/MAX([.W$2:.W$1048576])" office:value-type="float" office:value="0.175438596491228" calcext:value-type="float">
            <text:p>0.175438596491228</text:p>
          </table:table-cell>
          <table:table-cell table:formula="of:=[.AC18]/MAX(MAX([.AC$2:.AC$9999]);ABS(MIN([.AC$2:.AC$9999])))" office:value-type="float" office:value="-0.893617021276596" calcext:value-type="float">
            <text:p>-0.893617021276596</text:p>
          </table:table-cell>
          <table:table-cell table:formula="of:=[.AI18]/MAX(MAX([.AI$2:.AI$9999]);ABS(MIN([.AI$2:.AI$9999])))" office:value-type="float" office:value="0.0592105263157895" calcext:value-type="float">
            <text:p>0.05921052631579</text:p>
          </table:table-cell>
          <table:table-cell table:formula="of:=AVERAGE([.AO18:.AR18])" office:value-type="float" office:value="0.0513474914720715" calcext:value-type="float">
            <text:p>0.051347491472072</text:p>
          </table:table-cell>
        </table:table-row>
        <table:table-row table:style-name="ro1">
          <table:table-cell office:value-type="string" calcext:value-type="string">
            <text:p>Rave_Mix_BSM1_20000_1_0.10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606.386" calcext:value-type="float">
            <text:p>606.386</text:p>
          </table:table-cell>
          <table:table-cell office:value-type="float" office:value="492.874667" calcext:value-type="float">
            <text:p>492.874667</text:p>
          </table:table-cell>
          <table:table-cell office:value-type="float" office:value="573.446716" calcext:value-type="float">
            <text:p>573.446716</text:p>
          </table:table-cell>
          <table:table-cell office:value-type="float" office:value="605.155953" calcext:value-type="float">
            <text:p>605.155953</text:p>
          </table:table-cell>
          <table:table-cell office:value-type="float" office:value="639.680396" calcext:value-type="float">
            <text:p>639.680396</text:p>
          </table:table-cell>
          <table:table-cell office:value-type="float" office:value="748.158813" calcext:value-type="float">
            <text:p>748.158813</text:p>
          </table:table-cell>
          <table:table-cell office:value-type="float" office:value="7.97" calcext:value-type="float">
            <text:p>7.9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27.48" calcext:value-type="float">
            <text:p>27.4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.24" calcext:value-type="float">
            <text:p>2.2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-1.04" calcext:value-type="float">
            <text:p>-1.0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Q19]/MAX([.Q$2:.Q$1048576])" office:value-type="float" office:value="0.991341991341991" calcext:value-type="float">
            <text:p>0.991341991341991</text:p>
          </table:table-cell>
          <table:table-cell table:formula="of:=[.W19]/MAX([.W$2:.W$1048576])" office:value-type="float" office:value="0.491228070175439" calcext:value-type="float">
            <text:p>0.491228070175439</text:p>
          </table:table-cell>
          <table:table-cell table:formula="of:=[.AC19]/MAX(MAX([.AC$2:.AC$9999]);ABS(MIN([.AC$2:.AC$9999])))" office:value-type="float" office:value="-0.553191489361702" calcext:value-type="float">
            <text:p>-0.553191489361702</text:p>
          </table:table-cell>
          <table:table-cell table:formula="of:=[.AI19]/MAX(MAX([.AI$2:.AI$9999]);ABS(MIN([.AI$2:.AI$9999])))" office:value-type="float" office:value="0.526315789473684" calcext:value-type="float">
            <text:p>0.526315789473684</text:p>
          </table:table-cell>
          <table:table-cell table:formula="of:=AVERAGE([.AO19:.AR19])" office:value-type="float" office:value="0.363923590407353" calcext:value-type="float">
            <text:p>0.363923590407353</text:p>
          </table:table-cell>
        </table:table-row>
        <table:table-row table:style-name="ro1">
          <table:table-cell office:value-type="string" calcext:value-type="string">
            <text:p>Rave_Mix_BSM1_20000_1_1.00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11.829" calcext:value-type="float">
            <text:p>611.829</text:p>
          </table:table-cell>
          <table:table-cell office:value-type="float" office:value="512.105087" calcext:value-type="float">
            <text:p>512.105087</text:p>
          </table:table-cell>
          <table:table-cell office:value-type="float" office:value="584.058074" calcext:value-type="float">
            <text:p>584.058074</text:p>
          </table:table-cell>
          <table:table-cell office:value-type="float" office:value="605.918419" calcext:value-type="float">
            <text:p>605.918419</text:p>
          </table:table-cell>
          <table:table-cell office:value-type="float" office:value="641.185977" calcext:value-type="float">
            <text:p>641.185977</text:p>
          </table:table-cell>
          <table:table-cell office:value-type="float" office:value="749.392989" calcext:value-type="float">
            <text:p>749.392989</text:p>
          </table:table-cell>
          <table:table-cell office:value-type="float" office:value="6.34" calcext:value-type="float">
            <text:p>6.3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21.44" calcext:value-type="float">
            <text:p>21.44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.56" calcext:value-type="float">
            <text:p>1.5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1.12" calcext:value-type="float">
            <text:p>-1.12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48" calcext:value-type="float">
            <text:p>3.48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[.Q20]/MAX([.Q$2:.Q$1048576])" office:value-type="float" office:value="0.773448773448773" calcext:value-type="float">
            <text:p>0.773448773448773</text:p>
          </table:table-cell>
          <table:table-cell table:formula="of:=[.W20]/MAX([.W$2:.W$1048576])" office:value-type="float" office:value="0.342105263157895" calcext:value-type="float">
            <text:p>0.342105263157895</text:p>
          </table:table-cell>
          <table:table-cell table:formula="of:=[.AC20]/MAX(MAX([.AC$2:.AC$9999]);ABS(MIN([.AC$2:.AC$9999])))" office:value-type="float" office:value="-0.595744680851064" calcext:value-type="float">
            <text:p>-0.595744680851064</text:p>
          </table:table-cell>
          <table:table-cell table:formula="of:=[.AI20]/MAX(MAX([.AI$2:.AI$9999]);ABS(MIN([.AI$2:.AI$9999])))" office:value-type="float" office:value="0.572368421052632" calcext:value-type="float">
            <text:p>0.572368421052632</text:p>
          </table:table-cell>
          <table:table-cell table:formula="of:=AVERAGE([.AO20:.AR20])" office:value-type="float" office:value="0.273044444202059" calcext:value-type="float">
            <text:p>0.273044444202059</text:p>
          </table:table-cell>
        </table:table-row>
        <table:table-row table:style-name="ro1">
          <table:table-cell office:value-type="string" calcext:value-type="string">
            <text:p>Rave_Mix_BSM1_20000_1_10.00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21.286" calcext:value-type="float">
            <text:p>621.286</text:p>
          </table:table-cell>
          <table:table-cell office:value-type="float" office:value="528.041879" calcext:value-type="float">
            <text:p>528.041879</text:p>
          </table:table-cell>
          <table:table-cell office:value-type="float" office:value="596.924838" calcext:value-type="float">
            <text:p>596.924838</text:p>
          </table:table-cell>
          <table:table-cell office:value-type="float" office:value="620.211754" calcext:value-type="float">
            <text:p>620.211754</text:p>
          </table:table-cell>
          <table:table-cell office:value-type="float" office:value="648.594964" calcext:value-type="float">
            <text:p>648.594964</text:p>
          </table:table-cell>
          <table:table-cell office:value-type="float" office:value="726.62084" calcext:value-type="float">
            <text:p>726.62084</text:p>
          </table:table-cell>
          <table:table-cell office:value-type="float" office:value="7.49" calcext:value-type="float">
            <text:p>7.49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3.84" calcext:value-type="float">
            <text:p>23.8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.56" calcext:value-type="float">
            <text:p>4.5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0.84" calcext:value-type="float">
            <text:p>-0.8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Q21]/MAX([.Q$2:.Q$1048576])" office:value-type="float" office:value="0.86002886002886" calcext:value-type="float">
            <text:p>0.86002886002886</text:p>
          </table:table-cell>
          <table:table-cell table:formula="of:=[.W21]/MAX([.W$2:.W$1048576])" office:value-type="float" office:value="1" calcext:value-type="float">
            <text:p>1</text:p>
          </table:table-cell>
          <table:table-cell table:formula="of:=[.AC21]/MAX(MAX([.AC$2:.AC$9999]);ABS(MIN([.AC$2:.AC$9999])))" office:value-type="float" office:value="-0.446808510638298" calcext:value-type="float">
            <text:p>-0.446808510638298</text:p>
          </table:table-cell>
          <table:table-cell table:formula="of:=[.AI21]/MAX(MAX([.AI$2:.AI$9999]);ABS(MIN([.AI$2:.AI$9999])))" office:value-type="float" office:value="0.394736842105263" calcext:value-type="float">
            <text:p>0.394736842105263</text:p>
          </table:table-cell>
          <table:table-cell table:formula="of:=AVERAGE([.AO21:.AR21])" office:value-type="float" office:value="0.451989297873956" calcext:value-type="float">
            <text:p>0.451989297873956</text:p>
          </table:table-cell>
        </table:table-row>
        <table:table-row table:style-name="ro1">
          <table:table-cell office:value-type="string" calcext:value-type="string">
            <text:p>Rave_Mix_BSM1_20000_1_0.00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70.877" calcext:value-type="float">
            <text:p>970.877</text:p>
          </table:table-cell>
          <table:table-cell office:value-type="float" office:value="827.892941" calcext:value-type="float">
            <text:p>827.892941</text:p>
          </table:table-cell>
          <table:table-cell office:value-type="float" office:value="921.318322" calcext:value-type="float">
            <text:p>921.318322</text:p>
          </table:table-cell>
          <table:table-cell office:value-type="float" office:value="972.158026" calcext:value-type="float">
            <text:p>972.158026</text:p>
          </table:table-cell>
          <table:table-cell office:value-type="float" office:value="1029.591311" calcext:value-type="float">
            <text:p>1029.591311</text:p>
          </table:table-cell>
          <table:table-cell office:value-type="float" office:value="1115.070023" calcext:value-type="float">
            <text:p>1115.070023</text:p>
          </table:table-cell>
          <table:table-cell office:value-type="float" office:value="6.66" calcext:value-type="float">
            <text:p>6.6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1.88" calcext:value-type="float">
            <text:p>21.8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2.36" calcext:value-type="float">
            <text:p>2.3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Q22]/MAX([.Q$2:.Q$1048576])" office:value-type="float" office:value="0.789321789321789" calcext:value-type="float">
            <text:p>0.789321789321789</text:p>
          </table:table-cell>
          <table:table-cell table:formula="of:=[.W22]/MAX([.W$2:.W$1048576])" office:value-type="float" office:value="0.517543859649123" calcext:value-type="float">
            <text:p>0.517543859649123</text:p>
          </table:table-cell>
          <table:table-cell table:formula="of:=[.AC22]/MAX(MAX([.AC$2:.AC$9999]);ABS(MIN([.AC$2:.AC$9999])))" office:value-type="float" office:value="-0.531914893617021" calcext:value-type="float">
            <text:p>-0.531914893617021</text:p>
          </table:table-cell>
          <table:table-cell table:formula="of:=[.AI22]/MAX(MAX([.AI$2:.AI$9999]);ABS(MIN([.AI$2:.AI$9999])))" office:value-type="float" office:value="0.55921052631579" calcext:value-type="float">
            <text:p>0.55921052631579</text:p>
          </table:table-cell>
          <table:table-cell table:formula="of:=AVERAGE([.AO22:.AR22])" office:value-type="float" office:value="0.33354032041742" calcext:value-type="float">
            <text:p>0.33354032041742</text:p>
          </table:table-cell>
        </table:table-row>
        <table:table-row table:style-name="ro1">
          <table:table-cell office:value-type="string" calcext:value-type="string">
            <text:p>Rave_Mix_BSM1_20000_1_0.0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969.713" calcext:value-type="float">
            <text:p>969.713</text:p>
          </table:table-cell>
          <table:table-cell office:value-type="float" office:value="825.055604" calcext:value-type="float">
            <text:p>825.055604</text:p>
          </table:table-cell>
          <table:table-cell office:value-type="float" office:value="920.766024" calcext:value-type="float">
            <text:p>920.766024</text:p>
          </table:table-cell>
          <table:table-cell office:value-type="float" office:value="976.135506" calcext:value-type="float">
            <text:p>976.135506</text:p>
          </table:table-cell>
          <table:table-cell office:value-type="float" office:value="1016.809484" calcext:value-type="float">
            <text:p>1016.809484</text:p>
          </table:table-cell>
          <table:table-cell office:value-type="float" office:value="1127.936394" calcext:value-type="float">
            <text:p>1127.936394</text:p>
          </table:table-cell>
          <table:table-cell office:value-type="float" office:value="6.46" calcext:value-type="float">
            <text:p>6.4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5.4" calcext:value-type="float">
            <text:p>25.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1.16" calcext:value-type="float">
            <text:p>1.16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0.88" calcext:value-type="float">
            <text:p>-0.8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Q23]/MAX([.Q$2:.Q$1048576])" office:value-type="float" office:value="0.916305916305916" calcext:value-type="float">
            <text:p>0.916305916305916</text:p>
          </table:table-cell>
          <table:table-cell table:formula="of:=[.W23]/MAX([.W$2:.W$1048576])" office:value-type="float" office:value="0.254385964912281" calcext:value-type="float">
            <text:p>0.254385964912281</text:p>
          </table:table-cell>
          <table:table-cell table:formula="of:=[.AC23]/MAX(MAX([.AC$2:.AC$9999]);ABS(MIN([.AC$2:.AC$9999])))" office:value-type="float" office:value="-0.468085106382979" calcext:value-type="float">
            <text:p>-0.468085106382979</text:p>
          </table:table-cell>
          <table:table-cell table:formula="of:=[.AI23]/MAX(MAX([.AI$2:.AI$9999]);ABS(MIN([.AI$2:.AI$9999])))" office:value-type="float" office:value="0.0263157894736842" calcext:value-type="float">
            <text:p>0.026315789473684</text:p>
          </table:table-cell>
          <table:table-cell table:formula="of:=AVERAGE([.AO23:.AR23])" office:value-type="float" office:value="0.182230641077226" calcext:value-type="float">
            <text:p>0.182230641077226</text:p>
          </table:table-cell>
        </table:table-row>
        <table:table-row table:style-name="ro1">
          <table:table-cell office:value-type="string" calcext:value-type="string">
            <text:p>Rave_Mix_BSM1_20000_1_0.10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975.533" calcext:value-type="float">
            <text:p>975.533</text:p>
          </table:table-cell>
          <table:table-cell office:value-type="float" office:value="824.185677" calcext:value-type="float">
            <text:p>824.185677</text:p>
          </table:table-cell>
          <table:table-cell office:value-type="float" office:value="928.418768" calcext:value-type="float">
            <text:p>928.418768</text:p>
          </table:table-cell>
          <table:table-cell office:value-type="float" office:value="977.78173" calcext:value-type="float">
            <text:p>977.78173</text:p>
          </table:table-cell>
          <table:table-cell office:value-type="float" office:value="1031.63536" calcext:value-type="float">
            <text:p>1031.63536</text:p>
          </table:table-cell>
          <table:table-cell office:value-type="float" office:value="1116.281678" calcext:value-type="float">
            <text:p>1116.281678</text:p>
          </table:table-cell>
          <table:table-cell office:value-type="float" office:value="7.43" calcext:value-type="float">
            <text:p>7.4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6.8" calcext:value-type="float">
            <text:p>26.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2.48" calcext:value-type="float">
            <text:p>2.4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-1.08" calcext:value-type="float">
            <text:p>-1.08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Q24]/MAX([.Q$2:.Q$1048576])" office:value-type="float" office:value="0.966810966810967" calcext:value-type="float">
            <text:p>0.966810966810967</text:p>
          </table:table-cell>
          <table:table-cell table:formula="of:=[.W24]/MAX([.W$2:.W$1048576])" office:value-type="float" office:value="0.543859649122807" calcext:value-type="float">
            <text:p>0.543859649122807</text:p>
          </table:table-cell>
          <table:table-cell table:formula="of:=[.AC24]/MAX(MAX([.AC$2:.AC$9999]);ABS(MIN([.AC$2:.AC$9999])))" office:value-type="float" office:value="-0.574468085106383" calcext:value-type="float">
            <text:p>-0.574468085106383</text:p>
          </table:table-cell>
          <table:table-cell table:formula="of:=[.AI24]/MAX(MAX([.AI$2:.AI$9999]);ABS(MIN([.AI$2:.AI$9999])))" office:value-type="float" office:value="0.25" calcext:value-type="float">
            <text:p>0.25</text:p>
          </table:table-cell>
          <table:table-cell table:formula="of:=AVERAGE([.AO24:.AR24])" office:value-type="float" office:value="0.296550632706848" calcext:value-type="float">
            <text:p>0.296550632706848</text:p>
          </table:table-cell>
        </table:table-row>
        <table:table-row table:style-name="ro1">
          <table:table-cell office:value-type="string" calcext:value-type="string">
            <text:p>Rave_Mix_BSM1_20000_1_1.00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971.666" calcext:value-type="float">
            <text:p>971.666</text:p>
          </table:table-cell>
          <table:table-cell office:value-type="float" office:value="814.548938" calcext:value-type="float">
            <text:p>814.548938</text:p>
          </table:table-cell>
          <table:table-cell office:value-type="float" office:value="909.803455" calcext:value-type="float">
            <text:p>909.803455</text:p>
          </table:table-cell>
          <table:table-cell office:value-type="float" office:value="980.237825" calcext:value-type="float">
            <text:p>980.237825</text:p>
          </table:table-cell>
          <table:table-cell office:value-type="float" office:value="1017.514271" calcext:value-type="float">
            <text:p>1017.514271</text:p>
          </table:table-cell>
          <table:table-cell office:value-type="float" office:value="1108.209384" calcext:value-type="float">
            <text:p>1108.209384</text:p>
          </table:table-cell>
          <table:table-cell office:value-type="float" office:value="7.24" calcext:value-type="float">
            <text:p>7.2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5.32" calcext:value-type="float">
            <text:p>25.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.24" calcext:value-type="float">
            <text:p>2.2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0.88" calcext:value-type="float">
            <text:p>-0.8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8" calcext:value-type="float">
            <text:p>2.2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Q25]/MAX([.Q$2:.Q$1048576])" office:value-type="float" office:value="0.913419913419913" calcext:value-type="float">
            <text:p>0.913419913419913</text:p>
          </table:table-cell>
          <table:table-cell table:formula="of:=[.W25]/MAX([.W$2:.W$1048576])" office:value-type="float" office:value="0.491228070175439" calcext:value-type="float">
            <text:p>0.491228070175439</text:p>
          </table:table-cell>
          <table:table-cell table:formula="of:=[.AC25]/MAX(MAX([.AC$2:.AC$9999]);ABS(MIN([.AC$2:.AC$9999])))" office:value-type="float" office:value="-0.468085106382979" calcext:value-type="float">
            <text:p>-0.468085106382979</text:p>
          </table:table-cell>
          <table:table-cell table:formula="of:=[.AI25]/MAX(MAX([.AI$2:.AI$9999]);ABS(MIN([.AI$2:.AI$9999])))" office:value-type="float" office:value="0.375" calcext:value-type="float">
            <text:p>0.375</text:p>
          </table:table-cell>
          <table:table-cell table:formula="of:=AVERAGE([.AO25:.AR25])" office:value-type="float" office:value="0.327890719303093" calcext:value-type="float">
            <text:p>0.327890719303093</text:p>
          </table:table-cell>
        </table:table-row>
        <table:table-row table:style-name="ro1">
          <table:table-cell office:value-type="string" calcext:value-type="string">
            <text:p>Rave_Mix_BSM1_20000_1_10.00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968.048" calcext:value-type="float">
            <text:p>968.048</text:p>
          </table:table-cell>
          <table:table-cell office:value-type="float" office:value="815.110713" calcext:value-type="float">
            <text:p>815.110713</text:p>
          </table:table-cell>
          <table:table-cell office:value-type="float" office:value="914.177579" calcext:value-type="float">
            <text:p>914.177579</text:p>
          </table:table-cell>
          <table:table-cell office:value-type="float" office:value="969.121581" calcext:value-type="float">
            <text:p>969.121581</text:p>
          </table:table-cell>
          <table:table-cell office:value-type="float" office:value="1020.940245" calcext:value-type="float">
            <text:p>1020.940245</text:p>
          </table:table-cell>
          <table:table-cell office:value-type="float" office:value="1150.734619" calcext:value-type="float">
            <text:p>1150.734619</text:p>
          </table:table-cell>
          <table:table-cell office:value-type="float" office:value="5.5" calcext:value-type="float">
            <text:p>5.5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.72" calcext:value-type="float">
            <text:p>1.7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0.08" calcext:value-type="float">
            <text:p>-0.0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6" calcext:value-type="float">
            <text:p>0.36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Q26]/MAX([.Q$2:.Q$1048576])" office:value-type="float" office:value="0.721500721500721" calcext:value-type="float">
            <text:p>0.721500721500721</text:p>
          </table:table-cell>
          <table:table-cell table:formula="of:=[.W26]/MAX([.W$2:.W$1048576])" office:value-type="float" office:value="0.37719298245614" calcext:value-type="float">
            <text:p>0.37719298245614</text:p>
          </table:table-cell>
          <table:table-cell table:formula="of:=[.AC26]/MAX(MAX([.AC$2:.AC$9999]);ABS(MIN([.AC$2:.AC$9999])))" office:value-type="float" office:value="-0.0425531914893617" calcext:value-type="float">
            <text:p>-0.042553191489362</text:p>
          </table:table-cell>
          <table:table-cell table:formula="of:=[.AI26]/MAX(MAX([.AI$2:.AI$9999]);ABS(MIN([.AI$2:.AI$9999])))" office:value-type="float" office:value="0.0592105263157895" calcext:value-type="float">
            <text:p>0.05921052631579</text:p>
          </table:table-cell>
          <table:table-cell table:formula="of:=AVERAGE([.AO26:.AR26])" office:value-type="float" office:value="0.278837759695822" calcext:value-type="float">
            <text:p>0.278837759695822</text:p>
          </table:table-cell>
        </table:table-row>
        <table:table-row table:style-name="ro1">
          <table:table-cell office:value-type="string" calcext:value-type="string">
            <text:p>Rave_Mix_BSM1_20000_10_0.0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.178" calcext:value-type="float">
            <text:p>577.178</text:p>
          </table:table-cell>
          <table:table-cell office:value-type="float" office:value="422.194173" calcext:value-type="float">
            <text:p>422.194173</text:p>
          </table:table-cell>
          <table:table-cell office:value-type="float" office:value="521.511901" calcext:value-type="float">
            <text:p>521.511901</text:p>
          </table:table-cell>
          <table:table-cell office:value-type="float" office:value="572.148541" calcext:value-type="float">
            <text:p>572.148541</text:p>
          </table:table-cell>
          <table:table-cell office:value-type="float" office:value="620.655011" calcext:value-type="float">
            <text:p>620.655011</text:p>
          </table:table-cell>
          <table:table-cell office:value-type="float" office:value="805.098271" calcext:value-type="float">
            <text:p>805.098271</text:p>
          </table:table-cell>
          <table:table-cell office:value-type="float" office:value="7.31" calcext:value-type="float">
            <text:p>7.3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5.32" calcext:value-type="float">
            <text:p>25.3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0.96" calcext:value-type="float">
            <text:p>0.9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96" calcext:value-type="float">
            <text:p>1.9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Q27]/MAX([.Q$2:.Q$1048576])" office:value-type="float" office:value="0.913419913419913" calcext:value-type="float">
            <text:p>0.913419913419913</text:p>
          </table:table-cell>
          <table:table-cell table:formula="of:=[.W27]/MAX([.W$2:.W$1048576])" office:value-type="float" office:value="0.210526315789474" calcext:value-type="float">
            <text:p>0.210526315789474</text:p>
          </table:table-cell>
          <table:table-cell table:formula="of:=[.AC27]/MAX(MAX([.AC$2:.AC$9999]);ABS(MIN([.AC$2:.AC$9999])))" office:value-type="float" office:value="0.531914893617021" calcext:value-type="float">
            <text:p>0.531914893617021</text:p>
          </table:table-cell>
          <table:table-cell table:formula="of:=[.AI27]/MAX(MAX([.AI$2:.AI$9999]);ABS(MIN([.AI$2:.AI$9999])))" office:value-type="float" office:value="0.322368421052632" calcext:value-type="float">
            <text:p>0.322368421052632</text:p>
          </table:table-cell>
          <table:table-cell table:formula="of:=AVERAGE([.AO27:.AR27])" office:value-type="float" office:value="0.49455738596976" calcext:value-type="float">
            <text:p>0.49455738596976</text:p>
          </table:table-cell>
        </table:table-row>
        <table:table-row table:style-name="ro1">
          <table:table-cell office:value-type="string" calcext:value-type="string">
            <text:p>Rave_Mix_BSM1_20000_10_0.0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22.383" calcext:value-type="float">
            <text:p>522.383</text:p>
          </table:table-cell>
          <table:table-cell office:value-type="float" office:value="409.767504" calcext:value-type="float">
            <text:p>409.767504</text:p>
          </table:table-cell>
          <table:table-cell office:value-type="float" office:value="479.936" calcext:value-type="float">
            <text:p>479.936</text:p>
          </table:table-cell>
          <table:table-cell office:value-type="float" office:value="518.902516" calcext:value-type="float">
            <text:p>518.902516</text:p>
          </table:table-cell>
          <table:table-cell office:value-type="float" office:value="562.516938" calcext:value-type="float">
            <text:p>562.516938</text:p>
          </table:table-cell>
          <table:table-cell office:value-type="float" office:value="641.61422" calcext:value-type="float">
            <text:p>641.61422</text:p>
          </table:table-cell>
          <table:table-cell office:value-type="float" office:value="7.46" calcext:value-type="float">
            <text:p>7.4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3.96" calcext:value-type="float">
            <text:p>23.9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.12" calcext:value-type="float">
            <text:p>2.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6" calcext:value-type="float">
            <text:p>2.7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Q28]/MAX([.Q$2:.Q$1048576])" office:value-type="float" office:value="0.864357864357864" calcext:value-type="float">
            <text:p>0.864357864357864</text:p>
          </table:table-cell>
          <table:table-cell table:formula="of:=[.W28]/MAX([.W$2:.W$1048576])" office:value-type="float" office:value="0.464912280701754" calcext:value-type="float">
            <text:p>0.464912280701754</text:p>
          </table:table-cell>
          <table:table-cell table:formula="of:=[.AC28]/MAX(MAX([.AC$2:.AC$9999]);ABS(MIN([.AC$2:.AC$9999])))" office:value-type="float" office:value="0.531914893617021" calcext:value-type="float">
            <text:p>0.531914893617021</text:p>
          </table:table-cell>
          <table:table-cell table:formula="of:=[.AI28]/MAX(MAX([.AI$2:.AI$9999]);ABS(MIN([.AI$2:.AI$9999])))" office:value-type="float" office:value="0.453947368421053" calcext:value-type="float">
            <text:p>0.453947368421053</text:p>
          </table:table-cell>
          <table:table-cell table:formula="of:=AVERAGE([.AO28:.AR28])" office:value-type="float" office:value="0.578783101774423" calcext:value-type="float">
            <text:p>0.578783101774423</text:p>
          </table:table-cell>
        </table:table-row>
        <table:table-row table:style-name="ro1">
          <table:table-cell office:value-type="string" calcext:value-type="string">
            <text:p>Rave_Mix_BSM1_20000_10_0.1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28.1" calcext:value-type="float">
            <text:p>328.1</text:p>
          </table:table-cell>
          <table:table-cell office:value-type="float" office:value="283.026172" calcext:value-type="float">
            <text:p>283.026172</text:p>
          </table:table-cell>
          <table:table-cell office:value-type="float" office:value="306.61768" calcext:value-type="float">
            <text:p>306.61768</text:p>
          </table:table-cell>
          <table:table-cell office:value-type="float" office:value="329.0639" calcext:value-type="float">
            <text:p>329.0639</text:p>
          </table:table-cell>
          <table:table-cell office:value-type="float" office:value="348.390322" calcext:value-type="float">
            <text:p>348.390322</text:p>
          </table:table-cell>
          <table:table-cell office:value-type="float" office:value="389.959507" calcext:value-type="float">
            <text:p>389.959507</text:p>
          </table:table-cell>
          <table:table-cell office:value-type="float" office:value="7.59" calcext:value-type="float">
            <text:p>7.5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5.28" calcext:value-type="float">
            <text:p>25.2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2.64" calcext:value-type="float">
            <text:p>2.6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36" calcext:value-type="float">
            <text:p>0.3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08" calcext:value-type="float">
            <text:p>2.0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Q29]/MAX([.Q$2:.Q$1048576])" office:value-type="float" office:value="0.911976911976912" calcext:value-type="float">
            <text:p>0.911976911976912</text:p>
          </table:table-cell>
          <table:table-cell table:formula="of:=[.W29]/MAX([.W$2:.W$1048576])" office:value-type="float" office:value="0.578947368421053" calcext:value-type="float">
            <text:p>0.578947368421053</text:p>
          </table:table-cell>
          <table:table-cell table:formula="of:=[.AC29]/MAX(MAX([.AC$2:.AC$9999]);ABS(MIN([.AC$2:.AC$9999])))" office:value-type="float" office:value="0.191489361702128" calcext:value-type="float">
            <text:p>0.191489361702128</text:p>
          </table:table-cell>
          <table:table-cell table:formula="of:=[.AI29]/MAX(MAX([.AI$2:.AI$9999]);ABS(MIN([.AI$2:.AI$9999])))" office:value-type="float" office:value="0.342105263157895" calcext:value-type="float">
            <text:p>0.342105263157895</text:p>
          </table:table-cell>
          <table:table-cell table:formula="of:=AVERAGE([.AO29:.AR29])" office:value-type="float" office:value="0.506129726314497" calcext:value-type="float">
            <text:p>0.506129726314497</text:p>
          </table:table-cell>
        </table:table-row>
        <table:table-row table:style-name="ro1">
          <table:table-cell office:value-type="string" calcext:value-type="string">
            <text:p>Rave_Mix_BSM1_20000_10_1.00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6.278" calcext:value-type="float">
            <text:p>306.278</text:p>
          </table:table-cell>
          <table:table-cell office:value-type="float" office:value="249.30884" calcext:value-type="float">
            <text:p>249.30884</text:p>
          </table:table-cell>
          <table:table-cell office:value-type="float" office:value="290.667455" calcext:value-type="float">
            <text:p>290.667455</text:p>
          </table:table-cell>
          <table:table-cell office:value-type="float" office:value="309.055211" calcext:value-type="float">
            <text:p>309.055211</text:p>
          </table:table-cell>
          <table:table-cell office:value-type="float" office:value="323.231209" calcext:value-type="float">
            <text:p>323.231209</text:p>
          </table:table-cell>
          <table:table-cell office:value-type="float" office:value="376.772347" calcext:value-type="float">
            <text:p>376.772347</text:p>
          </table:table-cell>
          <table:table-cell office:value-type="float" office:value="7.47" calcext:value-type="float">
            <text:p>7.4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2.36" calcext:value-type="float">
            <text:p>22.3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.48" calcext:value-type="float">
            <text:p>2.4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0.84" calcext:value-type="float">
            <text:p>-0.8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88" calcext:value-type="float">
            <text:p>5.8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Q30]/MAX([.Q$2:.Q$1048576])" office:value-type="float" office:value="0.806637806637807" calcext:value-type="float">
            <text:p>0.806637806637807</text:p>
          </table:table-cell>
          <table:table-cell table:formula="of:=[.W30]/MAX([.W$2:.W$1048576])" office:value-type="float" office:value="0.543859649122807" calcext:value-type="float">
            <text:p>0.543859649122807</text:p>
          </table:table-cell>
          <table:table-cell table:formula="of:=[.AC30]/MAX(MAX([.AC$2:.AC$9999]);ABS(MIN([.AC$2:.AC$9999])))" office:value-type="float" office:value="-0.446808510638298" calcext:value-type="float">
            <text:p>-0.446808510638298</text:p>
          </table:table-cell>
          <table:table-cell table:formula="of:=[.AI30]/MAX(MAX([.AI$2:.AI$9999]);ABS(MIN([.AI$2:.AI$9999])))" office:value-type="float" office:value="0.967105263157895" calcext:value-type="float">
            <text:p>0.967105263157895</text:p>
          </table:table-cell>
          <table:table-cell table:formula="of:=AVERAGE([.AO30:.AR30])" office:value-type="float" office:value="0.467698552070053" calcext:value-type="float">
            <text:p>0.467698552070053</text:p>
          </table:table-cell>
        </table:table-row>
        <table:table-row table:style-name="ro1">
          <table:table-cell office:value-type="string" calcext:value-type="string">
            <text:p>Rave_Mix_BSM1_20000_10_10.0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97.637" calcext:value-type="float">
            <text:p>297.637</text:p>
          </table:table-cell>
          <table:table-cell office:value-type="float" office:value="243.024989" calcext:value-type="float">
            <text:p>243.024989</text:p>
          </table:table-cell>
          <table:table-cell office:value-type="float" office:value="282.381036" calcext:value-type="float">
            <text:p>282.381036</text:p>
          </table:table-cell>
          <table:table-cell office:value-type="float" office:value="298.563952" calcext:value-type="float">
            <text:p>298.563952</text:p>
          </table:table-cell>
          <table:table-cell office:value-type="float" office:value="314.065383" calcext:value-type="float">
            <text:p>314.065383</text:p>
          </table:table-cell>
          <table:table-cell office:value-type="float" office:value="364.710716" calcext:value-type="float">
            <text:p>364.710716</text:p>
          </table:table-cell>
          <table:table-cell office:value-type="float" office:value="7.2" calcext:value-type="float">
            <text:p>7.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2.88" calcext:value-type="float">
            <text:p>22.8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.08" calcext:value-type="float">
            <text:p>4.0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0.48" calcext:value-type="float">
            <text:p>-0.48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32" calcext:value-type="float">
            <text:p>2.3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Q31]/MAX([.Q$2:.Q$1048576])" office:value-type="float" office:value="0.825396825396825" calcext:value-type="float">
            <text:p>0.825396825396825</text:p>
          </table:table-cell>
          <table:table-cell table:formula="of:=[.W31]/MAX([.W$2:.W$1048576])" office:value-type="float" office:value="0.894736842105263" calcext:value-type="float">
            <text:p>0.894736842105263</text:p>
          </table:table-cell>
          <table:table-cell table:formula="of:=[.AC31]/MAX(MAX([.AC$2:.AC$9999]);ABS(MIN([.AC$2:.AC$9999])))" office:value-type="float" office:value="-0.25531914893617" calcext:value-type="float">
            <text:p>-0.25531914893617</text:p>
          </table:table-cell>
          <table:table-cell table:formula="of:=[.AI31]/MAX(MAX([.AI$2:.AI$9999]);ABS(MIN([.AI$2:.AI$9999])))" office:value-type="float" office:value="0.381578947368421" calcext:value-type="float">
            <text:p>0.381578947368421</text:p>
          </table:table-cell>
          <table:table-cell table:formula="of:=AVERAGE([.AO31:.AR31])" office:value-type="float" office:value="0.461598366483585" calcext:value-type="float">
            <text:p>0.461598366483585</text:p>
          </table:table-cell>
        </table:table-row>
        <table:table-row table:style-name="ro1">
          <table:table-cell office:value-type="string" calcext:value-type="string">
            <text:p>Rave_Mix_BSM1_20000_10_0.00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3.021" calcext:value-type="float">
            <text:p>663.021</text:p>
          </table:table-cell>
          <table:table-cell office:value-type="float" office:value="500.152888" calcext:value-type="float">
            <text:p>500.152888</text:p>
          </table:table-cell>
          <table:table-cell office:value-type="float" office:value="624.443259" calcext:value-type="float">
            <text:p>624.443259</text:p>
          </table:table-cell>
          <table:table-cell office:value-type="float" office:value="667.974324" calcext:value-type="float">
            <text:p>667.974324</text:p>
          </table:table-cell>
          <table:table-cell office:value-type="float" office:value="712.391108" calcext:value-type="float">
            <text:p>712.391108</text:p>
          </table:table-cell>
          <table:table-cell office:value-type="float" office:value="796.926417" calcext:value-type="float">
            <text:p>796.926417</text:p>
          </table:table-cell>
          <table:table-cell office:value-type="float" office:value="7.77" calcext:value-type="float">
            <text:p>7.7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6.68" calcext:value-type="float">
            <text:p>26.6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0.72" calcext:value-type="float">
            <text:p>0.7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4" calcext:value-type="float">
            <text:p>2.4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Q32]/MAX([.Q$2:.Q$1048576])" office:value-type="float" office:value="0.962481962481962" calcext:value-type="float">
            <text:p>0.962481962481962</text:p>
          </table:table-cell>
          <table:table-cell table:formula="of:=[.W32]/MAX([.W$2:.W$1048576])" office:value-type="float" office:value="0.157894736842105" calcext:value-type="float">
            <text:p>0.157894736842105</text:p>
          </table:table-cell>
          <table:table-cell table:formula="of:=[.AC32]/MAX(MAX([.AC$2:.AC$9999]);ABS(MIN([.AC$2:.AC$9999])))" office:value-type="float" office:value="0.659574468085106" calcext:value-type="float">
            <text:p>0.659574468085106</text:p>
          </table:table-cell>
          <table:table-cell table:formula="of:=[.AI32]/MAX(MAX([.AI$2:.AI$9999]);ABS(MIN([.AI$2:.AI$9999])))" office:value-type="float" office:value="0.401315789473684" calcext:value-type="float">
            <text:p>0.401315789473684</text:p>
          </table:table-cell>
          <table:table-cell table:formula="of:=AVERAGE([.AO32:.AR32])" office:value-type="float" office:value="0.545316739220715" calcext:value-type="float">
            <text:p>0.545316739220715</text:p>
          </table:table-cell>
        </table:table-row>
        <table:table-row table:style-name="ro1">
          <table:table-cell office:value-type="string" calcext:value-type="string">
            <text:p>Rave_Mix_BSM1_20000_10_0.0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557.793" calcext:value-type="float">
            <text:p>557.793</text:p>
          </table:table-cell>
          <table:table-cell office:value-type="float" office:value="459.897679" calcext:value-type="float">
            <text:p>459.897679</text:p>
          </table:table-cell>
          <table:table-cell office:value-type="float" office:value="526.896594" calcext:value-type="float">
            <text:p>526.896594</text:p>
          </table:table-cell>
          <table:table-cell office:value-type="float" office:value="560.784196" calcext:value-type="float">
            <text:p>560.784196</text:p>
          </table:table-cell>
          <table:table-cell office:value-type="float" office:value="591.668148" calcext:value-type="float">
            <text:p>591.668148</text:p>
          </table:table-cell>
          <table:table-cell office:value-type="float" office:value="679.367506" calcext:value-type="float">
            <text:p>679.367506</text:p>
          </table:table-cell>
          <table:table-cell office:value-type="float" office:value="7.67" calcext:value-type="float">
            <text:p>7.6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5.32" calcext:value-type="float">
            <text:p>25.3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1.2" calcext:value-type="float">
            <text:p>1.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68" calcext:value-type="float">
            <text:p>0.6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48" calcext:value-type="float">
            <text:p>3.4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Q33]/MAX([.Q$2:.Q$1048576])" office:value-type="float" office:value="0.913419913419913" calcext:value-type="float">
            <text:p>0.913419913419913</text:p>
          </table:table-cell>
          <table:table-cell table:formula="of:=[.W33]/MAX([.W$2:.W$1048576])" office:value-type="float" office:value="0.263157894736842" calcext:value-type="float">
            <text:p>0.263157894736842</text:p>
          </table:table-cell>
          <table:table-cell table:formula="of:=[.AC33]/MAX(MAX([.AC$2:.AC$9999]);ABS(MIN([.AC$2:.AC$9999])))" office:value-type="float" office:value="0.361702127659574" calcext:value-type="float">
            <text:p>0.361702127659574</text:p>
          </table:table-cell>
          <table:table-cell table:formula="of:=[.AI33]/MAX(MAX([.AI$2:.AI$9999]);ABS(MIN([.AI$2:.AI$9999])))" office:value-type="float" office:value="0.572368421052632" calcext:value-type="float">
            <text:p>0.572368421052632</text:p>
          </table:table-cell>
          <table:table-cell table:formula="of:=AVERAGE([.AO33:.AR33])" office:value-type="float" office:value="0.52766208921724" calcext:value-type="float">
            <text:p>0.52766208921724</text:p>
          </table:table-cell>
        </table:table-row>
        <table:table-row table:style-name="ro1">
          <table:table-cell office:value-type="string" calcext:value-type="string">
            <text:p>Rave_Mix_BSM1_20000_10_0.10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332.026" calcext:value-type="float">
            <text:p>332.026</text:p>
          </table:table-cell>
          <table:table-cell office:value-type="float" office:value="272.376494" calcext:value-type="float">
            <text:p>272.376494</text:p>
          </table:table-cell>
          <table:table-cell office:value-type="float" office:value="318.207209" calcext:value-type="float">
            <text:p>318.207209</text:p>
          </table:table-cell>
          <table:table-cell office:value-type="float" office:value="329.899061" calcext:value-type="float">
            <text:p>329.899061</text:p>
          </table:table-cell>
          <table:table-cell office:value-type="float" office:value="348.38558" calcext:value-type="float">
            <text:p>348.38558</text:p>
          </table:table-cell>
          <table:table-cell office:value-type="float" office:value="431.326024" calcext:value-type="float">
            <text:p>431.326024</text:p>
          </table:table-cell>
          <table:table-cell office:value-type="float" office:value="7.51" calcext:value-type="float">
            <text:p>7.5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3.8" calcext:value-type="float">
            <text:p>23.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52" calcext:value-type="float">
            <text:p>0.5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Q34]/MAX([.Q$2:.Q$1048576])" office:value-type="float" office:value="0.858585858585859" calcext:value-type="float">
            <text:p>0.858585858585859</text:p>
          </table:table-cell>
          <table:table-cell table:formula="of:=[.W34]/MAX([.W$2:.W$1048576])" office:value-type="float" office:value="0.68421052631579" calcext:value-type="float">
            <text:p>0.68421052631579</text:p>
          </table:table-cell>
          <table:table-cell table:formula="of:=[.AC34]/MAX(MAX([.AC$2:.AC$9999]);ABS(MIN([.AC$2:.AC$9999])))" office:value-type="float" office:value="0.276595744680851" calcext:value-type="float">
            <text:p>0.276595744680851</text:p>
          </table:table-cell>
          <table:table-cell table:formula="of:=[.AI34]/MAX(MAX([.AI$2:.AI$9999]);ABS(MIN([.AI$2:.AI$9999])))" office:value-type="float" office:value="0.427631578947368" calcext:value-type="float">
            <text:p>0.427631578947368</text:p>
          </table:table-cell>
          <table:table-cell table:formula="of:=AVERAGE([.AO34:.AR34])" office:value-type="float" office:value="0.561755927132467" calcext:value-type="float">
            <text:p>0.561755927132467</text:p>
          </table:table-cell>
        </table:table-row>
        <table:table-row table:style-name="ro1">
          <table:table-cell office:value-type="string" calcext:value-type="string">
            <text:p>Rave_Mix_BSM1_20000_10_1.00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6.772" calcext:value-type="float">
            <text:p>306.772</text:p>
          </table:table-cell>
          <table:table-cell office:value-type="float" office:value="245.820445" calcext:value-type="float">
            <text:p>245.820445</text:p>
          </table:table-cell>
          <table:table-cell office:value-type="float" office:value="287.312594" calcext:value-type="float">
            <text:p>287.312594</text:p>
          </table:table-cell>
          <table:table-cell office:value-type="float" office:value="308.440495" calcext:value-type="float">
            <text:p>308.440495</text:p>
          </table:table-cell>
          <table:table-cell office:value-type="float" office:value="325.532442" calcext:value-type="float">
            <text:p>325.532442</text:p>
          </table:table-cell>
          <table:table-cell office:value-type="float" office:value="359.565434" calcext:value-type="float">
            <text:p>359.565434</text:p>
          </table:table-cell>
          <table:table-cell office:value-type="float" office:value="7.64" calcext:value-type="float">
            <text:p>7.6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7.32" calcext:value-type="float">
            <text:p>27.3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1.64" calcext:value-type="float">
            <text:p>1.6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1.08" calcext:value-type="float">
            <text:p>-1.08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68" calcext:value-type="float">
            <text:p>2.6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Q35]/MAX([.Q$2:.Q$1048576])" office:value-type="float" office:value="0.985569985569986" calcext:value-type="float">
            <text:p>0.985569985569986</text:p>
          </table:table-cell>
          <table:table-cell table:formula="of:=[.W35]/MAX([.W$2:.W$1048576])" office:value-type="float" office:value="0.359649122807018" calcext:value-type="float">
            <text:p>0.359649122807018</text:p>
          </table:table-cell>
          <table:table-cell table:formula="of:=[.AC35]/MAX(MAX([.AC$2:.AC$9999]);ABS(MIN([.AC$2:.AC$9999])))" office:value-type="float" office:value="-0.574468085106383" calcext:value-type="float">
            <text:p>-0.574468085106383</text:p>
          </table:table-cell>
          <table:table-cell table:formula="of:=[.AI35]/MAX(MAX([.AI$2:.AI$9999]);ABS(MIN([.AI$2:.AI$9999])))" office:value-type="float" office:value="0.44078947368421" calcext:value-type="float">
            <text:p>0.44078947368421</text:p>
          </table:table-cell>
          <table:table-cell table:formula="of:=AVERAGE([.AO35:.AR35])" office:value-type="float" office:value="0.302885124238708" calcext:value-type="float">
            <text:p>0.302885124238708</text:p>
          </table:table-cell>
        </table:table-row>
        <table:table-row table:style-name="ro1">
          <table:table-cell office:value-type="string" calcext:value-type="string">
            <text:p>Rave_Mix_BSM1_20000_10_10.00000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99.748" calcext:value-type="float">
            <text:p>299.748</text:p>
          </table:table-cell>
          <table:table-cell office:value-type="float" office:value="237.864296" calcext:value-type="float">
            <text:p>237.864296</text:p>
          </table:table-cell>
          <table:table-cell office:value-type="float" office:value="282.027851" calcext:value-type="float">
            <text:p>282.027851</text:p>
          </table:table-cell>
          <table:table-cell office:value-type="float" office:value="301.148443" calcext:value-type="float">
            <text:p>301.148443</text:p>
          </table:table-cell>
          <table:table-cell office:value-type="float" office:value="318.536295" calcext:value-type="float">
            <text:p>318.536295</text:p>
          </table:table-cell>
          <table:table-cell office:value-type="float" office:value="351.098071" calcext:value-type="float">
            <text:p>351.098071</text:p>
          </table:table-cell>
          <table:table-cell office:value-type="float" office:value="7.72" calcext:value-type="float">
            <text:p>7.7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4.44" calcext:value-type="float">
            <text:p>24.4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2.16" calcext:value-type="float">
            <text:p>2.1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2" calcext:value-type="float">
            <text:p>0.3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96" calcext:value-type="float">
            <text:p>3.96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Q36]/MAX([.Q$2:.Q$1048576])" office:value-type="float" office:value="0.881673881673882" calcext:value-type="float">
            <text:p>0.881673881673882</text:p>
          </table:table-cell>
          <table:table-cell table:formula="of:=[.W36]/MAX([.W$2:.W$1048576])" office:value-type="float" office:value="0.473684210526316" calcext:value-type="float">
            <text:p>0.473684210526316</text:p>
          </table:table-cell>
          <table:table-cell table:formula="of:=[.AC36]/MAX(MAX([.AC$2:.AC$9999]);ABS(MIN([.AC$2:.AC$9999])))" office:value-type="float" office:value="0.170212765957447" calcext:value-type="float">
            <text:p>0.170212765957447</text:p>
          </table:table-cell>
          <table:table-cell table:formula="of:=[.AI36]/MAX(MAX([.AI$2:.AI$9999]);ABS(MIN([.AI$2:.AI$9999])))" office:value-type="float" office:value="0.651315789473684" calcext:value-type="float">
            <text:p>0.651315789473684</text:p>
          </table:table-cell>
          <table:table-cell table:formula="of:=AVERAGE([.AO36:.AR36])" office:value-type="float" office:value="0.544221661907832" calcext:value-type="float">
            <text:p>0.544221661907832</text:p>
          </table:table-cell>
        </table:table-row>
        <table:table-row table:style-name="ro1">
          <table:table-cell office:value-type="string" calcext:value-type="string">
            <text:p>Rave_Mix_BSM1_20000_10_0.00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6.176" calcext:value-type="float">
            <text:p>446.176</text:p>
          </table:table-cell>
          <table:table-cell office:value-type="float" office:value="346.504693" calcext:value-type="float">
            <text:p>346.504693</text:p>
          </table:table-cell>
          <table:table-cell office:value-type="float" office:value="414.274371" calcext:value-type="float">
            <text:p>414.274371</text:p>
          </table:table-cell>
          <table:table-cell office:value-type="float" office:value="440.458665" calcext:value-type="float">
            <text:p>440.458665</text:p>
          </table:table-cell>
          <table:table-cell office:value-type="float" office:value="479.581628" calcext:value-type="float">
            <text:p>479.581628</text:p>
          </table:table-cell>
          <table:table-cell office:value-type="float" office:value="585.944887" calcext:value-type="float">
            <text:p>585.944887</text:p>
          </table:table-cell>
          <table:table-cell office:value-type="float" office:value="7.44" calcext:value-type="float">
            <text:p>7.44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6.68" calcext:value-type="float">
            <text:p>26.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.2" calcext:value-type="float">
            <text:p>-1.2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28" calcext:value-type="float">
            <text:p>2.2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Q37]/MAX([.Q$2:.Q$1048576])" office:value-type="float" office:value="0.962481962481962" calcext:value-type="float">
            <text:p>0.962481962481962</text:p>
          </table:table-cell>
          <table:table-cell table:formula="of:=[.W37]/MAX([.W$2:.W$1048576])" office:value-type="float" office:value="0.43859649122807" calcext:value-type="float">
            <text:p>0.43859649122807</text:p>
          </table:table-cell>
          <table:table-cell table:formula="of:=[.AC37]/MAX(MAX([.AC$2:.AC$9999]);ABS(MIN([.AC$2:.AC$9999])))" office:value-type="float" office:value="-0.638297872340426" calcext:value-type="float">
            <text:p>-0.638297872340426</text:p>
          </table:table-cell>
          <table:table-cell table:formula="of:=[.AI37]/MAX(MAX([.AI$2:.AI$9999]);ABS(MIN([.AI$2:.AI$9999])))" office:value-type="float" office:value="0.375" calcext:value-type="float">
            <text:p>0.375</text:p>
          </table:table-cell>
          <table:table-cell table:formula="of:=AVERAGE([.AO37:.AR37])" office:value-type="float" office:value="0.284445145342402" calcext:value-type="float">
            <text:p>0.284445145342402</text:p>
          </table:table-cell>
        </table:table-row>
        <table:table-row table:style-name="ro1">
          <table:table-cell office:value-type="string" calcext:value-type="string">
            <text:p>Rave_Mix_BSM1_20000_10_0.0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420.065" calcext:value-type="float">
            <text:p>420.065</text:p>
          </table:table-cell>
          <table:table-cell office:value-type="float" office:value="357.575505" calcext:value-type="float">
            <text:p>357.575505</text:p>
          </table:table-cell>
          <table:table-cell office:value-type="float" office:value="395.730568" calcext:value-type="float">
            <text:p>395.730568</text:p>
          </table:table-cell>
          <table:table-cell office:value-type="float" office:value="419.376593" calcext:value-type="float">
            <text:p>419.376593</text:p>
          </table:table-cell>
          <table:table-cell office:value-type="float" office:value="440.614323" calcext:value-type="float">
            <text:p>440.614323</text:p>
          </table:table-cell>
          <table:table-cell office:value-type="float" office:value="507.950614" calcext:value-type="float">
            <text:p>507.950614</text:p>
          </table:table-cell>
          <table:table-cell office:value-type="float" office:value="6.71" calcext:value-type="float">
            <text:p>6.7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1.88" calcext:value-type="float">
            <text:p>21.8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.68" calcext:value-type="float">
            <text:p>2.6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0.44" calcext:value-type="float">
            <text:p>-0.4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72" calcext:value-type="float">
            <text:p>2.7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Q38]/MAX([.Q$2:.Q$1048576])" office:value-type="float" office:value="0.789321789321789" calcext:value-type="float">
            <text:p>0.789321789321789</text:p>
          </table:table-cell>
          <table:table-cell table:formula="of:=[.W38]/MAX([.W$2:.W$1048576])" office:value-type="float" office:value="0.587719298245614" calcext:value-type="float">
            <text:p>0.587719298245614</text:p>
          </table:table-cell>
          <table:table-cell table:formula="of:=[.AC38]/MAX(MAX([.AC$2:.AC$9999]);ABS(MIN([.AC$2:.AC$9999])))" office:value-type="float" office:value="-0.234042553191489" calcext:value-type="float">
            <text:p>-0.234042553191489</text:p>
          </table:table-cell>
          <table:table-cell table:formula="of:=[.AI38]/MAX(MAX([.AI$2:.AI$9999]);ABS(MIN([.AI$2:.AI$9999])))" office:value-type="float" office:value="0.447368421052632" calcext:value-type="float">
            <text:p>0.447368421052632</text:p>
          </table:table-cell>
          <table:table-cell table:formula="of:=AVERAGE([.AO38:.AR38])" office:value-type="float" office:value="0.397591738857136" calcext:value-type="float">
            <text:p>0.397591738857136</text:p>
          </table:table-cell>
        </table:table-row>
        <table:table-row table:style-name="ro1">
          <table:table-cell office:value-type="string" calcext:value-type="string">
            <text:p>Rave_Mix_BSM1_20000_10_0.10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392.107" calcext:value-type="float">
            <text:p>392.107</text:p>
          </table:table-cell>
          <table:table-cell office:value-type="float" office:value="332.701628" calcext:value-type="float">
            <text:p>332.701628</text:p>
          </table:table-cell>
          <table:table-cell office:value-type="float" office:value="365.505578" calcext:value-type="float">
            <text:p>365.505578</text:p>
          </table:table-cell>
          <table:table-cell office:value-type="float" office:value="386.810863" calcext:value-type="float">
            <text:p>386.810863</text:p>
          </table:table-cell>
          <table:table-cell office:value-type="float" office:value="413.008987" calcext:value-type="float">
            <text:p>413.008987</text:p>
          </table:table-cell>
          <table:table-cell office:value-type="float" office:value="532.300244" calcext:value-type="float">
            <text:p>532.300244</text:p>
          </table:table-cell>
          <table:table-cell office:value-type="float" office:value="7.37" calcext:value-type="float">
            <text:p>7.3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4.6" calcext:value-type="float">
            <text:p>24.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1.16" calcext:value-type="float">
            <text:p>-1.16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04" calcext:value-type="float">
            <text:p>4.0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Q39]/MAX([.Q$2:.Q$1048576])" office:value-type="float" office:value="0.887445887445887" calcext:value-type="float">
            <text:p>0.887445887445887</text:p>
          </table:table-cell>
          <table:table-cell table:formula="of:=[.W39]/MAX([.W$2:.W$1048576])" office:value-type="float" office:value="0.43859649122807" calcext:value-type="float">
            <text:p>0.43859649122807</text:p>
          </table:table-cell>
          <table:table-cell table:formula="of:=[.AC39]/MAX(MAX([.AC$2:.AC$9999]);ABS(MIN([.AC$2:.AC$9999])))" office:value-type="float" office:value="-0.617021276595745" calcext:value-type="float">
            <text:p>-0.617021276595745</text:p>
          </table:table-cell>
          <table:table-cell table:formula="of:=[.AI39]/MAX(MAX([.AI$2:.AI$9999]);ABS(MIN([.AI$2:.AI$9999])))" office:value-type="float" office:value="0.664473684210526" calcext:value-type="float">
            <text:p>0.664473684210526</text:p>
          </table:table-cell>
          <table:table-cell table:formula="of:=AVERAGE([.AO39:.AR39])" office:value-type="float" office:value="0.343373696572185" calcext:value-type="float">
            <text:p>0.343373696572185</text:p>
          </table:table-cell>
        </table:table-row>
        <table:table-row table:style-name="ro1">
          <table:table-cell office:value-type="string" calcext:value-type="string">
            <text:p>Rave_Mix_BSM1_20000_10_1.00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84.622" calcext:value-type="float">
            <text:p>384.622</text:p>
          </table:table-cell>
          <table:table-cell office:value-type="float" office:value="324.483159" calcext:value-type="float">
            <text:p>324.483159</text:p>
          </table:table-cell>
          <table:table-cell office:value-type="float" office:value="363.815109" calcext:value-type="float">
            <text:p>363.815109</text:p>
          </table:table-cell>
          <table:table-cell office:value-type="float" office:value="378.046817" calcext:value-type="float">
            <text:p>378.046817</text:p>
          </table:table-cell>
          <table:table-cell office:value-type="float" office:value="404.589828" calcext:value-type="float">
            <text:p>404.589828</text:p>
          </table:table-cell>
          <table:table-cell office:value-type="float" office:value="500.180939" calcext:value-type="float">
            <text:p>500.180939</text:p>
          </table:table-cell>
          <table:table-cell office:value-type="float" office:value="7.44" calcext:value-type="float">
            <text:p>7.4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4.64" calcext:value-type="float">
            <text:p>24.64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.56" calcext:value-type="float">
            <text:p>2.5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0.96" calcext:value-type="float">
            <text:p>-0.96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2" calcext:value-type="float">
            <text:p>3.5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Q40]/MAX([.Q$2:.Q$1048576])" office:value-type="float" office:value="0.888888888888889" calcext:value-type="float">
            <text:p>0.888888888888889</text:p>
          </table:table-cell>
          <table:table-cell table:formula="of:=[.W40]/MAX([.W$2:.W$1048576])" office:value-type="float" office:value="0.56140350877193" calcext:value-type="float">
            <text:p>0.56140350877193</text:p>
          </table:table-cell>
          <table:table-cell table:formula="of:=[.AC40]/MAX(MAX([.AC$2:.AC$9999]);ABS(MIN([.AC$2:.AC$9999])))" office:value-type="float" office:value="-0.51063829787234" calcext:value-type="float">
            <text:p>-0.51063829787234</text:p>
          </table:table-cell>
          <table:table-cell table:formula="of:=[.AI40]/MAX(MAX([.AI$2:.AI$9999]);ABS(MIN([.AI$2:.AI$9999])))" office:value-type="float" office:value="0.578947368421053" calcext:value-type="float">
            <text:p>0.578947368421053</text:p>
          </table:table-cell>
          <table:table-cell table:formula="of:=AVERAGE([.AO40:.AR40])" office:value-type="float" office:value="0.379650367052383" calcext:value-type="float">
            <text:p>0.379650367052383</text:p>
          </table:table-cell>
        </table:table-row>
        <table:table-row table:style-name="ro1">
          <table:table-cell office:value-type="string" calcext:value-type="string">
            <text:p>Rave_Mix_BSM1_20000_10_10.00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90.986" calcext:value-type="float">
            <text:p>390.986</text:p>
          </table:table-cell>
          <table:table-cell office:value-type="float" office:value="335.025778" calcext:value-type="float">
            <text:p>335.025778</text:p>
          </table:table-cell>
          <table:table-cell office:value-type="float" office:value="361.300545" calcext:value-type="float">
            <text:p>361.300545</text:p>
          </table:table-cell>
          <table:table-cell office:value-type="float" office:value="383.959703" calcext:value-type="float">
            <text:p>383.959703</text:p>
          </table:table-cell>
          <table:table-cell office:value-type="float" office:value="406.075258" calcext:value-type="float">
            <text:p>406.075258</text:p>
          </table:table-cell>
          <table:table-cell office:value-type="float" office:value="511.606913" calcext:value-type="float">
            <text:p>511.606913</text:p>
          </table:table-cell>
          <table:table-cell office:value-type="float" office:value="8.3" calcext:value-type="float">
            <text:p>8.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6.32" calcext:value-type="float">
            <text:p>26.3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.68" calcext:value-type="float">
            <text:p>3.6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-0.64" calcext:value-type="float">
            <text:p>-0.64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4" calcext:value-type="float">
            <text:p>3.8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Q41]/MAX([.Q$2:.Q$1048576])" office:value-type="float" office:value="0.94949494949495" calcext:value-type="float">
            <text:p>0.94949494949495</text:p>
          </table:table-cell>
          <table:table-cell table:formula="of:=[.W41]/MAX([.W$2:.W$1048576])" office:value-type="float" office:value="0.807017543859649" calcext:value-type="float">
            <text:p>0.807017543859649</text:p>
          </table:table-cell>
          <table:table-cell table:formula="of:=[.AC41]/MAX(MAX([.AC$2:.AC$9999]);ABS(MIN([.AC$2:.AC$9999])))" office:value-type="float" office:value="-0.340425531914894" calcext:value-type="float">
            <text:p>-0.340425531914894</text:p>
          </table:table-cell>
          <table:table-cell table:formula="of:=[.AI41]/MAX(MAX([.AI$2:.AI$9999]);ABS(MIN([.AI$2:.AI$9999])))" office:value-type="float" office:value="0.631578947368421" calcext:value-type="float">
            <text:p>0.631578947368421</text:p>
          </table:table-cell>
          <table:table-cell table:formula="of:=AVERAGE([.AO41:.AR41])" office:value-type="float" office:value="0.511916477202032" calcext:value-type="float">
            <text:p>0.511916477202032</text:p>
          </table:table-cell>
        </table:table-row>
        <table:table-row table:style-name="ro1">
          <table:table-cell office:value-type="string" calcext:value-type="string">
            <text:p>Rave_Mix_BSM1_20000_10_0.0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40.416" calcext:value-type="float">
            <text:p>640.416</text:p>
          </table:table-cell>
          <table:table-cell office:value-type="float" office:value="548.99042" calcext:value-type="float">
            <text:p>548.99042</text:p>
          </table:table-cell>
          <table:table-cell office:value-type="float" office:value="622.287804" calcext:value-type="float">
            <text:p>622.287804</text:p>
          </table:table-cell>
          <table:table-cell office:value-type="float" office:value="636.66489" calcext:value-type="float">
            <text:p>636.66489</text:p>
          </table:table-cell>
          <table:table-cell office:value-type="float" office:value="662.529975" calcext:value-type="float">
            <text:p>662.529975</text:p>
          </table:table-cell>
          <table:table-cell office:value-type="float" office:value="754.959409" calcext:value-type="float">
            <text:p>754.959409</text:p>
          </table:table-cell>
          <table:table-cell office:value-type="float" office:value="6.35" calcext:value-type="float">
            <text:p>6.3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22.12" calcext:value-type="float">
            <text:p>22.12</text:p>
          </table:table-cell>
          <table:table-cell office:value-type="float" office:value="-9" calcext:value-type="float">
            <text:p>-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.64" calcext:value-type="float">
            <text:p>1.6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1.88" calcext:value-type="float">
            <text:p>-1.88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52" calcext:value-type="float">
            <text:p>3.5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Q42]/MAX([.Q$2:.Q$1048576])" office:value-type="float" office:value="0.797979797979798" calcext:value-type="float">
            <text:p>0.797979797979798</text:p>
          </table:table-cell>
          <table:table-cell table:formula="of:=[.W42]/MAX([.W$2:.W$1048576])" office:value-type="float" office:value="0.359649122807018" calcext:value-type="float">
            <text:p>0.359649122807018</text:p>
          </table:table-cell>
          <table:table-cell table:formula="of:=[.AC42]/MAX(MAX([.AC$2:.AC$9999]);ABS(MIN([.AC$2:.AC$9999])))" office:value-type="float" office:value="-1" calcext:value-type="float">
            <text:p>-1</text:p>
          </table:table-cell>
          <table:table-cell table:formula="of:=[.AI42]/MAX(MAX([.AI$2:.AI$9999]);ABS(MIN([.AI$2:.AI$9999])))" office:value-type="float" office:value="0.578947368421053" calcext:value-type="float">
            <text:p>0.578947368421053</text:p>
          </table:table-cell>
          <table:table-cell table:formula="of:=AVERAGE([.AO42:.AR42])" office:value-type="float" office:value="0.184144072301967" calcext:value-type="float">
            <text:p>0.184144072301967</text:p>
          </table:table-cell>
        </table:table-row>
        <table:table-row table:style-name="ro1">
          <table:table-cell office:value-type="string" calcext:value-type="string">
            <text:p>Rave_Mix_BSM1_20000_10_0.0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641.336" calcext:value-type="float">
            <text:p>641.336</text:p>
          </table:table-cell>
          <table:table-cell office:value-type="float" office:value="554.807707" calcext:value-type="float">
            <text:p>554.807707</text:p>
          </table:table-cell>
          <table:table-cell office:value-type="float" office:value="614.747258" calcext:value-type="float">
            <text:p>614.747258</text:p>
          </table:table-cell>
          <table:table-cell office:value-type="float" office:value="633.769086" calcext:value-type="float">
            <text:p>633.769086</text:p>
          </table:table-cell>
          <table:table-cell office:value-type="float" office:value="669.339653" calcext:value-type="float">
            <text:p>669.339653</text:p>
          </table:table-cell>
          <table:table-cell office:value-type="float" office:value="786.446223" calcext:value-type="float">
            <text:p>786.446223</text:p>
          </table:table-cell>
          <table:table-cell office:value-type="float" office:value="8.28" calcext:value-type="float">
            <text:p>8.28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26.76" calcext:value-type="float">
            <text:p>26.7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3.12" calcext:value-type="float">
            <text:p>3.1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0.84" calcext:value-type="float">
            <text:p>-0.84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08" calcext:value-type="float">
            <text:p>4.08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Q43]/MAX([.Q$2:.Q$1048576])" office:value-type="float" office:value="0.965367965367965" calcext:value-type="float">
            <text:p>0.965367965367965</text:p>
          </table:table-cell>
          <table:table-cell table:formula="of:=[.W43]/MAX([.W$2:.W$1048576])" office:value-type="float" office:value="0.68421052631579" calcext:value-type="float">
            <text:p>0.68421052631579</text:p>
          </table:table-cell>
          <table:table-cell table:formula="of:=[.AC43]/MAX(MAX([.AC$2:.AC$9999]);ABS(MIN([.AC$2:.AC$9999])))" office:value-type="float" office:value="-0.446808510638298" calcext:value-type="float">
            <text:p>-0.446808510638298</text:p>
          </table:table-cell>
          <table:table-cell table:formula="of:=[.AI43]/MAX(MAX([.AI$2:.AI$9999]);ABS(MIN([.AI$2:.AI$9999])))" office:value-type="float" office:value="0.671052631578947" calcext:value-type="float">
            <text:p>0.671052631578947</text:p>
          </table:table-cell>
          <table:table-cell table:formula="of:=AVERAGE([.AO43:.AR43])" office:value-type="float" office:value="0.468455653156101" calcext:value-type="float">
            <text:p>0.468455653156101</text:p>
          </table:table-cell>
        </table:table-row>
        <table:table-row table:style-name="ro1">
          <table:table-cell office:value-type="string" calcext:value-type="string">
            <text:p>Rave_Mix_BSM1_20000_10_0.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634.462" calcext:value-type="float">
            <text:p>634.462</text:p>
          </table:table-cell>
          <table:table-cell office:value-type="float" office:value="550.595951" calcext:value-type="float">
            <text:p>550.595951</text:p>
          </table:table-cell>
          <table:table-cell office:value-type="float" office:value="605.799507" calcext:value-type="float">
            <text:p>605.799507</text:p>
          </table:table-cell>
          <table:table-cell office:value-type="float" office:value="631.565039" calcext:value-type="float">
            <text:p>631.565039</text:p>
          </table:table-cell>
          <table:table-cell office:value-type="float" office:value="660.157233" calcext:value-type="float">
            <text:p>660.157233</text:p>
          </table:table-cell>
          <table:table-cell office:value-type="float" office:value="812.2481" calcext:value-type="float">
            <text:p>812.2481</text:p>
          </table:table-cell>
          <table:table-cell office:value-type="float" office:value="7.47" calcext:value-type="float">
            <text:p>7.47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5.52" calcext:value-type="float">
            <text:p>25.5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.48" calcext:value-type="float">
            <text:p>2.4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-0.24" calcext:value-type="float">
            <text:p>-0.24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[.Q44]/MAX([.Q$2:.Q$1048576])" office:value-type="float" office:value="0.920634920634921" calcext:value-type="float">
            <text:p>0.920634920634921</text:p>
          </table:table-cell>
          <table:table-cell table:formula="of:=[.W44]/MAX([.W$2:.W$1048576])" office:value-type="float" office:value="0.543859649122807" calcext:value-type="float">
            <text:p>0.543859649122807</text:p>
          </table:table-cell>
          <table:table-cell table:formula="of:=[.AC44]/MAX(MAX([.AC$2:.AC$9999]);ABS(MIN([.AC$2:.AC$9999])))" office:value-type="float" office:value="-0.127659574468085" calcext:value-type="float">
            <text:p>-0.127659574468085</text:p>
          </table:table-cell>
          <table:table-cell table:formula="of:=[.AI44]/MAX(MAX([.AI$2:.AI$9999]);ABS(MIN([.AI$2:.AI$9999])))" office:value-type="float" office:value="0.348684210526316" calcext:value-type="float">
            <text:p>0.348684210526316</text:p>
          </table:table-cell>
          <table:table-cell table:formula="of:=AVERAGE([.AO44:.AR44])" office:value-type="float" office:value="0.42137980145399" calcext:value-type="float">
            <text:p>0.42137980145399</text:p>
          </table:table-cell>
        </table:table-row>
        <table:table-row table:style-name="ro1">
          <table:table-cell office:value-type="string" calcext:value-type="string">
            <text:p>Rave_Mix_BSM1_20000_10_1.0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38.993" calcext:value-type="float">
            <text:p>638.993</text:p>
          </table:table-cell>
          <table:table-cell office:value-type="float" office:value="547.870419" calcext:value-type="float">
            <text:p>547.870419</text:p>
          </table:table-cell>
          <table:table-cell office:value-type="float" office:value="607.794568" calcext:value-type="float">
            <text:p>607.794568</text:p>
          </table:table-cell>
          <table:table-cell office:value-type="float" office:value="639.504592" calcext:value-type="float">
            <text:p>639.504592</text:p>
          </table:table-cell>
          <table:table-cell office:value-type="float" office:value="665.010175" calcext:value-type="float">
            <text:p>665.010175</text:p>
          </table:table-cell>
          <table:table-cell office:value-type="float" office:value="752.954074" calcext:value-type="float">
            <text:p>752.954074</text:p>
          </table:table-cell>
          <table:table-cell office:value-type="float" office:value="7.15" calcext:value-type="float">
            <text:p>7.15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3.76" calcext:value-type="float">
            <text:p>23.76</text:p>
          </table:table-cell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2.6" calcext:value-type="float">
            <text:p>2.6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1.32" calcext:value-type="float">
            <text:p>-1.3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56" calcext:value-type="float">
            <text:p>3.5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Q45]/MAX([.Q$2:.Q$1048576])" office:value-type="float" office:value="0.857142857142857" calcext:value-type="float">
            <text:p>0.857142857142857</text:p>
          </table:table-cell>
          <table:table-cell table:formula="of:=[.W45]/MAX([.W$2:.W$1048576])" office:value-type="float" office:value="0.570175438596491" calcext:value-type="float">
            <text:p>0.570175438596491</text:p>
          </table:table-cell>
          <table:table-cell table:formula="of:=[.AC45]/MAX(MAX([.AC$2:.AC$9999]);ABS(MIN([.AC$2:.AC$9999])))" office:value-type="float" office:value="-0.702127659574468" calcext:value-type="float">
            <text:p>-0.702127659574468</text:p>
          </table:table-cell>
          <table:table-cell table:formula="of:=[.AI45]/MAX(MAX([.AI$2:.AI$9999]);ABS(MIN([.AI$2:.AI$9999])))" office:value-type="float" office:value="0.585526315789474" calcext:value-type="float">
            <text:p>0.585526315789474</text:p>
          </table:table-cell>
          <table:table-cell table:formula="of:=AVERAGE([.AO45:.AR45])" office:value-type="float" office:value="0.327679237988588" calcext:value-type="float">
            <text:p>0.327679237988588</text:p>
          </table:table-cell>
        </table:table-row>
        <table:table-row table:style-name="ro1">
          <table:table-cell office:value-type="string" calcext:value-type="string">
            <text:p>Rave_Mix_BSM1_20000_10_10.00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36.262" calcext:value-type="float">
            <text:p>636.262</text:p>
          </table:table-cell>
          <table:table-cell office:value-type="float" office:value="518.230519" calcext:value-type="float">
            <text:p>518.230519</text:p>
          </table:table-cell>
          <table:table-cell office:value-type="float" office:value="603.879112" calcext:value-type="float">
            <text:p>603.879112</text:p>
          </table:table-cell>
          <table:table-cell office:value-type="float" office:value="641.626467" calcext:value-type="float">
            <text:p>641.626467</text:p>
          </table:table-cell>
          <table:table-cell office:value-type="float" office:value="670.790716" calcext:value-type="float">
            <text:p>670.790716</text:p>
          </table:table-cell>
          <table:table-cell office:value-type="float" office:value="802.121483" calcext:value-type="float">
            <text:p>802.121483</text:p>
          </table:table-cell>
          <table:table-cell office:value-type="float" office:value="7.27" calcext:value-type="float">
            <text:p>7.2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.64" calcext:value-type="float">
            <text:p>22.64</text:p>
          </table:table-cell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.72" calcext:value-type="float">
            <text:p>2.7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0.44" calcext:value-type="float">
            <text:p>-0.4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6" calcext:value-type="float">
            <text:p>4.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Q46]/MAX([.Q$2:.Q$1048576])" office:value-type="float" office:value="0.816738816738817" calcext:value-type="float">
            <text:p>0.816738816738817</text:p>
          </table:table-cell>
          <table:table-cell table:formula="of:=[.W46]/MAX([.W$2:.W$1048576])" office:value-type="float" office:value="0.596491228070175" calcext:value-type="float">
            <text:p>0.596491228070175</text:p>
          </table:table-cell>
          <table:table-cell table:formula="of:=[.AC46]/MAX(MAX([.AC$2:.AC$9999]);ABS(MIN([.AC$2:.AC$9999])))" office:value-type="float" office:value="-0.234042553191489" calcext:value-type="float">
            <text:p>-0.234042553191489</text:p>
          </table:table-cell>
          <table:table-cell table:formula="of:=[.AI46]/MAX(MAX([.AI$2:.AI$9999]);ABS(MIN([.AI$2:.AI$9999])))" office:value-type="float" office:value="0.68421052631579" calcext:value-type="float">
            <text:p>0.68421052631579</text:p>
          </table:table-cell>
          <table:table-cell table:formula="of:=AVERAGE([.AO46:.AR46])" office:value-type="float" office:value="0.465849504483323" calcext:value-type="float">
            <text:p>0.465849504483323</text:p>
          </table:table-cell>
        </table:table-row>
        <table:table-row table:style-name="ro1">
          <table:table-cell office:value-type="string" calcext:value-type="string">
            <text:p>Rave_Mix_BSM1_20000_10_0.00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30.189" calcext:value-type="float">
            <text:p>1030.189</text:p>
          </table:table-cell>
          <table:table-cell office:value-type="float" office:value="850.587262" calcext:value-type="float">
            <text:p>850.587262</text:p>
          </table:table-cell>
          <table:table-cell office:value-type="float" office:value="968.983307" calcext:value-type="float">
            <text:p>968.983307</text:p>
          </table:table-cell>
          <table:table-cell office:value-type="float" office:value="1029.838222" calcext:value-type="float">
            <text:p>1029.838222</text:p>
          </table:table-cell>
          <table:table-cell office:value-type="float" office:value="1084.127605" calcext:value-type="float">
            <text:p>1084.127605</text:p>
          </table:table-cell>
          <table:table-cell office:value-type="float" office:value="1204.276147" calcext:value-type="float">
            <text:p>1204.276147</text:p>
          </table:table-cell>
          <table:table-cell office:value-type="float" office:value="6.5" calcext:value-type="float">
            <text:p>6.5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23.52" calcext:value-type="float">
            <text:p>23.5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1.84" calcext:value-type="float">
            <text:p>1.84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0.52" calcext:value-type="float">
            <text:p>-0.5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Q47]/MAX([.Q$2:.Q$1048576])" office:value-type="float" office:value="0.848484848484848" calcext:value-type="float">
            <text:p>0.848484848484848</text:p>
          </table:table-cell>
          <table:table-cell table:formula="of:=[.W47]/MAX([.W$2:.W$1048576])" office:value-type="float" office:value="0.403508771929825" calcext:value-type="float">
            <text:p>0.403508771929825</text:p>
          </table:table-cell>
          <table:table-cell table:formula="of:=[.AC47]/MAX(MAX([.AC$2:.AC$9999]);ABS(MIN([.AC$2:.AC$9999])))" office:value-type="float" office:value="-0.276595744680851" calcext:value-type="float">
            <text:p>-0.276595744680851</text:p>
          </table:table-cell>
          <table:table-cell table:formula="of:=[.AI47]/MAX(MAX([.AI$2:.AI$9999]);ABS(MIN([.AI$2:.AI$9999])))" office:value-type="float" office:value="0.190789473684211" calcext:value-type="float">
            <text:p>0.190789473684211</text:p>
          </table:table-cell>
          <table:table-cell table:formula="of:=AVERAGE([.AO47:.AR47])" office:value-type="float" office:value="0.291546837354508" calcext:value-type="float">
            <text:p>0.291546837354508</text:p>
          </table:table-cell>
        </table:table-row>
        <table:table-row table:style-name="ro1">
          <table:table-cell office:value-type="string" calcext:value-type="string">
            <text:p>Rave_Mix_BSM1_20000_10_0.0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29.17" calcext:value-type="float">
            <text:p>1029.17</text:p>
          </table:table-cell>
          <table:table-cell office:value-type="float" office:value="827.103998" calcext:value-type="float">
            <text:p>827.103998</text:p>
          </table:table-cell>
          <table:table-cell office:value-type="float" office:value="969.509927" calcext:value-type="float">
            <text:p>969.509927</text:p>
          </table:table-cell>
          <table:table-cell office:value-type="float" office:value="1037.892742" calcext:value-type="float">
            <text:p>1037.892742</text:p>
          </table:table-cell>
          <table:table-cell office:value-type="float" office:value="1092.490667" calcext:value-type="float">
            <text:p>1092.490667</text:p>
          </table:table-cell>
          <table:table-cell office:value-type="float" office:value="1168.803552" calcext:value-type="float">
            <text:p>1168.803552</text:p>
          </table:table-cell>
          <table:table-cell office:value-type="float" office:value="6.45" calcext:value-type="float">
            <text:p>6.4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3.28" calcext:value-type="float">
            <text:p>23.2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.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.16" calcext:value-type="float">
            <text:p>-1.16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Q48]/MAX([.Q$2:.Q$1048576])" office:value-type="float" office:value="0.83982683982684" calcext:value-type="float">
            <text:p>0.83982683982684</text:p>
          </table:table-cell>
          <table:table-cell table:formula="of:=[.W48]/MAX([.W$2:.W$1048576])" office:value-type="float" office:value="0.394736842105263" calcext:value-type="float">
            <text:p>0.394736842105263</text:p>
          </table:table-cell>
          <table:table-cell table:formula="of:=[.AC48]/MAX(MAX([.AC$2:.AC$9999]);ABS(MIN([.AC$2:.AC$9999])))" office:value-type="float" office:value="-0.617021276595745" calcext:value-type="float">
            <text:p>-0.617021276595745</text:p>
          </table:table-cell>
          <table:table-cell table:formula="of:=[.AI48]/MAX(MAX([.AI$2:.AI$9999]);ABS(MIN([.AI$2:.AI$9999])))" office:value-type="float" office:value="0.309210526315789" calcext:value-type="float">
            <text:p>0.309210526315789</text:p>
          </table:table-cell>
          <table:table-cell table:formula="of:=AVERAGE([.AO48:.AR48])" office:value-type="float" office:value="0.231688232913037" calcext:value-type="float">
            <text:p>0.231688232913037</text:p>
          </table:table-cell>
        </table:table-row>
        <table:table-row table:style-name="ro1">
          <table:table-cell office:value-type="string" calcext:value-type="string">
            <text:p>Rave_Mix_BSM1_20000_10_0.10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35.486" calcext:value-type="float">
            <text:p>1035.486</text:p>
          </table:table-cell>
          <table:table-cell office:value-type="float" office:value="867.201184" calcext:value-type="float">
            <text:p>867.201184</text:p>
          </table:table-cell>
          <table:table-cell office:value-type="float" office:value="995.564247" calcext:value-type="float">
            <text:p>995.564247</text:p>
          </table:table-cell>
          <table:table-cell office:value-type="float" office:value="1039.564641" calcext:value-type="float">
            <text:p>1039.564641</text:p>
          </table:table-cell>
          <table:table-cell office:value-type="float" office:value="1086.446618" calcext:value-type="float">
            <text:p>1086.446618</text:p>
          </table:table-cell>
          <table:table-cell office:value-type="float" office:value="1192.64948" calcext:value-type="float">
            <text:p>1192.64948</text:p>
          </table:table-cell>
          <table:table-cell office:value-type="float" office:value="6.06" calcext:value-type="float">
            <text:p>6.06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3.72" calcext:value-type="float">
            <text:p>23.72</text:p>
          </table:table-cell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.16" calcext:value-type="float">
            <text:p>2.1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-1.28" calcext:value-type="float">
            <text:p>-1.28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0.36" calcext:value-type="float">
            <text:p>-0.36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Q49]/MAX([.Q$2:.Q$1048576])" office:value-type="float" office:value="0.855699855699856" calcext:value-type="float">
            <text:p>0.855699855699856</text:p>
          </table:table-cell>
          <table:table-cell table:formula="of:=[.W49]/MAX([.W$2:.W$1048576])" office:value-type="float" office:value="0.473684210526316" calcext:value-type="float">
            <text:p>0.473684210526316</text:p>
          </table:table-cell>
          <table:table-cell table:formula="of:=[.AC49]/MAX(MAX([.AC$2:.AC$9999]);ABS(MIN([.AC$2:.AC$9999])))" office:value-type="float" office:value="-0.680851063829787" calcext:value-type="float">
            <text:p>-0.680851063829787</text:p>
          </table:table-cell>
          <table:table-cell table:formula="of:=[.AI49]/MAX(MAX([.AI$2:.AI$9999]);ABS(MIN([.AI$2:.AI$9999])))" office:value-type="float" office:value="-0.0592105263157895" calcext:value-type="float">
            <text:p>-0.05921052631579</text:p>
          </table:table-cell>
          <table:table-cell table:formula="of:=AVERAGE([.AO49:.AR49])" office:value-type="float" office:value="0.147330619020149" calcext:value-type="float">
            <text:p>0.147330619020149</text:p>
          </table:table-cell>
        </table:table-row>
        <table:table-row table:style-name="ro1">
          <table:table-cell office:value-type="string" calcext:value-type="string">
            <text:p>Rave_Mix_BSM1_20000_10_1.00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29.337" calcext:value-type="float">
            <text:p>1029.337</text:p>
          </table:table-cell>
          <table:table-cell office:value-type="float" office:value="877.323059" calcext:value-type="float">
            <text:p>877.323059</text:p>
          </table:table-cell>
          <table:table-cell office:value-type="float" office:value="975.657877" calcext:value-type="float">
            <text:p>975.657877</text:p>
          </table:table-cell>
          <table:table-cell office:value-type="float" office:value="1045.770271" calcext:value-type="float">
            <text:p>1045.770271</text:p>
          </table:table-cell>
          <table:table-cell office:value-type="float" office:value="1078.26884" calcext:value-type="float">
            <text:p>1078.26884</text:p>
          </table:table-cell>
          <table:table-cell office:value-type="float" office:value="1173.795163" calcext:value-type="float">
            <text:p>1173.795163</text:p>
          </table:table-cell>
          <table:table-cell office:value-type="float" office:value="6.32" calcext:value-type="float">
            <text:p>6.3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2.44" calcext:value-type="float">
            <text:p>22.44</text:p>
          </table:table-cell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.68" calcext:value-type="float">
            <text:p>1.6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0.72" calcext:value-type="float">
            <text:p>-0.72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Q50]/MAX([.Q$2:.Q$1048576])" office:value-type="float" office:value="0.80952380952381" calcext:value-type="float">
            <text:p>0.80952380952381</text:p>
          </table:table-cell>
          <table:table-cell table:formula="of:=[.W50]/MAX([.W$2:.W$1048576])" office:value-type="float" office:value="0.368421052631579" calcext:value-type="float">
            <text:p>0.368421052631579</text:p>
          </table:table-cell>
          <table:table-cell table:formula="of:=[.AC50]/MAX(MAX([.AC$2:.AC$9999]);ABS(MIN([.AC$2:.AC$9999])))" office:value-type="float" office:value="-0.382978723404255" calcext:value-type="float">
            <text:p>-0.382978723404255</text:p>
          </table:table-cell>
          <table:table-cell table:formula="of:=[.AI50]/MAX(MAX([.AI$2:.AI$9999]);ABS(MIN([.AI$2:.AI$9999])))" office:value-type="float" office:value="0.309210526315789" calcext:value-type="float">
            <text:p>0.309210526315789</text:p>
          </table:table-cell>
          <table:table-cell table:formula="of:=AVERAGE([.AO50:.AR50])" office:value-type="float" office:value="0.276044166266731" calcext:value-type="float">
            <text:p>0.276044166266731</text:p>
          </table:table-cell>
        </table:table-row>
        <table:table-row table:style-name="ro1">
          <table:table-cell office:value-type="string" calcext:value-type="string">
            <text:p>Rave_Mix_BSM1_20000_10_10.00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26.478" calcext:value-type="float">
            <text:p>1026.478</text:p>
          </table:table-cell>
          <table:table-cell office:value-type="float" office:value="853.81215" calcext:value-type="float">
            <text:p>853.81215</text:p>
          </table:table-cell>
          <table:table-cell office:value-type="float" office:value="971.409779" calcext:value-type="float">
            <text:p>971.409779</text:p>
          </table:table-cell>
          <table:table-cell office:value-type="float" office:value="1028.86874" calcext:value-type="float">
            <text:p>1028.86874</text:p>
          </table:table-cell>
          <table:table-cell office:value-type="float" office:value="1079.680789" calcext:value-type="float">
            <text:p>1079.680789</text:p>
          </table:table-cell>
          <table:table-cell office:value-type="float" office:value="1220.937087" calcext:value-type="float">
            <text:p>1220.937087</text:p>
          </table:table-cell>
          <table:table-cell office:value-type="float" office:value="6.67" calcext:value-type="float">
            <text:p>6.6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3.64" calcext:value-type="float">
            <text:p>23.6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0.96" calcext:value-type="float">
            <text:p>0.9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0.32" calcext:value-type="float">
            <text:p>-0.3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Q51]/MAX([.Q$2:.Q$1048576])" office:value-type="float" office:value="0.852813852813853" calcext:value-type="float">
            <text:p>0.852813852813853</text:p>
          </table:table-cell>
          <table:table-cell table:formula="of:=[.W51]/MAX([.W$2:.W$1048576])" office:value-type="float" office:value="0.210526315789474" calcext:value-type="float">
            <text:p>0.210526315789474</text:p>
          </table:table-cell>
          <table:table-cell table:formula="of:=[.AC51]/MAX(MAX([.AC$2:.AC$9999]);ABS(MIN([.AC$2:.AC$9999])))" office:value-type="float" office:value="-0.170212765957447" calcext:value-type="float">
            <text:p>-0.170212765957447</text:p>
          </table:table-cell>
          <table:table-cell table:formula="of:=[.AI51]/MAX(MAX([.AI$2:.AI$9999]);ABS(MIN([.AI$2:.AI$9999])))" office:value-type="float" office:value="0.394736842105263" calcext:value-type="float">
            <text:p>0.394736842105263</text:p>
          </table:table-cell>
          <table:table-cell table:formula="of:=AVERAGE([.AO51:.AR51])" office:value-type="float" office:value="0.321966061187786" calcext:value-type="float">
            <text:p>0.321966061187786</text:p>
          </table:table-cell>
        </table:table-row>
        <table:table-row table:style-name="ro1">
          <table:table-cell office:value-type="string" calcext:value-type="string">
            <text:p>Rave_Mix_BSM1_20000_100_0.0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.513" calcext:value-type="float">
            <text:p>548.513</text:p>
          </table:table-cell>
          <table:table-cell office:value-type="float" office:value="431.185384" calcext:value-type="float">
            <text:p>431.185384</text:p>
          </table:table-cell>
          <table:table-cell office:value-type="float" office:value="507.684743" calcext:value-type="float">
            <text:p>507.684743</text:p>
          </table:table-cell>
          <table:table-cell office:value-type="float" office:value="551.260839" calcext:value-type="float">
            <text:p>551.260839</text:p>
          </table:table-cell>
          <table:table-cell office:value-type="float" office:value="587.630617" calcext:value-type="float">
            <text:p>587.630617</text:p>
          </table:table-cell>
          <table:table-cell office:value-type="float" office:value="716.795259" calcext:value-type="float">
            <text:p>716.795259</text:p>
          </table:table-cell>
          <table:table-cell office:value-type="float" office:value="7.21" calcext:value-type="float">
            <text:p>7.2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4.16" calcext:value-type="float">
            <text:p>24.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1.52" calcext:value-type="float">
            <text:p>1.5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04" calcext:value-type="float">
            <text:p>1.0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Q52]/MAX([.Q$2:.Q$1048576])" office:value-type="float" office:value="0.871572871572872" calcext:value-type="float">
            <text:p>0.871572871572872</text:p>
          </table:table-cell>
          <table:table-cell table:formula="of:=[.W52]/MAX([.W$2:.W$1048576])" office:value-type="float" office:value="0.333333333333333" calcext:value-type="float">
            <text:p>0.333333333333333</text:p>
          </table:table-cell>
          <table:table-cell table:formula="of:=[.AC52]/MAX(MAX([.AC$2:.AC$9999]);ABS(MIN([.AC$2:.AC$9999])))" office:value-type="float" office:value="0.553191489361702" calcext:value-type="float">
            <text:p>0.553191489361702</text:p>
          </table:table-cell>
          <table:table-cell table:formula="of:=[.AI52]/MAX(MAX([.AI$2:.AI$9999]);ABS(MIN([.AI$2:.AI$9999])))" office:value-type="float" office:value="0.348684210526316" calcext:value-type="float">
            <text:p>0.348684210526316</text:p>
          </table:table-cell>
          <table:table-cell table:formula="of:=AVERAGE([.AO52:.AR52])" office:value-type="float" office:value="0.526695476198556" calcext:value-type="float">
            <text:p>0.526695476198556</text:p>
          </table:table-cell>
        </table:table-row>
        <table:table-row table:style-name="ro1">
          <table:table-cell office:value-type="string" calcext:value-type="string">
            <text:p>Rave_Mix_BSM1_20000_100_0.01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18.768" calcext:value-type="float">
            <text:p>518.768</text:p>
          </table:table-cell>
          <table:table-cell office:value-type="float" office:value="407.788642" calcext:value-type="float">
            <text:p>407.788642</text:p>
          </table:table-cell>
          <table:table-cell office:value-type="float" office:value="482.536689" calcext:value-type="float">
            <text:p>482.536689</text:p>
          </table:table-cell>
          <table:table-cell office:value-type="float" office:value="515.99605" calcext:value-type="float">
            <text:p>515.99605</text:p>
          </table:table-cell>
          <table:table-cell office:value-type="float" office:value="560.493038" calcext:value-type="float">
            <text:p>560.493038</text:p>
          </table:table-cell>
          <table:table-cell office:value-type="float" office:value="632.962763" calcext:value-type="float">
            <text:p>632.962763</text:p>
          </table:table-cell>
          <table:table-cell office:value-type="float" office:value="7.32" calcext:value-type="float">
            <text:p>7.3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4.72" calcext:value-type="float">
            <text:p>24.7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.4" calcext:value-type="float">
            <text:p>1.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32" calcext:value-type="float">
            <text:p>2.3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Q53]/MAX([.Q$2:.Q$1048576])" office:value-type="float" office:value="0.891774891774892" calcext:value-type="float">
            <text:p>0.891774891774892</text:p>
          </table:table-cell>
          <table:table-cell table:formula="of:=[.W53]/MAX([.W$2:.W$1048576])" office:value-type="float" office:value="0.307017543859649" calcext:value-type="float">
            <text:p>0.307017543859649</text:p>
          </table:table-cell>
          <table:table-cell table:formula="of:=[.AC53]/MAX(MAX([.AC$2:.AC$9999]);ABS(MIN([.AC$2:.AC$9999])))" office:value-type="float" office:value="0.446808510638298" calcext:value-type="float">
            <text:p>0.446808510638298</text:p>
          </table:table-cell>
          <table:table-cell table:formula="of:=[.AI53]/MAX(MAX([.AI$2:.AI$9999]);ABS(MIN([.AI$2:.AI$9999])))" office:value-type="float" office:value="0.381578947368421" calcext:value-type="float">
            <text:p>0.381578947368421</text:p>
          </table:table-cell>
          <table:table-cell table:formula="of:=AVERAGE([.AO53:.AR53])" office:value-type="float" office:value="0.506794973410315" calcext:value-type="float">
            <text:p>0.506794973410315</text:p>
          </table:table-cell>
        </table:table-row>
        <table:table-row table:style-name="ro1">
          <table:table-cell office:value-type="string" calcext:value-type="string">
            <text:p>Rave_Mix_BSM1_20000_100_0.1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90.584" calcext:value-type="float">
            <text:p>390.584</text:p>
          </table:table-cell>
          <table:table-cell office:value-type="float" office:value="319.721876" calcext:value-type="float">
            <text:p>319.721876</text:p>
          </table:table-cell>
          <table:table-cell office:value-type="float" office:value="371.279013" calcext:value-type="float">
            <text:p>371.279013</text:p>
          </table:table-cell>
          <table:table-cell office:value-type="float" office:value="389.622516" calcext:value-type="float">
            <text:p>389.622516</text:p>
          </table:table-cell>
          <table:table-cell office:value-type="float" office:value="411.427162" calcext:value-type="float">
            <text:p>411.427162</text:p>
          </table:table-cell>
          <table:table-cell office:value-type="float" office:value="466.680888" calcext:value-type="float">
            <text:p>466.680888</text:p>
          </table:table-cell>
          <table:table-cell office:value-type="float" office:value="7.34" calcext:value-type="float">
            <text:p>7.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2.56" calcext:value-type="float">
            <text:p>22.5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.04" calcext:value-type="float">
            <text:p>2.0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.28" calcext:value-type="float">
            <text:p>1.2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Q54]/MAX([.Q$2:.Q$1048576])" office:value-type="float" office:value="0.813852813852814" calcext:value-type="float">
            <text:p>0.813852813852814</text:p>
          </table:table-cell>
          <table:table-cell table:formula="of:=[.W54]/MAX([.W$2:.W$1048576])" office:value-type="float" office:value="0.447368421052632" calcext:value-type="float">
            <text:p>0.447368421052632</text:p>
          </table:table-cell>
          <table:table-cell table:formula="of:=[.AC54]/MAX(MAX([.AC$2:.AC$9999]);ABS(MIN([.AC$2:.AC$9999])))" office:value-type="float" office:value="0.680851063829787" calcext:value-type="float">
            <text:p>0.680851063829787</text:p>
          </table:table-cell>
          <table:table-cell table:formula="of:=[.AI54]/MAX(MAX([.AI$2:.AI$9999]);ABS(MIN([.AI$2:.AI$9999])))" office:value-type="float" office:value="0.572368421052632" calcext:value-type="float">
            <text:p>0.572368421052632</text:p>
          </table:table-cell>
          <table:table-cell table:formula="of:=AVERAGE([.AO54:.AR54])" office:value-type="float" office:value="0.628610179946966" calcext:value-type="float">
            <text:p>0.628610179946966</text:p>
          </table:table-cell>
        </table:table-row>
        <table:table-row table:style-name="ro1">
          <table:table-cell office:value-type="string" calcext:value-type="string">
            <text:p>Rave_Mix_BSM1_20000_100_1.00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2.533" calcext:value-type="float">
            <text:p>312.533</text:p>
          </table:table-cell>
          <table:table-cell office:value-type="float" office:value="255.923751" calcext:value-type="float">
            <text:p>255.923751</text:p>
          </table:table-cell>
          <table:table-cell office:value-type="float" office:value="298.362468" calcext:value-type="float">
            <text:p>298.362468</text:p>
          </table:table-cell>
          <table:table-cell office:value-type="float" office:value="314.480197" calcext:value-type="float">
            <text:p>314.480197</text:p>
          </table:table-cell>
          <table:table-cell office:value-type="float" office:value="326.358916" calcext:value-type="float">
            <text:p>326.358916</text:p>
          </table:table-cell>
          <table:table-cell office:value-type="float" office:value="384.553481" calcext:value-type="float">
            <text:p>384.553481</text:p>
          </table:table-cell>
          <table:table-cell office:value-type="float" office:value="7.29" calcext:value-type="float">
            <text:p>7.2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22.64" calcext:value-type="float">
            <text:p>22.6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.28" calcext:value-type="float">
            <text:p>3.2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32" calcext:value-type="float">
            <text:p>0.3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92" calcext:value-type="float">
            <text:p>2.9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Q55]/MAX([.Q$2:.Q$1048576])" office:value-type="float" office:value="0.816738816738817" calcext:value-type="float">
            <text:p>0.816738816738817</text:p>
          </table:table-cell>
          <table:table-cell table:formula="of:=[.W55]/MAX([.W$2:.W$1048576])" office:value-type="float" office:value="0.719298245614035" calcext:value-type="float">
            <text:p>0.719298245614035</text:p>
          </table:table-cell>
          <table:table-cell table:formula="of:=[.AC55]/MAX(MAX([.AC$2:.AC$9999]);ABS(MIN([.AC$2:.AC$9999])))" office:value-type="float" office:value="0.170212765957447" calcext:value-type="float">
            <text:p>0.170212765957447</text:p>
          </table:table-cell>
          <table:table-cell table:formula="of:=[.AI55]/MAX(MAX([.AI$2:.AI$9999]);ABS(MIN([.AI$2:.AI$9999])))" office:value-type="float" office:value="0.480263157894737" calcext:value-type="float">
            <text:p>0.480263157894737</text:p>
          </table:table-cell>
          <table:table-cell table:formula="of:=AVERAGE([.AO55:.AR55])" office:value-type="float" office:value="0.546628246551259" calcext:value-type="float">
            <text:p>0.546628246551259</text:p>
          </table:table-cell>
        </table:table-row>
        <table:table-row table:style-name="ro1">
          <table:table-cell office:value-type="string" calcext:value-type="string">
            <text:p>Rave_Mix_BSM1_20000_100_10.00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98.178" calcext:value-type="float">
            <text:p>298.178</text:p>
          </table:table-cell>
          <table:table-cell office:value-type="float" office:value="253.036245" calcext:value-type="float">
            <text:p>253.036245</text:p>
          </table:table-cell>
          <table:table-cell office:value-type="float" office:value="280.221629" calcext:value-type="float">
            <text:p>280.221629</text:p>
          </table:table-cell>
          <table:table-cell office:value-type="float" office:value="297.400888" calcext:value-type="float">
            <text:p>297.400888</text:p>
          </table:table-cell>
          <table:table-cell office:value-type="float" office:value="311.734125" calcext:value-type="float">
            <text:p>311.734125</text:p>
          </table:table-cell>
          <table:table-cell office:value-type="float" office:value="351.686318" calcext:value-type="float">
            <text:p>351.686318</text:p>
          </table:table-cell>
          <table:table-cell office:value-type="float" office:value="6.79" calcext:value-type="float">
            <text:p>6.7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.44" calcext:value-type="float">
            <text:p>22.4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.4" calcext:value-type="float">
            <text:p>3.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0.76" calcext:value-type="float">
            <text:p>-0.76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Q56]/MAX([.Q$2:.Q$1048576])" office:value-type="float" office:value="0.80952380952381" calcext:value-type="float">
            <text:p>0.80952380952381</text:p>
          </table:table-cell>
          <table:table-cell table:formula="of:=[.W56]/MAX([.W$2:.W$1048576])" office:value-type="float" office:value="0.745614035087719" calcext:value-type="float">
            <text:p>0.745614035087719</text:p>
          </table:table-cell>
          <table:table-cell table:formula="of:=[.AC56]/MAX(MAX([.AC$2:.AC$9999]);ABS(MIN([.AC$2:.AC$9999])))" office:value-type="float" office:value="-0.404255319148936" calcext:value-type="float">
            <text:p>-0.404255319148936</text:p>
          </table:table-cell>
          <table:table-cell table:formula="of:=[.AI56]/MAX(MAX([.AI$2:.AI$9999]);ABS(MIN([.AI$2:.AI$9999])))" office:value-type="float" office:value="0.342105263157895" calcext:value-type="float">
            <text:p>0.342105263157895</text:p>
          </table:table-cell>
          <table:table-cell table:formula="of:=AVERAGE([.AO56:.AR56])" office:value-type="float" office:value="0.373246947155122" calcext:value-type="float">
            <text:p>0.373246947155122</text:p>
          </table:table-cell>
        </table:table-row>
        <table:table-row table:style-name="ro1">
          <table:table-cell office:value-type="string" calcext:value-type="string">
            <text:p>Rave_Mix_BSM1_20000_100_0.00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37.539" calcext:value-type="float">
            <text:p>537.539</text:p>
          </table:table-cell>
          <table:table-cell office:value-type="float" office:value="417.547854" calcext:value-type="float">
            <text:p>417.547854</text:p>
          </table:table-cell>
          <table:table-cell office:value-type="float" office:value="496.033976" calcext:value-type="float">
            <text:p>496.033976</text:p>
          </table:table-cell>
          <table:table-cell office:value-type="float" office:value="540.541629" calcext:value-type="float">
            <text:p>540.541629</text:p>
          </table:table-cell>
          <table:table-cell office:value-type="float" office:value="576.460248" calcext:value-type="float">
            <text:p>576.460248</text:p>
          </table:table-cell>
          <table:table-cell office:value-type="float" office:value="657.844147" calcext:value-type="float">
            <text:p>657.844147</text:p>
          </table:table-cell>
          <table:table-cell office:value-type="float" office:value="6.88" calcext:value-type="float">
            <text:p>6.8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.92" calcext:value-type="float">
            <text:p>1.9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44" calcext:value-type="float">
            <text:p>0.4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" calcext:value-type="float">
            <text:p>3.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Q57]/MAX([.Q$2:.Q$1048576])" office:value-type="float" office:value="0.793650793650794" calcext:value-type="float">
            <text:p>0.793650793650794</text:p>
          </table:table-cell>
          <table:table-cell table:formula="of:=[.W57]/MAX([.W$2:.W$1048576])" office:value-type="float" office:value="0.421052631578947" calcext:value-type="float">
            <text:p>0.421052631578947</text:p>
          </table:table-cell>
          <table:table-cell table:formula="of:=[.AC57]/MAX(MAX([.AC$2:.AC$9999]);ABS(MIN([.AC$2:.AC$9999])))" office:value-type="float" office:value="0.234042553191489" calcext:value-type="float">
            <text:p>0.234042553191489</text:p>
          </table:table-cell>
          <table:table-cell table:formula="of:=[.AI57]/MAX(MAX([.AI$2:.AI$9999]);ABS(MIN([.AI$2:.AI$9999])))" office:value-type="float" office:value="0.519736842105263" calcext:value-type="float">
            <text:p>0.519736842105263</text:p>
          </table:table-cell>
          <table:table-cell table:formula="of:=AVERAGE([.AO57:.AR57])" office:value-type="float" office:value="0.492120705131623" calcext:value-type="float">
            <text:p>0.492120705131623</text:p>
          </table:table-cell>
        </table:table-row>
        <table:table-row table:style-name="ro1">
          <table:table-cell office:value-type="string" calcext:value-type="string">
            <text:p>Rave_Mix_BSM1_20000_100_0.0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510.876" calcext:value-type="float">
            <text:p>510.876</text:p>
          </table:table-cell>
          <table:table-cell office:value-type="float" office:value="412.7119" calcext:value-type="float">
            <text:p>412.7119</text:p>
          </table:table-cell>
          <table:table-cell office:value-type="float" office:value="477.239309" calcext:value-type="float">
            <text:p>477.239309</text:p>
          </table:table-cell>
          <table:table-cell office:value-type="float" office:value="510.546566" calcext:value-type="float">
            <text:p>510.546566</text:p>
          </table:table-cell>
          <table:table-cell office:value-type="float" office:value="547.96879" calcext:value-type="float">
            <text:p>547.96879</text:p>
          </table:table-cell>
          <table:table-cell office:value-type="float" office:value="616.659359" calcext:value-type="float">
            <text:p>616.659359</text:p>
          </table:table-cell>
          <table:table-cell office:value-type="float" office:value="7.67" calcext:value-type="float">
            <text:p>7.6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68" calcext:value-type="float">
            <text:p>0.6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Q58]/MAX([.Q$2:.Q$1048576])" office:value-type="float" office:value="0.937950937950938" calcext:value-type="float">
            <text:p>0.937950937950938</text:p>
          </table:table-cell>
          <table:table-cell table:formula="of:=[.W58]/MAX([.W$2:.W$1048576])" office:value-type="float" office:value="0.263157894736842" calcext:value-type="float">
            <text:p>0.263157894736842</text:p>
          </table:table-cell>
          <table:table-cell table:formula="of:=[.AC58]/MAX(MAX([.AC$2:.AC$9999]);ABS(MIN([.AC$2:.AC$9999])))" office:value-type="float" office:value="0.361702127659574" calcext:value-type="float">
            <text:p>0.361702127659574</text:p>
          </table:table-cell>
          <table:table-cell table:formula="of:=[.AI58]/MAX(MAX([.AI$2:.AI$9999]);ABS(MIN([.AI$2:.AI$9999])))" office:value-type="float" office:value="0.460526315789474" calcext:value-type="float">
            <text:p>0.460526315789474</text:p>
          </table:table-cell>
          <table:table-cell table:formula="of:=AVERAGE([.AO58:.AR58])" office:value-type="float" office:value="0.505834319034207" calcext:value-type="float">
            <text:p>0.505834319034207</text:p>
          </table:table-cell>
        </table:table-row>
        <table:table-row table:style-name="ro1">
          <table:table-cell office:value-type="string" calcext:value-type="string">
            <text:p>Rave_Mix_BSM1_20000_100_0.10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388.42" calcext:value-type="float">
            <text:p>388.42</text:p>
          </table:table-cell>
          <table:table-cell office:value-type="float" office:value="324.905086" calcext:value-type="float">
            <text:p>324.905086</text:p>
          </table:table-cell>
          <table:table-cell office:value-type="float" office:value="365.30963" calcext:value-type="float">
            <text:p>365.30963</text:p>
          </table:table-cell>
          <table:table-cell office:value-type="float" office:value="384.806322" calcext:value-type="float">
            <text:p>384.806322</text:p>
          </table:table-cell>
          <table:table-cell office:value-type="float" office:value="406.196938" calcext:value-type="float">
            <text:p>406.196938</text:p>
          </table:table-cell>
          <table:table-cell office:value-type="float" office:value="460.261927" calcext:value-type="float">
            <text:p>460.261927</text:p>
          </table:table-cell>
          <table:table-cell office:value-type="float" office:value="7.53" calcext:value-type="float">
            <text:p>7.5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2.2" calcext:value-type="float">
            <text:p>2.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16" calcext:value-type="float">
            <text:p>3.1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Q59]/MAX([.Q$2:.Q$1048576])" office:value-type="float" office:value="0.865800865800866" calcext:value-type="float">
            <text:p>0.865800865800866</text:p>
          </table:table-cell>
          <table:table-cell table:formula="of:=[.W59]/MAX([.W$2:.W$1048576])" office:value-type="float" office:value="0.482456140350877" calcext:value-type="float">
            <text:p>0.482456140350877</text:p>
          </table:table-cell>
          <table:table-cell table:formula="of:=[.AC59]/MAX(MAX([.AC$2:.AC$9999]);ABS(MIN([.AC$2:.AC$9999])))" office:value-type="float" office:value="0.404255319148936" calcext:value-type="float">
            <text:p>0.404255319148936</text:p>
          </table:table-cell>
          <table:table-cell table:formula="of:=[.AI59]/MAX(MAX([.AI$2:.AI$9999]);ABS(MIN([.AI$2:.AI$9999])))" office:value-type="float" office:value="0.519736842105263" calcext:value-type="float">
            <text:p>0.519736842105263</text:p>
          </table:table-cell>
          <table:table-cell table:formula="of:=AVERAGE([.AO59:.AR59])" office:value-type="float" office:value="0.568062291851486" calcext:value-type="float">
            <text:p>0.568062291851486</text:p>
          </table:table-cell>
        </table:table-row>
        <table:table-row table:style-name="ro1">
          <table:table-cell office:value-type="string" calcext:value-type="string">
            <text:p>Rave_Mix_BSM1_20000_100_1.00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1.1" calcext:value-type="float">
            <text:p>311.1</text:p>
          </table:table-cell>
          <table:table-cell office:value-type="float" office:value="251.422422" calcext:value-type="float">
            <text:p>251.422422</text:p>
          </table:table-cell>
          <table:table-cell office:value-type="float" office:value="294.930174" calcext:value-type="float">
            <text:p>294.930174</text:p>
          </table:table-cell>
          <table:table-cell office:value-type="float" office:value="313.438418" calcext:value-type="float">
            <text:p>313.438418</text:p>
          </table:table-cell>
          <table:table-cell office:value-type="float" office:value="333.301334" calcext:value-type="float">
            <text:p>333.301334</text:p>
          </table:table-cell>
          <table:table-cell office:value-type="float" office:value="368.033581" calcext:value-type="float">
            <text:p>368.033581</text:p>
          </table:table-cell>
          <table:table-cell office:value-type="float" office:value="7.6" calcext:value-type="float">
            <text:p>7.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4.28" calcext:value-type="float">
            <text:p>24.2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.84" calcext:value-type="float">
            <text:p>2.8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0.36" calcext:value-type="float">
            <text:p>-0.36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64" calcext:value-type="float">
            <text:p>3.6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Q60]/MAX([.Q$2:.Q$1048576])" office:value-type="float" office:value="0.875901875901876" calcext:value-type="float">
            <text:p>0.875901875901876</text:p>
          </table:table-cell>
          <table:table-cell table:formula="of:=[.W60]/MAX([.W$2:.W$1048576])" office:value-type="float" office:value="0.62280701754386" calcext:value-type="float">
            <text:p>0.62280701754386</text:p>
          </table:table-cell>
          <table:table-cell table:formula="of:=[.AC60]/MAX(MAX([.AC$2:.AC$9999]);ABS(MIN([.AC$2:.AC$9999])))" office:value-type="float" office:value="-0.191489361702128" calcext:value-type="float">
            <text:p>-0.191489361702128</text:p>
          </table:table-cell>
          <table:table-cell table:formula="of:=[.AI60]/MAX(MAX([.AI$2:.AI$9999]);ABS(MIN([.AI$2:.AI$9999])))" office:value-type="float" office:value="0.598684210526316" calcext:value-type="float">
            <text:p>0.598684210526316</text:p>
          </table:table-cell>
          <table:table-cell table:formula="of:=AVERAGE([.AO60:.AR60])" office:value-type="float" office:value="0.476475935567481" calcext:value-type="float">
            <text:p>0.476475935567481</text:p>
          </table:table-cell>
        </table:table-row>
        <table:table-row table:style-name="ro1">
          <table:table-cell office:value-type="string" calcext:value-type="string">
            <text:p>Rave_Mix_BSM1_20000_100_10.00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8.307" calcext:value-type="float">
            <text:p>298.307</text:p>
          </table:table-cell>
          <table:table-cell office:value-type="float" office:value="248.602073" calcext:value-type="float">
            <text:p>248.602073</text:p>
          </table:table-cell>
          <table:table-cell office:value-type="float" office:value="279.951405" calcext:value-type="float">
            <text:p>279.951405</text:p>
          </table:table-cell>
          <table:table-cell office:value-type="float" office:value="297.886022" calcext:value-type="float">
            <text:p>297.886022</text:p>
          </table:table-cell>
          <table:table-cell office:value-type="float" office:value="316.922866" calcext:value-type="float">
            <text:p>316.922866</text:p>
          </table:table-cell>
          <table:table-cell office:value-type="float" office:value="357.397334" calcext:value-type="float">
            <text:p>357.397334</text:p>
          </table:table-cell>
          <table:table-cell office:value-type="float" office:value="7.58" calcext:value-type="float">
            <text:p>7.58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5.2" calcext:value-type="float">
            <text:p>25.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.04" calcext:value-type="float">
            <text:p>2.0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0.56" calcext:value-type="float">
            <text:p>-0.5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Q61]/MAX([.Q$2:.Q$1048576])" office:value-type="float" office:value="0.909090909090909" calcext:value-type="float">
            <text:p>0.909090909090909</text:p>
          </table:table-cell>
          <table:table-cell table:formula="of:=[.W61]/MAX([.W$2:.W$1048576])" office:value-type="float" office:value="0.447368421052632" calcext:value-type="float">
            <text:p>0.447368421052632</text:p>
          </table:table-cell>
          <table:table-cell table:formula="of:=[.AC61]/MAX(MAX([.AC$2:.AC$9999]);ABS(MIN([.AC$2:.AC$9999])))" office:value-type="float" office:value="-0.297872340425532" calcext:value-type="float">
            <text:p>-0.297872340425532</text:p>
          </table:table-cell>
          <table:table-cell table:formula="of:=[.AI61]/MAX(MAX([.AI$2:.AI$9999]);ABS(MIN([.AI$2:.AI$9999])))" office:value-type="float" office:value="0.598684210526316" calcext:value-type="float">
            <text:p>0.598684210526316</text:p>
          </table:table-cell>
          <table:table-cell table:formula="of:=AVERAGE([.AO61:.AR61])" office:value-type="float" office:value="0.414317800061081" calcext:value-type="float">
            <text:p>0.414317800061081</text:p>
          </table:table-cell>
        </table:table-row>
        <table:table-row table:style-name="ro1">
          <table:table-cell office:value-type="string" calcext:value-type="string">
            <text:p>Rave_Mix_BSM1_20000_100_0.00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4.435" calcext:value-type="float">
            <text:p>604.435</text:p>
          </table:table-cell>
          <table:table-cell office:value-type="float" office:value="492.830816" calcext:value-type="float">
            <text:p>492.830816</text:p>
          </table:table-cell>
          <table:table-cell office:value-type="float" office:value="555.84079" calcext:value-type="float">
            <text:p>555.84079</text:p>
          </table:table-cell>
          <table:table-cell office:value-type="float" office:value="610.127803" calcext:value-type="float">
            <text:p>610.127803</text:p>
          </table:table-cell>
          <table:table-cell office:value-type="float" office:value="633.509531" calcext:value-type="float">
            <text:p>633.509531</text:p>
          </table:table-cell>
          <table:table-cell office:value-type="float" office:value="768.88415" calcext:value-type="float">
            <text:p>768.88415</text:p>
          </table:table-cell>
          <table:table-cell office:value-type="float" office:value="7.22" calcext:value-type="float">
            <text:p>7.2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4.48" calcext:value-type="float">
            <text:p>24.4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.68" calcext:value-type="float">
            <text:p>1.68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Q62]/MAX([.Q$2:.Q$1048576])" office:value-type="float" office:value="0.883116883116883" calcext:value-type="float">
            <text:p>0.883116883116883</text:p>
          </table:table-cell>
          <table:table-cell table:formula="of:=[.W62]/MAX([.W$2:.W$1048576])" office:value-type="float" office:value="0.368421052631579" calcext:value-type="float">
            <text:p>0.368421052631579</text:p>
          </table:table-cell>
          <table:table-cell table:formula="of:=[.AC62]/MAX(MAX([.AC$2:.AC$9999]);ABS(MIN([.AC$2:.AC$9999])))" office:value-type="float" office:value="0.382978723404255" calcext:value-type="float">
            <text:p>0.382978723404255</text:p>
          </table:table-cell>
          <table:table-cell table:formula="of:=[.AI62]/MAX(MAX([.AI$2:.AI$9999]);ABS(MIN([.AI$2:.AI$9999])))" office:value-type="float" office:value="0.328947368421053" calcext:value-type="float">
            <text:p>0.328947368421053</text:p>
          </table:table-cell>
          <table:table-cell table:formula="of:=AVERAGE([.AO62:.AR62])" office:value-type="float" office:value="0.490866006893443" calcext:value-type="float">
            <text:p>0.490866006893443</text:p>
          </table:table-cell>
        </table:table-row>
        <table:table-row table:style-name="ro1">
          <table:table-cell office:value-type="string" calcext:value-type="string">
            <text:p>Rave_Mix_BSM1_20000_100_0.0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576.36" calcext:value-type="float">
            <text:p>576.36</text:p>
          </table:table-cell>
          <table:table-cell office:value-type="float" office:value="468.654616" calcext:value-type="float">
            <text:p>468.654616</text:p>
          </table:table-cell>
          <table:table-cell office:value-type="float" office:value="537.211656" calcext:value-type="float">
            <text:p>537.211656</text:p>
          </table:table-cell>
          <table:table-cell office:value-type="float" office:value="574.010866" calcext:value-type="float">
            <text:p>574.010866</text:p>
          </table:table-cell>
          <table:table-cell office:value-type="float" office:value="609.846518" calcext:value-type="float">
            <text:p>609.846518</text:p>
          </table:table-cell>
          <table:table-cell office:value-type="float" office:value="736.210963" calcext:value-type="float">
            <text:p>736.210963</text:p>
          </table:table-cell>
          <table:table-cell office:value-type="float" office:value="7.35" calcext:value-type="float">
            <text:p>7.3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4.44" calcext:value-type="float">
            <text:p>24.4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.56" calcext:value-type="float">
            <text:p>1.5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68" calcext:value-type="float">
            <text:p>2.6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Q63]/MAX([.Q$2:.Q$1048576])" office:value-type="float" office:value="0.881673881673882" calcext:value-type="float">
            <text:p>0.881673881673882</text:p>
          </table:table-cell>
          <table:table-cell table:formula="of:=[.W63]/MAX([.W$2:.W$1048576])" office:value-type="float" office:value="0.342105263157895" calcext:value-type="float">
            <text:p>0.342105263157895</text:p>
          </table:table-cell>
          <table:table-cell table:formula="of:=[.AC63]/MAX(MAX([.AC$2:.AC$9999]);ABS(MIN([.AC$2:.AC$9999])))" office:value-type="float" office:value="0.382978723404255" calcext:value-type="float">
            <text:p>0.382978723404255</text:p>
          </table:table-cell>
          <table:table-cell table:formula="of:=[.AI63]/MAX(MAX([.AI$2:.AI$9999]);ABS(MIN([.AI$2:.AI$9999])))" office:value-type="float" office:value="0.44078947368421" calcext:value-type="float">
            <text:p>0.44078947368421</text:p>
          </table:table-cell>
          <table:table-cell table:formula="of:=AVERAGE([.AO63:.AR63])" office:value-type="float" office:value="0.511886835480061" calcext:value-type="float">
            <text:p>0.511886835480061</text:p>
          </table:table-cell>
        </table:table-row>
        <table:table-row table:style-name="ro1">
          <table:table-cell office:value-type="string" calcext:value-type="string">
            <text:p>Rave_Mix_BSM1_20000_100_0.10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417.436" calcext:value-type="float">
            <text:p>417.436</text:p>
          </table:table-cell>
          <table:table-cell office:value-type="float" office:value="355.734914" calcext:value-type="float">
            <text:p>355.734914</text:p>
          </table:table-cell>
          <table:table-cell office:value-type="float" office:value="396.975011" calcext:value-type="float">
            <text:p>396.975011</text:p>
          </table:table-cell>
          <table:table-cell office:value-type="float" office:value="411.91664" calcext:value-type="float">
            <text:p>411.91664</text:p>
          </table:table-cell>
          <table:table-cell office:value-type="float" office:value="436.084547" calcext:value-type="float">
            <text:p>436.084547</text:p>
          </table:table-cell>
          <table:table-cell office:value-type="float" office:value="548.48316" calcext:value-type="float">
            <text:p>548.48316</text:p>
          </table:table-cell>
          <table:table-cell office:value-type="float" office:value="7.87" calcext:value-type="float">
            <text:p>7.8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5.2" calcext:value-type="float">
            <text:p>25.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.16" calcext:value-type="float">
            <text:p>2.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8" calcext:value-type="float">
            <text:p>3.2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Q64]/MAX([.Q$2:.Q$1048576])" office:value-type="float" office:value="0.909090909090909" calcext:value-type="float">
            <text:p>0.909090909090909</text:p>
          </table:table-cell>
          <table:table-cell table:formula="of:=[.W64]/MAX([.W$2:.W$1048576])" office:value-type="float" office:value="0.473684210526316" calcext:value-type="float">
            <text:p>0.473684210526316</text:p>
          </table:table-cell>
          <table:table-cell table:formula="of:=[.AC64]/MAX(MAX([.AC$2:.AC$9999]);ABS(MIN([.AC$2:.AC$9999])))" office:value-type="float" office:value="0.446808510638298" calcext:value-type="float">
            <text:p>0.446808510638298</text:p>
          </table:table-cell>
          <table:table-cell table:formula="of:=[.AI64]/MAX(MAX([.AI$2:.AI$9999]);ABS(MIN([.AI$2:.AI$9999])))" office:value-type="float" office:value="0.539473684210526" calcext:value-type="float">
            <text:p>0.539473684210526</text:p>
          </table:table-cell>
          <table:table-cell table:formula="of:=AVERAGE([.AO64:.AR64])" office:value-type="float" office:value="0.592264328616512" calcext:value-type="float">
            <text:p>0.592264328616512</text:p>
          </table:table-cell>
        </table:table-row>
        <table:table-row table:style-name="ro1">
          <table:table-cell office:value-type="string" calcext:value-type="string">
            <text:p>Rave_Mix_BSM1_20000_100_1.00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19.643" calcext:value-type="float">
            <text:p>319.643</text:p>
          </table:table-cell>
          <table:table-cell office:value-type="float" office:value="259.473384" calcext:value-type="float">
            <text:p>259.473384</text:p>
          </table:table-cell>
          <table:table-cell office:value-type="float" office:value="302.789925" calcext:value-type="float">
            <text:p>302.789925</text:p>
          </table:table-cell>
          <table:table-cell office:value-type="float" office:value="321.498867" calcext:value-type="float">
            <text:p>321.498867</text:p>
          </table:table-cell>
          <table:table-cell office:value-type="float" office:value="342.248296" calcext:value-type="float">
            <text:p>342.248296</text:p>
          </table:table-cell>
          <table:table-cell office:value-type="float" office:value="378.939656" calcext:value-type="float">
            <text:p>378.939656</text:p>
          </table:table-cell>
          <table:table-cell office:value-type="float" office:value="7.39" calcext:value-type="float">
            <text:p>7.3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4.92" calcext:value-type="float">
            <text:p>24.9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.88" calcext:value-type="float">
            <text:p>1.8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0.2" calcext:value-type="float">
            <text:p>-0.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96" calcext:value-type="float">
            <text:p>2.9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Q65]/MAX([.Q$2:.Q$1048576])" office:value-type="float" office:value="0.898989898989899" calcext:value-type="float">
            <text:p>0.898989898989899</text:p>
          </table:table-cell>
          <table:table-cell table:formula="of:=[.W65]/MAX([.W$2:.W$1048576])" office:value-type="float" office:value="0.412280701754386" calcext:value-type="float">
            <text:p>0.412280701754386</text:p>
          </table:table-cell>
          <table:table-cell table:formula="of:=[.AC65]/MAX(MAX([.AC$2:.AC$9999]);ABS(MIN([.AC$2:.AC$9999])))" office:value-type="float" office:value="-0.106382978723404" calcext:value-type="float">
            <text:p>-0.106382978723404</text:p>
          </table:table-cell>
          <table:table-cell table:formula="of:=[.AI65]/MAX(MAX([.AI$2:.AI$9999]);ABS(MIN([.AI$2:.AI$9999])))" office:value-type="float" office:value="0.486842105263158" calcext:value-type="float">
            <text:p>0.486842105263158</text:p>
          </table:table-cell>
          <table:table-cell table:formula="of:=AVERAGE([.AO65:.AR65])" office:value-type="float" office:value="0.42293243182101" calcext:value-type="float">
            <text:p>0.42293243182101</text:p>
          </table:table-cell>
        </table:table-row>
        <table:table-row table:style-name="ro1">
          <table:table-cell office:value-type="string" calcext:value-type="string">
            <text:p>Rave_Mix_BSM1_20000_100_10.00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4.841" calcext:value-type="float">
            <text:p>304.841</text:p>
          </table:table-cell>
          <table:table-cell office:value-type="float" office:value="257.191112" calcext:value-type="float">
            <text:p>257.191112</text:p>
          </table:table-cell>
          <table:table-cell office:value-type="float" office:value="283.108739" calcext:value-type="float">
            <text:p>283.108739</text:p>
          </table:table-cell>
          <table:table-cell office:value-type="float" office:value="305.702716" calcext:value-type="float">
            <text:p>305.702716</text:p>
          </table:table-cell>
          <table:table-cell office:value-type="float" office:value="323.481681" calcext:value-type="float">
            <text:p>323.481681</text:p>
          </table:table-cell>
          <table:table-cell office:value-type="float" office:value="370.562374" calcext:value-type="float">
            <text:p>370.562374</text:p>
          </table:table-cell>
          <table:table-cell office:value-type="float" office:value="7.5" calcext:value-type="float">
            <text:p>7.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3.96" calcext:value-type="float">
            <text:p>23.9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.68" calcext:value-type="float">
            <text:p>2.6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0.88" calcext:value-type="float">
            <text:p>-0.8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24" calcext:value-type="float">
            <text:p>4.2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[.Q66]/MAX([.Q$2:.Q$1048576])" office:value-type="float" office:value="0.864357864357864" calcext:value-type="float">
            <text:p>0.864357864357864</text:p>
          </table:table-cell>
          <table:table-cell table:formula="of:=[.W66]/MAX([.W$2:.W$1048576])" office:value-type="float" office:value="0.587719298245614" calcext:value-type="float">
            <text:p>0.587719298245614</text:p>
          </table:table-cell>
          <table:table-cell table:formula="of:=[.AC66]/MAX(MAX([.AC$2:.AC$9999]);ABS(MIN([.AC$2:.AC$9999])))" office:value-type="float" office:value="-0.468085106382979" calcext:value-type="float">
            <text:p>-0.468085106382979</text:p>
          </table:table-cell>
          <table:table-cell table:formula="of:=[.AI66]/MAX(MAX([.AI$2:.AI$9999]);ABS(MIN([.AI$2:.AI$9999])))" office:value-type="float" office:value="0.697368421052632" calcext:value-type="float">
            <text:p>0.697368421052632</text:p>
          </table:table-cell>
          <table:table-cell table:formula="of:=AVERAGE([.AO66:.AR66])" office:value-type="float" office:value="0.420340119318283" calcext:value-type="float">
            <text:p>0.420340119318283</text:p>
          </table:table-cell>
        </table:table-row>
        <table:table-row table:style-name="ro1">
          <table:table-cell office:value-type="string" calcext:value-type="string">
            <text:p>Rave_Mix_BSM1_20000_100_0.00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22.29" calcext:value-type="float">
            <text:p>622.29</text:p>
          </table:table-cell>
          <table:table-cell office:value-type="float" office:value="541.52257" calcext:value-type="float">
            <text:p>541.52257</text:p>
          </table:table-cell>
          <table:table-cell office:value-type="float" office:value="592.394669" calcext:value-type="float">
            <text:p>592.394669</text:p>
          </table:table-cell>
          <table:table-cell office:value-type="float" office:value="612.323949" calcext:value-type="float">
            <text:p>612.323949</text:p>
          </table:table-cell>
          <table:table-cell office:value-type="float" office:value="648.087309" calcext:value-type="float">
            <text:p>648.087309</text:p>
          </table:table-cell>
          <table:table-cell office:value-type="float" office:value="758.81521" calcext:value-type="float">
            <text:p>758.81521</text:p>
          </table:table-cell>
          <table:table-cell office:value-type="float" office:value="6.61" calcext:value-type="float">
            <text:p>6.6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2.44" calcext:value-type="float">
            <text:p>22.4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1.92" calcext:value-type="float">
            <text:p>1.9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1.12" calcext:value-type="float">
            <text:p>-1.1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Q67]/MAX([.Q$2:.Q$1048576])" office:value-type="float" office:value="0.80952380952381" calcext:value-type="float">
            <text:p>0.80952380952381</text:p>
          </table:table-cell>
          <table:table-cell table:formula="of:=[.W67]/MAX([.W$2:.W$1048576])" office:value-type="float" office:value="0.421052631578947" calcext:value-type="float">
            <text:p>0.421052631578947</text:p>
          </table:table-cell>
          <table:table-cell table:formula="of:=[.AC67]/MAX(MAX([.AC$2:.AC$9999]);ABS(MIN([.AC$2:.AC$9999])))" office:value-type="float" office:value="-0.595744680851064" calcext:value-type="float">
            <text:p>-0.595744680851064</text:p>
          </table:table-cell>
          <table:table-cell table:formula="of:=[.AI67]/MAX(MAX([.AI$2:.AI$9999]);ABS(MIN([.AI$2:.AI$9999])))" office:value-type="float" office:value="0.526315789473684" calcext:value-type="float">
            <text:p>0.526315789473684</text:p>
          </table:table-cell>
          <table:table-cell table:formula="of:=AVERAGE([.AO67:.AR67])" office:value-type="float" office:value="0.290286887431344" calcext:value-type="float">
            <text:p>0.290286887431344</text:p>
          </table:table-cell>
        </table:table-row>
        <table:table-row table:style-name="ro1">
          <table:table-cell office:value-type="string" calcext:value-type="string">
            <text:p>Rave_Mix_BSM1_20000_100_0.0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619.915" calcext:value-type="float">
            <text:p>619.915</text:p>
          </table:table-cell>
          <table:table-cell office:value-type="float" office:value="540.64632" calcext:value-type="float">
            <text:p>540.64632</text:p>
          </table:table-cell>
          <table:table-cell office:value-type="float" office:value="591.681185" calcext:value-type="float">
            <text:p>591.681185</text:p>
          </table:table-cell>
          <table:table-cell office:value-type="float" office:value="623.399905" calcext:value-type="float">
            <text:p>623.399905</text:p>
          </table:table-cell>
          <table:table-cell office:value-type="float" office:value="647.244645" calcext:value-type="float">
            <text:p>647.244645</text:p>
          </table:table-cell>
          <table:table-cell office:value-type="float" office:value="736.774323" calcext:value-type="float">
            <text:p>736.774323</text:p>
          </table:table-cell>
          <table:table-cell office:value-type="float" office:value="6.85" calcext:value-type="float">
            <text:p>6.8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6.28" calcext:value-type="float">
            <text:p>26.2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0.88" calcext:value-type="float">
            <text:p>0.8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0.8" calcext:value-type="float">
            <text:p>-0.8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04" calcext:value-type="float">
            <text:p>1.04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Q68]/MAX([.Q$2:.Q$1048576])" office:value-type="float" office:value="0.948051948051948" calcext:value-type="float">
            <text:p>0.948051948051948</text:p>
          </table:table-cell>
          <table:table-cell table:formula="of:=[.W68]/MAX([.W$2:.W$1048576])" office:value-type="float" office:value="0.192982456140351" calcext:value-type="float">
            <text:p>0.192982456140351</text:p>
          </table:table-cell>
          <table:table-cell table:formula="of:=[.AC68]/MAX(MAX([.AC$2:.AC$9999]);ABS(MIN([.AC$2:.AC$9999])))" office:value-type="float" office:value="-0.425531914893617" calcext:value-type="float">
            <text:p>-0.425531914893617</text:p>
          </table:table-cell>
          <table:table-cell table:formula="of:=[.AI68]/MAX(MAX([.AI$2:.AI$9999]);ABS(MIN([.AI$2:.AI$9999])))" office:value-type="float" office:value="0.171052631578947" calcext:value-type="float">
            <text:p>0.171052631578947</text:p>
          </table:table-cell>
          <table:table-cell table:formula="of:=AVERAGE([.AO68:.AR68])" office:value-type="float" office:value="0.221638780219407" calcext:value-type="float">
            <text:p>0.221638780219407</text:p>
          </table:table-cell>
        </table:table-row>
        <table:table-row table:style-name="ro1">
          <table:table-cell office:value-type="string" calcext:value-type="string">
            <text:p>Rave_Mix_BSM1_20000_100_0.10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621.333" calcext:value-type="float">
            <text:p>621.333</text:p>
          </table:table-cell>
          <table:table-cell office:value-type="float" office:value="484.897186" calcext:value-type="float">
            <text:p>484.897186</text:p>
          </table:table-cell>
          <table:table-cell office:value-type="float" office:value="595.721877" calcext:value-type="float">
            <text:p>595.721877</text:p>
          </table:table-cell>
          <table:table-cell office:value-type="float" office:value="621.347159" calcext:value-type="float">
            <text:p>621.347159</text:p>
          </table:table-cell>
          <table:table-cell office:value-type="float" office:value="657.790022" calcext:value-type="float">
            <text:p>657.790022</text:p>
          </table:table-cell>
          <table:table-cell office:value-type="float" office:value="700.244541" calcext:value-type="float">
            <text:p>700.244541</text:p>
          </table:table-cell>
          <table:table-cell office:value-type="float" office:value="8.55" calcext:value-type="float">
            <text:p>8.5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7.72" calcext:value-type="float">
            <text:p>27.7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2.96" calcext:value-type="float">
            <text:p>2.9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1.16" calcext:value-type="float">
            <text:p>-1.16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68" calcext:value-type="float">
            <text:p>4.6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Q69]/MAX([.Q$2:.Q$1048576])" office:value-type="float" office:value="1" calcext:value-type="float">
            <text:p>1</text:p>
          </table:table-cell>
          <table:table-cell table:formula="of:=[.W69]/MAX([.W$2:.W$1048576])" office:value-type="float" office:value="0.649122807017544" calcext:value-type="float">
            <text:p>0.649122807017544</text:p>
          </table:table-cell>
          <table:table-cell table:formula="of:=[.AC69]/MAX(MAX([.AC$2:.AC$9999]);ABS(MIN([.AC$2:.AC$9999])))" office:value-type="float" office:value="-0.617021276595745" calcext:value-type="float">
            <text:p>-0.617021276595745</text:p>
          </table:table-cell>
          <table:table-cell table:formula="of:=[.AI69]/MAX(MAX([.AI$2:.AI$9999]);ABS(MIN([.AI$2:.AI$9999])))" office:value-type="float" office:value="0.769736842105263" calcext:value-type="float">
            <text:p>0.769736842105263</text:p>
          </table:table-cell>
          <table:table-cell table:formula="of:=AVERAGE([.AO69:.AR69])" office:value-type="float" office:value="0.450459593131766" calcext:value-type="float">
            <text:p>0.450459593131766</text:p>
          </table:table-cell>
        </table:table-row>
        <table:table-row table:style-name="ro1">
          <table:table-cell office:value-type="string" calcext:value-type="string">
            <text:p>Rave_Mix_BSM1_20000_100_1.00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13.984" calcext:value-type="float">
            <text:p>613.984</text:p>
          </table:table-cell>
          <table:table-cell office:value-type="float" office:value="534.408297" calcext:value-type="float">
            <text:p>534.408297</text:p>
          </table:table-cell>
          <table:table-cell office:value-type="float" office:value="589.821234" calcext:value-type="float">
            <text:p>589.821234</text:p>
          </table:table-cell>
          <table:table-cell office:value-type="float" office:value="608.428643" calcext:value-type="float">
            <text:p>608.428643</text:p>
          </table:table-cell>
          <table:table-cell office:value-type="float" office:value="639.708051" calcext:value-type="float">
            <text:p>639.708051</text:p>
          </table:table-cell>
          <table:table-cell office:value-type="float" office:value="758.384199" calcext:value-type="float">
            <text:p>758.384199</text:p>
          </table:table-cell>
          <table:table-cell office:value-type="float" office:value="7.08" calcext:value-type="float">
            <text:p>7.08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3.16" calcext:value-type="float">
            <text:p>23.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.12" calcext:value-type="float">
            <text:p>3.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0.2" calcext:value-type="float">
            <text:p>-0.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4" calcext:value-type="float">
            <text:p>2.24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Q70]/MAX([.Q$2:.Q$1048576])" office:value-type="float" office:value="0.835497835497836" calcext:value-type="float">
            <text:p>0.835497835497836</text:p>
          </table:table-cell>
          <table:table-cell table:formula="of:=[.W70]/MAX([.W$2:.W$1048576])" office:value-type="float" office:value="0.68421052631579" calcext:value-type="float">
            <text:p>0.68421052631579</text:p>
          </table:table-cell>
          <table:table-cell table:formula="of:=[.AC70]/MAX(MAX([.AC$2:.AC$9999]);ABS(MIN([.AC$2:.AC$9999])))" office:value-type="float" office:value="-0.106382978723404" calcext:value-type="float">
            <text:p>-0.106382978723404</text:p>
          </table:table-cell>
          <table:table-cell table:formula="of:=[.AI70]/MAX(MAX([.AI$2:.AI$9999]);ABS(MIN([.AI$2:.AI$9999])))" office:value-type="float" office:value="0.368421052631579" calcext:value-type="float">
            <text:p>0.368421052631579</text:p>
          </table:table-cell>
          <table:table-cell table:formula="of:=AVERAGE([.AO70:.AR70])" office:value-type="float" office:value="0.44543660893045" calcext:value-type="float">
            <text:p>0.44543660893045</text:p>
          </table:table-cell>
        </table:table-row>
        <table:table-row table:style-name="ro1">
          <table:table-cell office:value-type="string" calcext:value-type="string">
            <text:p>Rave_Mix_BSM1_20000_100_10.00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29.376" calcext:value-type="float">
            <text:p>629.376</text:p>
          </table:table-cell>
          <table:table-cell office:value-type="float" office:value="536.191603" calcext:value-type="float">
            <text:p>536.191603</text:p>
          </table:table-cell>
          <table:table-cell office:value-type="float" office:value="598.712888" calcext:value-type="float">
            <text:p>598.712888</text:p>
          </table:table-cell>
          <table:table-cell office:value-type="float" office:value="622.269627" calcext:value-type="float">
            <text:p>622.269627</text:p>
          </table:table-cell>
          <table:table-cell office:value-type="float" office:value="660.712296" calcext:value-type="float">
            <text:p>660.712296</text:p>
          </table:table-cell>
          <table:table-cell office:value-type="float" office:value="809.082862" calcext:value-type="float">
            <text:p>809.082862</text:p>
          </table:table-cell>
          <table:table-cell office:value-type="float" office:value="6.99" calcext:value-type="float">
            <text:p>6.99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5.68" calcext:value-type="float">
            <text:p>25.6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.2" calcext:value-type="float">
            <text:p>1.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.08" calcext:value-type="float">
            <text:p>-1.08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16" calcext:value-type="float">
            <text:p>2.1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Q71]/MAX([.Q$2:.Q$1048576])" office:value-type="float" office:value="0.926406926406926" calcext:value-type="float">
            <text:p>0.926406926406926</text:p>
          </table:table-cell>
          <table:table-cell table:formula="of:=[.W71]/MAX([.W$2:.W$1048576])" office:value-type="float" office:value="0.263157894736842" calcext:value-type="float">
            <text:p>0.263157894736842</text:p>
          </table:table-cell>
          <table:table-cell table:formula="of:=[.AC71]/MAX(MAX([.AC$2:.AC$9999]);ABS(MIN([.AC$2:.AC$9999])))" office:value-type="float" office:value="-0.574468085106383" calcext:value-type="float">
            <text:p>-0.574468085106383</text:p>
          </table:table-cell>
          <table:table-cell table:formula="of:=[.AI71]/MAX(MAX([.AI$2:.AI$9999]);ABS(MIN([.AI$2:.AI$9999])))" office:value-type="float" office:value="0.355263157894737" calcext:value-type="float">
            <text:p>0.355263157894737</text:p>
          </table:table-cell>
          <table:table-cell table:formula="of:=AVERAGE([.AO71:.AR71])" office:value-type="float" office:value="0.242589973483031" calcext:value-type="float">
            <text:p>0.242589973483031</text:p>
          </table:table-cell>
        </table:table-row>
        <table:table-row table:style-name="ro1">
          <table:table-cell office:value-type="string" calcext:value-type="string">
            <text:p>Rave_Mix_BSM1_20000_100_0.00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33.97" calcext:value-type="float">
            <text:p>1033.97</text:p>
          </table:table-cell>
          <table:table-cell office:value-type="float" office:value="888.714667" calcext:value-type="float">
            <text:p>888.714667</text:p>
          </table:table-cell>
          <table:table-cell office:value-type="float" office:value="993.11684" calcext:value-type="float">
            <text:p>993.11684</text:p>
          </table:table-cell>
          <table:table-cell office:value-type="float" office:value="1031.35565" calcext:value-type="float">
            <text:p>1031.35565</text:p>
          </table:table-cell>
          <table:table-cell office:value-type="float" office:value="1074.121088" calcext:value-type="float">
            <text:p>1074.121088</text:p>
          </table:table-cell>
          <table:table-cell office:value-type="float" office:value="1185.112889" calcext:value-type="float">
            <text:p>1185.112889</text:p>
          </table:table-cell>
          <table:table-cell office:value-type="float" office:value="6.69" calcext:value-type="float">
            <text:p>6.69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2.84" calcext:value-type="float">
            <text:p>22.8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.28" calcext:value-type="float">
            <text:p>2.2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.48" calcext:value-type="float">
            <text:p>-1.48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Q72]/MAX([.Q$2:.Q$1048576])" office:value-type="float" office:value="0.823953823953824" calcext:value-type="float">
            <text:p>0.823953823953824</text:p>
          </table:table-cell>
          <table:table-cell table:formula="of:=[.W72]/MAX([.W$2:.W$1048576])" office:value-type="float" office:value="0.5" calcext:value-type="float">
            <text:p>0.5</text:p>
          </table:table-cell>
          <table:table-cell table:formula="of:=[.AC72]/MAX(MAX([.AC$2:.AC$9999]);ABS(MIN([.AC$2:.AC$9999])))" office:value-type="float" office:value="-0.787234042553192" calcext:value-type="float">
            <text:p>-0.787234042553192</text:p>
          </table:table-cell>
          <table:table-cell table:formula="of:=[.AI72]/MAX(MAX([.AI$2:.AI$9999]);ABS(MIN([.AI$2:.AI$9999])))" office:value-type="float" office:value="0.513157894736842" calcext:value-type="float">
            <text:p>0.513157894736842</text:p>
          </table:table-cell>
          <table:table-cell table:formula="of:=AVERAGE([.AO72:.AR72])" office:value-type="float" office:value="0.262469419034369" calcext:value-type="float">
            <text:p>0.262469419034369</text:p>
          </table:table-cell>
        </table:table-row>
        <table:table-row table:style-name="ro1">
          <table:table-cell office:value-type="string" calcext:value-type="string">
            <text:p>Rave_Mix_BSM1_20000_100_0.0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27.256" calcext:value-type="float">
            <text:p>1027.256</text:p>
          </table:table-cell>
          <table:table-cell office:value-type="float" office:value="839.069629" calcext:value-type="float">
            <text:p>839.069629</text:p>
          </table:table-cell>
          <table:table-cell office:value-type="float" office:value="976.23941" calcext:value-type="float">
            <text:p>976.23941</text:p>
          </table:table-cell>
          <table:table-cell office:value-type="float" office:value="1034.189431" calcext:value-type="float">
            <text:p>1034.189431</text:p>
          </table:table-cell>
          <table:table-cell office:value-type="float" office:value="1087.357234" calcext:value-type="float">
            <text:p>1087.357234</text:p>
          </table:table-cell>
          <table:table-cell office:value-type="float" office:value="1200.303013" calcext:value-type="float">
            <text:p>1200.303013</text:p>
          </table:table-cell>
          <table:table-cell office:value-type="float" office:value="6.99" calcext:value-type="float">
            <text:p>6.99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4.04" calcext:value-type="float">
            <text:p>24.0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.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0.76" calcext:value-type="float">
            <text:p>-0.76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88" calcext:value-type="float">
            <text:p>2.8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Q73]/MAX([.Q$2:.Q$1048576])" office:value-type="float" office:value="0.867243867243867" calcext:value-type="float">
            <text:p>0.867243867243867</text:p>
          </table:table-cell>
          <table:table-cell table:formula="of:=[.W73]/MAX([.W$2:.W$1048576])" office:value-type="float" office:value="0.394736842105263" calcext:value-type="float">
            <text:p>0.394736842105263</text:p>
          </table:table-cell>
          <table:table-cell table:formula="of:=[.AC73]/MAX(MAX([.AC$2:.AC$9999]);ABS(MIN([.AC$2:.AC$9999])))" office:value-type="float" office:value="-0.404255319148936" calcext:value-type="float">
            <text:p>-0.404255319148936</text:p>
          </table:table-cell>
          <table:table-cell table:formula="of:=[.AI73]/MAX(MAX([.AI$2:.AI$9999]);ABS(MIN([.AI$2:.AI$9999])))" office:value-type="float" office:value="0.473684210526316" calcext:value-type="float">
            <text:p>0.473684210526316</text:p>
          </table:table-cell>
          <table:table-cell table:formula="of:=AVERAGE([.AO73:.AR73])" office:value-type="float" office:value="0.332852400181627" calcext:value-type="float">
            <text:p>0.332852400181627</text:p>
          </table:table-cell>
        </table:table-row>
        <table:table-row table:style-name="ro1">
          <table:table-cell office:value-type="string" calcext:value-type="string">
            <text:p>Rave_Mix_BSM1_20000_100_0.10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32.883" calcext:value-type="float">
            <text:p>1032.883</text:p>
          </table:table-cell>
          <table:table-cell office:value-type="float" office:value="860.697285" calcext:value-type="float">
            <text:p>860.697285</text:p>
          </table:table-cell>
          <table:table-cell office:value-type="float" office:value="969.696394" calcext:value-type="float">
            <text:p>969.696394</text:p>
          </table:table-cell>
          <table:table-cell office:value-type="float" office:value="1036.31921" calcext:value-type="float">
            <text:p>1036.31921</text:p>
          </table:table-cell>
          <table:table-cell office:value-type="float" office:value="1093.178865" calcext:value-type="float">
            <text:p>1093.178865</text:p>
          </table:table-cell>
          <table:table-cell office:value-type="float" office:value="1197.880497" calcext:value-type="float">
            <text:p>1197.880497</text:p>
          </table:table-cell>
          <table:table-cell office:value-type="float" office:value="6.2" calcext:value-type="float">
            <text:p>6.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4.68" calcext:value-type="float">
            <text:p>24.6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1.2" calcext:value-type="float">
            <text:p>-1.2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Q74]/MAX([.Q$2:.Q$1048576])" office:value-type="float" office:value="0.89033189033189" calcext:value-type="float">
            <text:p>0.89033189033189</text:p>
          </table:table-cell>
          <table:table-cell table:formula="of:=[.W74]/MAX([.W$2:.W$1048576])" office:value-type="float" office:value="0.219298245614035" calcext:value-type="float">
            <text:p>0.219298245614035</text:p>
          </table:table-cell>
          <table:table-cell table:formula="of:=[.AC74]/MAX(MAX([.AC$2:.AC$9999]);ABS(MIN([.AC$2:.AC$9999])))" office:value-type="float" office:value="-0.638297872340426" calcext:value-type="float">
            <text:p>-0.638297872340426</text:p>
          </table:table-cell>
          <table:table-cell table:formula="of:=[.AI74]/MAX(MAX([.AI$2:.AI$9999]);ABS(MIN([.AI$2:.AI$9999])))" office:value-type="float" office:value="0.0526315789473684" calcext:value-type="float">
            <text:p>0.052631578947369</text:p>
          </table:table-cell>
          <table:table-cell table:formula="of:=AVERAGE([.AO74:.AR74])" office:value-type="float" office:value="0.130990960638217" calcext:value-type="float">
            <text:p>0.130990960638217</text:p>
          </table:table-cell>
        </table:table-row>
        <table:table-row table:style-name="ro1">
          <table:table-cell office:value-type="string" calcext:value-type="string">
            <text:p>Rave_Mix_BSM1_20000_100_1.00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40.429" calcext:value-type="float">
            <text:p>1040.429</text:p>
          </table:table-cell>
          <table:table-cell office:value-type="float" office:value="853.986765" calcext:value-type="float">
            <text:p>853.986765</text:p>
          </table:table-cell>
          <table:table-cell office:value-type="float" office:value="985.961878" calcext:value-type="float">
            <text:p>985.961878</text:p>
          </table:table-cell>
          <table:table-cell office:value-type="float" office:value="1049.94726" calcext:value-type="float">
            <text:p>1049.94726</text:p>
          </table:table-cell>
          <table:table-cell office:value-type="float" office:value="1101.53995" calcext:value-type="float">
            <text:p>1101.53995</text:p>
          </table:table-cell>
          <table:table-cell office:value-type="float" office:value="1216.974616" calcext:value-type="float">
            <text:p>1216.974616</text:p>
          </table:table-cell>
          <table:table-cell office:value-type="float" office:value="6.79" calcext:value-type="float">
            <text:p>6.79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.24" calcext:value-type="float">
            <text:p>2.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0.8" calcext:value-type="float">
            <text:p>-0.8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72" calcext:value-type="float">
            <text:p>3.72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[.Q75]/MAX([.Q$2:.Q$1048576])" office:value-type="float" office:value="0.793650793650794" calcext:value-type="float">
            <text:p>0.793650793650794</text:p>
          </table:table-cell>
          <table:table-cell table:formula="of:=[.W75]/MAX([.W$2:.W$1048576])" office:value-type="float" office:value="0.491228070175439" calcext:value-type="float">
            <text:p>0.491228070175439</text:p>
          </table:table-cell>
          <table:table-cell table:formula="of:=[.AC75]/MAX(MAX([.AC$2:.AC$9999]);ABS(MIN([.AC$2:.AC$9999])))" office:value-type="float" office:value="-0.425531914893617" calcext:value-type="float">
            <text:p>-0.425531914893617</text:p>
          </table:table-cell>
          <table:table-cell table:formula="of:=[.AI75]/MAX(MAX([.AI$2:.AI$9999]);ABS(MIN([.AI$2:.AI$9999])))" office:value-type="float" office:value="0.611842105263158" calcext:value-type="float">
            <text:p>0.611842105263158</text:p>
          </table:table-cell>
          <table:table-cell table:formula="of:=AVERAGE([.AO75:.AR75])" office:value-type="float" office:value="0.367797263548943" calcext:value-type="float">
            <text:p>0.367797263548943</text:p>
          </table:table-cell>
        </table:table-row>
        <table:table-row table:style-name="ro1">
          <table:table-cell office:value-type="string" calcext:value-type="string">
            <text:p>Rave_Mix_BSM1_20000_100_10.00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32.038" calcext:value-type="float">
            <text:p>1032.038</text:p>
          </table:table-cell>
          <table:table-cell office:value-type="float" office:value="879.785876" calcext:value-type="float">
            <text:p>879.785876</text:p>
          </table:table-cell>
          <table:table-cell office:value-type="float" office:value="978.817976" calcext:value-type="float">
            <text:p>978.817976</text:p>
          </table:table-cell>
          <table:table-cell office:value-type="float" office:value="1036.606023" calcext:value-type="float">
            <text:p>1036.606023</text:p>
          </table:table-cell>
          <table:table-cell office:value-type="float" office:value="1085.904588" calcext:value-type="float">
            <text:p>1085.904588</text:p>
          </table:table-cell>
          <table:table-cell office:value-type="float" office:value="1182.473085" calcext:value-type="float">
            <text:p>1182.473085</text:p>
          </table:table-cell>
          <table:table-cell office:value-type="float" office:value="6.01" calcext:value-type="float">
            <text:p>6.0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4.48" calcext:value-type="float">
            <text:p>24.4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0.52" calcext:value-type="float">
            <text:p>0.5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0.96" calcext:value-type="float">
            <text:p>-0.96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Q76]/MAX([.Q$2:.Q$1048576])" office:value-type="float" office:value="0.883116883116883" calcext:value-type="float">
            <text:p>0.883116883116883</text:p>
          </table:table-cell>
          <table:table-cell table:formula="of:=[.W76]/MAX([.W$2:.W$1048576])" office:value-type="float" office:value="0.114035087719298" calcext:value-type="float">
            <text:p>0.114035087719298</text:p>
          </table:table-cell>
          <table:table-cell table:formula="of:=[.AC76]/MAX(MAX([.AC$2:.AC$9999]);ABS(MIN([.AC$2:.AC$9999])))" office:value-type="float" office:value="-0.51063829787234" calcext:value-type="float">
            <text:p>-0.51063829787234</text:p>
          </table:table-cell>
          <table:table-cell table:formula="of:=[.AI76]/MAX(MAX([.AI$2:.AI$9999]);ABS(MIN([.AI$2:.AI$9999])))" office:value-type="float" office:value="0" calcext:value-type="float">
            <text:p>0</text:p>
          </table:table-cell>
          <table:table-cell table:formula="of:=AVERAGE([.AO76:.AR76])" office:value-type="float" office:value="0.12162841824096" calcext:value-type="float">
            <text:p>0.12162841824096</text:p>
          </table:table-cell>
        </table:table-row>
        <table:table-row table:style-name="ro1">
          <table:table-cell office:value-type="string" calcext:value-type="string">
            <text:p>Rave_Mix_BSM1_20000_1000_0.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2.729" calcext:value-type="float">
            <text:p>572.729</text:p>
          </table:table-cell>
          <table:table-cell office:value-type="float" office:value="452.060443" calcext:value-type="float">
            <text:p>452.060443</text:p>
          </table:table-cell>
          <table:table-cell office:value-type="float" office:value="527.34262" calcext:value-type="float">
            <text:p>527.34262</text:p>
          </table:table-cell>
          <table:table-cell office:value-type="float" office:value="562.919108" calcext:value-type="float">
            <text:p>562.919108</text:p>
          </table:table-cell>
          <table:table-cell office:value-type="float" office:value="622.615308" calcext:value-type="float">
            <text:p>622.615308</text:p>
          </table:table-cell>
          <table:table-cell office:value-type="float" office:value="727.98341" calcext:value-type="float">
            <text:p>727.98341</text:p>
          </table:table-cell>
          <table:table-cell office:value-type="float" office:value="6.69" calcext:value-type="float">
            <text:p>6.6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1.48" calcext:value-type="float">
            <text:p>21.4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Q77]/MAX([.Q$2:.Q$1048576])" office:value-type="float" office:value="0.774891774891775" calcext:value-type="float">
            <text:p>0.774891774891775</text:p>
          </table:table-cell>
          <table:table-cell table:formula="of:=[.W77]/MAX([.W$2:.W$1048576])" office:value-type="float" office:value="0.368421052631579" calcext:value-type="float">
            <text:p>0.368421052631579</text:p>
          </table:table-cell>
          <table:table-cell table:formula="of:=[.AC77]/MAX(MAX([.AC$2:.AC$9999]);ABS(MIN([.AC$2:.AC$9999])))" office:value-type="float" office:value="0.531914893617021" calcext:value-type="float">
            <text:p>0.531914893617021</text:p>
          </table:table-cell>
          <table:table-cell table:formula="of:=[.AI77]/MAX(MAX([.AI$2:.AI$9999]);ABS(MIN([.AI$2:.AI$9999])))" office:value-type="float" office:value="0.427631578947368" calcext:value-type="float">
            <text:p>0.427631578947368</text:p>
          </table:table-cell>
          <table:table-cell table:formula="of:=AVERAGE([.AO77:.AR77])" office:value-type="float" office:value="0.525714825021936" calcext:value-type="float">
            <text:p>0.525714825021936</text:p>
          </table:table-cell>
        </table:table-row>
        <table:table-row table:style-name="ro1">
          <table:table-cell office:value-type="string" calcext:value-type="string">
            <text:p>Rave_Mix_BSM1_20000_1000_0.0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63.096" calcext:value-type="float">
            <text:p>563.096</text:p>
          </table:table-cell>
          <table:table-cell office:value-type="float" office:value="451.492345" calcext:value-type="float">
            <text:p>451.492345</text:p>
          </table:table-cell>
          <table:table-cell office:value-type="float" office:value="523.324051" calcext:value-type="float">
            <text:p>523.324051</text:p>
          </table:table-cell>
          <table:table-cell office:value-type="float" office:value="554.95032" calcext:value-type="float">
            <text:p>554.95032</text:p>
          </table:table-cell>
          <table:table-cell office:value-type="float" office:value="597.426172" calcext:value-type="float">
            <text:p>597.426172</text:p>
          </table:table-cell>
          <table:table-cell office:value-type="float" office:value="714.444643" calcext:value-type="float">
            <text:p>714.444643</text:p>
          </table:table-cell>
          <table:table-cell office:value-type="float" office:value="6.71" calcext:value-type="float">
            <text:p>6.7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2.64" calcext:value-type="float">
            <text:p>22.6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.44" calcext:value-type="float">
            <text:p>1.4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Q78]/MAX([.Q$2:.Q$1048576])" office:value-type="float" office:value="0.816738816738817" calcext:value-type="float">
            <text:p>0.816738816738817</text:p>
          </table:table-cell>
          <table:table-cell table:formula="of:=[.W78]/MAX([.W$2:.W$1048576])" office:value-type="float" office:value="0.315789473684211" calcext:value-type="float">
            <text:p>0.315789473684211</text:p>
          </table:table-cell>
          <table:table-cell table:formula="of:=[.AC78]/MAX(MAX([.AC$2:.AC$9999]);ABS(MIN([.AC$2:.AC$9999])))" office:value-type="float" office:value="0.446808510638298" calcext:value-type="float">
            <text:p>0.446808510638298</text:p>
          </table:table-cell>
          <table:table-cell table:formula="of:=[.AI78]/MAX(MAX([.AI$2:.AI$9999]);ABS(MIN([.AI$2:.AI$9999])))" office:value-type="float" office:value="0.31578947368421" calcext:value-type="float">
            <text:p>0.31578947368421</text:p>
          </table:table-cell>
          <table:table-cell table:formula="of:=AVERAGE([.AO78:.AR78])" office:value-type="float" office:value="0.473781568686384" calcext:value-type="float">
            <text:p>0.473781568686384</text:p>
          </table:table-cell>
        </table:table-row>
        <table:table-row table:style-name="ro1">
          <table:table-cell office:value-type="string" calcext:value-type="string">
            <text:p>Rave_Mix_BSM1_20000_1000_0.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520.87" calcext:value-type="float">
            <text:p>520.87</text:p>
          </table:table-cell>
          <table:table-cell office:value-type="float" office:value="397.296986" calcext:value-type="float">
            <text:p>397.296986</text:p>
          </table:table-cell>
          <table:table-cell office:value-type="float" office:value="482.721978" calcext:value-type="float">
            <text:p>482.721978</text:p>
          </table:table-cell>
          <table:table-cell office:value-type="float" office:value="516.868739" calcext:value-type="float">
            <text:p>516.868739</text:p>
          </table:table-cell>
          <table:table-cell office:value-type="float" office:value="558.932149" calcext:value-type="float">
            <text:p>558.932149</text:p>
          </table:table-cell>
          <table:table-cell office:value-type="float" office:value="693.370073" calcext:value-type="float">
            <text:p>693.370073</text:p>
          </table:table-cell>
          <table:table-cell office:value-type="float" office:value="6.7" calcext:value-type="float">
            <text:p>6.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2.52" calcext:value-type="float">
            <text:p>22.5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.6" calcext:value-type="float">
            <text:p>1.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4" calcext:value-type="float">
            <text:p>1.0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64" calcext:value-type="float">
            <text:p>1.6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Q79]/MAX([.Q$2:.Q$1048576])" office:value-type="float" office:value="0.812409812409812" calcext:value-type="float">
            <text:p>0.812409812409812</text:p>
          </table:table-cell>
          <table:table-cell table:formula="of:=[.W79]/MAX([.W$2:.W$1048576])" office:value-type="float" office:value="0.350877192982456" calcext:value-type="float">
            <text:p>0.350877192982456</text:p>
          </table:table-cell>
          <table:table-cell table:formula="of:=[.AC79]/MAX(MAX([.AC$2:.AC$9999]);ABS(MIN([.AC$2:.AC$9999])))" office:value-type="float" office:value="0.553191489361702" calcext:value-type="float">
            <text:p>0.553191489361702</text:p>
          </table:table-cell>
          <table:table-cell table:formula="of:=[.AI79]/MAX(MAX([.AI$2:.AI$9999]);ABS(MIN([.AI$2:.AI$9999])))" office:value-type="float" office:value="0.269736842105263" calcext:value-type="float">
            <text:p>0.269736842105263</text:p>
          </table:table-cell>
          <table:table-cell table:formula="of:=AVERAGE([.AO79:.AR79])" office:value-type="float" office:value="0.496553834214808" calcext:value-type="float">
            <text:p>0.496553834214808</text:p>
          </table:table-cell>
        </table:table-row>
        <table:table-row table:style-name="ro1">
          <table:table-cell office:value-type="string" calcext:value-type="string">
            <text:p>Rave_Mix_BSM1_20000_1000_1.00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5.328" calcext:value-type="float">
            <text:p>395.328</text:p>
          </table:table-cell>
          <table:table-cell office:value-type="float" office:value="328.406517" calcext:value-type="float">
            <text:p>328.406517</text:p>
          </table:table-cell>
          <table:table-cell office:value-type="float" office:value="369.586567" calcext:value-type="float">
            <text:p>369.586567</text:p>
          </table:table-cell>
          <table:table-cell office:value-type="float" office:value="387.578073" calcext:value-type="float">
            <text:p>387.578073</text:p>
          </table:table-cell>
          <table:table-cell office:value-type="float" office:value="417.053628" calcext:value-type="float">
            <text:p>417.053628</text:p>
          </table:table-cell>
          <table:table-cell office:value-type="float" office:value="502.893432" calcext:value-type="float">
            <text:p>502.893432</text:p>
          </table:table-cell>
          <table:table-cell office:value-type="float" office:value="7.76" calcext:value-type="float">
            <text:p>7.76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4.6" calcext:value-type="float">
            <text:p>24.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.84" calcext:value-type="float">
            <text:p>1.8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12" calcext:value-type="float">
            <text:p>1.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48" calcext:value-type="float">
            <text:p>3.4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Q80]/MAX([.Q$2:.Q$1048576])" office:value-type="float" office:value="0.887445887445887" calcext:value-type="float">
            <text:p>0.887445887445887</text:p>
          </table:table-cell>
          <table:table-cell table:formula="of:=[.W80]/MAX([.W$2:.W$1048576])" office:value-type="float" office:value="0.403508771929825" calcext:value-type="float">
            <text:p>0.403508771929825</text:p>
          </table:table-cell>
          <table:table-cell table:formula="of:=[.AC80]/MAX(MAX([.AC$2:.AC$9999]);ABS(MIN([.AC$2:.AC$9999])))" office:value-type="float" office:value="0.595744680851064" calcext:value-type="float">
            <text:p>0.595744680851064</text:p>
          </table:table-cell>
          <table:table-cell table:formula="of:=[.AI80]/MAX(MAX([.AI$2:.AI$9999]);ABS(MIN([.AI$2:.AI$9999])))" office:value-type="float" office:value="0.572368421052632" calcext:value-type="float">
            <text:p>0.572368421052632</text:p>
          </table:table-cell>
          <table:table-cell table:formula="of:=AVERAGE([.AO80:.AR80])" office:value-type="float" office:value="0.614766940319852" calcext:value-type="float">
            <text:p>0.614766940319852</text:p>
          </table:table-cell>
        </table:table-row>
        <table:table-row table:style-name="ro1">
          <table:table-cell office:value-type="string" calcext:value-type="string">
            <text:p>Rave_Mix_BSM1_20000_1000_10.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18.261" calcext:value-type="float">
            <text:p>318.261</text:p>
          </table:table-cell>
          <table:table-cell office:value-type="float" office:value="262.995751" calcext:value-type="float">
            <text:p>262.995751</text:p>
          </table:table-cell>
          <table:table-cell office:value-type="float" office:value="298.305579" calcext:value-type="float">
            <text:p>298.305579</text:p>
          </table:table-cell>
          <table:table-cell office:value-type="float" office:value="318.834964" calcext:value-type="float">
            <text:p>318.834964</text:p>
          </table:table-cell>
          <table:table-cell office:value-type="float" office:value="335.855408" calcext:value-type="float">
            <text:p>335.855408</text:p>
          </table:table-cell>
          <table:table-cell office:value-type="float" office:value="382.217879" calcext:value-type="float">
            <text:p>382.217879</text:p>
          </table:table-cell>
          <table:table-cell office:value-type="float" office:value="7.26" calcext:value-type="float">
            <text:p>7.2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3.28" calcext:value-type="float">
            <text:p>23.2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.68" calcext:value-type="float">
            <text:p>1.6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12" calcext:value-type="float">
            <text:p>0.1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96" calcext:value-type="float">
            <text:p>3.9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Q81]/MAX([.Q$2:.Q$1048576])" office:value-type="float" office:value="0.83982683982684" calcext:value-type="float">
            <text:p>0.83982683982684</text:p>
          </table:table-cell>
          <table:table-cell table:formula="of:=[.W81]/MAX([.W$2:.W$1048576])" office:value-type="float" office:value="0.368421052631579" calcext:value-type="float">
            <text:p>0.368421052631579</text:p>
          </table:table-cell>
          <table:table-cell table:formula="of:=[.AC81]/MAX(MAX([.AC$2:.AC$9999]);ABS(MIN([.AC$2:.AC$9999])))" office:value-type="float" office:value="0.0638297872340425" calcext:value-type="float">
            <text:p>0.063829787234043</text:p>
          </table:table-cell>
          <table:table-cell table:formula="of:=[.AI81]/MAX(MAX([.AI$2:.AI$9999]);ABS(MIN([.AI$2:.AI$9999])))" office:value-type="float" office:value="0.651315789473684" calcext:value-type="float">
            <text:p>0.651315789473684</text:p>
          </table:table-cell>
          <table:table-cell table:formula="of:=AVERAGE([.AO81:.AR81])" office:value-type="float" office:value="0.480848367291536" calcext:value-type="float">
            <text:p>0.480848367291536</text:p>
          </table:table-cell>
        </table:table-row>
        <table:table-row table:style-name="ro1">
          <table:table-cell office:value-type="string" calcext:value-type="string">
            <text:p>Rave_Mix_BSM1_20000_1000_0.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6.367" calcext:value-type="float">
            <text:p>566.367</text:p>
          </table:table-cell>
          <table:table-cell office:value-type="float" office:value="422.810865" calcext:value-type="float">
            <text:p>422.810865</text:p>
          </table:table-cell>
          <table:table-cell office:value-type="float" office:value="527.931652" calcext:value-type="float">
            <text:p>527.931652</text:p>
          </table:table-cell>
          <table:table-cell office:value-type="float" office:value="569.925137" calcext:value-type="float">
            <text:p>569.925137</text:p>
          </table:table-cell>
          <table:table-cell office:value-type="float" office:value="605.151998" calcext:value-type="float">
            <text:p>605.151998</text:p>
          </table:table-cell>
          <table:table-cell office:value-type="float" office:value="687.761382" calcext:value-type="float">
            <text:p>687.761382</text:p>
          </table:table-cell>
          <table:table-cell office:value-type="float" office:value="6.91" calcext:value-type="float">
            <text:p>6.9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2.24" calcext:value-type="float">
            <text:p>22.2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.48" calcext:value-type="float">
            <text:p>1.4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Q82]/MAX([.Q$2:.Q$1048576])" office:value-type="float" office:value="0.802308802308802" calcext:value-type="float">
            <text:p>0.802308802308802</text:p>
          </table:table-cell>
          <table:table-cell table:formula="of:=[.W82]/MAX([.W$2:.W$1048576])" office:value-type="float" office:value="0.324561403508772" calcext:value-type="float">
            <text:p>0.324561403508772</text:p>
          </table:table-cell>
          <table:table-cell table:formula="of:=[.AC82]/MAX(MAX([.AC$2:.AC$9999]);ABS(MIN([.AC$2:.AC$9999])))" office:value-type="float" office:value="0.48936170212766" calcext:value-type="float">
            <text:p>0.48936170212766</text:p>
          </table:table-cell>
          <table:table-cell table:formula="of:=[.AI82]/MAX(MAX([.AI$2:.AI$9999]);ABS(MIN([.AI$2:.AI$9999])))" office:value-type="float" office:value="0.493421052631579" calcext:value-type="float">
            <text:p>0.493421052631579</text:p>
          </table:table-cell>
          <table:table-cell table:formula="of:=AVERAGE([.AO82:.AR82])" office:value-type="float" office:value="0.527413240144203" calcext:value-type="float">
            <text:p>0.527413240144203</text:p>
          </table:table-cell>
        </table:table-row>
        <table:table-row table:style-name="ro1">
          <table:table-cell office:value-type="string" calcext:value-type="string">
            <text:p>Rave_Mix_BSM1_20000_1000_0.0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573.297" calcext:value-type="float">
            <text:p>573.297</text:p>
          </table:table-cell>
          <table:table-cell office:value-type="float" office:value="430.055899" calcext:value-type="float">
            <text:p>430.055899</text:p>
          </table:table-cell>
          <table:table-cell office:value-type="float" office:value="529.441977" calcext:value-type="float">
            <text:p>529.441977</text:p>
          </table:table-cell>
          <table:table-cell office:value-type="float" office:value="568.034765" calcext:value-type="float">
            <text:p>568.034765</text:p>
          </table:table-cell>
          <table:table-cell office:value-type="float" office:value="615.898469" calcext:value-type="float">
            <text:p>615.898469</text:p>
          </table:table-cell>
          <table:table-cell office:value-type="float" office:value="740.87625" calcext:value-type="float">
            <text:p>740.87625</text:p>
          </table:table-cell>
          <table:table-cell office:value-type="float" office:value="7.25" calcext:value-type="float">
            <text:p>7.2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.48" calcext:value-type="float">
            <text:p>24.4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.6" calcext:value-type="float">
            <text:p>1.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Q83]/MAX([.Q$2:.Q$1048576])" office:value-type="float" office:value="0.883116883116883" calcext:value-type="float">
            <text:p>0.883116883116883</text:p>
          </table:table-cell>
          <table:table-cell table:formula="of:=[.W83]/MAX([.W$2:.W$1048576])" office:value-type="float" office:value="0.350877192982456" calcext:value-type="float">
            <text:p>0.350877192982456</text:p>
          </table:table-cell>
          <table:table-cell table:formula="of:=[.AC83]/MAX(MAX([.AC$2:.AC$9999]);ABS(MIN([.AC$2:.AC$9999])))" office:value-type="float" office:value="0.425531914893617" calcext:value-type="float">
            <text:p>0.425531914893617</text:p>
          </table:table-cell>
          <table:table-cell table:formula="of:=[.AI83]/MAX(MAX([.AI$2:.AI$9999]);ABS(MIN([.AI$2:.AI$9999])))" office:value-type="float" office:value="0.348684210526316" calcext:value-type="float">
            <text:p>0.348684210526316</text:p>
          </table:table-cell>
          <table:table-cell table:formula="of:=AVERAGE([.AO83:.AR83])" office:value-type="float" office:value="0.502052550379818" calcext:value-type="float">
            <text:p>0.502052550379818</text:p>
          </table:table-cell>
        </table:table-row>
        <table:table-row table:style-name="ro1">
          <table:table-cell office:value-type="string" calcext:value-type="string">
            <text:p>Rave_Mix_BSM1_20000_1000_0.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523.021" calcext:value-type="float">
            <text:p>523.021</text:p>
          </table:table-cell>
          <table:table-cell office:value-type="float" office:value="390.81837" calcext:value-type="float">
            <text:p>390.81837</text:p>
          </table:table-cell>
          <table:table-cell office:value-type="float" office:value="489.280393" calcext:value-type="float">
            <text:p>489.280393</text:p>
          </table:table-cell>
          <table:table-cell office:value-type="float" office:value="513.745778" calcext:value-type="float">
            <text:p>513.745778</text:p>
          </table:table-cell>
          <table:table-cell office:value-type="float" office:value="559.49827" calcext:value-type="float">
            <text:p>559.49827</text:p>
          </table:table-cell>
          <table:table-cell office:value-type="float" office:value="656.299453" calcext:value-type="float">
            <text:p>656.299453</text:p>
          </table:table-cell>
          <table:table-cell office:value-type="float" office:value="7.11" calcext:value-type="float">
            <text:p>7.1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3.72" calcext:value-type="float">
            <text:p>23.7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.44" calcext:value-type="float">
            <text:p>1.4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2" calcext:value-type="float">
            <text:p>0.9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36" calcext:value-type="float">
            <text:p>2.36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Q84]/MAX([.Q$2:.Q$1048576])" office:value-type="float" office:value="0.855699855699856" calcext:value-type="float">
            <text:p>0.855699855699856</text:p>
          </table:table-cell>
          <table:table-cell table:formula="of:=[.W84]/MAX([.W$2:.W$1048576])" office:value-type="float" office:value="0.315789473684211" calcext:value-type="float">
            <text:p>0.315789473684211</text:p>
          </table:table-cell>
          <table:table-cell table:formula="of:=[.AC84]/MAX(MAX([.AC$2:.AC$9999]);ABS(MIN([.AC$2:.AC$9999])))" office:value-type="float" office:value="0.48936170212766" calcext:value-type="float">
            <text:p>0.48936170212766</text:p>
          </table:table-cell>
          <table:table-cell table:formula="of:=[.AI84]/MAX(MAX([.AI$2:.AI$9999]);ABS(MIN([.AI$2:.AI$9999])))" office:value-type="float" office:value="0.388157894736842" calcext:value-type="float">
            <text:p>0.388157894736842</text:p>
          </table:table-cell>
          <table:table-cell table:formula="of:=AVERAGE([.AO84:.AR84])" office:value-type="float" office:value="0.512252231562142" calcext:value-type="float">
            <text:p>0.512252231562142</text:p>
          </table:table-cell>
        </table:table-row>
        <table:table-row table:style-name="ro1">
          <table:table-cell office:value-type="string" calcext:value-type="string">
            <text:p>Rave_Mix_BSM1_20000_1000_1.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1.973" calcext:value-type="float">
            <text:p>401.973</text:p>
          </table:table-cell>
          <table:table-cell office:value-type="float" office:value="340.733234" calcext:value-type="float">
            <text:p>340.733234</text:p>
          </table:table-cell>
          <table:table-cell office:value-type="float" office:value="378.385778" calcext:value-type="float">
            <text:p>378.385778</text:p>
          </table:table-cell>
          <table:table-cell office:value-type="float" office:value="398.66627" calcext:value-type="float">
            <text:p>398.66627</text:p>
          </table:table-cell>
          <table:table-cell office:value-type="float" office:value="419.162076" calcext:value-type="float">
            <text:p>419.162076</text:p>
          </table:table-cell>
          <table:table-cell office:value-type="float" office:value="493.061138" calcext:value-type="float">
            <text:p>493.061138</text:p>
          </table:table-cell>
          <table:table-cell office:value-type="float" office:value="7.59" calcext:value-type="float">
            <text:p>7.5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5.64" calcext:value-type="float">
            <text:p>25.6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.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8" calcext:value-type="float">
            <text:p>0.08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4" calcext:value-type="float">
            <text:p>2.2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Q85]/MAX([.Q$2:.Q$1048576])" office:value-type="float" office:value="0.924963924963925" calcext:value-type="float">
            <text:p>0.924963924963925</text:p>
          </table:table-cell>
          <table:table-cell table:formula="of:=[.W85]/MAX([.W$2:.W$1048576])" office:value-type="float" office:value="0.526315789473684" calcext:value-type="float">
            <text:p>0.526315789473684</text:p>
          </table:table-cell>
          <table:table-cell table:formula="of:=[.AC85]/MAX(MAX([.AC$2:.AC$9999]);ABS(MIN([.AC$2:.AC$9999])))" office:value-type="float" office:value="0.0425531914893617" calcext:value-type="float">
            <text:p>0.042553191489362</text:p>
          </table:table-cell>
          <table:table-cell table:formula="of:=[.AI85]/MAX(MAX([.AI$2:.AI$9999]);ABS(MIN([.AI$2:.AI$9999])))" office:value-type="float" office:value="0.368421052631579" calcext:value-type="float">
            <text:p>0.368421052631579</text:p>
          </table:table-cell>
          <table:table-cell table:formula="of:=AVERAGE([.AO85:.AR85])" office:value-type="float" office:value="0.465563489639637" calcext:value-type="float">
            <text:p>0.465563489639637</text:p>
          </table:table-cell>
        </table:table-row>
        <table:table-row table:style-name="ro1">
          <table:table-cell office:value-type="string" calcext:value-type="string">
            <text:p>Rave_Mix_BSM1_20000_1000_10.00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16.424" calcext:value-type="float">
            <text:p>316.424</text:p>
          </table:table-cell>
          <table:table-cell office:value-type="float" office:value="264.78222" calcext:value-type="float">
            <text:p>264.78222</text:p>
          </table:table-cell>
          <table:table-cell office:value-type="float" office:value="297.903802" calcext:value-type="float">
            <text:p>297.903802</text:p>
          </table:table-cell>
          <table:table-cell office:value-type="float" office:value="313.251557" calcext:value-type="float">
            <text:p>313.251557</text:p>
          </table:table-cell>
          <table:table-cell office:value-type="float" office:value="330.526816" calcext:value-type="float">
            <text:p>330.526816</text:p>
          </table:table-cell>
          <table:table-cell office:value-type="float" office:value="392.517928" calcext:value-type="float">
            <text:p>392.517928</text:p>
          </table:table-cell>
          <table:table-cell office:value-type="float" office:value="7.04" calcext:value-type="float">
            <text:p>7.0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3.04" calcext:value-type="float">
            <text:p>23.0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.12" calcext:value-type="float">
            <text:p>2.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Q86]/MAX([.Q$2:.Q$1048576])" office:value-type="float" office:value="0.831168831168831" calcext:value-type="float">
            <text:p>0.831168831168831</text:p>
          </table:table-cell>
          <table:table-cell table:formula="of:=[.W86]/MAX([.W$2:.W$1048576])" office:value-type="float" office:value="0.464912280701754" calcext:value-type="float">
            <text:p>0.464912280701754</text:p>
          </table:table-cell>
          <table:table-cell table:formula="of:=[.AC86]/MAX(MAX([.AC$2:.AC$9999]);ABS(MIN([.AC$2:.AC$9999])))" office:value-type="float" office:value="0.212765957446808" calcext:value-type="float">
            <text:p>0.212765957446808</text:p>
          </table:table-cell>
          <table:table-cell table:formula="of:=[.AI86]/MAX(MAX([.AI$2:.AI$9999]);ABS(MIN([.AI$2:.AI$9999])))" office:value-type="float" office:value="0.427631578947368" calcext:value-type="float">
            <text:p>0.427631578947368</text:p>
          </table:table-cell>
          <table:table-cell table:formula="of:=AVERAGE([.AO86:.AR86])" office:value-type="float" office:value="0.484119662066191" calcext:value-type="float">
            <text:p>0.484119662066191</text:p>
          </table:table-cell>
        </table:table-row>
        <table:table-row table:style-name="ro1">
          <table:table-cell office:value-type="string" calcext:value-type="string">
            <text:p>Rave_Mix_BSM1_20000_1000_0.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1.245" calcext:value-type="float">
            <text:p>571.245</text:p>
          </table:table-cell>
          <table:table-cell office:value-type="float" office:value="447.478123" calcext:value-type="float">
            <text:p>447.478123</text:p>
          </table:table-cell>
          <table:table-cell office:value-type="float" office:value="525.651356" calcext:value-type="float">
            <text:p>525.651356</text:p>
          </table:table-cell>
          <table:table-cell office:value-type="float" office:value="568.559014" calcext:value-type="float">
            <text:p>568.559014</text:p>
          </table:table-cell>
          <table:table-cell office:value-type="float" office:value="610.490074" calcext:value-type="float">
            <text:p>610.490074</text:p>
          </table:table-cell>
          <table:table-cell office:value-type="float" office:value="743.128492" calcext:value-type="float">
            <text:p>743.128492</text:p>
          </table:table-cell>
          <table:table-cell office:value-type="float" office:value="6.64" calcext:value-type="float">
            <text:p>6.6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1.52" calcext:value-type="float">
            <text:p>21.5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.04" calcext:value-type="float">
            <text:p>1.0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Q87]/MAX([.Q$2:.Q$1048576])" office:value-type="float" office:value="0.776334776334776" calcext:value-type="float">
            <text:p>0.776334776334776</text:p>
          </table:table-cell>
          <table:table-cell table:formula="of:=[.W87]/MAX([.W$2:.W$1048576])" office:value-type="float" office:value="0.228070175438596" calcext:value-type="float">
            <text:p>0.228070175438596</text:p>
          </table:table-cell>
          <table:table-cell table:formula="of:=[.AC87]/MAX(MAX([.AC$2:.AC$9999]);ABS(MIN([.AC$2:.AC$9999])))" office:value-type="float" office:value="0.638297872340426" calcext:value-type="float">
            <text:p>0.638297872340426</text:p>
          </table:table-cell>
          <table:table-cell table:formula="of:=[.AI87]/MAX(MAX([.AI$2:.AI$9999]);ABS(MIN([.AI$2:.AI$9999])))" office:value-type="float" office:value="0.460526315789474" calcext:value-type="float">
            <text:p>0.460526315789474</text:p>
          </table:table-cell>
          <table:table-cell table:formula="of:=AVERAGE([.AO87:.AR87])" office:value-type="float" office:value="0.525807284975818" calcext:value-type="float">
            <text:p>0.525807284975818</text:p>
          </table:table-cell>
        </table:table-row>
        <table:table-row table:style-name="ro1">
          <table:table-cell office:value-type="string" calcext:value-type="string">
            <text:p>Rave_Mix_BSM1_20000_1000_0.0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569.688" calcext:value-type="float">
            <text:p>569.688</text:p>
          </table:table-cell>
          <table:table-cell office:value-type="float" office:value="405.763954" calcext:value-type="float">
            <text:p>405.763954</text:p>
          </table:table-cell>
          <table:table-cell office:value-type="float" office:value="532.080987" calcext:value-type="float">
            <text:p>532.080987</text:p>
          </table:table-cell>
          <table:table-cell office:value-type="float" office:value="571.671308" calcext:value-type="float">
            <text:p>571.671308</text:p>
          </table:table-cell>
          <table:table-cell office:value-type="float" office:value="607.011947" calcext:value-type="float">
            <text:p>607.011947</text:p>
          </table:table-cell>
          <table:table-cell office:value-type="float" office:value="841.420249" calcext:value-type="float">
            <text:p>841.420249</text:p>
          </table:table-cell>
          <table:table-cell office:value-type="float" office:value="6.67" calcext:value-type="float">
            <text:p>6.6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2.24" calcext:value-type="float">
            <text:p>22.2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.36" calcext:value-type="float">
            <text:p>1.3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32" calcext:value-type="float">
            <text:p>2.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Q88]/MAX([.Q$2:.Q$1048576])" office:value-type="float" office:value="0.802308802308802" calcext:value-type="float">
            <text:p>0.802308802308802</text:p>
          </table:table-cell>
          <table:table-cell table:formula="of:=[.W88]/MAX([.W$2:.W$1048576])" office:value-type="float" office:value="0.298245614035088" calcext:value-type="float">
            <text:p>0.298245614035088</text:p>
          </table:table-cell>
          <table:table-cell table:formula="of:=[.AC88]/MAX(MAX([.AC$2:.AC$9999]);ABS(MIN([.AC$2:.AC$9999])))" office:value-type="float" office:value="0.404255319148936" calcext:value-type="float">
            <text:p>0.404255319148936</text:p>
          </table:table-cell>
          <table:table-cell table:formula="of:=[.AI88]/MAX(MAX([.AI$2:.AI$9999]);ABS(MIN([.AI$2:.AI$9999])))" office:value-type="float" office:value="0.381578947368421" calcext:value-type="float">
            <text:p>0.381578947368421</text:p>
          </table:table-cell>
          <table:table-cell table:formula="of:=AVERAGE([.AO88:.AR88])" office:value-type="float" office:value="0.471597170715312" calcext:value-type="float">
            <text:p>0.471597170715312</text:p>
          </table:table-cell>
        </table:table-row>
        <table:table-row table:style-name="ro1">
          <table:table-cell office:value-type="string" calcext:value-type="string">
            <text:p>Rave_Mix_BSM1_20000_1000_0.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525.924" calcext:value-type="float">
            <text:p>525.924</text:p>
          </table:table-cell>
          <table:table-cell office:value-type="float" office:value="397.428542" calcext:value-type="float">
            <text:p>397.428542</text:p>
          </table:table-cell>
          <table:table-cell office:value-type="float" office:value="488.920097" calcext:value-type="float">
            <text:p>488.920097</text:p>
          </table:table-cell>
          <table:table-cell office:value-type="float" office:value="522.217879" calcext:value-type="float">
            <text:p>522.217879</text:p>
          </table:table-cell>
          <table:table-cell office:value-type="float" office:value="560.227951" calcext:value-type="float">
            <text:p>560.227951</text:p>
          </table:table-cell>
          <table:table-cell office:value-type="float" office:value="665.229826" calcext:value-type="float">
            <text:p>665.229826</text:p>
          </table:table-cell>
          <table:table-cell office:value-type="float" office:value="6.99" calcext:value-type="float">
            <text:p>6.9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3.64" calcext:value-type="float">
            <text:p>23.6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.64" calcext:value-type="float">
            <text:p>1.6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68" calcext:value-type="float">
            <text:p>0.6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Q89]/MAX([.Q$2:.Q$1048576])" office:value-type="float" office:value="0.852813852813853" calcext:value-type="float">
            <text:p>0.852813852813853</text:p>
          </table:table-cell>
          <table:table-cell table:formula="of:=[.W89]/MAX([.W$2:.W$1048576])" office:value-type="float" office:value="0.359649122807018" calcext:value-type="float">
            <text:p>0.359649122807018</text:p>
          </table:table-cell>
          <table:table-cell table:formula="of:=[.AC89]/MAX(MAX([.AC$2:.AC$9999]);ABS(MIN([.AC$2:.AC$9999])))" office:value-type="float" office:value="0.361702127659574" calcext:value-type="float">
            <text:p>0.361702127659574</text:p>
          </table:table-cell>
          <table:table-cell table:formula="of:=[.AI89]/MAX(MAX([.AI$2:.AI$9999]);ABS(MIN([.AI$2:.AI$9999])))" office:value-type="float" office:value="0.328947368421053" calcext:value-type="float">
            <text:p>0.328947368421053</text:p>
          </table:table-cell>
          <table:table-cell table:formula="of:=AVERAGE([.AO89:.AR89])" office:value-type="float" office:value="0.475778117925374" calcext:value-type="float">
            <text:p>0.475778117925374</text:p>
          </table:table-cell>
        </table:table-row>
        <table:table-row table:style-name="ro1">
          <table:table-cell office:value-type="string" calcext:value-type="string">
            <text:p>Rave_Mix_BSM1_20000_1000_1.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2.634" calcext:value-type="float">
            <text:p>402.634</text:p>
          </table:table-cell>
          <table:table-cell office:value-type="float" office:value="335.106373" calcext:value-type="float">
            <text:p>335.106373</text:p>
          </table:table-cell>
          <table:table-cell office:value-type="float" office:value="374.072495" calcext:value-type="float">
            <text:p>374.072495</text:p>
          </table:table-cell>
          <table:table-cell office:value-type="float" office:value="396.093236" calcext:value-type="float">
            <text:p>396.093236</text:p>
          </table:table-cell>
          <table:table-cell office:value-type="float" office:value="431.918616" calcext:value-type="float">
            <text:p>431.918616</text:p>
          </table:table-cell>
          <table:table-cell office:value-type="float" office:value="483.614817" calcext:value-type="float">
            <text:p>483.614817</text:p>
          </table:table-cell>
          <table:table-cell office:value-type="float" office:value="7.56" calcext:value-type="float">
            <text:p>7.56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4.36" calcext:value-type="float">
            <text:p>24.3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.92" calcext:value-type="float">
            <text:p>1.9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Q90]/MAX([.Q$2:.Q$1048576])" office:value-type="float" office:value="0.878787878787879" calcext:value-type="float">
            <text:p>0.878787878787879</text:p>
          </table:table-cell>
          <table:table-cell table:formula="of:=[.W90]/MAX([.W$2:.W$1048576])" office:value-type="float" office:value="0.421052631578947" calcext:value-type="float">
            <text:p>0.421052631578947</text:p>
          </table:table-cell>
          <table:table-cell table:formula="of:=[.AC90]/MAX(MAX([.AC$2:.AC$9999]);ABS(MIN([.AC$2:.AC$9999])))" office:value-type="float" office:value="0.382978723404255" calcext:value-type="float">
            <text:p>0.382978723404255</text:p>
          </table:table-cell>
          <table:table-cell table:formula="of:=[.AI90]/MAX(MAX([.AI$2:.AI$9999]);ABS(MIN([.AI$2:.AI$9999])))" office:value-type="float" office:value="0.532894736842105" calcext:value-type="float">
            <text:p>0.532894736842105</text:p>
          </table:table-cell>
          <table:table-cell table:formula="of:=AVERAGE([.AO90:.AR90])" office:value-type="float" office:value="0.553928492653297" calcext:value-type="float">
            <text:p>0.553928492653297</text:p>
          </table:table-cell>
        </table:table-row>
        <table:table-row table:style-name="ro1">
          <table:table-cell office:value-type="string" calcext:value-type="string">
            <text:p>Rave_Mix_BSM1_20000_1000_10.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16.395" calcext:value-type="float">
            <text:p>316.395</text:p>
          </table:table-cell>
          <table:table-cell office:value-type="float" office:value="265.436445" calcext:value-type="float">
            <text:p>265.436445</text:p>
          </table:table-cell>
          <table:table-cell office:value-type="float" office:value="295.5358" calcext:value-type="float">
            <text:p>295.5358</text:p>
          </table:table-cell>
          <table:table-cell office:value-type="float" office:value="314.91042" calcext:value-type="float">
            <text:p>314.91042</text:p>
          </table:table-cell>
          <table:table-cell office:value-type="float" office:value="336.811457" calcext:value-type="float">
            <text:p>336.811457</text:p>
          </table:table-cell>
          <table:table-cell office:value-type="float" office:value="400.138669" calcext:value-type="float">
            <text:p>400.138669</text:p>
          </table:table-cell>
          <table:table-cell office:value-type="float" office:value="6.51" calcext:value-type="float">
            <text:p>6.5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2.52" calcext:value-type="float">
            <text:p>22.5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.72" calcext:value-type="float">
            <text:p>1.7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0.2" calcext:value-type="float">
            <text:p>-0.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Q91]/MAX([.Q$2:.Q$1048576])" office:value-type="float" office:value="0.812409812409812" calcext:value-type="float">
            <text:p>0.812409812409812</text:p>
          </table:table-cell>
          <table:table-cell table:formula="of:=[.W91]/MAX([.W$2:.W$1048576])" office:value-type="float" office:value="0.37719298245614" calcext:value-type="float">
            <text:p>0.37719298245614</text:p>
          </table:table-cell>
          <table:table-cell table:formula="of:=[.AC91]/MAX(MAX([.AC$2:.AC$9999]);ABS(MIN([.AC$2:.AC$9999])))" office:value-type="float" office:value="-0.106382978723404" calcext:value-type="float">
            <text:p>-0.106382978723404</text:p>
          </table:table-cell>
          <table:table-cell table:formula="of:=[.AI91]/MAX(MAX([.AI$2:.AI$9999]);ABS(MIN([.AI$2:.AI$9999])))" office:value-type="float" office:value="0.328947368421053" calcext:value-type="float">
            <text:p>0.328947368421053</text:p>
          </table:table-cell>
          <table:table-cell table:formula="of:=AVERAGE([.AO91:.AR91])" office:value-type="float" office:value="0.3530417961409" calcext:value-type="float">
            <text:p>0.3530417961409</text:p>
          </table:table-cell>
        </table:table-row>
        <table:table-row table:style-name="ro1">
          <table:table-cell office:value-type="string" calcext:value-type="string">
            <text:p>Rave_Mix_BSM1_20000_1000_0.00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40.156" calcext:value-type="float">
            <text:p>640.156</text:p>
          </table:table-cell>
          <table:table-cell office:value-type="float" office:value="532.92721" calcext:value-type="float">
            <text:p>532.92721</text:p>
          </table:table-cell>
          <table:table-cell office:value-type="float" office:value="597.343209" calcext:value-type="float">
            <text:p>597.343209</text:p>
          </table:table-cell>
          <table:table-cell office:value-type="float" office:value="640.854125" calcext:value-type="float">
            <text:p>640.854125</text:p>
          </table:table-cell>
          <table:table-cell office:value-type="float" office:value="677.436444" calcext:value-type="float">
            <text:p>677.436444</text:p>
          </table:table-cell>
          <table:table-cell office:value-type="float" office:value="779.934024" calcext:value-type="float">
            <text:p>779.934024</text:p>
          </table:table-cell>
          <table:table-cell office:value-type="float" office:value="7.66" calcext:value-type="float">
            <text:p>7.6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7.08" calcext:value-type="float">
            <text:p>27.0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.28" calcext:value-type="float">
            <text:p>1.2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88" calcext:value-type="float">
            <text:p>1.8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Q92]/MAX([.Q$2:.Q$1048576])" office:value-type="float" office:value="0.976911976911977" calcext:value-type="float">
            <text:p>0.976911976911977</text:p>
          </table:table-cell>
          <table:table-cell table:formula="of:=[.W92]/MAX([.W$2:.W$1048576])" office:value-type="float" office:value="0.280701754385965" calcext:value-type="float">
            <text:p>0.280701754385965</text:p>
          </table:table-cell>
          <table:table-cell table:formula="of:=[.AC92]/MAX(MAX([.AC$2:.AC$9999]);ABS(MIN([.AC$2:.AC$9999])))" office:value-type="float" office:value="0.212765957446808" calcext:value-type="float">
            <text:p>0.212765957446808</text:p>
          </table:table-cell>
          <table:table-cell table:formula="of:=[.AI92]/MAX(MAX([.AI$2:.AI$9999]);ABS(MIN([.AI$2:.AI$9999])))" office:value-type="float" office:value="0.309210526315789" calcext:value-type="float">
            <text:p>0.309210526315789</text:p>
          </table:table-cell>
          <table:table-cell table:formula="of:=AVERAGE([.AO92:.AR92])" office:value-type="float" office:value="0.444897553765135" calcext:value-type="float">
            <text:p>0.444897553765135</text:p>
          </table:table-cell>
        </table:table-row>
        <table:table-row table:style-name="ro1">
          <table:table-cell office:value-type="string" calcext:value-type="string">
            <text:p>Rave_Mix_BSM1_20000_1000_0.0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634.589" calcext:value-type="float">
            <text:p>634.589</text:p>
          </table:table-cell>
          <table:table-cell office:value-type="float" office:value="507.397138" calcext:value-type="float">
            <text:p>507.397138</text:p>
          </table:table-cell>
          <table:table-cell office:value-type="float" office:value="595.600196" calcext:value-type="float">
            <text:p>595.600196</text:p>
          </table:table-cell>
          <table:table-cell office:value-type="float" office:value="633.374816" calcext:value-type="float">
            <text:p>633.374816</text:p>
          </table:table-cell>
          <table:table-cell office:value-type="float" office:value="677.111703" calcext:value-type="float">
            <text:p>677.111703</text:p>
          </table:table-cell>
          <table:table-cell office:value-type="float" office:value="755.103999" calcext:value-type="float">
            <text:p>755.103999</text:p>
          </table:table-cell>
          <table:table-cell office:value-type="float" office:value="6.99" calcext:value-type="float">
            <text:p>6.99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3.6" calcext:value-type="float">
            <text:p>23.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.28" calcext:value-type="float">
            <text:p>1.2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2" calcext:value-type="float">
            <text:p>1.9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Q93]/MAX([.Q$2:.Q$1048576])" office:value-type="float" office:value="0.851370851370851" calcext:value-type="float">
            <text:p>0.851370851370851</text:p>
          </table:table-cell>
          <table:table-cell table:formula="of:=[.W93]/MAX([.W$2:.W$1048576])" office:value-type="float" office:value="0.280701754385965" calcext:value-type="float">
            <text:p>0.280701754385965</text:p>
          </table:table-cell>
          <table:table-cell table:formula="of:=[.AC93]/MAX(MAX([.AC$2:.AC$9999]);ABS(MIN([.AC$2:.AC$9999])))" office:value-type="float" office:value="0.617021276595745" calcext:value-type="float">
            <text:p>0.617021276595745</text:p>
          </table:table-cell>
          <table:table-cell table:formula="of:=[.AI93]/MAX(MAX([.AI$2:.AI$9999]);ABS(MIN([.AI$2:.AI$9999])))" office:value-type="float" office:value="0.31578947368421" calcext:value-type="float">
            <text:p>0.31578947368421</text:p>
          </table:table-cell>
          <table:table-cell table:formula="of:=AVERAGE([.AO93:.AR93])" office:value-type="float" office:value="0.516220839009193" calcext:value-type="float">
            <text:p>0.516220839009193</text:p>
          </table:table-cell>
        </table:table-row>
        <table:table-row table:style-name="ro1">
          <table:table-cell office:value-type="string" calcext:value-type="string">
            <text:p>Rave_Mix_BSM1_20000_1000_0.10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576.006" calcext:value-type="float">
            <text:p>576.006</text:p>
          </table:table-cell>
          <table:table-cell office:value-type="float" office:value="446.911998" calcext:value-type="float">
            <text:p>446.911998</text:p>
          </table:table-cell>
          <table:table-cell office:value-type="float" office:value="545.385877" calcext:value-type="float">
            <text:p>545.385877</text:p>
          </table:table-cell>
          <table:table-cell office:value-type="float" office:value="573.716146" calcext:value-type="float">
            <text:p>573.716146</text:p>
          </table:table-cell>
          <table:table-cell office:value-type="float" office:value="607.174321" calcext:value-type="float">
            <text:p>607.174321</text:p>
          </table:table-cell>
          <table:table-cell office:value-type="float" office:value="689.361384" calcext:value-type="float">
            <text:p>689.361384</text:p>
          </table:table-cell>
          <table:table-cell office:value-type="float" office:value="7.23" calcext:value-type="float">
            <text:p>7.2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3.88" calcext:value-type="float">
            <text:p>23.8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.32" calcext:value-type="float">
            <text:p>1.3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92" calcext:value-type="float">
            <text:p>2.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Q94]/MAX([.Q$2:.Q$1048576])" office:value-type="float" office:value="0.861471861471861" calcext:value-type="float">
            <text:p>0.861471861471861</text:p>
          </table:table-cell>
          <table:table-cell table:formula="of:=[.W94]/MAX([.W$2:.W$1048576])" office:value-type="float" office:value="0.289473684210526" calcext:value-type="float">
            <text:p>0.289473684210526</text:p>
          </table:table-cell>
          <table:table-cell table:formula="of:=[.AC94]/MAX(MAX([.AC$2:.AC$9999]);ABS(MIN([.AC$2:.AC$9999])))" office:value-type="float" office:value="0.425531914893617" calcext:value-type="float">
            <text:p>0.425531914893617</text:p>
          </table:table-cell>
          <table:table-cell table:formula="of:=[.AI94]/MAX(MAX([.AI$2:.AI$9999]);ABS(MIN([.AI$2:.AI$9999])))" office:value-type="float" office:value="0.480263157894737" calcext:value-type="float">
            <text:p>0.480263157894737</text:p>
          </table:table-cell>
          <table:table-cell table:formula="of:=AVERAGE([.AO94:.AR94])" office:value-type="float" office:value="0.514185154617685" calcext:value-type="float">
            <text:p>0.514185154617685</text:p>
          </table:table-cell>
        </table:table-row>
        <table:table-row table:style-name="ro1">
          <table:table-cell office:value-type="string" calcext:value-type="string">
            <text:p>Rave_Mix_BSM1_20000_1000_1.00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15.387" calcext:value-type="float">
            <text:p>415.387</text:p>
          </table:table-cell>
          <table:table-cell office:value-type="float" office:value="348.931159" calcext:value-type="float">
            <text:p>348.931159</text:p>
          </table:table-cell>
          <table:table-cell office:value-type="float" office:value="393.590123" calcext:value-type="float">
            <text:p>393.590123</text:p>
          </table:table-cell>
          <table:table-cell office:value-type="float" office:value="412.720595" calcext:value-type="float">
            <text:p>412.720595</text:p>
          </table:table-cell>
          <table:table-cell office:value-type="float" office:value="434.14005" calcext:value-type="float">
            <text:p>434.14005</text:p>
          </table:table-cell>
          <table:table-cell office:value-type="float" office:value="502.231704" calcext:value-type="float">
            <text:p>502.231704</text:p>
          </table:table-cell>
          <table:table-cell office:value-type="float" office:value="6.82" calcext:value-type="float">
            <text:p>6.8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3.2" calcext:value-type="float">
            <text:p>23.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.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2" calcext:value-type="float">
            <text:p>0.9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Q95]/MAX([.Q$2:.Q$1048576])" office:value-type="float" office:value="0.836940836940837" calcext:value-type="float">
            <text:p>0.836940836940837</text:p>
          </table:table-cell>
          <table:table-cell table:formula="of:=[.W95]/MAX([.W$2:.W$1048576])" office:value-type="float" office:value="0.394736842105263" calcext:value-type="float">
            <text:p>0.394736842105263</text:p>
          </table:table-cell>
          <table:table-cell table:formula="of:=[.AC95]/MAX(MAX([.AC$2:.AC$9999]);ABS(MIN([.AC$2:.AC$9999])))" office:value-type="float" office:value="0.48936170212766" calcext:value-type="float">
            <text:p>0.48936170212766</text:p>
          </table:table-cell>
          <table:table-cell table:formula="of:=[.AI95]/MAX(MAX([.AI$2:.AI$9999]);ABS(MIN([.AI$2:.AI$9999])))" office:value-type="float" office:value="0.223684210526316" calcext:value-type="float">
            <text:p>0.223684210526316</text:p>
          </table:table-cell>
          <table:table-cell table:formula="of:=AVERAGE([.AO95:.AR95])" office:value-type="float" office:value="0.486180897925019" calcext:value-type="float">
            <text:p>0.486180897925019</text:p>
          </table:table-cell>
        </table:table-row>
        <table:table-row table:style-name="ro1">
          <table:table-cell office:value-type="string" calcext:value-type="string">
            <text:p>Rave_Mix_BSM1_20000_1000_10.00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18.205" calcext:value-type="float">
            <text:p>318.205</text:p>
          </table:table-cell>
          <table:table-cell office:value-type="float" office:value="266.605037" calcext:value-type="float">
            <text:p>266.605037</text:p>
          </table:table-cell>
          <table:table-cell office:value-type="float" office:value="299.306273" calcext:value-type="float">
            <text:p>299.306273</text:p>
          </table:table-cell>
          <table:table-cell office:value-type="float" office:value="311.802469" calcext:value-type="float">
            <text:p>311.802469</text:p>
          </table:table-cell>
          <table:table-cell office:value-type="float" office:value="330.957433" calcext:value-type="float">
            <text:p>330.957433</text:p>
          </table:table-cell>
          <table:table-cell office:value-type="float" office:value="393.148045" calcext:value-type="float">
            <text:p>393.148045</text:p>
          </table:table-cell>
          <table:table-cell office:value-type="float" office:value="7.28" calcext:value-type="float">
            <text:p>7.2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4.96" calcext:value-type="float">
            <text:p>24.9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.28" calcext:value-type="float">
            <text:p>2.2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0.6" calcext:value-type="float">
            <text:p>-0.6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8" calcext:value-type="float">
            <text:p>2.4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Q96]/MAX([.Q$2:.Q$1048576])" office:value-type="float" office:value="0.900432900432901" calcext:value-type="float">
            <text:p>0.900432900432901</text:p>
          </table:table-cell>
          <table:table-cell table:formula="of:=[.W96]/MAX([.W$2:.W$1048576])" office:value-type="float" office:value="0.5" calcext:value-type="float">
            <text:p>0.5</text:p>
          </table:table-cell>
          <table:table-cell table:formula="of:=[.AC96]/MAX(MAX([.AC$2:.AC$9999]);ABS(MIN([.AC$2:.AC$9999])))" office:value-type="float" office:value="-0.319148936170213" calcext:value-type="float">
            <text:p>-0.319148936170213</text:p>
          </table:table-cell>
          <table:table-cell table:formula="of:=[.AI96]/MAX(MAX([.AI$2:.AI$9999]);ABS(MIN([.AI$2:.AI$9999])))" office:value-type="float" office:value="0.407894736842105" calcext:value-type="float">
            <text:p>0.407894736842105</text:p>
          </table:table-cell>
          <table:table-cell table:formula="of:=AVERAGE([.AO96:.AR96])" office:value-type="float" office:value="0.372294675276198" calcext:value-type="float">
            <text:p>0.372294675276198</text:p>
          </table:table-cell>
        </table:table-row>
        <table:table-row table:style-name="ro1">
          <table:table-cell office:value-type="string" calcext:value-type="string">
            <text:p>Rave_Mix_BSM1_20000_1000_0.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26.843" calcext:value-type="float">
            <text:p>1026.843</text:p>
          </table:table-cell>
          <table:table-cell office:value-type="float" office:value="873.305283" calcext:value-type="float">
            <text:p>873.305283</text:p>
          </table:table-cell>
          <table:table-cell office:value-type="float" office:value="978.64494" calcext:value-type="float">
            <text:p>978.64494</text:p>
          </table:table-cell>
          <table:table-cell office:value-type="float" office:value="1033.253138" calcext:value-type="float">
            <text:p>1033.253138</text:p>
          </table:table-cell>
          <table:table-cell office:value-type="float" office:value="1075.148248" calcext:value-type="float">
            <text:p>1075.148248</text:p>
          </table:table-cell>
          <table:table-cell office:value-type="float" office:value="1203.276248" calcext:value-type="float">
            <text:p>1203.276248</text:p>
          </table:table-cell>
          <table:table-cell office:value-type="float" office:value="6.43" calcext:value-type="float">
            <text:p>6.43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2.64" calcext:value-type="float">
            <text:p>22.6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.76" calcext:value-type="float">
            <text:p>1.7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1.52" calcext:value-type="float">
            <text:p>-1.52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84" calcext:value-type="float">
            <text:p>2.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Q97]/MAX([.Q$2:.Q$1048576])" office:value-type="float" office:value="0.816738816738817" calcext:value-type="float">
            <text:p>0.816738816738817</text:p>
          </table:table-cell>
          <table:table-cell table:formula="of:=[.W97]/MAX([.W$2:.W$1048576])" office:value-type="float" office:value="0.385964912280702" calcext:value-type="float">
            <text:p>0.385964912280702</text:p>
          </table:table-cell>
          <table:table-cell table:formula="of:=[.AC97]/MAX(MAX([.AC$2:.AC$9999]);ABS(MIN([.AC$2:.AC$9999])))" office:value-type="float" office:value="-0.808510638297872" calcext:value-type="float">
            <text:p>-0.808510638297872</text:p>
          </table:table-cell>
          <table:table-cell table:formula="of:=[.AI97]/MAX(MAX([.AI$2:.AI$9999]);ABS(MIN([.AI$2:.AI$9999])))" office:value-type="float" office:value="0.467105263157895" calcext:value-type="float">
            <text:p>0.467105263157895</text:p>
          </table:table-cell>
          <table:table-cell table:formula="of:=AVERAGE([.AO97:.AR97])" office:value-type="float" office:value="0.215324588469885" calcext:value-type="float">
            <text:p>0.215324588469885</text:p>
          </table:table-cell>
        </table:table-row>
        <table:table-row table:style-name="ro1">
          <table:table-cell office:value-type="string" calcext:value-type="string">
            <text:p>Rave_Mix_BSM1_20000_1000_0.0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20.281" calcext:value-type="float">
            <text:p>1020.281</text:p>
          </table:table-cell>
          <table:table-cell office:value-type="float" office:value="861.418668" calcext:value-type="float">
            <text:p>861.418668</text:p>
          </table:table-cell>
          <table:table-cell office:value-type="float" office:value="971.966419" calcext:value-type="float">
            <text:p>971.966419</text:p>
          </table:table-cell>
          <table:table-cell office:value-type="float" office:value="1015.914667" calcext:value-type="float">
            <text:p>1015.914667</text:p>
          </table:table-cell>
          <table:table-cell office:value-type="float" office:value="1076.12879" calcext:value-type="float">
            <text:p>1076.12879</text:p>
          </table:table-cell>
          <table:table-cell office:value-type="float" office:value="1160.209776" calcext:value-type="float">
            <text:p>1160.209776</text:p>
          </table:table-cell>
          <table:table-cell office:value-type="float" office:value="7.25" calcext:value-type="float">
            <text:p>7.25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4.72" calcext:value-type="float">
            <text:p>24.7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.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0.56" calcext:value-type="float">
            <text:p>-0.56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Q98]/MAX([.Q$2:.Q$1048576])" office:value-type="float" office:value="0.891774891774892" calcext:value-type="float">
            <text:p>0.891774891774892</text:p>
          </table:table-cell>
          <table:table-cell table:formula="of:=[.W98]/MAX([.W$2:.W$1048576])" office:value-type="float" office:value="0.833333333333333" calcext:value-type="float">
            <text:p>0.833333333333333</text:p>
          </table:table-cell>
          <table:table-cell table:formula="of:=[.AC98]/MAX(MAX([.AC$2:.AC$9999]);ABS(MIN([.AC$2:.AC$9999])))" office:value-type="float" office:value="-0.297872340425532" calcext:value-type="float">
            <text:p>-0.297872340425532</text:p>
          </table:table-cell>
          <table:table-cell table:formula="of:=[.AI98]/MAX(MAX([.AI$2:.AI$9999]);ABS(MIN([.AI$2:.AI$9999])))" office:value-type="float" office:value="0.171052631578947" calcext:value-type="float">
            <text:p>0.171052631578947</text:p>
          </table:table-cell>
          <table:table-cell table:formula="of:=AVERAGE([.AO98:.AR98])" office:value-type="float" office:value="0.39957212906541" calcext:value-type="float">
            <text:p>0.39957212906541</text:p>
          </table:table-cell>
        </table:table-row>
        <table:table-row table:style-name="ro1">
          <table:table-cell office:value-type="string" calcext:value-type="string">
            <text:p>Rave_Mix_BSM1_20000_1000_0.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30.597" calcext:value-type="float">
            <text:p>1030.597</text:p>
          </table:table-cell>
          <table:table-cell office:value-type="float" office:value="872.297877" calcext:value-type="float">
            <text:p>872.297877</text:p>
          </table:table-cell>
          <table:table-cell office:value-type="float" office:value="975.830519" calcext:value-type="float">
            <text:p>975.830519</text:p>
          </table:table-cell>
          <table:table-cell office:value-type="float" office:value="1033.13146" calcext:value-type="float">
            <text:p>1033.13146</text:p>
          </table:table-cell>
          <table:table-cell office:value-type="float" office:value="1084.345681" calcext:value-type="float">
            <text:p>1084.345681</text:p>
          </table:table-cell>
          <table:table-cell office:value-type="float" office:value="1318.051555" calcext:value-type="float">
            <text:p>1318.051555</text:p>
          </table:table-cell>
          <table:table-cell office:value-type="float" office:value="6.66" calcext:value-type="float">
            <text:p>6.6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4.12" calcext:value-type="float">
            <text:p>24.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.16" calcext:value-type="float">
            <text:p>1.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0.68" calcext:value-type="float">
            <text:p>-0.6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Q99]/MAX([.Q$2:.Q$1048576])" office:value-type="float" office:value="0.87012987012987" calcext:value-type="float">
            <text:p>0.87012987012987</text:p>
          </table:table-cell>
          <table:table-cell table:formula="of:=[.W99]/MAX([.W$2:.W$1048576])" office:value-type="float" office:value="0.254385964912281" calcext:value-type="float">
            <text:p>0.254385964912281</text:p>
          </table:table-cell>
          <table:table-cell table:formula="of:=[.AC99]/MAX(MAX([.AC$2:.AC$9999]);ABS(MIN([.AC$2:.AC$9999])))" office:value-type="float" office:value="-0.361702127659574" calcext:value-type="float">
            <text:p>-0.361702127659574</text:p>
          </table:table-cell>
          <table:table-cell table:formula="of:=[.AI99]/MAX(MAX([.AI$2:.AI$9999]);ABS(MIN([.AI$2:.AI$9999])))" office:value-type="float" office:value="0.335526315789474" calcext:value-type="float">
            <text:p>0.335526315789474</text:p>
          </table:table-cell>
          <table:table-cell table:formula="of:=AVERAGE([.AO99:.AR99])" office:value-type="float" office:value="0.274585005793012" calcext:value-type="float">
            <text:p>0.274585005793012</text:p>
          </table:table-cell>
        </table:table-row>
        <table:table-row table:style-name="ro1">
          <table:table-cell office:value-type="string" calcext:value-type="string">
            <text:p>Rave_Mix_BSM1_20000_1000_1.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16.717" calcext:value-type="float">
            <text:p>1016.717</text:p>
          </table:table-cell>
          <table:table-cell office:value-type="float" office:value="841.819259" calcext:value-type="float">
            <text:p>841.819259</text:p>
          </table:table-cell>
          <table:table-cell office:value-type="float" office:value="972.895998" calcext:value-type="float">
            <text:p>972.895998</text:p>
          </table:table-cell>
          <table:table-cell office:value-type="float" office:value="1029.47753" calcext:value-type="float">
            <text:p>1029.47753</text:p>
          </table:table-cell>
          <table:table-cell office:value-type="float" office:value="1067.910322" calcext:value-type="float">
            <text:p>1067.910322</text:p>
          </table:table-cell>
          <table:table-cell office:value-type="float" office:value="1162.807307" calcext:value-type="float">
            <text:p>1162.807307</text:p>
          </table:table-cell>
          <table:table-cell office:value-type="float" office:value="6.67" calcext:value-type="float">
            <text:p>6.6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24.48" calcext:value-type="float">
            <text:p>24.4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1.4" calcext:value-type="float">
            <text:p>1.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0.96" calcext:value-type="float">
            <text:p>-0.96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6" calcext:value-type="float">
            <text:p>1.7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Q100]/MAX([.Q$2:.Q$1048576])" office:value-type="float" office:value="0.883116883116883" calcext:value-type="float">
            <text:p>0.883116883116883</text:p>
          </table:table-cell>
          <table:table-cell table:formula="of:=[.W100]/MAX([.W$2:.W$1048576])" office:value-type="float" office:value="0.307017543859649" calcext:value-type="float">
            <text:p>0.307017543859649</text:p>
          </table:table-cell>
          <table:table-cell table:formula="of:=[.AC100]/MAX(MAX([.AC$2:.AC$9999]);ABS(MIN([.AC$2:.AC$9999])))" office:value-type="float" office:value="-0.51063829787234" calcext:value-type="float">
            <text:p>-0.51063829787234</text:p>
          </table:table-cell>
          <table:table-cell table:formula="of:=[.AI100]/MAX(MAX([.AI$2:.AI$9999]);ABS(MIN([.AI$2:.AI$9999])))" office:value-type="float" office:value="0.289473684210526" calcext:value-type="float">
            <text:p>0.289473684210526</text:p>
          </table:table-cell>
          <table:table-cell table:formula="of:=AVERAGE([.AO100:.AR100])" office:value-type="float" office:value="0.24224245332868" calcext:value-type="float">
            <text:p>0.24224245332868</text:p>
          </table:table-cell>
        </table:table-row>
        <table:table-row table:style-name="ro1">
          <table:table-cell office:value-type="string" calcext:value-type="string">
            <text:p>Rave_Mix_BSM1_20000_1000_10.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24.606" calcext:value-type="float">
            <text:p>1024.606</text:p>
          </table:table-cell>
          <table:table-cell office:value-type="float" office:value="853.981232" calcext:value-type="float">
            <text:p>853.981232</text:p>
          </table:table-cell>
          <table:table-cell office:value-type="float" office:value="959.890564" calcext:value-type="float">
            <text:p>959.890564</text:p>
          </table:table-cell>
          <table:table-cell office:value-type="float" office:value="1025.078519" calcext:value-type="float">
            <text:p>1025.078519</text:p>
          </table:table-cell>
          <table:table-cell office:value-type="float" office:value="1089.716147" calcext:value-type="float">
            <text:p>1089.716147</text:p>
          </table:table-cell>
          <table:table-cell office:value-type="float" office:value="1187.536197" calcext:value-type="float">
            <text:p>1187.536197</text:p>
          </table:table-cell>
          <table:table-cell office:value-type="float" office:value="6.47" calcext:value-type="float">
            <text:p>6.4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24.16" calcext:value-type="float">
            <text:p>24.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.04" calcext:value-type="float">
            <text:p>2.0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.6" calcext:value-type="float">
            <text:p>-1.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Q101]/MAX([.Q$2:.Q$1048576])" office:value-type="float" office:value="0.871572871572872" calcext:value-type="float">
            <text:p>0.871572871572872</text:p>
          </table:table-cell>
          <table:table-cell table:formula="of:=[.W101]/MAX([.W$2:.W$1048576])" office:value-type="float" office:value="0.447368421052632" calcext:value-type="float">
            <text:p>0.447368421052632</text:p>
          </table:table-cell>
          <table:table-cell table:formula="of:=[.AC101]/MAX(MAX([.AC$2:.AC$9999]);ABS(MIN([.AC$2:.AC$9999])))" office:value-type="float" office:value="-0.851063829787234" calcext:value-type="float">
            <text:p>-0.851063829787234</text:p>
          </table:table-cell>
          <table:table-cell table:formula="of:=[.AI101]/MAX(MAX([.AI$2:.AI$9999]);ABS(MIN([.AI$2:.AI$9999])))" office:value-type="float" office:value="0.210526315789474" calcext:value-type="float">
            <text:p>0.210526315789474</text:p>
          </table:table-cell>
          <table:table-cell table:formula="of:=AVERAGE([.AO101:.AR101])" office:value-type="float" office:value="0.169600944656936" calcext:value-type="float">
            <text:p>0.169600944656936</text:p>
          </table:table-cell>
        </table:table-row>
        <table:table-row table:style-name="ro1">
          <table:table-cell office:value-type="string" calcext:value-type="string">
            <text:p>Rave_Mix_BSM1_20000_10000_0.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3.908" calcext:value-type="float">
            <text:p>663.908</text:p>
          </table:table-cell>
          <table:table-cell office:value-type="float" office:value="487.487605" calcext:value-type="float">
            <text:p>487.487605</text:p>
          </table:table-cell>
          <table:table-cell office:value-type="float" office:value="600.190025" calcext:value-type="float">
            <text:p>600.190025</text:p>
          </table:table-cell>
          <table:table-cell office:value-type="float" office:value="641.735506" calcext:value-type="float">
            <text:p>641.735506</text:p>
          </table:table-cell>
          <table:table-cell office:value-type="float" office:value="740.246124" calcext:value-type="float">
            <text:p>740.246124</text:p>
          </table:table-cell>
          <table:table-cell office:value-type="float" office:value="867.128494" calcext:value-type="float">
            <text:p>867.128494</text:p>
          </table:table-cell>
          <table:table-cell office:value-type="float" office:value="6.7" calcext:value-type="float">
            <text:p>6.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1.6" calcext:value-type="float">
            <text:p>21.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.84" calcext:value-type="float">
            <text:p>1.8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04" calcext:value-type="float">
            <text:p>1.0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32" calcext:value-type="float">
            <text:p>2.3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Q102]/MAX([.Q$2:.Q$1048576])" office:value-type="float" office:value="0.779220779220779" calcext:value-type="float">
            <text:p>0.779220779220779</text:p>
          </table:table-cell>
          <table:table-cell table:formula="of:=[.W102]/MAX([.W$2:.W$1048576])" office:value-type="float" office:value="0.403508771929825" calcext:value-type="float">
            <text:p>0.403508771929825</text:p>
          </table:table-cell>
          <table:table-cell table:formula="of:=[.AC102]/MAX(MAX([.AC$2:.AC$9999]);ABS(MIN([.AC$2:.AC$9999])))" office:value-type="float" office:value="0.553191489361702" calcext:value-type="float">
            <text:p>0.553191489361702</text:p>
          </table:table-cell>
          <table:table-cell table:formula="of:=[.AI102]/MAX(MAX([.AI$2:.AI$9999]);ABS(MIN([.AI$2:.AI$9999])))" office:value-type="float" office:value="0.381578947368421" calcext:value-type="float">
            <text:p>0.381578947368421</text:p>
          </table:table-cell>
          <table:table-cell table:formula="of:=AVERAGE([.AO102:.AR102])" office:value-type="float" office:value="0.529374996970182" calcext:value-type="float">
            <text:p>0.529374996970182</text:p>
          </table:table-cell>
        </table:table-row>
        <table:table-row table:style-name="ro1">
          <table:table-cell office:value-type="string" calcext:value-type="string">
            <text:p>Rave_Mix_BSM1_20000_10000_0.0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659.931" calcext:value-type="float">
            <text:p>659.931</text:p>
          </table:table-cell>
          <table:table-cell office:value-type="float" office:value="506.226962" calcext:value-type="float">
            <text:p>506.226962</text:p>
          </table:table-cell>
          <table:table-cell office:value-type="float" office:value="590.707752" calcext:value-type="float">
            <text:p>590.707752</text:p>
          </table:table-cell>
          <table:table-cell office:value-type="float" office:value="655.239111" calcext:value-type="float">
            <text:p>655.239111</text:p>
          </table:table-cell>
          <table:table-cell office:value-type="float" office:value="726.669431" calcext:value-type="float">
            <text:p>726.669431</text:p>
          </table:table-cell>
          <table:table-cell office:value-type="float" office:value="852.182125" calcext:value-type="float">
            <text:p>852.182125</text:p>
          </table:table-cell>
          <table:table-cell office:value-type="float" office:value="7.6" calcext:value-type="float">
            <text:p>7.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5.64" calcext:value-type="float">
            <text:p>25.6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.64" calcext:value-type="float">
            <text:p>1.6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92" calcext:value-type="float">
            <text:p>1.9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Q103]/MAX([.Q$2:.Q$1048576])" office:value-type="float" office:value="0.924963924963925" calcext:value-type="float">
            <text:p>0.924963924963925</text:p>
          </table:table-cell>
          <table:table-cell table:formula="of:=[.W103]/MAX([.W$2:.W$1048576])" office:value-type="float" office:value="0.359649122807018" calcext:value-type="float">
            <text:p>0.359649122807018</text:p>
          </table:table-cell>
          <table:table-cell table:formula="of:=[.AC103]/MAX(MAX([.AC$2:.AC$9999]);ABS(MIN([.AC$2:.AC$9999])))" office:value-type="float" office:value="0.638297872340426" calcext:value-type="float">
            <text:p>0.638297872340426</text:p>
          </table:table-cell>
          <table:table-cell table:formula="of:=[.AI103]/MAX(MAX([.AI$2:.AI$9999]);ABS(MIN([.AI$2:.AI$9999])))" office:value-type="float" office:value="0.31578947368421" calcext:value-type="float">
            <text:p>0.31578947368421</text:p>
          </table:table-cell>
          <table:table-cell table:formula="of:=AVERAGE([.AO103:.AR103])" office:value-type="float" office:value="0.559675098448895" calcext:value-type="float">
            <text:p>0.559675098448895</text:p>
          </table:table-cell>
        </table:table-row>
        <table:table-row table:style-name="ro1">
          <table:table-cell office:value-type="string" calcext:value-type="string">
            <text:p>Rave_Mix_BSM1_20000_10000_0.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644.154" calcext:value-type="float">
            <text:p>644.154</text:p>
          </table:table-cell>
          <table:table-cell office:value-type="float" office:value="499.749134" calcext:value-type="float">
            <text:p>499.749134</text:p>
          </table:table-cell>
          <table:table-cell office:value-type="float" office:value="585.065084" calcext:value-type="float">
            <text:p>585.065084</text:p>
          </table:table-cell>
          <table:table-cell office:value-type="float" office:value="626.865383" calcext:value-type="float">
            <text:p>626.865383</text:p>
          </table:table-cell>
          <table:table-cell office:value-type="float" office:value="710.022716" calcext:value-type="float">
            <text:p>710.022716</text:p>
          </table:table-cell>
          <table:table-cell office:value-type="float" office:value="825.705087" calcext:value-type="float">
            <text:p>825.705087</text:p>
          </table:table-cell>
          <table:table-cell office:value-type="float" office:value="7.28" calcext:value-type="float">
            <text:p>7.2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3.12" calcext:value-type="float">
            <text:p>23.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72" calcext:value-type="float">
            <text:p>2.7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Q104]/MAX([.Q$2:.Q$1048576])" office:value-type="float" office:value="0.834054834054834" calcext:value-type="float">
            <text:p>0.834054834054834</text:p>
          </table:table-cell>
          <table:table-cell table:formula="of:=[.W104]/MAX([.W$2:.W$1048576])" office:value-type="float" office:value="0.447368421052632" calcext:value-type="float">
            <text:p>0.447368421052632</text:p>
          </table:table-cell>
          <table:table-cell table:formula="of:=[.AC104]/MAX(MAX([.AC$2:.AC$9999]);ABS(MIN([.AC$2:.AC$9999])))" office:value-type="float" office:value="0.659574468085106" calcext:value-type="float">
            <text:p>0.659574468085106</text:p>
          </table:table-cell>
          <table:table-cell table:formula="of:=[.AI104]/MAX(MAX([.AI$2:.AI$9999]);ABS(MIN([.AI$2:.AI$9999])))" office:value-type="float" office:value="0.447368421052632" calcext:value-type="float">
            <text:p>0.447368421052632</text:p>
          </table:table-cell>
          <table:table-cell table:formula="of:=AVERAGE([.AO104:.AR104])" office:value-type="float" office:value="0.597091536061301" calcext:value-type="float">
            <text:p>0.597091536061301</text:p>
          </table:table-cell>
        </table:table-row>
        <table:table-row table:style-name="ro1">
          <table:table-cell office:value-type="string" calcext:value-type="string">
            <text:p>Rave_Mix_BSM1_20000_10000_1.000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5.438" calcext:value-type="float">
            <text:p>605.438</text:p>
          </table:table-cell>
          <table:table-cell office:value-type="float" office:value="472.465385" calcext:value-type="float">
            <text:p>472.465385</text:p>
          </table:table-cell>
          <table:table-cell office:value-type="float" office:value="558.815212" calcext:value-type="float">
            <text:p>558.815212</text:p>
          </table:table-cell>
          <table:table-cell office:value-type="float" office:value="595.786669" calcext:value-type="float">
            <text:p>595.786669</text:p>
          </table:table-cell>
          <table:table-cell office:value-type="float" office:value="657.928296" calcext:value-type="float">
            <text:p>657.928296</text:p>
          </table:table-cell>
          <table:table-cell office:value-type="float" office:value="764.274568" calcext:value-type="float">
            <text:p>764.274568</text:p>
          </table:table-cell>
          <table:table-cell office:value-type="float" office:value="6.68" calcext:value-type="float">
            <text:p>6.6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22.52" calcext:value-type="float">
            <text:p>22.5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1.4" calcext:value-type="float">
            <text:p>1.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2" calcext:value-type="float">
            <text:p>0.7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08" calcext:value-type="float">
            <text:p>2.0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Q105]/MAX([.Q$2:.Q$1048576])" office:value-type="float" office:value="0.812409812409812" calcext:value-type="float">
            <text:p>0.812409812409812</text:p>
          </table:table-cell>
          <table:table-cell table:formula="of:=[.W105]/MAX([.W$2:.W$1048576])" office:value-type="float" office:value="0.307017543859649" calcext:value-type="float">
            <text:p>0.307017543859649</text:p>
          </table:table-cell>
          <table:table-cell table:formula="of:=[.AC105]/MAX(MAX([.AC$2:.AC$9999]);ABS(MIN([.AC$2:.AC$9999])))" office:value-type="float" office:value="0.382978723404255" calcext:value-type="float">
            <text:p>0.382978723404255</text:p>
          </table:table-cell>
          <table:table-cell table:formula="of:=[.AI105]/MAX(MAX([.AI$2:.AI$9999]);ABS(MIN([.AI$2:.AI$9999])))" office:value-type="float" office:value="0.342105263157895" calcext:value-type="float">
            <text:p>0.342105263157895</text:p>
          </table:table-cell>
          <table:table-cell table:formula="of:=AVERAGE([.AO105:.AR105])" office:value-type="float" office:value="0.461127835707903" calcext:value-type="float">
            <text:p>0.461127835707903</text:p>
          </table:table-cell>
        </table:table-row>
        <table:table-row table:style-name="ro1">
          <table:table-cell office:value-type="string" calcext:value-type="string">
            <text:p>Rave_Mix_BSM1_20000_10000_10.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6.377" calcext:value-type="float">
            <text:p>456.377</text:p>
          </table:table-cell>
          <table:table-cell office:value-type="float" office:value="368.47526" calcext:value-type="float">
            <text:p>368.47526</text:p>
          </table:table-cell>
          <table:table-cell office:value-type="float" office:value="419.928099" calcext:value-type="float">
            <text:p>419.928099</text:p>
          </table:table-cell>
          <table:table-cell office:value-type="float" office:value="447.116642" calcext:value-type="float">
            <text:p>447.116642</text:p>
          </table:table-cell>
          <table:table-cell office:value-type="float" office:value="487.679999" calcext:value-type="float">
            <text:p>487.679999</text:p>
          </table:table-cell>
          <table:table-cell office:value-type="float" office:value="599.235952" calcext:value-type="float">
            <text:p>599.235952</text:p>
          </table:table-cell>
          <table:table-cell office:value-type="float" office:value="6.68" calcext:value-type="float">
            <text:p>6.6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23.8" calcext:value-type="float">
            <text:p>23.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0.92" calcext:value-type="float">
            <text:p>0.9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4" calcext:value-type="float">
            <text:p>0.6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Q106]/MAX([.Q$2:.Q$1048576])" office:value-type="float" office:value="0.858585858585859" calcext:value-type="float">
            <text:p>0.858585858585859</text:p>
          </table:table-cell>
          <table:table-cell table:formula="of:=[.W106]/MAX([.W$2:.W$1048576])" office:value-type="float" office:value="0.201754385964912" calcext:value-type="float">
            <text:p>0.201754385964912</text:p>
          </table:table-cell>
          <table:table-cell table:formula="of:=[.AC106]/MAX(MAX([.AC$2:.AC$9999]);ABS(MIN([.AC$2:.AC$9999])))" office:value-type="float" office:value="0.340425531914894" calcext:value-type="float">
            <text:p>0.340425531914894</text:p>
          </table:table-cell>
          <table:table-cell table:formula="of:=[.AI106]/MAX(MAX([.AI$2:.AI$9999]);ABS(MIN([.AI$2:.AI$9999])))" office:value-type="float" office:value="0.223684210526316" calcext:value-type="float">
            <text:p>0.223684210526316</text:p>
          </table:table-cell>
          <table:table-cell table:formula="of:=AVERAGE([.AO106:.AR106])" office:value-type="float" office:value="0.406112496747995" calcext:value-type="float">
            <text:p>0.406112496747995</text:p>
          </table:table-cell>
        </table:table-row>
        <table:table-row table:style-name="ro1">
          <table:table-cell office:value-type="string" calcext:value-type="string">
            <text:p>Rave_Mix_BSM1_20000_10000_0.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6.223" calcext:value-type="float">
            <text:p>666.223</text:p>
          </table:table-cell>
          <table:table-cell office:value-type="float" office:value="445.400889" calcext:value-type="float">
            <text:p>445.400889</text:p>
          </table:table-cell>
          <table:table-cell office:value-type="float" office:value="613.246025" calcext:value-type="float">
            <text:p>613.246025</text:p>
          </table:table-cell>
          <table:table-cell office:value-type="float" office:value="657.965432" calcext:value-type="float">
            <text:p>657.965432</text:p>
          </table:table-cell>
          <table:table-cell office:value-type="float" office:value="726.162568" calcext:value-type="float">
            <text:p>726.162568</text:p>
          </table:table-cell>
          <table:table-cell office:value-type="float" office:value="914.42568" calcext:value-type="float">
            <text:p>914.42568</text:p>
          </table:table-cell>
          <table:table-cell office:value-type="float" office:value="6.78" calcext:value-type="float">
            <text:p>6.7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2.36" calcext:value-type="float">
            <text:p>22.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Q107]/MAX([.Q$2:.Q$1048576])" office:value-type="float" office:value="0.806637806637807" calcext:value-type="float">
            <text:p>0.806637806637807</text:p>
          </table:table-cell>
          <table:table-cell table:formula="of:=[.W107]/MAX([.W$2:.W$1048576])" office:value-type="float" office:value="0.5" calcext:value-type="float">
            <text:p>0.5</text:p>
          </table:table-cell>
          <table:table-cell table:formula="of:=[.AC107]/MAX(MAX([.AC$2:.AC$9999]);ABS(MIN([.AC$2:.AC$9999])))" office:value-type="float" office:value="0.404255319148936" calcext:value-type="float">
            <text:p>0.404255319148936</text:p>
          </table:table-cell>
          <table:table-cell table:formula="of:=[.AI107]/MAX(MAX([.AI$2:.AI$9999]);ABS(MIN([.AI$2:.AI$9999])))" office:value-type="float" office:value="0.282894736842105" calcext:value-type="float">
            <text:p>0.282894736842105</text:p>
          </table:table-cell>
          <table:table-cell table:formula="of:=AVERAGE([.AO107:.AR107])" office:value-type="float" office:value="0.498446965657212" calcext:value-type="float">
            <text:p>0.498446965657212</text:p>
          </table:table-cell>
        </table:table-row>
        <table:table-row table:style-name="ro1">
          <table:table-cell office:value-type="string" calcext:value-type="string">
            <text:p>Rave_Mix_BSM1_20000_10000_0.0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662.358" calcext:value-type="float">
            <text:p>662.358</text:p>
          </table:table-cell>
          <table:table-cell office:value-type="float" office:value="464.081779" calcext:value-type="float">
            <text:p>464.081779</text:p>
          </table:table-cell>
          <table:table-cell office:value-type="float" office:value="596.268642" calcext:value-type="float">
            <text:p>596.268642</text:p>
          </table:table-cell>
          <table:table-cell office:value-type="float" office:value="662.512989" calcext:value-type="float">
            <text:p>662.512989</text:p>
          </table:table-cell>
          <table:table-cell office:value-type="float" office:value="724.978963" calcext:value-type="float">
            <text:p>724.978963</text:p>
          </table:table-cell>
          <table:table-cell office:value-type="float" office:value="849.550618" calcext:value-type="float">
            <text:p>849.550618</text:p>
          </table:table-cell>
          <table:table-cell office:value-type="float" office:value="7.27" calcext:value-type="float">
            <text:p>7.2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4.68" calcext:value-type="float">
            <text:p>24.6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.64" calcext:value-type="float">
            <text:p>1.6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04" calcext:value-type="float">
            <text:p>1.0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72" calcext:value-type="float">
            <text:p>1.7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Q108]/MAX([.Q$2:.Q$1048576])" office:value-type="float" office:value="0.89033189033189" calcext:value-type="float">
            <text:p>0.89033189033189</text:p>
          </table:table-cell>
          <table:table-cell table:formula="of:=[.W108]/MAX([.W$2:.W$1048576])" office:value-type="float" office:value="0.359649122807018" calcext:value-type="float">
            <text:p>0.359649122807018</text:p>
          </table:table-cell>
          <table:table-cell table:formula="of:=[.AC108]/MAX(MAX([.AC$2:.AC$9999]);ABS(MIN([.AC$2:.AC$9999])))" office:value-type="float" office:value="0.553191489361702" calcext:value-type="float">
            <text:p>0.553191489361702</text:p>
          </table:table-cell>
          <table:table-cell table:formula="of:=[.AI108]/MAX(MAX([.AI$2:.AI$9999]);ABS(MIN([.AI$2:.AI$9999])))" office:value-type="float" office:value="0.282894736842105" calcext:value-type="float">
            <text:p>0.282894736842105</text:p>
          </table:table-cell>
          <table:table-cell table:formula="of:=AVERAGE([.AO108:.AR108])" office:value-type="float" office:value="0.521516809835679" calcext:value-type="float">
            <text:p>0.521516809835679</text:p>
          </table:table-cell>
        </table:table-row>
        <table:table-row table:style-name="ro1">
          <table:table-cell office:value-type="string" calcext:value-type="string">
            <text:p>Rave_Mix_BSM1_20000_10000_0.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664.995" calcext:value-type="float">
            <text:p>664.995</text:p>
          </table:table-cell>
          <table:table-cell office:value-type="float" office:value="497.208099" calcext:value-type="float">
            <text:p>497.208099</text:p>
          </table:table-cell>
          <table:table-cell office:value-type="float" office:value="610.497975" calcext:value-type="float">
            <text:p>610.497975</text:p>
          </table:table-cell>
          <table:table-cell office:value-type="float" office:value="663.879903" calcext:value-type="float">
            <text:p>663.879903</text:p>
          </table:table-cell>
          <table:table-cell office:value-type="float" office:value="716.063605" calcext:value-type="float">
            <text:p>716.063605</text:p>
          </table:table-cell>
          <table:table-cell office:value-type="float" office:value="844.975408" calcext:value-type="float">
            <text:p>844.975408</text:p>
          </table:table-cell>
          <table:table-cell office:value-type="float" office:value="6.35" calcext:value-type="float">
            <text:p>6.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1.12" calcext:value-type="float">
            <text:p>21.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8" calcext:value-type="float">
            <text:p>0.6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Q109]/MAX([.Q$2:.Q$1048576])" office:value-type="float" office:value="0.761904761904762" calcext:value-type="float">
            <text:p>0.761904761904762</text:p>
          </table:table-cell>
          <table:table-cell table:formula="of:=[.W109]/MAX([.W$2:.W$1048576])" office:value-type="float" office:value="0.350877192982456" calcext:value-type="float">
            <text:p>0.350877192982456</text:p>
          </table:table-cell>
          <table:table-cell table:formula="of:=[.AC109]/MAX(MAX([.AC$2:.AC$9999]);ABS(MIN([.AC$2:.AC$9999])))" office:value-type="float" office:value="0.361702127659574" calcext:value-type="float">
            <text:p>0.361702127659574</text:p>
          </table:table-cell>
          <table:table-cell table:formula="of:=[.AI109]/MAX(MAX([.AI$2:.AI$9999]);ABS(MIN([.AI$2:.AI$9999])))" office:value-type="float" office:value="0.328947368421053" calcext:value-type="float">
            <text:p>0.328947368421053</text:p>
          </table:table-cell>
          <table:table-cell table:formula="of:=AVERAGE([.AO109:.AR109])" office:value-type="float" office:value="0.450857862741961" calcext:value-type="float">
            <text:p>0.450857862741961</text:p>
          </table:table-cell>
        </table:table-row>
        <table:table-row table:style-name="ro1">
          <table:table-cell office:value-type="string" calcext:value-type="string">
            <text:p>Rave_Mix_BSM1_20000_10000_1.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04.284" calcext:value-type="float">
            <text:p>604.284</text:p>
          </table:table-cell>
          <table:table-cell office:value-type="float" office:value="458.205628" calcext:value-type="float">
            <text:p>458.205628</text:p>
          </table:table-cell>
          <table:table-cell office:value-type="float" office:value="557.985978" calcext:value-type="float">
            <text:p>557.985978</text:p>
          </table:table-cell>
          <table:table-cell office:value-type="float" office:value="596.721384" calcext:value-type="float">
            <text:p>596.721384</text:p>
          </table:table-cell>
          <table:table-cell office:value-type="float" office:value="645.950814" calcext:value-type="float">
            <text:p>645.950814</text:p>
          </table:table-cell>
          <table:table-cell office:value-type="float" office:value="805.257483" calcext:value-type="float">
            <text:p>805.257483</text:p>
          </table:table-cell>
          <table:table-cell office:value-type="float" office:value="6.73" calcext:value-type="float">
            <text:p>6.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2.4" calcext:value-type="float">
            <text:p>22.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.52" calcext:value-type="float">
            <text:p>1.5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72" calcext:value-type="float">
            <text:p>1.7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Q110]/MAX([.Q$2:.Q$1048576])" office:value-type="float" office:value="0.808080808080808" calcext:value-type="float">
            <text:p>0.808080808080808</text:p>
          </table:table-cell>
          <table:table-cell table:formula="of:=[.W110]/MAX([.W$2:.W$1048576])" office:value-type="float" office:value="0.333333333333333" calcext:value-type="float">
            <text:p>0.333333333333333</text:p>
          </table:table-cell>
          <table:table-cell table:formula="of:=[.AC110]/MAX(MAX([.AC$2:.AC$9999]);ABS(MIN([.AC$2:.AC$9999])))" office:value-type="float" office:value="0.680851063829787" calcext:value-type="float">
            <text:p>0.680851063829787</text:p>
          </table:table-cell>
          <table:table-cell table:formula="of:=[.AI110]/MAX(MAX([.AI$2:.AI$9999]);ABS(MIN([.AI$2:.AI$9999])))" office:value-type="float" office:value="0.282894736842105" calcext:value-type="float">
            <text:p>0.282894736842105</text:p>
          </table:table-cell>
          <table:table-cell table:formula="of:=AVERAGE([.AO110:.AR110])" office:value-type="float" office:value="0.526289985521508" calcext:value-type="float">
            <text:p>0.526289985521508</text:p>
          </table:table-cell>
        </table:table-row>
        <table:table-row table:style-name="ro1">
          <table:table-cell office:value-type="string" calcext:value-type="string">
            <text:p>Rave_Mix_BSM1_20000_10000_10.000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64.315" calcext:value-type="float">
            <text:p>464.315</text:p>
          </table:table-cell>
          <table:table-cell office:value-type="float" office:value="387.879112" calcext:value-type="float">
            <text:p>387.879112</text:p>
          </table:table-cell>
          <table:table-cell office:value-type="float" office:value="426.122271" calcext:value-type="float">
            <text:p>426.122271</text:p>
          </table:table-cell>
          <table:table-cell office:value-type="float" office:value="458.609779" calcext:value-type="float">
            <text:p>458.609779</text:p>
          </table:table-cell>
          <table:table-cell office:value-type="float" office:value="499.373431" calcext:value-type="float">
            <text:p>499.373431</text:p>
          </table:table-cell>
          <table:table-cell office:value-type="float" office:value="615.305087" calcext:value-type="float">
            <text:p>615.305087</text:p>
          </table:table-cell>
          <table:table-cell office:value-type="float" office:value="6.46" calcext:value-type="float">
            <text:p>6.4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2.04" calcext:value-type="float">
            <text:p>22.0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1.16" calcext:value-type="float">
            <text:p>1.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76" calcext:value-type="float">
            <text:p>1.7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Q111]/MAX([.Q$2:.Q$1048576])" office:value-type="float" office:value="0.795093795093795" calcext:value-type="float">
            <text:p>0.795093795093795</text:p>
          </table:table-cell>
          <table:table-cell table:formula="of:=[.W111]/MAX([.W$2:.W$1048576])" office:value-type="float" office:value="0.254385964912281" calcext:value-type="float">
            <text:p>0.254385964912281</text:p>
          </table:table-cell>
          <table:table-cell table:formula="of:=[.AC111]/MAX(MAX([.AC$2:.AC$9999]);ABS(MIN([.AC$2:.AC$9999])))" office:value-type="float" office:value="0.468085106382979" calcext:value-type="float">
            <text:p>0.468085106382979</text:p>
          </table:table-cell>
          <table:table-cell table:formula="of:=[.AI111]/MAX(MAX([.AI$2:.AI$9999]);ABS(MIN([.AI$2:.AI$9999])))" office:value-type="float" office:value="0.289473684210526" calcext:value-type="float">
            <text:p>0.289473684210526</text:p>
          </table:table-cell>
          <table:table-cell table:formula="of:=AVERAGE([.AO111:.AR111])" office:value-type="float" office:value="0.451759637649895" calcext:value-type="float">
            <text:p>0.451759637649895</text:p>
          </table:table-cell>
        </table:table-row>
        <table:table-row table:style-name="ro1">
          <table:table-cell office:value-type="string" calcext:value-type="string">
            <text:p>Rave_Mix_BSM1_20000_10000_0.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1.293" calcext:value-type="float">
            <text:p>651.293</text:p>
          </table:table-cell>
          <table:table-cell office:value-type="float" office:value="469.645827" calcext:value-type="float">
            <text:p>469.645827</text:p>
          </table:table-cell>
          <table:table-cell office:value-type="float" office:value="586.612938" calcext:value-type="float">
            <text:p>586.612938</text:p>
          </table:table-cell>
          <table:table-cell office:value-type="float" office:value="637.997434" calcext:value-type="float">
            <text:p>637.997434</text:p>
          </table:table-cell>
          <table:table-cell office:value-type="float" office:value="716.662123" calcext:value-type="float">
            <text:p>716.662123</text:p>
          </table:table-cell>
          <table:table-cell office:value-type="float" office:value="842.354175" calcext:value-type="float">
            <text:p>842.354175</text:p>
          </table:table-cell>
          <table:table-cell office:value-type="float" office:value="6.83" calcext:value-type="float">
            <text:p>6.8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3.68" calcext:value-type="float">
            <text:p>23.6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.08" calcext:value-type="float">
            <text:p>1.0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76" calcext:value-type="float">
            <text:p>1.7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Q112]/MAX([.Q$2:.Q$1048576])" office:value-type="float" office:value="0.854256854256854" calcext:value-type="float">
            <text:p>0.854256854256854</text:p>
          </table:table-cell>
          <table:table-cell table:formula="of:=[.W112]/MAX([.W$2:.W$1048576])" office:value-type="float" office:value="0.236842105263158" calcext:value-type="float">
            <text:p>0.236842105263158</text:p>
          </table:table-cell>
          <table:table-cell table:formula="of:=[.AC112]/MAX(MAX([.AC$2:.AC$9999]);ABS(MIN([.AC$2:.AC$9999])))" office:value-type="float" office:value="0.425531914893617" calcext:value-type="float">
            <text:p>0.425531914893617</text:p>
          </table:table-cell>
          <table:table-cell table:formula="of:=[.AI112]/MAX(MAX([.AI$2:.AI$9999]);ABS(MIN([.AI$2:.AI$9999])))" office:value-type="float" office:value="0.289473684210526" calcext:value-type="float">
            <text:p>0.289473684210526</text:p>
          </table:table-cell>
          <table:table-cell table:formula="of:=AVERAGE([.AO112:.AR112])" office:value-type="float" office:value="0.451526139656039" calcext:value-type="float">
            <text:p>0.451526139656039</text:p>
          </table:table-cell>
        </table:table-row>
        <table:table-row table:style-name="ro1">
          <table:table-cell office:value-type="string" calcext:value-type="string">
            <text:p>Rave_Mix_BSM1_20000_10000_0.0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665.183" calcext:value-type="float">
            <text:p>665.183</text:p>
          </table:table-cell>
          <table:table-cell office:value-type="float" office:value="511.474963" calcext:value-type="float">
            <text:p>511.474963</text:p>
          </table:table-cell>
          <table:table-cell office:value-type="float" office:value="600.022125" calcext:value-type="float">
            <text:p>600.022125</text:p>
          </table:table-cell>
          <table:table-cell office:value-type="float" office:value="659.812743" calcext:value-type="float">
            <text:p>659.812743</text:p>
          </table:table-cell>
          <table:table-cell office:value-type="float" office:value="730.251062" calcext:value-type="float">
            <text:p>730.251062</text:p>
          </table:table-cell>
          <table:table-cell office:value-type="float" office:value="861.07259" calcext:value-type="float">
            <text:p>861.07259</text:p>
          </table:table-cell>
          <table:table-cell office:value-type="float" office:value="6.79" calcext:value-type="float">
            <text:p>6.7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3.52" calcext:value-type="float">
            <text:p>23.5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.08" calcext:value-type="float">
            <text:p>1.0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6" calcext:value-type="float">
            <text:p>0.36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Q113]/MAX([.Q$2:.Q$1048576])" office:value-type="float" office:value="0.848484848484848" calcext:value-type="float">
            <text:p>0.848484848484848</text:p>
          </table:table-cell>
          <table:table-cell table:formula="of:=[.W113]/MAX([.W$2:.W$1048576])" office:value-type="float" office:value="0.236842105263158" calcext:value-type="float">
            <text:p>0.236842105263158</text:p>
          </table:table-cell>
          <table:table-cell table:formula="of:=[.AC113]/MAX(MAX([.AC$2:.AC$9999]);ABS(MIN([.AC$2:.AC$9999])))" office:value-type="float" office:value="0.191489361702128" calcext:value-type="float">
            <text:p>0.191489361702128</text:p>
          </table:table-cell>
          <table:table-cell table:formula="of:=[.AI113]/MAX(MAX([.AI$2:.AI$9999]);ABS(MIN([.AI$2:.AI$9999])))" office:value-type="float" office:value="0.361842105263158" calcext:value-type="float">
            <text:p>0.361842105263158</text:p>
          </table:table-cell>
          <table:table-cell table:formula="of:=AVERAGE([.AO113:.AR113])" office:value-type="float" office:value="0.409664605178323" calcext:value-type="float">
            <text:p>0.409664605178323</text:p>
          </table:table-cell>
        </table:table-row>
        <table:table-row table:style-name="ro1">
          <table:table-cell office:value-type="string" calcext:value-type="string">
            <text:p>Rave_Mix_BSM1_20000_10000_0.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653.821" calcext:value-type="float">
            <text:p>653.821</text:p>
          </table:table-cell>
          <table:table-cell office:value-type="float" office:value="466.565925" calcext:value-type="float">
            <text:p>466.565925</text:p>
          </table:table-cell>
          <table:table-cell office:value-type="float" office:value="603.531063" calcext:value-type="float">
            <text:p>603.531063</text:p>
          </table:table-cell>
          <table:table-cell office:value-type="float" office:value="646.408693" calcext:value-type="float">
            <text:p>646.408693</text:p>
          </table:table-cell>
          <table:table-cell office:value-type="float" office:value="712.048595" calcext:value-type="float">
            <text:p>712.048595</text:p>
          </table:table-cell>
          <table:table-cell office:value-type="float" office:value="862.095012" calcext:value-type="float">
            <text:p>862.095012</text:p>
          </table:table-cell>
          <table:table-cell office:value-type="float" office:value="6.75" calcext:value-type="float">
            <text:p>6.75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2.88" calcext:value-type="float">
            <text:p>22.8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.64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84" calcext:value-type="float">
            <text:p>0.8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64" calcext:value-type="float">
            <text:p>1.6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Q114]/MAX([.Q$2:.Q$1048576])" office:value-type="float" office:value="0.825396825396825" calcext:value-type="float">
            <text:p>0.825396825396825</text:p>
          </table:table-cell>
          <table:table-cell table:formula="of:=[.W114]/MAX([.W$2:.W$1048576])" office:value-type="float" office:value="0.359649122807018" calcext:value-type="float">
            <text:p>0.359649122807018</text:p>
          </table:table-cell>
          <table:table-cell table:formula="of:=[.AC114]/MAX(MAX([.AC$2:.AC$9999]);ABS(MIN([.AC$2:.AC$9999])))" office:value-type="float" office:value="0.446808510638298" calcext:value-type="float">
            <text:p>0.446808510638298</text:p>
          </table:table-cell>
          <table:table-cell table:formula="of:=[.AI114]/MAX(MAX([.AI$2:.AI$9999]);ABS(MIN([.AI$2:.AI$9999])))" office:value-type="float" office:value="0.269736842105263" calcext:value-type="float">
            <text:p>0.269736842105263</text:p>
          </table:table-cell>
          <table:table-cell table:formula="of:=AVERAGE([.AO114:.AR114])" office:value-type="float" office:value="0.475397825236851" calcext:value-type="float">
            <text:p>0.475397825236851</text:p>
          </table:table-cell>
        </table:table-row>
        <table:table-row table:style-name="ro1">
          <table:table-cell office:value-type="string" calcext:value-type="string">
            <text:p>Rave_Mix_BSM1_20000_10000_1.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98.118" calcext:value-type="float">
            <text:p>598.118</text:p>
          </table:table-cell>
          <table:table-cell office:value-type="float" office:value="466.281087" calcext:value-type="float">
            <text:p>466.281087</text:p>
          </table:table-cell>
          <table:table-cell office:value-type="float" office:value="545.32069" calcext:value-type="float">
            <text:p>545.32069</text:p>
          </table:table-cell>
          <table:table-cell office:value-type="float" office:value="585.396148" calcext:value-type="float">
            <text:p>585.396148</text:p>
          </table:table-cell>
          <table:table-cell office:value-type="float" office:value="649.785286" calcext:value-type="float">
            <text:p>649.785286</text:p>
          </table:table-cell>
          <table:table-cell office:value-type="float" office:value="785.430122" calcext:value-type="float">
            <text:p>785.430122</text:p>
          </table:table-cell>
          <table:table-cell office:value-type="float" office:value="6.89" calcext:value-type="float">
            <text:p>6.89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3.92" calcext:value-type="float">
            <text:p>23.9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.36" calcext:value-type="float">
            <text:p>1.3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08" calcext:value-type="float">
            <text:p>2.0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Q115]/MAX([.Q$2:.Q$1048576])" office:value-type="float" office:value="0.862914862914863" calcext:value-type="float">
            <text:p>0.862914862914863</text:p>
          </table:table-cell>
          <table:table-cell table:formula="of:=[.W115]/MAX([.W$2:.W$1048576])" office:value-type="float" office:value="0.298245614035088" calcext:value-type="float">
            <text:p>0.298245614035088</text:p>
          </table:table-cell>
          <table:table-cell table:formula="of:=[.AC115]/MAX(MAX([.AC$2:.AC$9999]);ABS(MIN([.AC$2:.AC$9999])))" office:value-type="float" office:value="0.106382978723404" calcext:value-type="float">
            <text:p>0.106382978723404</text:p>
          </table:table-cell>
          <table:table-cell table:formula="of:=[.AI115]/MAX(MAX([.AI$2:.AI$9999]);ABS(MIN([.AI$2:.AI$9999])))" office:value-type="float" office:value="0.342105263157895" calcext:value-type="float">
            <text:p>0.342105263157895</text:p>
          </table:table-cell>
          <table:table-cell table:formula="of:=AVERAGE([.AO115:.AR115])" office:value-type="float" office:value="0.402412179707812" calcext:value-type="float">
            <text:p>0.402412179707812</text:p>
          </table:table-cell>
        </table:table-row>
        <table:table-row table:style-name="ro1">
          <table:table-cell office:value-type="string" calcext:value-type="string">
            <text:p>Rave_Mix_BSM1_20000_10000_10.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58.845" calcext:value-type="float">
            <text:p>458.845</text:p>
          </table:table-cell>
          <table:table-cell office:value-type="float" office:value="382.29057" calcext:value-type="float">
            <text:p>382.29057</text:p>
          </table:table-cell>
          <table:table-cell office:value-type="float" office:value="430.469134" calcext:value-type="float">
            <text:p>430.469134</text:p>
          </table:table-cell>
          <table:table-cell office:value-type="float" office:value="454.247899" calcext:value-type="float">
            <text:p>454.247899</text:p>
          </table:table-cell>
          <table:table-cell office:value-type="float" office:value="483.397533" calcext:value-type="float">
            <text:p>483.397533</text:p>
          </table:table-cell>
          <table:table-cell office:value-type="float" office:value="582.037331" calcext:value-type="float">
            <text:p>582.037331</text:p>
          </table:table-cell>
          <table:table-cell office:value-type="float" office:value="5.72" calcext:value-type="float">
            <text:p>5.7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0.76" calcext:value-type="float">
            <text:p>20.7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0.64" calcext:value-type="float">
            <text:p>0.6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8" calcext:value-type="float">
            <text:p>0.2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Q116]/MAX([.Q$2:.Q$1048576])" office:value-type="float" office:value="0.748917748917749" calcext:value-type="float">
            <text:p>0.748917748917749</text:p>
          </table:table-cell>
          <table:table-cell table:formula="of:=[.W116]/MAX([.W$2:.W$1048576])" office:value-type="float" office:value="0.140350877192982" calcext:value-type="float">
            <text:p>0.140350877192982</text:p>
          </table:table-cell>
          <table:table-cell table:formula="of:=[.AC116]/MAX(MAX([.AC$2:.AC$9999]);ABS(MIN([.AC$2:.AC$9999])))" office:value-type="float" office:value="0.148936170212766" calcext:value-type="float">
            <text:p>0.148936170212766</text:p>
          </table:table-cell>
          <table:table-cell table:formula="of:=[.AI116]/MAX(MAX([.AI$2:.AI$9999]);ABS(MIN([.AI$2:.AI$9999])))" office:value-type="float" office:value="0.197368421052632" calcext:value-type="float">
            <text:p>0.197368421052632</text:p>
          </table:table-cell>
          <table:table-cell table:formula="of:=AVERAGE([.AO116:.AR116])" office:value-type="float" office:value="0.308893304344032" calcext:value-type="float">
            <text:p>0.308893304344032</text:p>
          </table:table-cell>
        </table:table-row>
        <table:table-row table:style-name="ro1">
          <table:table-cell office:value-type="string" calcext:value-type="string">
            <text:p>Rave_Mix_BSM1_20000_10000_0.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70.949" calcext:value-type="float">
            <text:p>670.949</text:p>
          </table:table-cell>
          <table:table-cell office:value-type="float" office:value="514.601086" calcext:value-type="float">
            <text:p>514.601086</text:p>
          </table:table-cell>
          <table:table-cell office:value-type="float" office:value="597.101036" calcext:value-type="float">
            <text:p>597.101036</text:p>
          </table:table-cell>
          <table:table-cell office:value-type="float" office:value="666.524837" calcext:value-type="float">
            <text:p>666.524837</text:p>
          </table:table-cell>
          <table:table-cell office:value-type="float" office:value="741.295015" calcext:value-type="float">
            <text:p>741.295015</text:p>
          </table:table-cell>
          <table:table-cell office:value-type="float" office:value="845.296986" calcext:value-type="float">
            <text:p>845.296986</text:p>
          </table:table-cell>
          <table:table-cell office:value-type="float" office:value="6.34" calcext:value-type="float">
            <text:p>6.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1.8" calcext:value-type="float">
            <text:p>21.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.96" calcext:value-type="float">
            <text:p>1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Q117]/MAX([.Q$2:.Q$1048576])" office:value-type="float" office:value="0.786435786435786" calcext:value-type="float">
            <text:p>0.786435786435786</text:p>
          </table:table-cell>
          <table:table-cell table:formula="of:=[.W117]/MAX([.W$2:.W$1048576])" office:value-type="float" office:value="0.429824561403509" calcext:value-type="float">
            <text:p>0.429824561403509</text:p>
          </table:table-cell>
          <table:table-cell table:formula="of:=[.AC117]/MAX(MAX([.AC$2:.AC$9999]);ABS(MIN([.AC$2:.AC$9999])))" office:value-type="float" office:value="0.319148936170213" calcext:value-type="float">
            <text:p>0.319148936170213</text:p>
          </table:table-cell>
          <table:table-cell table:formula="of:=[.AI117]/MAX(MAX([.AI$2:.AI$9999]);ABS(MIN([.AI$2:.AI$9999])))" office:value-type="float" office:value="0.164473684210526" calcext:value-type="float">
            <text:p>0.164473684210526</text:p>
          </table:table-cell>
          <table:table-cell table:formula="of:=AVERAGE([.AO117:.AR117])" office:value-type="float" office:value="0.424970742055009" calcext:value-type="float">
            <text:p>0.424970742055009</text:p>
          </table:table-cell>
        </table:table-row>
        <table:table-row table:style-name="ro1">
          <table:table-cell office:value-type="string" calcext:value-type="string">
            <text:p>Rave_Mix_BSM1_20000_10000_0.0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662.698" calcext:value-type="float">
            <text:p>662.698</text:p>
          </table:table-cell>
          <table:table-cell office:value-type="float" office:value="486.804939" calcext:value-type="float">
            <text:p>486.804939</text:p>
          </table:table-cell>
          <table:table-cell office:value-type="float" office:value="595.793777" calcext:value-type="float">
            <text:p>595.793777</text:p>
          </table:table-cell>
          <table:table-cell office:value-type="float" office:value="655.337479" calcext:value-type="float">
            <text:p>655.337479</text:p>
          </table:table-cell>
          <table:table-cell office:value-type="float" office:value="735.294421" calcext:value-type="float">
            <text:p>735.294421</text:p>
          </table:table-cell>
          <table:table-cell office:value-type="float" office:value="851.339455" calcext:value-type="float">
            <text:p>851.339455</text:p>
          </table:table-cell>
          <table:table-cell office:value-type="float" office:value="6.99" calcext:value-type="float">
            <text:p>6.9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2.76" calcext:value-type="float">
            <text:p>22.7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72" calcext:value-type="float">
            <text:p>0.7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04" calcext:value-type="float">
            <text:p>3.0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Q118]/MAX([.Q$2:.Q$1048576])" office:value-type="float" office:value="0.821067821067821" calcext:value-type="float">
            <text:p>0.821067821067821</text:p>
          </table:table-cell>
          <table:table-cell table:formula="of:=[.W118]/MAX([.W$2:.W$1048576])" office:value-type="float" office:value="0.315789473684211" calcext:value-type="float">
            <text:p>0.315789473684211</text:p>
          </table:table-cell>
          <table:table-cell table:formula="of:=[.AC118]/MAX(MAX([.AC$2:.AC$9999]);ABS(MIN([.AC$2:.AC$9999])))" office:value-type="float" office:value="0.382978723404255" calcext:value-type="float">
            <text:p>0.382978723404255</text:p>
          </table:table-cell>
          <table:table-cell table:formula="of:=[.AI118]/MAX(MAX([.AI$2:.AI$9999]);ABS(MIN([.AI$2:.AI$9999])))" office:value-type="float" office:value="0.5" calcext:value-type="float">
            <text:p>0.5</text:p>
          </table:table-cell>
          <table:table-cell table:formula="of:=AVERAGE([.AO118:.AR118])" office:value-type="float" office:value="0.504959004539072" calcext:value-type="float">
            <text:p>0.504959004539072</text:p>
          </table:table-cell>
        </table:table-row>
        <table:table-row table:style-name="ro1">
          <table:table-cell office:value-type="string" calcext:value-type="string">
            <text:p>Rave_Mix_BSM1_20000_10000_0.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655.015" calcext:value-type="float">
            <text:p>655.015</text:p>
          </table:table-cell>
          <table:table-cell office:value-type="float" office:value="507.499061" calcext:value-type="float">
            <text:p>507.499061</text:p>
          </table:table-cell>
          <table:table-cell office:value-type="float" office:value="584.365038" calcext:value-type="float">
            <text:p>584.365038</text:p>
          </table:table-cell>
          <table:table-cell office:value-type="float" office:value="655.255309" calcext:value-type="float">
            <text:p>655.255309</text:p>
          </table:table-cell>
          <table:table-cell office:value-type="float" office:value="724.57521" calcext:value-type="float">
            <text:p>724.57521</text:p>
          </table:table-cell>
          <table:table-cell office:value-type="float" office:value="858.070518" calcext:value-type="float">
            <text:p>858.070518</text:p>
          </table:table-cell>
          <table:table-cell office:value-type="float" office:value="6.48" calcext:value-type="float">
            <text:p>6.4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1.08" calcext:value-type="float">
            <text:p>21.0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44" calcext:value-type="float">
            <text:p>0.4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68" calcext:value-type="float">
            <text:p>2.6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[.Q119]/MAX([.Q$2:.Q$1048576])" office:value-type="float" office:value="0.76046176046176" calcext:value-type="float">
            <text:p>0.76046176046176</text:p>
          </table:table-cell>
          <table:table-cell table:formula="of:=[.W119]/MAX([.W$2:.W$1048576])" office:value-type="float" office:value="0.37719298245614" calcext:value-type="float">
            <text:p>0.37719298245614</text:p>
          </table:table-cell>
          <table:table-cell table:formula="of:=[.AC119]/MAX(MAX([.AC$2:.AC$9999]);ABS(MIN([.AC$2:.AC$9999])))" office:value-type="float" office:value="0.234042553191489" calcext:value-type="float">
            <text:p>0.234042553191489</text:p>
          </table:table-cell>
          <table:table-cell table:formula="of:=[.AI119]/MAX(MAX([.AI$2:.AI$9999]);ABS(MIN([.AI$2:.AI$9999])))" office:value-type="float" office:value="0.44078947368421" calcext:value-type="float">
            <text:p>0.44078947368421</text:p>
          </table:table-cell>
          <table:table-cell table:formula="of:=AVERAGE([.AO119:.AR119])" office:value-type="float" office:value="0.4531216924484" calcext:value-type="float">
            <text:p>0.4531216924484</text:p>
          </table:table-cell>
        </table:table-row>
        <table:table-row table:style-name="ro1">
          <table:table-cell office:value-type="string" calcext:value-type="string">
            <text:p>Rave_Mix_BSM1_20000_10000_1.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01.291" calcext:value-type="float">
            <text:p>601.291</text:p>
          </table:table-cell>
          <table:table-cell office:value-type="float" office:value="477.55575" calcext:value-type="float">
            <text:p>477.55575</text:p>
          </table:table-cell>
          <table:table-cell office:value-type="float" office:value="549.872986" calcext:value-type="float">
            <text:p>549.872986</text:p>
          </table:table-cell>
          <table:table-cell office:value-type="float" office:value="589.069829" calcext:value-type="float">
            <text:p>589.069829</text:p>
          </table:table-cell>
          <table:table-cell office:value-type="float" office:value="650.597531" calcext:value-type="float">
            <text:p>650.597531</text:p>
          </table:table-cell>
          <table:table-cell office:value-type="float" office:value="752.352001" calcext:value-type="float">
            <text:p>752.352001</text:p>
          </table:table-cell>
          <table:table-cell office:value-type="float" office:value="6.83" calcext:value-type="float">
            <text:p>6.8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2.6" calcext:value-type="float">
            <text:p>22.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.64" calcext:value-type="float">
            <text:p>1.6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64" calcext:value-type="float">
            <text:p>2.6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Q120]/MAX([.Q$2:.Q$1048576])" office:value-type="float" office:value="0.815295815295815" calcext:value-type="float">
            <text:p>0.815295815295815</text:p>
          </table:table-cell>
          <table:table-cell table:formula="of:=[.W120]/MAX([.W$2:.W$1048576])" office:value-type="float" office:value="0.359649122807018" calcext:value-type="float">
            <text:p>0.359649122807018</text:p>
          </table:table-cell>
          <table:table-cell table:formula="of:=[.AC120]/MAX(MAX([.AC$2:.AC$9999]);ABS(MIN([.AC$2:.AC$9999])))" office:value-type="float" office:value="0.234042553191489" calcext:value-type="float">
            <text:p>0.234042553191489</text:p>
          </table:table-cell>
          <table:table-cell table:formula="of:=[.AI120]/MAX(MAX([.AI$2:.AI$9999]);ABS(MIN([.AI$2:.AI$9999])))" office:value-type="float" office:value="0.43421052631579" calcext:value-type="float">
            <text:p>0.43421052631579</text:p>
          </table:table-cell>
          <table:table-cell table:formula="of:=AVERAGE([.AO120:.AR120])" office:value-type="float" office:value="0.460799504402528" calcext:value-type="float">
            <text:p>0.460799504402528</text:p>
          </table:table-cell>
        </table:table-row>
        <table:table-row table:style-name="ro1">
          <table:table-cell office:value-type="string" calcext:value-type="string">
            <text:p>Rave_Mix_BSM1_20000_10000_10.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55.185" calcext:value-type="float">
            <text:p>455.185</text:p>
          </table:table-cell>
          <table:table-cell office:value-type="float" office:value="380.745086" calcext:value-type="float">
            <text:p>380.745086</text:p>
          </table:table-cell>
          <table:table-cell office:value-type="float" office:value="421.283949" calcext:value-type="float">
            <text:p>421.283949</text:p>
          </table:table-cell>
          <table:table-cell office:value-type="float" office:value="441.176098" calcext:value-type="float">
            <text:p>441.176098</text:p>
          </table:table-cell>
          <table:table-cell office:value-type="float" office:value="490.152692" calcext:value-type="float">
            <text:p>490.152692</text:p>
          </table:table-cell>
          <table:table-cell office:value-type="float" office:value="576.570469" calcext:value-type="float">
            <text:p>576.570469</text:p>
          </table:table-cell>
          <table:table-cell office:value-type="float" office:value="6.09" calcext:value-type="float">
            <text:p>6.0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3.16" calcext:value-type="float">
            <text:p>23.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0.84" calcext:value-type="float">
            <text:p>0.8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2" calcext:value-type="float">
            <text:p>0.3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Q121]/MAX([.Q$2:.Q$1048576])" office:value-type="float" office:value="0.835497835497836" calcext:value-type="float">
            <text:p>0.835497835497836</text:p>
          </table:table-cell>
          <table:table-cell table:formula="of:=[.W121]/MAX([.W$2:.W$1048576])" office:value-type="float" office:value="0.18421052631579" calcext:value-type="float">
            <text:p>0.18421052631579</text:p>
          </table:table-cell>
          <table:table-cell table:formula="of:=[.AC121]/MAX(MAX([.AC$2:.AC$9999]);ABS(MIN([.AC$2:.AC$9999])))" office:value-type="float" office:value="0.170212765957447" calcext:value-type="float">
            <text:p>0.170212765957447</text:p>
          </table:table-cell>
          <table:table-cell table:formula="of:=[.AI121]/MAX(MAX([.AI$2:.AI$9999]);ABS(MIN([.AI$2:.AI$9999])))" office:value-type="float" office:value="0.00657894736842105" calcext:value-type="float">
            <text:p>0.006578947368421</text:p>
          </table:table-cell>
          <table:table-cell table:formula="of:=AVERAGE([.AO121:.AR121])" office:value-type="float" office:value="0.299125018784873" calcext:value-type="float">
            <text:p>0.299125018784873</text:p>
          </table:table-cell>
        </table:table-row>
        <table:table-row table:style-name="ro1">
          <table:table-cell office:value-type="string" calcext:value-type="string">
            <text:p>Rave_Mix_BSM1_20000_10000_0.000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46.117" calcext:value-type="float">
            <text:p>746.117</text:p>
          </table:table-cell>
          <table:table-cell office:value-type="float" office:value="578.050763" calcext:value-type="float">
            <text:p>578.050763</text:p>
          </table:table-cell>
          <table:table-cell office:value-type="float" office:value="702.097776" calcext:value-type="float">
            <text:p>702.097776</text:p>
          </table:table-cell>
          <table:table-cell office:value-type="float" office:value="745.812546" calcext:value-type="float">
            <text:p>745.812546</text:p>
          </table:table-cell>
          <table:table-cell office:value-type="float" office:value="792.412444" calcext:value-type="float">
            <text:p>792.412444</text:p>
          </table:table-cell>
          <table:table-cell office:value-type="float" office:value="909.703901" calcext:value-type="float">
            <text:p>909.703901</text:p>
          </table:table-cell>
          <table:table-cell office:value-type="float" office:value="6.62" calcext:value-type="float">
            <text:p>6.6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2.08" calcext:value-type="float">
            <text:p>22.0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.48" calcext:value-type="float">
            <text:p>1.4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32" calcext:value-type="float">
            <text:p>2.3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[.Q122]/MAX([.Q$2:.Q$1048576])" office:value-type="float" office:value="0.796536796536797" calcext:value-type="float">
            <text:p>0.796536796536797</text:p>
          </table:table-cell>
          <table:table-cell table:formula="of:=[.W122]/MAX([.W$2:.W$1048576])" office:value-type="float" office:value="0.324561403508772" calcext:value-type="float">
            <text:p>0.324561403508772</text:p>
          </table:table-cell>
          <table:table-cell table:formula="of:=[.AC122]/MAX(MAX([.AC$2:.AC$9999]);ABS(MIN([.AC$2:.AC$9999])))" office:value-type="float" office:value="0.319148936170213" calcext:value-type="float">
            <text:p>0.319148936170213</text:p>
          </table:table-cell>
          <table:table-cell table:formula="of:=[.AI122]/MAX(MAX([.AI$2:.AI$9999]);ABS(MIN([.AI$2:.AI$9999])))" office:value-type="float" office:value="0.381578947368421" calcext:value-type="float">
            <text:p>0.381578947368421</text:p>
          </table:table-cell>
          <table:table-cell table:formula="of:=AVERAGE([.AO122:.AR122])" office:value-type="float" office:value="0.455456520896051" calcext:value-type="float">
            <text:p>0.455456520896051</text:p>
          </table:table-cell>
        </table:table-row>
        <table:table-row table:style-name="ro1">
          <table:table-cell office:value-type="string" calcext:value-type="string">
            <text:p>Rave_Mix_BSM1_20000_10000_0.010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746.221" calcext:value-type="float">
            <text:p>746.221</text:p>
          </table:table-cell>
          <table:table-cell office:value-type="float" office:value="632.739555" calcext:value-type="float">
            <text:p>632.739555</text:p>
          </table:table-cell>
          <table:table-cell office:value-type="float" office:value="701.229433" calcext:value-type="float">
            <text:p>701.229433</text:p>
          </table:table-cell>
          <table:table-cell office:value-type="float" office:value="743.766519" calcext:value-type="float">
            <text:p>743.766519</text:p>
          </table:table-cell>
          <table:table-cell office:value-type="float" office:value="789.877332" calcext:value-type="float">
            <text:p>789.877332</text:p>
          </table:table-cell>
          <table:table-cell office:value-type="float" office:value="900.974224" calcext:value-type="float">
            <text:p>900.974224</text:p>
          </table:table-cell>
          <table:table-cell office:value-type="float" office:value="6.61" calcext:value-type="float">
            <text:p>6.6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1.72" calcext:value-type="float">
            <text:p>21.7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.92" calcext:value-type="float">
            <text:p>1.9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36" calcext:value-type="float">
            <text:p>0.3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4" calcext:value-type="float">
            <text:p>2.4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Q123]/MAX([.Q$2:.Q$1048576])" office:value-type="float" office:value="0.783549783549784" calcext:value-type="float">
            <text:p>0.783549783549784</text:p>
          </table:table-cell>
          <table:table-cell table:formula="of:=[.W123]/MAX([.W$2:.W$1048576])" office:value-type="float" office:value="0.421052631578947" calcext:value-type="float">
            <text:p>0.421052631578947</text:p>
          </table:table-cell>
          <table:table-cell table:formula="of:=[.AC123]/MAX(MAX([.AC$2:.AC$9999]);ABS(MIN([.AC$2:.AC$9999])))" office:value-type="float" office:value="0.191489361702128" calcext:value-type="float">
            <text:p>0.191489361702128</text:p>
          </table:table-cell>
          <table:table-cell table:formula="of:=[.AI123]/MAX(MAX([.AI$2:.AI$9999]);ABS(MIN([.AI$2:.AI$9999])))" office:value-type="float" office:value="0.401315789473684" calcext:value-type="float">
            <text:p>0.401315789473684</text:p>
          </table:table-cell>
          <table:table-cell table:formula="of:=AVERAGE([.AO123:.AR123])" office:value-type="float" office:value="0.449351891576136" calcext:value-type="float">
            <text:p>0.449351891576136</text:p>
          </table:table-cell>
        </table:table-row>
        <table:table-row table:style-name="ro1">
          <table:table-cell office:value-type="string" calcext:value-type="string">
            <text:p>Rave_Mix_BSM1_20000_10000_0.100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36.936" calcext:value-type="float">
            <text:p>736.936</text:p>
          </table:table-cell>
          <table:table-cell office:value-type="float" office:value="566.122667" calcext:value-type="float">
            <text:p>566.122667</text:p>
          </table:table-cell>
          <table:table-cell office:value-type="float" office:value="703.566222" calcext:value-type="float">
            <text:p>703.566222</text:p>
          </table:table-cell>
          <table:table-cell office:value-type="float" office:value="731.426369" calcext:value-type="float">
            <text:p>731.426369</text:p>
          </table:table-cell>
          <table:table-cell office:value-type="float" office:value="778.48415" calcext:value-type="float">
            <text:p>778.48415</text:p>
          </table:table-cell>
          <table:table-cell office:value-type="float" office:value="895.226862" calcext:value-type="float">
            <text:p>895.226862</text:p>
          </table:table-cell>
          <table:table-cell office:value-type="float" office:value="6.88" calcext:value-type="float">
            <text:p>6.8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3.24" calcext:value-type="float">
            <text:p>23.2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Q124]/MAX([.Q$2:.Q$1048576])" office:value-type="float" office:value="0.838383838383838" calcext:value-type="float">
            <text:p>0.838383838383838</text:p>
          </table:table-cell>
          <table:table-cell table:formula="of:=[.W124]/MAX([.W$2:.W$1048576])" office:value-type="float" office:value="0.473684210526316" calcext:value-type="float">
            <text:p>0.473684210526316</text:p>
          </table:table-cell>
          <table:table-cell table:formula="of:=[.AC124]/MAX(MAX([.AC$2:.AC$9999]);ABS(MIN([.AC$2:.AC$9999])))" office:value-type="float" office:value="0.531914893617021" calcext:value-type="float">
            <text:p>0.531914893617021</text:p>
          </table:table-cell>
          <table:table-cell table:formula="of:=[.AI124]/MAX(MAX([.AI$2:.AI$9999]);ABS(MIN([.AI$2:.AI$9999])))" office:value-type="float" office:value="0.18421052631579" calcext:value-type="float">
            <text:p>0.18421052631579</text:p>
          </table:table-cell>
          <table:table-cell table:formula="of:=AVERAGE([.AO124:.AR124])" office:value-type="float" office:value="0.507048367210741" calcext:value-type="float">
            <text:p>0.507048367210741</text:p>
          </table:table-cell>
        </table:table-row>
        <table:table-row table:style-name="ro1">
          <table:table-cell office:value-type="string" calcext:value-type="string">
            <text:p>Rave_Mix_BSM1_20000_10000_1.000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666.843" calcext:value-type="float">
            <text:p>666.843</text:p>
          </table:table-cell>
          <table:table-cell office:value-type="float" office:value="498.092246" calcext:value-type="float">
            <text:p>498.092246</text:p>
          </table:table-cell>
          <table:table-cell office:value-type="float" office:value="628.40415" calcext:value-type="float">
            <text:p>628.40415</text:p>
          </table:table-cell>
          <table:table-cell office:value-type="float" office:value="665.729973" calcext:value-type="float">
            <text:p>665.729973</text:p>
          </table:table-cell>
          <table:table-cell office:value-type="float" office:value="714.943212" calcext:value-type="float">
            <text:p>714.943212</text:p>
          </table:table-cell>
          <table:table-cell office:value-type="float" office:value="788.792889" calcext:value-type="float">
            <text:p>788.792889</text:p>
          </table:table-cell>
          <table:table-cell office:value-type="float" office:value="6.27" calcext:value-type="float">
            <text:p>6.2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0.4" calcext:value-type="float">
            <text:p>20.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.76" calcext:value-type="float">
            <text:p>1.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88" calcext:value-type="float">
            <text:p>1.8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Q125]/MAX([.Q$2:.Q$1048576])" office:value-type="float" office:value="0.735930735930736" calcext:value-type="float">
            <text:p>0.735930735930736</text:p>
          </table:table-cell>
          <table:table-cell table:formula="of:=[.W125]/MAX([.W$2:.W$1048576])" office:value-type="float" office:value="0.385964912280702" calcext:value-type="float">
            <text:p>0.385964912280702</text:p>
          </table:table-cell>
          <table:table-cell table:formula="of:=[.AC125]/MAX(MAX([.AC$2:.AC$9999]);ABS(MIN([.AC$2:.AC$9999])))" office:value-type="float" office:value="0.553191489361702" calcext:value-type="float">
            <text:p>0.553191489361702</text:p>
          </table:table-cell>
          <table:table-cell table:formula="of:=[.AI125]/MAX(MAX([.AI$2:.AI$9999]);ABS(MIN([.AI$2:.AI$9999])))" office:value-type="float" office:value="0.309210526315789" calcext:value-type="float">
            <text:p>0.309210526315789</text:p>
          </table:table-cell>
          <table:table-cell table:formula="of:=AVERAGE([.AO125:.AR125])" office:value-type="float" office:value="0.496074415972232" calcext:value-type="float">
            <text:p>0.496074415972232</text:p>
          </table:table-cell>
        </table:table-row>
        <table:table-row table:style-name="ro1">
          <table:table-cell office:value-type="string" calcext:value-type="string">
            <text:p>Rave_Mix_BSM1_20000_10000_10.000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77.529" calcext:value-type="float">
            <text:p>477.529</text:p>
          </table:table-cell>
          <table:table-cell office:value-type="float" office:value="387.965234" calcext:value-type="float">
            <text:p>387.965234</text:p>
          </table:table-cell>
          <table:table-cell office:value-type="float" office:value="452.245333" calcext:value-type="float">
            <text:p>452.245333</text:p>
          </table:table-cell>
          <table:table-cell office:value-type="float" office:value="471.296395" calcext:value-type="float">
            <text:p>471.296395</text:p>
          </table:table-cell>
          <table:table-cell office:value-type="float" office:value="506.569878" calcext:value-type="float">
            <text:p>506.569878</text:p>
          </table:table-cell>
          <table:table-cell office:value-type="float" office:value="571.117433" calcext:value-type="float">
            <text:p>571.117433</text:p>
          </table:table-cell>
          <table:table-cell office:value-type="float" office:value="6.81" calcext:value-type="float">
            <text:p>6.8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4.04" calcext:value-type="float">
            <text:p>24.0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.16" calcext:value-type="float">
            <text:p>1.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48" calcext:value-type="float">
            <text:p>0.48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.5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Q126]/MAX([.Q$2:.Q$1048576])" office:value-type="float" office:value="0.867243867243867" calcext:value-type="float">
            <text:p>0.867243867243867</text:p>
          </table:table-cell>
          <table:table-cell table:formula="of:=[.W126]/MAX([.W$2:.W$1048576])" office:value-type="float" office:value="0.254385964912281" calcext:value-type="float">
            <text:p>0.254385964912281</text:p>
          </table:table-cell>
          <table:table-cell table:formula="of:=[.AC126]/MAX(MAX([.AC$2:.AC$9999]);ABS(MIN([.AC$2:.AC$9999])))" office:value-type="float" office:value="0.25531914893617" calcext:value-type="float">
            <text:p>0.25531914893617</text:p>
          </table:table-cell>
          <table:table-cell table:formula="of:=[.AI126]/MAX(MAX([.AI$2:.AI$9999]);ABS(MIN([.AI$2:.AI$9999])))" office:value-type="float" office:value="0.256578947368421" calcext:value-type="float">
            <text:p>0.256578947368421</text:p>
          </table:table-cell>
          <table:table-cell table:formula="of:=AVERAGE([.AO126:.AR126])" office:value-type="float" office:value="0.408381982115185" calcext:value-type="float">
            <text:p>0.408381982115185</text:p>
          </table:table-cell>
        </table:table-row>
      </table:table>
      <table:table table:name="AvgTime" table:style-name="ta1">
        <table:table-column table:style-name="co18" table:default-cell-style-name="Default"/>
        <table:table-column table:style-name="co17" table:default-cell-style-name="Default"/>
        <table:table-column table:style-name="co17" table:number-columns-repeated="5" table:default-cell-style-name="ce1"/>
        <table:table-column table:style-name="co17" table:number-columns-repeated="3" table:default-cell-style-name="Default"/>
        <table:table-column table:style-name="co17" table:number-columns-repeated="5" table:default-cell-style-name="ce2"/>
        <table:table-column table:style-name="co17" table:default-cell-style-name="Default"/>
        <table:table-row table:style-name="ro1">
          <table:table-cell office:value-type="string" calcext:value-type="string">
            <text:p>Heuristic Weight</text:p>
          </table:table-cell>
          <table:table-cell office:value-type="string" calcext:value-type="string">
            <text:p>UCB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string" calcext:value-type="string">
            <text:p>Move weight</text:p>
          </table:table-cell>
          <table:table-cell office:value-type="string" calcext:value-type="string">
            <text:p>UCB</text:p>
          </table:table-cell>
          <table:table-cell office:value-type="string" calcext:value-type="string">
            <text:p>Heuristi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string" calcext:value-type="string">
            <text:p>Move 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Data.E2]" office:value-type="float" office:value="706.022" calcext:value-type="float">
            <text:p>706.022</text:p>
          </table:table-cell>
          <table:table-cell table:formula="of:=[Data.E7]" office:value-type="float" office:value="610.313" calcext:value-type="float">
            <text:p>610.313</text:p>
          </table:table-cell>
          <table:table-cell table:formula="of:=[Data.E12]" office:value-type="float" office:value="428.425" calcext:value-type="float">
            <text:p>428.425</text:p>
          </table:table-cell>
          <table:table-cell table:formula="of:=[Data.E17]" office:value-type="float" office:value="604.144" calcext:value-type="float">
            <text:p>604.144</text:p>
          </table:table-cell>
          <table:table-cell table:formula="of:=[Data.E22]" office:value-type="float" office:value="970.877" calcext:value-type="float">
            <text:p>970.8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a.E2]" office:value-type="float" office:value="706.022" calcext:value-type="float">
            <text:p>706.022</text:p>
          </table:table-cell>
          <table:table-cell table:formula="of:=[Data.E7]" office:value-type="float" office:value="610.313" calcext:value-type="float">
            <text:p>610.313</text:p>
          </table:table-cell>
          <table:table-cell table:formula="of:=[Data.E12]" office:value-type="float" office:value="428.425" calcext:value-type="float">
            <text:p>428.425</text:p>
          </table:table-cell>
          <table:table-cell table:formula="of:=[Data.E17]" office:value-type="float" office:value="604.144" calcext:value-type="float">
            <text:p>604.144</text:p>
          </table:table-cell>
          <table:table-cell table:formula="of:=[Data.E22]" office:value-type="float" office:value="970.877" calcext:value-type="float">
            <text:p>970.877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E3]" office:value-type="float" office:value="514.089" calcext:value-type="float">
            <text:p>514.089</text:p>
          </table:table-cell>
          <table:table-cell table:formula="of:=[Data.E8]" office:value-type="float" office:value="490.646" calcext:value-type="float">
            <text:p>490.646</text:p>
          </table:table-cell>
          <table:table-cell table:formula="of:=[Data.E13]" office:value-type="float" office:value="417.355" calcext:value-type="float">
            <text:p>417.355</text:p>
          </table:table-cell>
          <table:table-cell table:formula="of:=[Data.E18]" office:value-type="float" office:value="613.567" calcext:value-type="float">
            <text:p>613.567</text:p>
          </table:table-cell>
          <table:table-cell table:formula="of:=[Data.E23]" office:value-type="float" office:value="969.713" calcext:value-type="float">
            <text:p>969.7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E27]" office:value-type="float" office:value="577.178" calcext:value-type="float">
            <text:p>577.178</text:p>
          </table:table-cell>
          <table:table-cell table:formula="of:=[Data.E32]" office:value-type="float" office:value="663.021" calcext:value-type="float">
            <text:p>663.021</text:p>
          </table:table-cell>
          <table:table-cell table:formula="of:=[Data.E37]" office:value-type="float" office:value="446.176" calcext:value-type="float">
            <text:p>446.176</text:p>
          </table:table-cell>
          <table:table-cell table:formula="of:=[Data.E42]" office:value-type="float" office:value="640.416" calcext:value-type="float">
            <text:p>640.416</text:p>
          </table:table-cell>
          <table:table-cell table:formula="of:=[Data.E47]" office:value-type="float" office:value="1030.189" calcext:value-type="float">
            <text:p>1030.189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E4]" office:value-type="float" office:value="325.555" calcext:value-type="float">
            <text:p>325.555</text:p>
          </table:table-cell>
          <table:table-cell table:formula="of:=[Data.E9]" office:value-type="float" office:value="380.238" calcext:value-type="float">
            <text:p>380.238</text:p>
          </table:table-cell>
          <table:table-cell table:formula="of:=[Data.E14]" office:value-type="float" office:value="388.29" calcext:value-type="float">
            <text:p>388.29</text:p>
          </table:table-cell>
          <table:table-cell table:formula="of:=[Data.E19]" office:value-type="float" office:value="606.386" calcext:value-type="float">
            <text:p>606.386</text:p>
          </table:table-cell>
          <table:table-cell table:formula="of:=[Data.E24]" office:value-type="float" office:value="975.533" calcext:value-type="float">
            <text:p>975.53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E52]" office:value-type="float" office:value="548.513" calcext:value-type="float">
            <text:p>548.513</text:p>
          </table:table-cell>
          <table:table-cell table:formula="of:=[Data.E57]" office:value-type="float" office:value="537.539" calcext:value-type="float">
            <text:p>537.539</text:p>
          </table:table-cell>
          <table:table-cell table:formula="of:=[Data.E62]" office:value-type="float" office:value="604.435" calcext:value-type="float">
            <text:p>604.435</text:p>
          </table:table-cell>
          <table:table-cell table:formula="of:=[Data.E67]" office:value-type="float" office:value="622.29" calcext:value-type="float">
            <text:p>622.29</text:p>
          </table:table-cell>
          <table:table-cell table:formula="of:=[Data.E72]" office:value-type="float" office:value="1033.97" calcext:value-type="float">
            <text:p>1033.9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E5]" office:value-type="float" office:value="303.309" calcext:value-type="float">
            <text:p>303.309</text:p>
          </table:table-cell>
          <table:table-cell table:formula="of:=[Data.E10]" office:value-type="float" office:value="366.195" calcext:value-type="float">
            <text:p>366.195</text:p>
          </table:table-cell>
          <table:table-cell table:formula="of:=[Data.E15]" office:value-type="float" office:value="381.053" calcext:value-type="float">
            <text:p>381.053</text:p>
          </table:table-cell>
          <table:table-cell table:formula="of:=[Data.E20]" office:value-type="float" office:value="611.829" calcext:value-type="float">
            <text:p>611.829</text:p>
          </table:table-cell>
          <table:table-cell table:formula="of:=[Data.E25]" office:value-type="float" office:value="971.666" calcext:value-type="float">
            <text:p>971.66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E77]" office:value-type="float" office:value="572.729" calcext:value-type="float">
            <text:p>572.729</text:p>
          </table:table-cell>
          <table:table-cell table:formula="of:=[Data.E82]" office:value-type="float" office:value="566.367" calcext:value-type="float">
            <text:p>566.367</text:p>
          </table:table-cell>
          <table:table-cell table:formula="of:=[Data.E87]" office:value-type="float" office:value="571.245" calcext:value-type="float">
            <text:p>571.245</text:p>
          </table:table-cell>
          <table:table-cell table:formula="of:=[Data.E92]" office:value-type="float" office:value="640.156" calcext:value-type="float">
            <text:p>640.156</text:p>
          </table:table-cell>
          <table:table-cell table:formula="of:=[Data.E97]" office:value-type="float" office:value="1026.843" calcext:value-type="float">
            <text:p>1026.84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E6]" office:value-type="float" office:value="300.182" calcext:value-type="float">
            <text:p>300.182</text:p>
          </table:table-cell>
          <table:table-cell table:formula="of:=[Data.E11]" office:value-type="float" office:value="359.721" calcext:value-type="float">
            <text:p>359.721</text:p>
          </table:table-cell>
          <table:table-cell table:formula="of:=[Data.E16]" office:value-type="float" office:value="381.374" calcext:value-type="float">
            <text:p>381.374</text:p>
          </table:table-cell>
          <table:table-cell table:formula="of:=[Data.E21]" office:value-type="float" office:value="621.286" calcext:value-type="float">
            <text:p>621.286</text:p>
          </table:table-cell>
          <table:table-cell table:formula="of:=[Data.E26]" office:value-type="float" office:value="968.048" calcext:value-type="float">
            <text:p>968.04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E102]" office:value-type="float" office:value="663.908" calcext:value-type="float">
            <text:p>663.908</text:p>
          </table:table-cell>
          <table:table-cell table:formula="of:=[Data.E107]" office:value-type="float" office:value="666.223" calcext:value-type="float">
            <text:p>666.223</text:p>
          </table:table-cell>
          <table:table-cell table:formula="of:=[Data.E112]" office:value-type="float" office:value="651.293" calcext:value-type="float">
            <text:p>651.293</text:p>
          </table:table-cell>
          <table:table-cell table:formula="of:=[Data.E117]" office:value-type="float" office:value="670.949" calcext:value-type="float">
            <text:p>670.949</text:p>
          </table:table-cell>
          <table:table-cell table:formula="of:=[Data.E122]" office:value-type="float" office:value="746.117" calcext:value-type="float">
            <text:p>746.11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E27]" office:value-type="float" office:value="577.178" calcext:value-type="float">
            <text:p>577.178</text:p>
          </table:table-cell>
          <table:table-cell table:formula="of:=[Data.E32]" office:value-type="float" office:value="663.021" calcext:value-type="float">
            <text:p>663.021</text:p>
          </table:table-cell>
          <table:table-cell table:formula="of:=[Data.E37]" office:value-type="float" office:value="446.176" calcext:value-type="float">
            <text:p>446.176</text:p>
          </table:table-cell>
          <table:table-cell table:formula="of:=[Data.E42]" office:value-type="float" office:value="640.416" calcext:value-type="float">
            <text:p>640.416</text:p>
          </table:table-cell>
          <table:table-cell table:formula="of:=[Data.E47]" office:value-type="float" office:value="1030.189" calcext:value-type="float">
            <text:p>1030.1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E3]" office:value-type="float" office:value="514.089" calcext:value-type="float">
            <text:p>514.089</text:p>
          </table:table-cell>
          <table:table-cell table:formula="of:=[Data.E8]" office:value-type="float" office:value="490.646" calcext:value-type="float">
            <text:p>490.646</text:p>
          </table:table-cell>
          <table:table-cell table:formula="of:=[Data.E13]" office:value-type="float" office:value="417.355" calcext:value-type="float">
            <text:p>417.355</text:p>
          </table:table-cell>
          <table:table-cell table:formula="of:=[Data.E18]" office:value-type="float" office:value="613.567" calcext:value-type="float">
            <text:p>613.567</text:p>
          </table:table-cell>
          <table:table-cell table:formula="of:=[Data.E23]" office:value-type="float" office:value="969.713" calcext:value-type="float">
            <text:p>969.713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E28]" office:value-type="float" office:value="522.383" calcext:value-type="float">
            <text:p>522.383</text:p>
          </table:table-cell>
          <table:table-cell table:formula="of:=[Data.E33]" office:value-type="float" office:value="557.793" calcext:value-type="float">
            <text:p>557.793</text:p>
          </table:table-cell>
          <table:table-cell table:formula="of:=[Data.E38]" office:value-type="float" office:value="420.065" calcext:value-type="float">
            <text:p>420.065</text:p>
          </table:table-cell>
          <table:table-cell table:formula="of:=[Data.E43]" office:value-type="float" office:value="641.336" calcext:value-type="float">
            <text:p>641.336</text:p>
          </table:table-cell>
          <table:table-cell table:formula="of:=[Data.E48]" office:value-type="float" office:value="1029.17" calcext:value-type="float">
            <text:p>1029.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E28]" office:value-type="float" office:value="522.383" calcext:value-type="float">
            <text:p>522.383</text:p>
          </table:table-cell>
          <table:table-cell table:formula="of:=[Data.E33]" office:value-type="float" office:value="557.793" calcext:value-type="float">
            <text:p>557.793</text:p>
          </table:table-cell>
          <table:table-cell table:formula="of:=[Data.E38]" office:value-type="float" office:value="420.065" calcext:value-type="float">
            <text:p>420.065</text:p>
          </table:table-cell>
          <table:table-cell table:formula="of:=[Data.E43]" office:value-type="float" office:value="641.336" calcext:value-type="float">
            <text:p>641.336</text:p>
          </table:table-cell>
          <table:table-cell table:formula="of:=[Data.E48]" office:value-type="float" office:value="1029.17" calcext:value-type="float">
            <text:p>1029.17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E29]" office:value-type="float" office:value="328.1" calcext:value-type="float">
            <text:p>328.1</text:p>
          </table:table-cell>
          <table:table-cell table:formula="of:=[Data.E34]" office:value-type="float" office:value="332.026" calcext:value-type="float">
            <text:p>332.026</text:p>
          </table:table-cell>
          <table:table-cell table:formula="of:=[Data.E39]" office:value-type="float" office:value="392.107" calcext:value-type="float">
            <text:p>392.107</text:p>
          </table:table-cell>
          <table:table-cell table:formula="of:=[Data.E44]" office:value-type="float" office:value="634.462" calcext:value-type="float">
            <text:p>634.462</text:p>
          </table:table-cell>
          <table:table-cell table:formula="of:=[Data.E49]" office:value-type="float" office:value="1035.486" calcext:value-type="float">
            <text:p>1035.48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E53]" office:value-type="float" office:value="518.768" calcext:value-type="float">
            <text:p>518.768</text:p>
          </table:table-cell>
          <table:table-cell table:formula="of:=[Data.E58]" office:value-type="float" office:value="510.876" calcext:value-type="float">
            <text:p>510.876</text:p>
          </table:table-cell>
          <table:table-cell table:formula="of:=[Data.E63]" office:value-type="float" office:value="576.36" calcext:value-type="float">
            <text:p>576.36</text:p>
          </table:table-cell>
          <table:table-cell table:formula="of:=[Data.E68]" office:value-type="float" office:value="619.915" calcext:value-type="float">
            <text:p>619.915</text:p>
          </table:table-cell>
          <table:table-cell table:formula="of:=[Data.E73]" office:value-type="float" office:value="1027.256" calcext:value-type="float">
            <text:p>1027.25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E30]" office:value-type="float" office:value="306.278" calcext:value-type="float">
            <text:p>306.278</text:p>
          </table:table-cell>
          <table:table-cell table:formula="of:=[Data.E35]" office:value-type="float" office:value="306.772" calcext:value-type="float">
            <text:p>306.772</text:p>
          </table:table-cell>
          <table:table-cell table:formula="of:=[Data.E40]" office:value-type="float" office:value="384.622" calcext:value-type="float">
            <text:p>384.622</text:p>
          </table:table-cell>
          <table:table-cell table:formula="of:=[Data.E45]" office:value-type="float" office:value="638.993" calcext:value-type="float">
            <text:p>638.993</text:p>
          </table:table-cell>
          <table:table-cell table:formula="of:=[Data.E50]" office:value-type="float" office:value="1029.337" calcext:value-type="float">
            <text:p>1029.337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E78]" office:value-type="float" office:value="563.096" calcext:value-type="float">
            <text:p>563.096</text:p>
          </table:table-cell>
          <table:table-cell table:formula="of:=[Data.E83]" office:value-type="float" office:value="573.297" calcext:value-type="float">
            <text:p>573.297</text:p>
          </table:table-cell>
          <table:table-cell table:formula="of:=[Data.E88]" office:value-type="float" office:value="569.688" calcext:value-type="float">
            <text:p>569.688</text:p>
          </table:table-cell>
          <table:table-cell table:formula="of:=[Data.E93]" office:value-type="float" office:value="634.589" calcext:value-type="float">
            <text:p>634.589</text:p>
          </table:table-cell>
          <table:table-cell table:formula="of:=[Data.E98]" office:value-type="float" office:value="1020.281" calcext:value-type="float">
            <text:p>1020.28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E31]" office:value-type="float" office:value="297.637" calcext:value-type="float">
            <text:p>297.637</text:p>
          </table:table-cell>
          <table:table-cell table:formula="of:=[Data.E36]" office:value-type="float" office:value="299.748" calcext:value-type="float">
            <text:p>299.748</text:p>
          </table:table-cell>
          <table:table-cell table:formula="of:=[Data.E41]" office:value-type="float" office:value="390.986" calcext:value-type="float">
            <text:p>390.986</text:p>
          </table:table-cell>
          <table:table-cell table:formula="of:=[Data.E46]" office:value-type="float" office:value="636.262" calcext:value-type="float">
            <text:p>636.262</text:p>
          </table:table-cell>
          <table:table-cell table:formula="of:=[Data.E51]" office:value-type="float" office:value="1026.478" calcext:value-type="float">
            <text:p>1026.47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E103]" office:value-type="float" office:value="659.931" calcext:value-type="float">
            <text:p>659.931</text:p>
          </table:table-cell>
          <table:table-cell table:formula="of:=[Data.E108]" office:value-type="float" office:value="662.358" calcext:value-type="float">
            <text:p>662.358</text:p>
          </table:table-cell>
          <table:table-cell table:formula="of:=[Data.E113]" office:value-type="float" office:value="665.183" calcext:value-type="float">
            <text:p>665.183</text:p>
          </table:table-cell>
          <table:table-cell table:formula="of:=[Data.E118]" office:value-type="float" office:value="662.698" calcext:value-type="float">
            <text:p>662.698</text:p>
          </table:table-cell>
          <table:table-cell table:formula="of:=[Data.E123]" office:value-type="float" office:value="746.221" calcext:value-type="float">
            <text:p>746.22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E52]" office:value-type="float" office:value="548.513" calcext:value-type="float">
            <text:p>548.513</text:p>
          </table:table-cell>
          <table:table-cell table:formula="of:=[Data.E57]" office:value-type="float" office:value="537.539" calcext:value-type="float">
            <text:p>537.539</text:p>
          </table:table-cell>
          <table:table-cell table:formula="of:=[Data.E62]" office:value-type="float" office:value="604.435" calcext:value-type="float">
            <text:p>604.435</text:p>
          </table:table-cell>
          <table:table-cell table:formula="of:=[Data.E67]" office:value-type="float" office:value="622.29" calcext:value-type="float">
            <text:p>622.29</text:p>
          </table:table-cell>
          <table:table-cell table:formula="of:=[Data.E72]" office:value-type="float" office:value="1033.97" calcext:value-type="float">
            <text:p>1033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E4]" office:value-type="float" office:value="325.555" calcext:value-type="float">
            <text:p>325.555</text:p>
          </table:table-cell>
          <table:table-cell table:formula="of:=[Data.E9]" office:value-type="float" office:value="380.238" calcext:value-type="float">
            <text:p>380.238</text:p>
          </table:table-cell>
          <table:table-cell table:formula="of:=[Data.E14]" office:value-type="float" office:value="388.29" calcext:value-type="float">
            <text:p>388.29</text:p>
          </table:table-cell>
          <table:table-cell table:formula="of:=[Data.E19]" office:value-type="float" office:value="606.386" calcext:value-type="float">
            <text:p>606.386</text:p>
          </table:table-cell>
          <table:table-cell table:formula="of:=[Data.E24]" office:value-type="float" office:value="975.533" calcext:value-type="float">
            <text:p>975.533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E53]" office:value-type="float" office:value="518.768" calcext:value-type="float">
            <text:p>518.768</text:p>
          </table:table-cell>
          <table:table-cell table:formula="of:=[Data.E58]" office:value-type="float" office:value="510.876" calcext:value-type="float">
            <text:p>510.876</text:p>
          </table:table-cell>
          <table:table-cell table:formula="of:=[Data.E63]" office:value-type="float" office:value="576.36" calcext:value-type="float">
            <text:p>576.36</text:p>
          </table:table-cell>
          <table:table-cell table:formula="of:=[Data.E68]" office:value-type="float" office:value="619.915" calcext:value-type="float">
            <text:p>619.915</text:p>
          </table:table-cell>
          <table:table-cell table:formula="of:=[Data.E73]" office:value-type="float" office:value="1027.256" calcext:value-type="float">
            <text:p>1027.25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E29]" office:value-type="float" office:value="328.1" calcext:value-type="float">
            <text:p>328.1</text:p>
          </table:table-cell>
          <table:table-cell table:formula="of:=[Data.E34]" office:value-type="float" office:value="332.026" calcext:value-type="float">
            <text:p>332.026</text:p>
          </table:table-cell>
          <table:table-cell table:formula="of:=[Data.E39]" office:value-type="float" office:value="392.107" calcext:value-type="float">
            <text:p>392.107</text:p>
          </table:table-cell>
          <table:table-cell table:formula="of:=[Data.E44]" office:value-type="float" office:value="634.462" calcext:value-type="float">
            <text:p>634.462</text:p>
          </table:table-cell>
          <table:table-cell table:formula="of:=[Data.E49]" office:value-type="float" office:value="1035.486" calcext:value-type="float">
            <text:p>1035.486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E54]" office:value-type="float" office:value="390.584" calcext:value-type="float">
            <text:p>390.584</text:p>
          </table:table-cell>
          <table:table-cell table:formula="of:=[Data.E59]" office:value-type="float" office:value="388.42" calcext:value-type="float">
            <text:p>388.42</text:p>
          </table:table-cell>
          <table:table-cell table:formula="of:=[Data.E64]" office:value-type="float" office:value="417.436" calcext:value-type="float">
            <text:p>417.436</text:p>
          </table:table-cell>
          <table:table-cell table:formula="of:=[Data.E69]" office:value-type="float" office:value="621.333" calcext:value-type="float">
            <text:p>621.333</text:p>
          </table:table-cell>
          <table:table-cell table:formula="of:=[Data.E74]" office:value-type="float" office:value="1032.883" calcext:value-type="float">
            <text:p>1032.88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E54]" office:value-type="float" office:value="390.584" calcext:value-type="float">
            <text:p>390.584</text:p>
          </table:table-cell>
          <table:table-cell table:formula="of:=[Data.E59]" office:value-type="float" office:value="388.42" calcext:value-type="float">
            <text:p>388.42</text:p>
          </table:table-cell>
          <table:table-cell table:formula="of:=[Data.E64]" office:value-type="float" office:value="417.436" calcext:value-type="float">
            <text:p>417.436</text:p>
          </table:table-cell>
          <table:table-cell table:formula="of:=[Data.E69]" office:value-type="float" office:value="621.333" calcext:value-type="float">
            <text:p>621.333</text:p>
          </table:table-cell>
          <table:table-cell table:formula="of:=[Data.E74]" office:value-type="float" office:value="1032.883" calcext:value-type="float">
            <text:p>1032.88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E55]" office:value-type="float" office:value="312.533" calcext:value-type="float">
            <text:p>312.533</text:p>
          </table:table-cell>
          <table:table-cell table:formula="of:=[Data.E60]" office:value-type="float" office:value="311.1" calcext:value-type="float">
            <text:p>311.1</text:p>
          </table:table-cell>
          <table:table-cell table:formula="of:=[Data.E65]" office:value-type="float" office:value="319.643" calcext:value-type="float">
            <text:p>319.643</text:p>
          </table:table-cell>
          <table:table-cell table:formula="of:=[Data.E70]" office:value-type="float" office:value="613.984" calcext:value-type="float">
            <text:p>613.984</text:p>
          </table:table-cell>
          <table:table-cell table:formula="of:=[Data.E75]" office:value-type="float" office:value="1040.429" calcext:value-type="float">
            <text:p>1040.42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E79]" office:value-type="float" office:value="520.87" calcext:value-type="float">
            <text:p>520.87</text:p>
          </table:table-cell>
          <table:table-cell table:formula="of:=[Data.E84]" office:value-type="float" office:value="523.021" calcext:value-type="float">
            <text:p>523.021</text:p>
          </table:table-cell>
          <table:table-cell table:formula="of:=[Data.E89]" office:value-type="float" office:value="525.924" calcext:value-type="float">
            <text:p>525.924</text:p>
          </table:table-cell>
          <table:table-cell table:formula="of:=[Data.E94]" office:value-type="float" office:value="576.006" calcext:value-type="float">
            <text:p>576.006</text:p>
          </table:table-cell>
          <table:table-cell table:formula="of:=[Data.E99]" office:value-type="float" office:value="1030.597" calcext:value-type="float">
            <text:p>1030.59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E56]" office:value-type="float" office:value="298.178" calcext:value-type="float">
            <text:p>298.178</text:p>
          </table:table-cell>
          <table:table-cell table:formula="of:=[Data.E61]" office:value-type="float" office:value="298.307" calcext:value-type="float">
            <text:p>298.307</text:p>
          </table:table-cell>
          <table:table-cell table:formula="of:=[Data.E66]" office:value-type="float" office:value="304.841" calcext:value-type="float">
            <text:p>304.841</text:p>
          </table:table-cell>
          <table:table-cell table:formula="of:=[Data.E71]" office:value-type="float" office:value="629.376" calcext:value-type="float">
            <text:p>629.376</text:p>
          </table:table-cell>
          <table:table-cell table:formula="of:=[Data.E76]" office:value-type="float" office:value="1032.038" calcext:value-type="float">
            <text:p>1032.03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E104]" office:value-type="float" office:value="644.154" calcext:value-type="float">
            <text:p>644.154</text:p>
          </table:table-cell>
          <table:table-cell table:formula="of:=[Data.E109]" office:value-type="float" office:value="664.995" calcext:value-type="float">
            <text:p>664.995</text:p>
          </table:table-cell>
          <table:table-cell table:formula="of:=[Data.E114]" office:value-type="float" office:value="653.821" calcext:value-type="float">
            <text:p>653.821</text:p>
          </table:table-cell>
          <table:table-cell table:formula="of:=[Data.E119]" office:value-type="float" office:value="655.015" calcext:value-type="float">
            <text:p>655.015</text:p>
          </table:table-cell>
          <table:table-cell table:formula="of:=[Data.E124]" office:value-type="float" office:value="736.936" calcext:value-type="float">
            <text:p>736.93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E77]" office:value-type="float" office:value="572.729" calcext:value-type="float">
            <text:p>572.729</text:p>
          </table:table-cell>
          <table:table-cell table:formula="of:=[Data.E82]" office:value-type="float" office:value="566.367" calcext:value-type="float">
            <text:p>566.367</text:p>
          </table:table-cell>
          <table:table-cell table:formula="of:=[Data.E87]" office:value-type="float" office:value="571.245" calcext:value-type="float">
            <text:p>571.245</text:p>
          </table:table-cell>
          <table:table-cell table:formula="of:=[Data.E92]" office:value-type="float" office:value="640.156" calcext:value-type="float">
            <text:p>640.156</text:p>
          </table:table-cell>
          <table:table-cell table:formula="of:=[Data.E97]" office:value-type="float" office:value="1026.843" calcext:value-type="float">
            <text:p>1026.8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E5]" office:value-type="float" office:value="303.309" calcext:value-type="float">
            <text:p>303.309</text:p>
          </table:table-cell>
          <table:table-cell table:formula="of:=[Data.E10]" office:value-type="float" office:value="366.195" calcext:value-type="float">
            <text:p>366.195</text:p>
          </table:table-cell>
          <table:table-cell table:formula="of:=[Data.E15]" office:value-type="float" office:value="381.053" calcext:value-type="float">
            <text:p>381.053</text:p>
          </table:table-cell>
          <table:table-cell table:formula="of:=[Data.E20]" office:value-type="float" office:value="611.829" calcext:value-type="float">
            <text:p>611.829</text:p>
          </table:table-cell>
          <table:table-cell table:formula="of:=[Data.E25]" office:value-type="float" office:value="971.666" calcext:value-type="float">
            <text:p>971.666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E78]" office:value-type="float" office:value="563.096" calcext:value-type="float">
            <text:p>563.096</text:p>
          </table:table-cell>
          <table:table-cell table:formula="of:=[Data.E83]" office:value-type="float" office:value="573.297" calcext:value-type="float">
            <text:p>573.297</text:p>
          </table:table-cell>
          <table:table-cell table:formula="of:=[Data.E88]" office:value-type="float" office:value="569.688" calcext:value-type="float">
            <text:p>569.688</text:p>
          </table:table-cell>
          <table:table-cell table:formula="of:=[Data.E93]" office:value-type="float" office:value="634.589" calcext:value-type="float">
            <text:p>634.589</text:p>
          </table:table-cell>
          <table:table-cell table:formula="of:=[Data.E98]" office:value-type="float" office:value="1020.281" calcext:value-type="float">
            <text:p>1020.28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E30]" office:value-type="float" office:value="306.278" calcext:value-type="float">
            <text:p>306.278</text:p>
          </table:table-cell>
          <table:table-cell table:formula="of:=[Data.E35]" office:value-type="float" office:value="306.772" calcext:value-type="float">
            <text:p>306.772</text:p>
          </table:table-cell>
          <table:table-cell table:formula="of:=[Data.E40]" office:value-type="float" office:value="384.622" calcext:value-type="float">
            <text:p>384.622</text:p>
          </table:table-cell>
          <table:table-cell table:formula="of:=[Data.E45]" office:value-type="float" office:value="638.993" calcext:value-type="float">
            <text:p>638.993</text:p>
          </table:table-cell>
          <table:table-cell table:formula="of:=[Data.E50]" office:value-type="float" office:value="1029.337" calcext:value-type="float">
            <text:p>1029.337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E79]" office:value-type="float" office:value="520.87" calcext:value-type="float">
            <text:p>520.87</text:p>
          </table:table-cell>
          <table:table-cell table:formula="of:=[Data.E84]" office:value-type="float" office:value="523.021" calcext:value-type="float">
            <text:p>523.021</text:p>
          </table:table-cell>
          <table:table-cell table:formula="of:=[Data.E89]" office:value-type="float" office:value="525.924" calcext:value-type="float">
            <text:p>525.924</text:p>
          </table:table-cell>
          <table:table-cell table:formula="of:=[Data.E94]" office:value-type="float" office:value="576.006" calcext:value-type="float">
            <text:p>576.006</text:p>
          </table:table-cell>
          <table:table-cell table:formula="of:=[Data.E99]" office:value-type="float" office:value="1030.597" calcext:value-type="float">
            <text:p>1030.59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E55]" office:value-type="float" office:value="312.533" calcext:value-type="float">
            <text:p>312.533</text:p>
          </table:table-cell>
          <table:table-cell table:formula="of:=[Data.E60]" office:value-type="float" office:value="311.1" calcext:value-type="float">
            <text:p>311.1</text:p>
          </table:table-cell>
          <table:table-cell table:formula="of:=[Data.E65]" office:value-type="float" office:value="319.643" calcext:value-type="float">
            <text:p>319.643</text:p>
          </table:table-cell>
          <table:table-cell table:formula="of:=[Data.E70]" office:value-type="float" office:value="613.984" calcext:value-type="float">
            <text:p>613.984</text:p>
          </table:table-cell>
          <table:table-cell table:formula="of:=[Data.E75]" office:value-type="float" office:value="1040.429" calcext:value-type="float">
            <text:p>1040.42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E80]" office:value-type="float" office:value="395.328" calcext:value-type="float">
            <text:p>395.328</text:p>
          </table:table-cell>
          <table:table-cell table:formula="of:=[Data.E85]" office:value-type="float" office:value="401.973" calcext:value-type="float">
            <text:p>401.973</text:p>
          </table:table-cell>
          <table:table-cell table:formula="of:=[Data.E90]" office:value-type="float" office:value="402.634" calcext:value-type="float">
            <text:p>402.634</text:p>
          </table:table-cell>
          <table:table-cell table:formula="of:=[Data.E95]" office:value-type="float" office:value="415.387" calcext:value-type="float">
            <text:p>415.387</text:p>
          </table:table-cell>
          <table:table-cell table:formula="of:=[Data.E100]" office:value-type="float" office:value="1016.717" calcext:value-type="float">
            <text:p>1016.717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E80]" office:value-type="float" office:value="395.328" calcext:value-type="float">
            <text:p>395.328</text:p>
          </table:table-cell>
          <table:table-cell table:formula="of:=[Data.E85]" office:value-type="float" office:value="401.973" calcext:value-type="float">
            <text:p>401.973</text:p>
          </table:table-cell>
          <table:table-cell table:formula="of:=[Data.E90]" office:value-type="float" office:value="402.634" calcext:value-type="float">
            <text:p>402.634</text:p>
          </table:table-cell>
          <table:table-cell table:formula="of:=[Data.E95]" office:value-type="float" office:value="415.387" calcext:value-type="float">
            <text:p>415.387</text:p>
          </table:table-cell>
          <table:table-cell table:formula="of:=[Data.E100]" office:value-type="float" office:value="1016.717" calcext:value-type="float">
            <text:p>1016.71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E81]" office:value-type="float" office:value="318.261" calcext:value-type="float">
            <text:p>318.261</text:p>
          </table:table-cell>
          <table:table-cell table:formula="of:=[Data.E86]" office:value-type="float" office:value="316.424" calcext:value-type="float">
            <text:p>316.424</text:p>
          </table:table-cell>
          <table:table-cell table:formula="of:=[Data.E91]" office:value-type="float" office:value="316.395" calcext:value-type="float">
            <text:p>316.395</text:p>
          </table:table-cell>
          <table:table-cell table:formula="of:=[Data.E96]" office:value-type="float" office:value="318.205" calcext:value-type="float">
            <text:p>318.205</text:p>
          </table:table-cell>
          <table:table-cell table:formula="of:=[Data.E101]" office:value-type="float" office:value="1024.606" calcext:value-type="float">
            <text:p>1024.60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E105]" office:value-type="float" office:value="605.438" calcext:value-type="float">
            <text:p>605.438</text:p>
          </table:table-cell>
          <table:table-cell table:formula="of:=[Data.E110]" office:value-type="float" office:value="604.284" calcext:value-type="float">
            <text:p>604.284</text:p>
          </table:table-cell>
          <table:table-cell table:formula="of:=[Data.E115]" office:value-type="float" office:value="598.118" calcext:value-type="float">
            <text:p>598.118</text:p>
          </table:table-cell>
          <table:table-cell table:formula="of:=[Data.E120]" office:value-type="float" office:value="601.291" calcext:value-type="float">
            <text:p>601.291</text:p>
          </table:table-cell>
          <table:table-cell table:formula="of:=[Data.E125]" office:value-type="float" office:value="666.843" calcext:value-type="float">
            <text:p>666.84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E102]" office:value-type="float" office:value="663.908" calcext:value-type="float">
            <text:p>663.908</text:p>
          </table:table-cell>
          <table:table-cell table:formula="of:=[Data.E107]" office:value-type="float" office:value="666.223" calcext:value-type="float">
            <text:p>666.223</text:p>
          </table:table-cell>
          <table:table-cell table:formula="of:=[Data.E112]" office:value-type="float" office:value="651.293" calcext:value-type="float">
            <text:p>651.293</text:p>
          </table:table-cell>
          <table:table-cell table:formula="of:=[Data.E117]" office:value-type="float" office:value="670.949" calcext:value-type="float">
            <text:p>670.949</text:p>
          </table:table-cell>
          <table:table-cell table:formula="of:=[Data.E122]" office:value-type="float" office:value="746.117" calcext:value-type="float">
            <text:p>746.1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E6]" office:value-type="float" office:value="300.182" calcext:value-type="float">
            <text:p>300.182</text:p>
          </table:table-cell>
          <table:table-cell table:formula="of:=[Data.E11]" office:value-type="float" office:value="359.721" calcext:value-type="float">
            <text:p>359.721</text:p>
          </table:table-cell>
          <table:table-cell table:formula="of:=[Data.E16]" office:value-type="float" office:value="381.374" calcext:value-type="float">
            <text:p>381.374</text:p>
          </table:table-cell>
          <table:table-cell table:formula="of:=[Data.E21]" office:value-type="float" office:value="621.286" calcext:value-type="float">
            <text:p>621.286</text:p>
          </table:table-cell>
          <table:table-cell table:formula="of:=[Data.E26]" office:value-type="float" office:value="968.048" calcext:value-type="float">
            <text:p>968.048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E103]" office:value-type="float" office:value="659.931" calcext:value-type="float">
            <text:p>659.931</text:p>
          </table:table-cell>
          <table:table-cell table:formula="of:=[Data.E108]" office:value-type="float" office:value="662.358" calcext:value-type="float">
            <text:p>662.358</text:p>
          </table:table-cell>
          <table:table-cell table:formula="of:=[Data.E113]" office:value-type="float" office:value="665.183" calcext:value-type="float">
            <text:p>665.183</text:p>
          </table:table-cell>
          <table:table-cell table:formula="of:=[Data.E118]" office:value-type="float" office:value="662.698" calcext:value-type="float">
            <text:p>662.698</text:p>
          </table:table-cell>
          <table:table-cell table:formula="of:=[Data.E123]" office:value-type="float" office:value="746.221" calcext:value-type="float">
            <text:p>746.22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E31]" office:value-type="float" office:value="297.637" calcext:value-type="float">
            <text:p>297.637</text:p>
          </table:table-cell>
          <table:table-cell table:formula="of:=[Data.E36]" office:value-type="float" office:value="299.748" calcext:value-type="float">
            <text:p>299.748</text:p>
          </table:table-cell>
          <table:table-cell table:formula="of:=[Data.E41]" office:value-type="float" office:value="390.986" calcext:value-type="float">
            <text:p>390.986</text:p>
          </table:table-cell>
          <table:table-cell table:formula="of:=[Data.E46]" office:value-type="float" office:value="636.262" calcext:value-type="float">
            <text:p>636.262</text:p>
          </table:table-cell>
          <table:table-cell table:formula="of:=[Data.E51]" office:value-type="float" office:value="1026.478" calcext:value-type="float">
            <text:p>1026.478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E104]" office:value-type="float" office:value="644.154" calcext:value-type="float">
            <text:p>644.154</text:p>
          </table:table-cell>
          <table:table-cell table:formula="of:=[Data.E109]" office:value-type="float" office:value="664.995" calcext:value-type="float">
            <text:p>664.995</text:p>
          </table:table-cell>
          <table:table-cell table:formula="of:=[Data.E114]" office:value-type="float" office:value="653.821" calcext:value-type="float">
            <text:p>653.821</text:p>
          </table:table-cell>
          <table:table-cell table:formula="of:=[Data.E119]" office:value-type="float" office:value="655.015" calcext:value-type="float">
            <text:p>655.015</text:p>
          </table:table-cell>
          <table:table-cell table:formula="of:=[Data.E124]" office:value-type="float" office:value="736.936" calcext:value-type="float">
            <text:p>736.93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E56]" office:value-type="float" office:value="298.178" calcext:value-type="float">
            <text:p>298.178</text:p>
          </table:table-cell>
          <table:table-cell table:formula="of:=[Data.E61]" office:value-type="float" office:value="298.307" calcext:value-type="float">
            <text:p>298.307</text:p>
          </table:table-cell>
          <table:table-cell table:formula="of:=[Data.E66]" office:value-type="float" office:value="304.841" calcext:value-type="float">
            <text:p>304.841</text:p>
          </table:table-cell>
          <table:table-cell table:formula="of:=[Data.E71]" office:value-type="float" office:value="629.376" calcext:value-type="float">
            <text:p>629.376</text:p>
          </table:table-cell>
          <table:table-cell table:formula="of:=[Data.E76]" office:value-type="float" office:value="1032.038" calcext:value-type="float">
            <text:p>1032.038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E105]" office:value-type="float" office:value="605.438" calcext:value-type="float">
            <text:p>605.438</text:p>
          </table:table-cell>
          <table:table-cell table:formula="of:=[Data.E110]" office:value-type="float" office:value="604.284" calcext:value-type="float">
            <text:p>604.284</text:p>
          </table:table-cell>
          <table:table-cell table:formula="of:=[Data.E115]" office:value-type="float" office:value="598.118" calcext:value-type="float">
            <text:p>598.118</text:p>
          </table:table-cell>
          <table:table-cell table:formula="of:=[Data.E120]" office:value-type="float" office:value="601.291" calcext:value-type="float">
            <text:p>601.291</text:p>
          </table:table-cell>
          <table:table-cell table:formula="of:=[Data.E125]" office:value-type="float" office:value="666.843" calcext:value-type="float">
            <text:p>666.84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E81]" office:value-type="float" office:value="318.261" calcext:value-type="float">
            <text:p>318.261</text:p>
          </table:table-cell>
          <table:table-cell table:formula="of:=[Data.E86]" office:value-type="float" office:value="316.424" calcext:value-type="float">
            <text:p>316.424</text:p>
          </table:table-cell>
          <table:table-cell table:formula="of:=[Data.E91]" office:value-type="float" office:value="316.395" calcext:value-type="float">
            <text:p>316.395</text:p>
          </table:table-cell>
          <table:table-cell table:formula="of:=[Data.E96]" office:value-type="float" office:value="318.205" calcext:value-type="float">
            <text:p>318.205</text:p>
          </table:table-cell>
          <table:table-cell table:formula="of:=[Data.E101]" office:value-type="float" office:value="1024.606" calcext:value-type="float">
            <text:p>1024.60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E106]" office:value-type="float" office:value="456.377" calcext:value-type="float">
            <text:p>456.377</text:p>
          </table:table-cell>
          <table:table-cell table:formula="of:=[Data.E111]" office:value-type="float" office:value="464.315" calcext:value-type="float">
            <text:p>464.315</text:p>
          </table:table-cell>
          <table:table-cell table:formula="of:=[Data.E116]" office:value-type="float" office:value="458.845" calcext:value-type="float">
            <text:p>458.845</text:p>
          </table:table-cell>
          <table:table-cell table:formula="of:=[Data.E121]" office:value-type="float" office:value="455.185" calcext:value-type="float">
            <text:p>455.185</text:p>
          </table:table-cell>
          <table:table-cell table:formula="of:=[Data.E126]" office:value-type="float" office:value="477.529" calcext:value-type="float">
            <text:p>477.529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E106]" office:value-type="float" office:value="456.377" calcext:value-type="float">
            <text:p>456.377</text:p>
          </table:table-cell>
          <table:table-cell table:formula="of:=[Data.E111]" office:value-type="float" office:value="464.315" calcext:value-type="float">
            <text:p>464.315</text:p>
          </table:table-cell>
          <table:table-cell table:formula="of:=[Data.E116]" office:value-type="float" office:value="458.845" calcext:value-type="float">
            <text:p>458.845</text:p>
          </table:table-cell>
          <table:table-cell table:formula="of:=[Data.E121]" office:value-type="float" office:value="455.185" calcext:value-type="float">
            <text:p>455.185</text:p>
          </table:table-cell>
          <table:table-cell table:formula="of:=[Data.E126]" office:value-type="float" office:value="477.529" calcext:value-type="float">
            <text:p>477.529</text:p>
          </table:table-cell>
          <table:table-cell/>
        </table:table-row>
        <calcext:conditional-formats>
          <calcext:conditional-format calcext:target-range-address="AvgTime.C2:AvgTime.G30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  <calcext:conditional-format calcext:target-range-address="AvgTime.K2:AvgTime.O30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</calcext:conditional-formats>
      </table:table>
      <table:table table:name="AvgScore" table:style-name="ta1">
        <table:table-column table:style-name="co18" table:default-cell-style-name="Default"/>
        <table:table-column table:style-name="co17" table:default-cell-style-name="Default"/>
        <table:table-column table:style-name="co17" table:number-columns-repeated="5" table:default-cell-style-name="ce3"/>
        <table:table-column table:style-name="co17" table:number-columns-repeated="3" table:default-cell-style-name="Default"/>
        <table:table-column table:style-name="co17" table:number-columns-repeated="5" table:default-cell-style-name="ce5"/>
        <table:table-column table:style-name="co17" table:default-cell-style-name="Default"/>
        <table:table-row table:style-name="ro1">
          <table:table-cell office:value-type="string" calcext:value-type="string">
            <text:p>Heuristic Weight</text:p>
          </table:table-cell>
          <table:table-cell office:value-type="string" calcext:value-type="string">
            <text:p>UCB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string" calcext:value-type="string">
            <text:p>Move weight</text:p>
          </table:table-cell>
          <table:table-cell office:value-type="string" calcext:value-type="string">
            <text:p>UCB</text:p>
          </table:table-cell>
          <table:table-cell office:value-type="string" calcext:value-type="string">
            <text:p>Heuristi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string" calcext:value-type="string">
            <text:p>Move 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Data.K2]" office:value-type="float" office:value="7.46" calcext:value-type="float">
            <text:p>7.46</text:p>
          </table:table-cell>
          <table:table-cell table:formula="of:=[Data.K7]" office:value-type="float" office:value="6.66" calcext:value-type="float">
            <text:p>6.66</text:p>
          </table:table-cell>
          <table:table-cell table:formula="of:=[Data.K12]" office:value-type="float" office:value="7.5" calcext:value-type="float">
            <text:p>7.5</text:p>
          </table:table-cell>
          <table:table-cell table:formula="of:=[Data.K17]" office:value-type="float" office:value="7.1" calcext:value-type="float">
            <text:p>7.1</text:p>
          </table:table-cell>
          <table:table-cell table:formula="of:=[Data.K22]" office:value-type="float" office:value="6.66" calcext:value-type="float">
            <text:p>6.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[Data.K2]" office:value-type="float" office:value="7.46" calcext:value-type="float">
            <text:p>7.46</text:p>
          </table:table-cell>
          <table:table-cell table:style-name="ce4" table:formula="of:=[Data.K7]" office:value-type="float" office:value="6.66" calcext:value-type="float">
            <text:p>6.66</text:p>
          </table:table-cell>
          <table:table-cell table:style-name="ce4" table:formula="of:=[Data.K12]" office:value-type="float" office:value="7.5" calcext:value-type="float">
            <text:p>7.5</text:p>
          </table:table-cell>
          <table:table-cell table:style-name="ce4" table:formula="of:=[Data.K17]" office:value-type="float" office:value="7.1" calcext:value-type="float">
            <text:p>7.1</text:p>
          </table:table-cell>
          <table:table-cell table:style-name="ce4" table:formula="of:=[Data.K22]" office:value-type="float" office:value="6.66" calcext:value-type="float">
            <text:p>6.66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K3]" office:value-type="float" office:value="7.89" calcext:value-type="float">
            <text:p>7.89</text:p>
          </table:table-cell>
          <table:table-cell table:formula="of:=[Data.K8]" office:value-type="float" office:value="7.94" calcext:value-type="float">
            <text:p>7.94</text:p>
          </table:table-cell>
          <table:table-cell table:formula="of:=[Data.K13]" office:value-type="float" office:value="6.91" calcext:value-type="float">
            <text:p>6.91</text:p>
          </table:table-cell>
          <table:table-cell table:formula="of:=[Data.K18]" office:value-type="float" office:value="5.86" calcext:value-type="float">
            <text:p>5.86</text:p>
          </table:table-cell>
          <table:table-cell table:formula="of:=[Data.K23]" office:value-type="float" office:value="6.46" calcext:value-type="float">
            <text:p>6.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K27]" office:value-type="float" office:value="7.31" calcext:value-type="float">
            <text:p>7.31</text:p>
          </table:table-cell>
          <table:table-cell table:formula="of:=[Data.K32]" office:value-type="float" office:value="7.77" calcext:value-type="float">
            <text:p>7.77</text:p>
          </table:table-cell>
          <table:table-cell table:formula="of:=[Data.K37]" office:value-type="float" office:value="7.44" calcext:value-type="float">
            <text:p>7.44</text:p>
          </table:table-cell>
          <table:table-cell table:formula="of:=[Data.K42]" office:value-type="float" office:value="6.35" calcext:value-type="float">
            <text:p>6.35</text:p>
          </table:table-cell>
          <table:table-cell table:formula="of:=[Data.K47]"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K4]" office:value-type="float" office:value="7.33" calcext:value-type="float">
            <text:p>7.33</text:p>
          </table:table-cell>
          <table:table-cell table:formula="of:=[Data.K9]" office:value-type="float" office:value="7.14" calcext:value-type="float">
            <text:p>7.14</text:p>
          </table:table-cell>
          <table:table-cell table:formula="of:=[Data.K14]" office:value-type="float" office:value="7.63" calcext:value-type="float">
            <text:p>7.63</text:p>
          </table:table-cell>
          <table:table-cell table:formula="of:=[Data.K19]" office:value-type="float" office:value="7.97" calcext:value-type="float">
            <text:p>7.97</text:p>
          </table:table-cell>
          <table:table-cell table:formula="of:=[Data.K24]" office:value-type="float" office:value="7.43" calcext:value-type="float">
            <text:p>7.4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K52]" office:value-type="float" office:value="7.21" calcext:value-type="float">
            <text:p>7.21</text:p>
          </table:table-cell>
          <table:table-cell table:formula="of:=[Data.K57]" office:value-type="float" office:value="6.88" calcext:value-type="float">
            <text:p>6.88</text:p>
          </table:table-cell>
          <table:table-cell table:formula="of:=[Data.K62]" office:value-type="float" office:value="7.22" calcext:value-type="float">
            <text:p>7.22</text:p>
          </table:table-cell>
          <table:table-cell table:formula="of:=[Data.K67]" office:value-type="float" office:value="6.61" calcext:value-type="float">
            <text:p>6.61</text:p>
          </table:table-cell>
          <table:table-cell table:formula="of:=[Data.K72]" office:value-type="float" office:value="6.69" calcext:value-type="float">
            <text:p>6.6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K5]" office:value-type="float" office:value="7.05" calcext:value-type="float">
            <text:p>7.05</text:p>
          </table:table-cell>
          <table:table-cell table:formula="of:=[Data.K10]" office:value-type="float" office:value="6.82" calcext:value-type="float">
            <text:p>6.82</text:p>
          </table:table-cell>
          <table:table-cell table:formula="of:=[Data.K15]" office:value-type="float" office:value="6.8" calcext:value-type="float">
            <text:p>6.8</text:p>
          </table:table-cell>
          <table:table-cell table:formula="of:=[Data.K20]" office:value-type="float" office:value="6.34" calcext:value-type="float">
            <text:p>6.34</text:p>
          </table:table-cell>
          <table:table-cell table:formula="of:=[Data.K25]" office:value-type="float" office:value="7.24" calcext:value-type="float">
            <text:p>7.2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K77]" office:value-type="float" office:value="6.69" calcext:value-type="float">
            <text:p>6.69</text:p>
          </table:table-cell>
          <table:table-cell table:formula="of:=[Data.K82]" office:value-type="float" office:value="6.91" calcext:value-type="float">
            <text:p>6.91</text:p>
          </table:table-cell>
          <table:table-cell table:formula="of:=[Data.K87]" office:value-type="float" office:value="6.64" calcext:value-type="float">
            <text:p>6.64</text:p>
          </table:table-cell>
          <table:table-cell table:formula="of:=[Data.K92]" office:value-type="float" office:value="7.66" calcext:value-type="float">
            <text:p>7.66</text:p>
          </table:table-cell>
          <table:table-cell table:formula="of:=[Data.K97]" office:value-type="float" office:value="6.43" calcext:value-type="float">
            <text:p>6.4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K6]" office:value-type="float" office:value="7.24" calcext:value-type="float">
            <text:p>7.24</text:p>
          </table:table-cell>
          <table:table-cell table:formula="of:=[Data.K11]" office:value-type="float" office:value="6.83" calcext:value-type="float">
            <text:p>6.83</text:p>
          </table:table-cell>
          <table:table-cell table:formula="of:=[Data.K16]" office:value-type="float" office:value="8.17" calcext:value-type="float">
            <text:p>8.17</text:p>
          </table:table-cell>
          <table:table-cell table:formula="of:=[Data.K21]" office:value-type="float" office:value="7.49" calcext:value-type="float">
            <text:p>7.49</text:p>
          </table:table-cell>
          <table:table-cell table:formula="of:=[Data.K26]" office:value-type="float" office:value="5.5" calcext:value-type="float">
            <text:p>5.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K102]" office:value-type="float" office:value="6.7" calcext:value-type="float">
            <text:p>6.7</text:p>
          </table:table-cell>
          <table:table-cell table:formula="of:=[Data.K107]" office:value-type="float" office:value="6.78" calcext:value-type="float">
            <text:p>6.78</text:p>
          </table:table-cell>
          <table:table-cell table:formula="of:=[Data.K112]" office:value-type="float" office:value="6.83" calcext:value-type="float">
            <text:p>6.83</text:p>
          </table:table-cell>
          <table:table-cell table:formula="of:=[Data.K117]" office:value-type="float" office:value="6.34" calcext:value-type="float">
            <text:p>6.34</text:p>
          </table:table-cell>
          <table:table-cell table:formula="of:=[Data.K122]" office:value-type="float" office:value="6.62" calcext:value-type="float">
            <text:p>6.6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K27]" office:value-type="float" office:value="7.31" calcext:value-type="float">
            <text:p>7.31</text:p>
          </table:table-cell>
          <table:table-cell table:formula="of:=[Data.K32]" office:value-type="float" office:value="7.77" calcext:value-type="float">
            <text:p>7.77</text:p>
          </table:table-cell>
          <table:table-cell table:formula="of:=[Data.K37]" office:value-type="float" office:value="7.44" calcext:value-type="float">
            <text:p>7.44</text:p>
          </table:table-cell>
          <table:table-cell table:formula="of:=[Data.K42]" office:value-type="float" office:value="6.35" calcext:value-type="float">
            <text:p>6.35</text:p>
          </table:table-cell>
          <table:table-cell table:formula="of:=[Data.K47]" office:value-type="float" office:value="6.5" calcext:value-type="float">
            <text:p>6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K3]" office:value-type="float" office:value="7.89" calcext:value-type="float">
            <text:p>7.89</text:p>
          </table:table-cell>
          <table:table-cell table:formula="of:=[Data.K8]" office:value-type="float" office:value="7.94" calcext:value-type="float">
            <text:p>7.94</text:p>
          </table:table-cell>
          <table:table-cell table:formula="of:=[Data.K13]" office:value-type="float" office:value="6.91" calcext:value-type="float">
            <text:p>6.91</text:p>
          </table:table-cell>
          <table:table-cell table:formula="of:=[Data.K18]" office:value-type="float" office:value="5.86" calcext:value-type="float">
            <text:p>5.86</text:p>
          </table:table-cell>
          <table:table-cell table:formula="of:=[Data.K23]" office:value-type="float" office:value="6.46" calcext:value-type="float">
            <text:p>6.46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K28]" office:value-type="float" office:value="7.46" calcext:value-type="float">
            <text:p>7.46</text:p>
          </table:table-cell>
          <table:table-cell table:formula="of:=[Data.K33]" office:value-type="float" office:value="7.67" calcext:value-type="float">
            <text:p>7.67</text:p>
          </table:table-cell>
          <table:table-cell table:formula="of:=[Data.K38]" office:value-type="float" office:value="6.71" calcext:value-type="float">
            <text:p>6.71</text:p>
          </table:table-cell>
          <table:table-cell table:formula="of:=[Data.K43]" office:value-type="float" office:value="8.28" calcext:value-type="float">
            <text:p>8.28</text:p>
          </table:table-cell>
          <table:table-cell table:formula="of:=[Data.K48]" office:value-type="float" office:value="6.45" calcext:value-type="float">
            <text:p>6.4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K28]" office:value-type="float" office:value="7.46" calcext:value-type="float">
            <text:p>7.46</text:p>
          </table:table-cell>
          <table:table-cell table:formula="of:=[Data.K33]" office:value-type="float" office:value="7.67" calcext:value-type="float">
            <text:p>7.67</text:p>
          </table:table-cell>
          <table:table-cell table:formula="of:=[Data.K38]" office:value-type="float" office:value="6.71" calcext:value-type="float">
            <text:p>6.71</text:p>
          </table:table-cell>
          <table:table-cell table:formula="of:=[Data.K43]" office:value-type="float" office:value="8.28" calcext:value-type="float">
            <text:p>8.28</text:p>
          </table:table-cell>
          <table:table-cell table:formula="of:=[Data.K48]" office:value-type="float" office:value="6.45" calcext:value-type="float">
            <text:p>6.45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K29]" office:value-type="float" office:value="7.59" calcext:value-type="float">
            <text:p>7.59</text:p>
          </table:table-cell>
          <table:table-cell table:formula="of:=[Data.K34]" office:value-type="float" office:value="7.51" calcext:value-type="float">
            <text:p>7.51</text:p>
          </table:table-cell>
          <table:table-cell table:formula="of:=[Data.K39]" office:value-type="float" office:value="7.37" calcext:value-type="float">
            <text:p>7.37</text:p>
          </table:table-cell>
          <table:table-cell table:formula="of:=[Data.K44]" office:value-type="float" office:value="7.47" calcext:value-type="float">
            <text:p>7.47</text:p>
          </table:table-cell>
          <table:table-cell table:formula="of:=[Data.K49]" office:value-type="float" office:value="6.06" calcext:value-type="float">
            <text:p>6.0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K53]" office:value-type="float" office:value="7.32" calcext:value-type="float">
            <text:p>7.32</text:p>
          </table:table-cell>
          <table:table-cell table:formula="of:=[Data.K58]" office:value-type="float" office:value="7.67" calcext:value-type="float">
            <text:p>7.67</text:p>
          </table:table-cell>
          <table:table-cell table:formula="of:=[Data.K63]" office:value-type="float" office:value="7.35" calcext:value-type="float">
            <text:p>7.35</text:p>
          </table:table-cell>
          <table:table-cell table:formula="of:=[Data.K68]" office:value-type="float" office:value="6.85" calcext:value-type="float">
            <text:p>6.85</text:p>
          </table:table-cell>
          <table:table-cell table:formula="of:=[Data.K73]" office:value-type="float" office:value="6.99" calcext:value-type="float">
            <text:p>6.9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K30]" office:value-type="float" office:value="7.47" calcext:value-type="float">
            <text:p>7.47</text:p>
          </table:table-cell>
          <table:table-cell table:formula="of:=[Data.K35]" office:value-type="float" office:value="7.64" calcext:value-type="float">
            <text:p>7.64</text:p>
          </table:table-cell>
          <table:table-cell table:formula="of:=[Data.K40]" office:value-type="float" office:value="7.44" calcext:value-type="float">
            <text:p>7.44</text:p>
          </table:table-cell>
          <table:table-cell table:formula="of:=[Data.K45]" office:value-type="float" office:value="7.15" calcext:value-type="float">
            <text:p>7.15</text:p>
          </table:table-cell>
          <table:table-cell table:formula="of:=[Data.K50]" office:value-type="float" office:value="6.32" calcext:value-type="float">
            <text:p>6.3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K78]" office:value-type="float" office:value="6.71" calcext:value-type="float">
            <text:p>6.71</text:p>
          </table:table-cell>
          <table:table-cell table:formula="of:=[Data.K83]" office:value-type="float" office:value="7.25" calcext:value-type="float">
            <text:p>7.25</text:p>
          </table:table-cell>
          <table:table-cell table:formula="of:=[Data.K88]" office:value-type="float" office:value="6.67" calcext:value-type="float">
            <text:p>6.67</text:p>
          </table:table-cell>
          <table:table-cell table:formula="of:=[Data.K93]" office:value-type="float" office:value="6.99" calcext:value-type="float">
            <text:p>6.99</text:p>
          </table:table-cell>
          <table:table-cell table:formula="of:=[Data.K98]" office:value-type="float" office:value="7.25" calcext:value-type="float">
            <text:p>7.2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K31]" office:value-type="float" office:value="7.2" calcext:value-type="float">
            <text:p>7.2</text:p>
          </table:table-cell>
          <table:table-cell table:formula="of:=[Data.K36]" office:value-type="float" office:value="7.72" calcext:value-type="float">
            <text:p>7.72</text:p>
          </table:table-cell>
          <table:table-cell table:formula="of:=[Data.K41]" office:value-type="float" office:value="8.3" calcext:value-type="float">
            <text:p>8.3</text:p>
          </table:table-cell>
          <table:table-cell table:formula="of:=[Data.K46]" office:value-type="float" office:value="7.27" calcext:value-type="float">
            <text:p>7.27</text:p>
          </table:table-cell>
          <table:table-cell table:formula="of:=[Data.K51]" office:value-type="float" office:value="6.67" calcext:value-type="float">
            <text:p>6.67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K103]" office:value-type="float" office:value="7.6" calcext:value-type="float">
            <text:p>7.6</text:p>
          </table:table-cell>
          <table:table-cell table:formula="of:=[Data.K108]" office:value-type="float" office:value="7.27" calcext:value-type="float">
            <text:p>7.27</text:p>
          </table:table-cell>
          <table:table-cell table:formula="of:=[Data.K113]" office:value-type="float" office:value="6.79" calcext:value-type="float">
            <text:p>6.79</text:p>
          </table:table-cell>
          <table:table-cell table:formula="of:=[Data.K118]" office:value-type="float" office:value="6.99" calcext:value-type="float">
            <text:p>6.99</text:p>
          </table:table-cell>
          <table:table-cell table:formula="of:=[Data.K123]" office:value-type="float" office:value="6.61" calcext:value-type="float">
            <text:p>6.6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K52]" office:value-type="float" office:value="7.21" calcext:value-type="float">
            <text:p>7.21</text:p>
          </table:table-cell>
          <table:table-cell table:formula="of:=[Data.K57]" office:value-type="float" office:value="6.88" calcext:value-type="float">
            <text:p>6.88</text:p>
          </table:table-cell>
          <table:table-cell table:formula="of:=[Data.K62]" office:value-type="float" office:value="7.22" calcext:value-type="float">
            <text:p>7.22</text:p>
          </table:table-cell>
          <table:table-cell table:formula="of:=[Data.K67]" office:value-type="float" office:value="6.61" calcext:value-type="float">
            <text:p>6.61</text:p>
          </table:table-cell>
          <table:table-cell table:formula="of:=[Data.K72]" office:value-type="float" office:value="6.69" calcext:value-type="float">
            <text:p>6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K4]" office:value-type="float" office:value="7.33" calcext:value-type="float">
            <text:p>7.33</text:p>
          </table:table-cell>
          <table:table-cell table:formula="of:=[Data.K9]" office:value-type="float" office:value="7.14" calcext:value-type="float">
            <text:p>7.14</text:p>
          </table:table-cell>
          <table:table-cell table:formula="of:=[Data.K14]" office:value-type="float" office:value="7.63" calcext:value-type="float">
            <text:p>7.63</text:p>
          </table:table-cell>
          <table:table-cell table:formula="of:=[Data.K19]" office:value-type="float" office:value="7.97" calcext:value-type="float">
            <text:p>7.97</text:p>
          </table:table-cell>
          <table:table-cell table:formula="of:=[Data.K24]" office:value-type="float" office:value="7.43" calcext:value-type="float">
            <text:p>7.43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K53]" office:value-type="float" office:value="7.32" calcext:value-type="float">
            <text:p>7.32</text:p>
          </table:table-cell>
          <table:table-cell table:formula="of:=[Data.K58]" office:value-type="float" office:value="7.67" calcext:value-type="float">
            <text:p>7.67</text:p>
          </table:table-cell>
          <table:table-cell table:formula="of:=[Data.K63]" office:value-type="float" office:value="7.35" calcext:value-type="float">
            <text:p>7.35</text:p>
          </table:table-cell>
          <table:table-cell table:formula="of:=[Data.K68]" office:value-type="float" office:value="6.85" calcext:value-type="float">
            <text:p>6.85</text:p>
          </table:table-cell>
          <table:table-cell table:formula="of:=[Data.K73]" office:value-type="float" office:value="6.99" calcext:value-type="float">
            <text:p>6.9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K29]" office:value-type="float" office:value="7.59" calcext:value-type="float">
            <text:p>7.59</text:p>
          </table:table-cell>
          <table:table-cell table:formula="of:=[Data.K34]" office:value-type="float" office:value="7.51" calcext:value-type="float">
            <text:p>7.51</text:p>
          </table:table-cell>
          <table:table-cell table:formula="of:=[Data.K39]" office:value-type="float" office:value="7.37" calcext:value-type="float">
            <text:p>7.37</text:p>
          </table:table-cell>
          <table:table-cell table:formula="of:=[Data.K44]" office:value-type="float" office:value="7.47" calcext:value-type="float">
            <text:p>7.47</text:p>
          </table:table-cell>
          <table:table-cell table:formula="of:=[Data.K49]" office:value-type="float" office:value="6.06" calcext:value-type="float">
            <text:p>6.06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K54]" office:value-type="float" office:value="7.34" calcext:value-type="float">
            <text:p>7.34</text:p>
          </table:table-cell>
          <table:table-cell table:formula="of:=[Data.K59]" office:value-type="float" office:value="7.53" calcext:value-type="float">
            <text:p>7.53</text:p>
          </table:table-cell>
          <table:table-cell table:formula="of:=[Data.K64]" office:value-type="float" office:value="7.87" calcext:value-type="float">
            <text:p>7.87</text:p>
          </table:table-cell>
          <table:table-cell table:formula="of:=[Data.K69]" office:value-type="float" office:value="8.55" calcext:value-type="float">
            <text:p>8.55</text:p>
          </table:table-cell>
          <table:table-cell table:formula="of:=[Data.K74]" office:value-type="float" office:value="6.2" calcext:value-type="float">
            <text:p>6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K54]" office:value-type="float" office:value="7.34" calcext:value-type="float">
            <text:p>7.34</text:p>
          </table:table-cell>
          <table:table-cell table:formula="of:=[Data.K59]" office:value-type="float" office:value="7.53" calcext:value-type="float">
            <text:p>7.53</text:p>
          </table:table-cell>
          <table:table-cell table:formula="of:=[Data.K64]" office:value-type="float" office:value="7.87" calcext:value-type="float">
            <text:p>7.87</text:p>
          </table:table-cell>
          <table:table-cell table:formula="of:=[Data.K69]" office:value-type="float" office:value="8.55" calcext:value-type="float">
            <text:p>8.55</text:p>
          </table:table-cell>
          <table:table-cell table:formula="of:=[Data.K74]" office:value-type="float" office:value="6.2" calcext:value-type="float">
            <text:p>6.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K55]" office:value-type="float" office:value="7.29" calcext:value-type="float">
            <text:p>7.29</text:p>
          </table:table-cell>
          <table:table-cell table:formula="of:=[Data.K60]" office:value-type="float" office:value="7.6" calcext:value-type="float">
            <text:p>7.6</text:p>
          </table:table-cell>
          <table:table-cell table:formula="of:=[Data.K65]" office:value-type="float" office:value="7.39" calcext:value-type="float">
            <text:p>7.39</text:p>
          </table:table-cell>
          <table:table-cell table:formula="of:=[Data.K70]" office:value-type="float" office:value="7.08" calcext:value-type="float">
            <text:p>7.08</text:p>
          </table:table-cell>
          <table:table-cell table:formula="of:=[Data.K75]" office:value-type="float" office:value="6.79" calcext:value-type="float">
            <text:p>6.7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K79]" office:value-type="float" office:value="6.7" calcext:value-type="float">
            <text:p>6.7</text:p>
          </table:table-cell>
          <table:table-cell table:formula="of:=[Data.K84]" office:value-type="float" office:value="7.11" calcext:value-type="float">
            <text:p>7.11</text:p>
          </table:table-cell>
          <table:table-cell table:formula="of:=[Data.K89]" office:value-type="float" office:value="6.99" calcext:value-type="float">
            <text:p>6.99</text:p>
          </table:table-cell>
          <table:table-cell table:formula="of:=[Data.K94]" office:value-type="float" office:value="7.23" calcext:value-type="float">
            <text:p>7.23</text:p>
          </table:table-cell>
          <table:table-cell table:formula="of:=[Data.K99]" office:value-type="float" office:value="6.66" calcext:value-type="float">
            <text:p>6.6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K56]" office:value-type="float" office:value="6.79" calcext:value-type="float">
            <text:p>6.79</text:p>
          </table:table-cell>
          <table:table-cell table:formula="of:=[Data.K61]" office:value-type="float" office:value="7.58" calcext:value-type="float">
            <text:p>7.58</text:p>
          </table:table-cell>
          <table:table-cell table:formula="of:=[Data.K66]" office:value-type="float" office:value="7.5" calcext:value-type="float">
            <text:p>7.5</text:p>
          </table:table-cell>
          <table:table-cell table:formula="of:=[Data.K71]" office:value-type="float" office:value="6.99" calcext:value-type="float">
            <text:p>6.99</text:p>
          </table:table-cell>
          <table:table-cell table:formula="of:=[Data.K76]" office:value-type="float" office:value="6.01" calcext:value-type="float">
            <text:p>6.0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K104]" office:value-type="float" office:value="7.28" calcext:value-type="float">
            <text:p>7.28</text:p>
          </table:table-cell>
          <table:table-cell table:formula="of:=[Data.K109]" office:value-type="float" office:value="6.35" calcext:value-type="float">
            <text:p>6.35</text:p>
          </table:table-cell>
          <table:table-cell table:formula="of:=[Data.K114]" office:value-type="float" office:value="6.75" calcext:value-type="float">
            <text:p>6.75</text:p>
          </table:table-cell>
          <table:table-cell table:formula="of:=[Data.K119]" office:value-type="float" office:value="6.48" calcext:value-type="float">
            <text:p>6.48</text:p>
          </table:table-cell>
          <table:table-cell table:formula="of:=[Data.K124]" office:value-type="float" office:value="6.88" calcext:value-type="float">
            <text:p>6.8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K77]" office:value-type="float" office:value="6.69" calcext:value-type="float">
            <text:p>6.69</text:p>
          </table:table-cell>
          <table:table-cell table:formula="of:=[Data.K82]" office:value-type="float" office:value="6.91" calcext:value-type="float">
            <text:p>6.91</text:p>
          </table:table-cell>
          <table:table-cell table:formula="of:=[Data.K87]" office:value-type="float" office:value="6.64" calcext:value-type="float">
            <text:p>6.64</text:p>
          </table:table-cell>
          <table:table-cell table:formula="of:=[Data.K92]" office:value-type="float" office:value="7.66" calcext:value-type="float">
            <text:p>7.66</text:p>
          </table:table-cell>
          <table:table-cell table:formula="of:=[Data.K97]" office:value-type="float" office:value="6.43" calcext:value-type="float">
            <text:p>6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K5]" office:value-type="float" office:value="7.05" calcext:value-type="float">
            <text:p>7.05</text:p>
          </table:table-cell>
          <table:table-cell table:formula="of:=[Data.K10]" office:value-type="float" office:value="6.82" calcext:value-type="float">
            <text:p>6.82</text:p>
          </table:table-cell>
          <table:table-cell table:formula="of:=[Data.K15]" office:value-type="float" office:value="6.8" calcext:value-type="float">
            <text:p>6.8</text:p>
          </table:table-cell>
          <table:table-cell table:formula="of:=[Data.K20]" office:value-type="float" office:value="6.34" calcext:value-type="float">
            <text:p>6.34</text:p>
          </table:table-cell>
          <table:table-cell table:formula="of:=[Data.K25]" office:value-type="float" office:value="7.24" calcext:value-type="float">
            <text:p>7.24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K78]" office:value-type="float" office:value="6.71" calcext:value-type="float">
            <text:p>6.71</text:p>
          </table:table-cell>
          <table:table-cell table:formula="of:=[Data.K83]" office:value-type="float" office:value="7.25" calcext:value-type="float">
            <text:p>7.25</text:p>
          </table:table-cell>
          <table:table-cell table:formula="of:=[Data.K88]" office:value-type="float" office:value="6.67" calcext:value-type="float">
            <text:p>6.67</text:p>
          </table:table-cell>
          <table:table-cell table:formula="of:=[Data.K93]" office:value-type="float" office:value="6.99" calcext:value-type="float">
            <text:p>6.99</text:p>
          </table:table-cell>
          <table:table-cell table:formula="of:=[Data.K98]" office:value-type="float" office:value="7.25" calcext:value-type="float">
            <text:p>7.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K30]" office:value-type="float" office:value="7.47" calcext:value-type="float">
            <text:p>7.47</text:p>
          </table:table-cell>
          <table:table-cell table:formula="of:=[Data.K35]" office:value-type="float" office:value="7.64" calcext:value-type="float">
            <text:p>7.64</text:p>
          </table:table-cell>
          <table:table-cell table:formula="of:=[Data.K40]" office:value-type="float" office:value="7.44" calcext:value-type="float">
            <text:p>7.44</text:p>
          </table:table-cell>
          <table:table-cell table:formula="of:=[Data.K45]" office:value-type="float" office:value="7.15" calcext:value-type="float">
            <text:p>7.15</text:p>
          </table:table-cell>
          <table:table-cell table:formula="of:=[Data.K50]" office:value-type="float" office:value="6.32" calcext:value-type="float">
            <text:p>6.32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K79]" office:value-type="float" office:value="6.7" calcext:value-type="float">
            <text:p>6.7</text:p>
          </table:table-cell>
          <table:table-cell table:formula="of:=[Data.K84]" office:value-type="float" office:value="7.11" calcext:value-type="float">
            <text:p>7.11</text:p>
          </table:table-cell>
          <table:table-cell table:formula="of:=[Data.K89]" office:value-type="float" office:value="6.99" calcext:value-type="float">
            <text:p>6.99</text:p>
          </table:table-cell>
          <table:table-cell table:formula="of:=[Data.K94]" office:value-type="float" office:value="7.23" calcext:value-type="float">
            <text:p>7.23</text:p>
          </table:table-cell>
          <table:table-cell table:formula="of:=[Data.K99]" office:value-type="float" office:value="6.66" calcext:value-type="float">
            <text:p>6.6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K55]" office:value-type="float" office:value="7.29" calcext:value-type="float">
            <text:p>7.29</text:p>
          </table:table-cell>
          <table:table-cell table:formula="of:=[Data.K60]" office:value-type="float" office:value="7.6" calcext:value-type="float">
            <text:p>7.6</text:p>
          </table:table-cell>
          <table:table-cell table:formula="of:=[Data.K65]" office:value-type="float" office:value="7.39" calcext:value-type="float">
            <text:p>7.39</text:p>
          </table:table-cell>
          <table:table-cell table:formula="of:=[Data.K70]" office:value-type="float" office:value="7.08" calcext:value-type="float">
            <text:p>7.08</text:p>
          </table:table-cell>
          <table:table-cell table:formula="of:=[Data.K75]" office:value-type="float" office:value="6.79" calcext:value-type="float">
            <text:p>6.7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K80]" office:value-type="float" office:value="7.76" calcext:value-type="float">
            <text:p>7.76</text:p>
          </table:table-cell>
          <table:table-cell table:formula="of:=[Data.K85]" office:value-type="float" office:value="7.59" calcext:value-type="float">
            <text:p>7.59</text:p>
          </table:table-cell>
          <table:table-cell table:formula="of:=[Data.K90]" office:value-type="float" office:value="7.56" calcext:value-type="float">
            <text:p>7.56</text:p>
          </table:table-cell>
          <table:table-cell table:formula="of:=[Data.K95]" office:value-type="float" office:value="6.82" calcext:value-type="float">
            <text:p>6.82</text:p>
          </table:table-cell>
          <table:table-cell table:formula="of:=[Data.K100]" office:value-type="float" office:value="6.67" calcext:value-type="float">
            <text:p>6.67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K80]" office:value-type="float" office:value="7.76" calcext:value-type="float">
            <text:p>7.76</text:p>
          </table:table-cell>
          <table:table-cell table:formula="of:=[Data.K85]" office:value-type="float" office:value="7.59" calcext:value-type="float">
            <text:p>7.59</text:p>
          </table:table-cell>
          <table:table-cell table:formula="of:=[Data.K90]" office:value-type="float" office:value="7.56" calcext:value-type="float">
            <text:p>7.56</text:p>
          </table:table-cell>
          <table:table-cell table:formula="of:=[Data.K95]" office:value-type="float" office:value="6.82" calcext:value-type="float">
            <text:p>6.82</text:p>
          </table:table-cell>
          <table:table-cell table:formula="of:=[Data.K100]" office:value-type="float" office:value="6.67" calcext:value-type="float">
            <text:p>6.6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K81]" office:value-type="float" office:value="7.26" calcext:value-type="float">
            <text:p>7.26</text:p>
          </table:table-cell>
          <table:table-cell table:formula="of:=[Data.K86]" office:value-type="float" office:value="7.04" calcext:value-type="float">
            <text:p>7.04</text:p>
          </table:table-cell>
          <table:table-cell table:formula="of:=[Data.K91]" office:value-type="float" office:value="6.51" calcext:value-type="float">
            <text:p>6.51</text:p>
          </table:table-cell>
          <table:table-cell table:formula="of:=[Data.K96]" office:value-type="float" office:value="7.28" calcext:value-type="float">
            <text:p>7.28</text:p>
          </table:table-cell>
          <table:table-cell table:formula="of:=[Data.K101]" office:value-type="float" office:value="6.47" calcext:value-type="float">
            <text:p>6.47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K105]" office:value-type="float" office:value="6.68" calcext:value-type="float">
            <text:p>6.68</text:p>
          </table:table-cell>
          <table:table-cell table:formula="of:=[Data.K110]" office:value-type="float" office:value="6.73" calcext:value-type="float">
            <text:p>6.73</text:p>
          </table:table-cell>
          <table:table-cell table:formula="of:=[Data.K115]" office:value-type="float" office:value="6.89" calcext:value-type="float">
            <text:p>6.89</text:p>
          </table:table-cell>
          <table:table-cell table:formula="of:=[Data.K120]" office:value-type="float" office:value="6.83" calcext:value-type="float">
            <text:p>6.83</text:p>
          </table:table-cell>
          <table:table-cell table:formula="of:=[Data.K125]" office:value-type="float" office:value="6.27" calcext:value-type="float">
            <text:p>6.27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K102]" office:value-type="float" office:value="6.7" calcext:value-type="float">
            <text:p>6.7</text:p>
          </table:table-cell>
          <table:table-cell table:formula="of:=[Data.K107]" office:value-type="float" office:value="6.78" calcext:value-type="float">
            <text:p>6.78</text:p>
          </table:table-cell>
          <table:table-cell table:formula="of:=[Data.K112]" office:value-type="float" office:value="6.83" calcext:value-type="float">
            <text:p>6.83</text:p>
          </table:table-cell>
          <table:table-cell table:formula="of:=[Data.K117]" office:value-type="float" office:value="6.34" calcext:value-type="float">
            <text:p>6.34</text:p>
          </table:table-cell>
          <table:table-cell table:formula="of:=[Data.K122]" office:value-type="float" office:value="6.62" calcext:value-type="float">
            <text:p>6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K6]" office:value-type="float" office:value="7.24" calcext:value-type="float">
            <text:p>7.24</text:p>
          </table:table-cell>
          <table:table-cell table:formula="of:=[Data.K11]" office:value-type="float" office:value="6.83" calcext:value-type="float">
            <text:p>6.83</text:p>
          </table:table-cell>
          <table:table-cell table:formula="of:=[Data.K16]" office:value-type="float" office:value="8.17" calcext:value-type="float">
            <text:p>8.17</text:p>
          </table:table-cell>
          <table:table-cell table:formula="of:=[Data.K21]" office:value-type="float" office:value="7.49" calcext:value-type="float">
            <text:p>7.49</text:p>
          </table:table-cell>
          <table:table-cell table:formula="of:=[Data.K26]" office:value-type="float" office:value="5.5" calcext:value-type="float">
            <text:p>5.5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K103]" office:value-type="float" office:value="7.6" calcext:value-type="float">
            <text:p>7.6</text:p>
          </table:table-cell>
          <table:table-cell table:formula="of:=[Data.K108]" office:value-type="float" office:value="7.27" calcext:value-type="float">
            <text:p>7.27</text:p>
          </table:table-cell>
          <table:table-cell table:formula="of:=[Data.K113]" office:value-type="float" office:value="6.79" calcext:value-type="float">
            <text:p>6.79</text:p>
          </table:table-cell>
          <table:table-cell table:formula="of:=[Data.K118]" office:value-type="float" office:value="6.99" calcext:value-type="float">
            <text:p>6.99</text:p>
          </table:table-cell>
          <table:table-cell table:formula="of:=[Data.K123]" office:value-type="float" office:value="6.61" calcext:value-type="float">
            <text:p>6.6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K31]" office:value-type="float" office:value="7.2" calcext:value-type="float">
            <text:p>7.2</text:p>
          </table:table-cell>
          <table:table-cell table:formula="of:=[Data.K36]" office:value-type="float" office:value="7.72" calcext:value-type="float">
            <text:p>7.72</text:p>
          </table:table-cell>
          <table:table-cell table:formula="of:=[Data.K41]" office:value-type="float" office:value="8.3" calcext:value-type="float">
            <text:p>8.3</text:p>
          </table:table-cell>
          <table:table-cell table:formula="of:=[Data.K46]" office:value-type="float" office:value="7.27" calcext:value-type="float">
            <text:p>7.27</text:p>
          </table:table-cell>
          <table:table-cell table:formula="of:=[Data.K51]" office:value-type="float" office:value="6.67" calcext:value-type="float">
            <text:p>6.67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K104]" office:value-type="float" office:value="7.28" calcext:value-type="float">
            <text:p>7.28</text:p>
          </table:table-cell>
          <table:table-cell table:formula="of:=[Data.K109]" office:value-type="float" office:value="6.35" calcext:value-type="float">
            <text:p>6.35</text:p>
          </table:table-cell>
          <table:table-cell table:formula="of:=[Data.K114]" office:value-type="float" office:value="6.75" calcext:value-type="float">
            <text:p>6.75</text:p>
          </table:table-cell>
          <table:table-cell table:formula="of:=[Data.K119]" office:value-type="float" office:value="6.48" calcext:value-type="float">
            <text:p>6.48</text:p>
          </table:table-cell>
          <table:table-cell table:formula="of:=[Data.K124]" office:value-type="float" office:value="6.88" calcext:value-type="float">
            <text:p>6.8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K56]" office:value-type="float" office:value="6.79" calcext:value-type="float">
            <text:p>6.79</text:p>
          </table:table-cell>
          <table:table-cell table:formula="of:=[Data.K61]" office:value-type="float" office:value="7.58" calcext:value-type="float">
            <text:p>7.58</text:p>
          </table:table-cell>
          <table:table-cell table:formula="of:=[Data.K66]" office:value-type="float" office:value="7.5" calcext:value-type="float">
            <text:p>7.5</text:p>
          </table:table-cell>
          <table:table-cell table:formula="of:=[Data.K71]" office:value-type="float" office:value="6.99" calcext:value-type="float">
            <text:p>6.99</text:p>
          </table:table-cell>
          <table:table-cell table:formula="of:=[Data.K76]" office:value-type="float" office:value="6.01" calcext:value-type="float">
            <text:p>6.0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K105]" office:value-type="float" office:value="6.68" calcext:value-type="float">
            <text:p>6.68</text:p>
          </table:table-cell>
          <table:table-cell table:formula="of:=[Data.K110]" office:value-type="float" office:value="6.73" calcext:value-type="float">
            <text:p>6.73</text:p>
          </table:table-cell>
          <table:table-cell table:formula="of:=[Data.K115]" office:value-type="float" office:value="6.89" calcext:value-type="float">
            <text:p>6.89</text:p>
          </table:table-cell>
          <table:table-cell table:formula="of:=[Data.K120]" office:value-type="float" office:value="6.83" calcext:value-type="float">
            <text:p>6.83</text:p>
          </table:table-cell>
          <table:table-cell table:formula="of:=[Data.K125]" office:value-type="float" office:value="6.27" calcext:value-type="float">
            <text:p>6.27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6" table:formula="of:=[Data.K81]" office:value-type="float" office:value="7.26" calcext:value-type="float">
            <text:p>7.26</text:p>
          </table:table-cell>
          <table:table-cell table:style-name="ce6" table:formula="of:=[Data.K86]" office:value-type="float" office:value="7.04" calcext:value-type="float">
            <text:p>7.04</text:p>
          </table:table-cell>
          <table:table-cell table:style-name="ce6" table:formula="of:=[Data.K91]" office:value-type="float" office:value="6.51" calcext:value-type="float">
            <text:p>6.51</text:p>
          </table:table-cell>
          <table:table-cell table:style-name="ce6" table:formula="of:=[Data.K96]" office:value-type="float" office:value="7.28" calcext:value-type="float">
            <text:p>7.28</text:p>
          </table:table-cell>
          <table:table-cell table:style-name="ce6" table:formula="of:=[Data.K101]" office:value-type="float" office:value="6.47" calcext:value-type="float">
            <text:p>6.4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K106]" office:value-type="float" office:value="6.68" calcext:value-type="float">
            <text:p>6.68</text:p>
          </table:table-cell>
          <table:table-cell table:formula="of:=[Data.K111]" office:value-type="float" office:value="6.46" calcext:value-type="float">
            <text:p>6.46</text:p>
          </table:table-cell>
          <table:table-cell table:formula="of:=[Data.K116]" office:value-type="float" office:value="5.72" calcext:value-type="float">
            <text:p>5.72</text:p>
          </table:table-cell>
          <table:table-cell table:formula="of:=[Data.K121]" office:value-type="float" office:value="6.09" calcext:value-type="float">
            <text:p>6.09</text:p>
          </table:table-cell>
          <table:table-cell table:formula="of:=[Data.K126]" office:value-type="float" office:value="6.81" calcext:value-type="float">
            <text:p>6.8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6" table:formula="of:=[Data.K106]" office:value-type="float" office:value="6.68" calcext:value-type="float">
            <text:p>6.68</text:p>
          </table:table-cell>
          <table:table-cell table:style-name="ce6" table:formula="of:=[Data.K111]" office:value-type="float" office:value="6.46" calcext:value-type="float">
            <text:p>6.46</text:p>
          </table:table-cell>
          <table:table-cell table:style-name="ce6" table:formula="of:=[Data.K116]" office:value-type="float" office:value="5.72" calcext:value-type="float">
            <text:p>5.72</text:p>
          </table:table-cell>
          <table:table-cell table:style-name="ce6" table:formula="of:=[Data.K121]" office:value-type="float" office:value="6.09" calcext:value-type="float">
            <text:p>6.09</text:p>
          </table:table-cell>
          <table:table-cell table:style-name="ce6" table:formula="of:=[Data.K126]" office:value-type="float" office:value="6.81" calcext:value-type="float">
            <text:p>6.81</text:p>
          </table:table-cell>
          <table:table-cell/>
        </table:table-row>
        <calcext:conditional-formats>
          <calcext:conditional-format calcext:target-range-address="AvgScore.C2:AvgScore.G30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  <calcext:conditional-format calcext:target-range-address="AvgScore.K2:AvgScore.O30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  <calcext:conditional-format calcext:target-range-address="AvgScore.K2:AvgScore.O2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  <calcext:conditional-format calcext:target-range-address="AvgScore.K3:AvgScore.O28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</calcext:conditional-formats>
      </table:table>
      <table:table table:name="Avg1" table:style-name="ta1">
        <table:table-column table:style-name="co18" table:default-cell-style-name="Default"/>
        <table:table-column table:style-name="co17" table:default-cell-style-name="Default"/>
        <table:table-column table:style-name="co17" table:number-columns-repeated="5" table:default-cell-style-name="ce7"/>
        <table:table-column table:style-name="co17" table:number-columns-repeated="3" table:default-cell-style-name="Default"/>
        <table:table-column table:style-name="co17" table:number-columns-repeated="5" table:default-cell-style-name="ce9"/>
        <table:table-column table:style-name="co17" table:default-cell-style-name="Default"/>
        <table:table-row table:style-name="ro1">
          <table:table-cell office:value-type="string" calcext:value-type="string">
            <text:p>Heuristic Weight</text:p>
          </table:table-cell>
          <table:table-cell office:value-type="string" calcext:value-type="string">
            <text:p>UCB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string" calcext:value-type="string">
            <text:p>Move weight</text:p>
          </table:table-cell>
          <table:table-cell office:value-type="string" calcext:value-type="string">
            <text:p>UCB</text:p>
          </table:table-cell>
          <table:table-cell office:value-type="string" calcext:value-type="string">
            <text:p>Heuristi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string" calcext:value-type="string">
            <text:p>Move 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Data.AO2]" office:value-type="float" office:value="0.936507936507937" calcext:value-type="float">
            <text:p>0.936507936507937</text:p>
          </table:table-cell>
          <table:table-cell table:formula="of:=[Data.AO7]" office:value-type="float" office:value="0.80952380952381" calcext:value-type="float">
            <text:p>0.80952380952381</text:p>
          </table:table-cell>
          <table:table-cell table:formula="of:=[Data.AO12]" office:value-type="float" office:value="0.886002886002886" calcext:value-type="float">
            <text:p>0.886002886002886</text:p>
          </table:table-cell>
          <table:table-cell table:formula="of:=[Data.AO17]" office:value-type="float" office:value="0.883116883116883" calcext:value-type="float">
            <text:p>0.883116883116883</text:p>
          </table:table-cell>
          <table:table-cell table:formula="of:=[Data.AO22]" office:value-type="float" office:value="0.789321789321789" calcext:value-type="float">
            <text:p>0.7893217893217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[Data.AO2]" office:value-type="float" office:value="0.936507936507937" calcext:value-type="float">
            <text:p>0.936507936507937</text:p>
          </table:table-cell>
          <table:table-cell table:style-name="ce8" table:formula="of:=[Data.AO7]" office:value-type="float" office:value="0.80952380952381" calcext:value-type="float">
            <text:p>0.80952380952381</text:p>
          </table:table-cell>
          <table:table-cell table:style-name="ce8" table:formula="of:=[Data.AO12]" office:value-type="float" office:value="0.886002886002886" calcext:value-type="float">
            <text:p>0.886002886002886</text:p>
          </table:table-cell>
          <table:table-cell table:style-name="ce8" table:formula="of:=[Data.AO17]" office:value-type="float" office:value="0.883116883116883" calcext:value-type="float">
            <text:p>0.883116883116883</text:p>
          </table:table-cell>
          <table:table-cell table:style-name="ce8" table:formula="of:=[Data.AO22]" office:value-type="float" office:value="0.789321789321789" calcext:value-type="float">
            <text:p>0.789321789321789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O3]" office:value-type="float" office:value="0.886002886002886" calcext:value-type="float">
            <text:p>0.886002886002886</text:p>
          </table:table-cell>
          <table:table-cell table:formula="of:=[Data.AO8]" office:value-type="float" office:value="0.974025974025974" calcext:value-type="float">
            <text:p>0.974025974025974</text:p>
          </table:table-cell>
          <table:table-cell table:formula="of:=[Data.AO13]" office:value-type="float" office:value="0.82972582972583" calcext:value-type="float">
            <text:p>0.82972582972583</text:p>
          </table:table-cell>
          <table:table-cell table:formula="of:=[Data.AO18]" office:value-type="float" office:value="0.864357864357864" calcext:value-type="float">
            <text:p>0.864357864357864</text:p>
          </table:table-cell>
          <table:table-cell table:formula="of:=[Data.AO23]" office:value-type="float" office:value="0.916305916305916" calcext:value-type="float">
            <text:p>0.9163059163059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O27]" office:value-type="float" office:value="0.913419913419913" calcext:value-type="float">
            <text:p>0.913419913419913</text:p>
          </table:table-cell>
          <table:table-cell table:formula="of:=[Data.AO32]" office:value-type="float" office:value="0.962481962481962" calcext:value-type="float">
            <text:p>0.962481962481962</text:p>
          </table:table-cell>
          <table:table-cell table:formula="of:=[Data.AO37]" office:value-type="float" office:value="0.962481962481962" calcext:value-type="float">
            <text:p>0.962481962481962</text:p>
          </table:table-cell>
          <table:table-cell table:formula="of:=[Data.AO42]" office:value-type="float" office:value="0.797979797979798" calcext:value-type="float">
            <text:p>0.797979797979798</text:p>
          </table:table-cell>
          <table:table-cell table:formula="of:=[Data.AO47]" office:value-type="float" office:value="0.848484848484848" calcext:value-type="float">
            <text:p>0.848484848484848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O4]" office:value-type="float" office:value="0.831168831168831" calcext:value-type="float">
            <text:p>0.831168831168831</text:p>
          </table:table-cell>
          <table:table-cell table:formula="of:=[Data.AO9]" office:value-type="float" office:value="0.88023088023088" calcext:value-type="float">
            <text:p>0.88023088023088</text:p>
          </table:table-cell>
          <table:table-cell table:formula="of:=[Data.AO14]" office:value-type="float" office:value="0.877344877344877" calcext:value-type="float">
            <text:p>0.877344877344877</text:p>
          </table:table-cell>
          <table:table-cell table:formula="of:=[Data.AO19]" office:value-type="float" office:value="0.991341991341991" calcext:value-type="float">
            <text:p>0.991341991341991</text:p>
          </table:table-cell>
          <table:table-cell table:formula="of:=[Data.AO24]" office:value-type="float" office:value="0.966810966810967" calcext:value-type="float">
            <text:p>0.96681096681096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O52]" office:value-type="float" office:value="0.871572871572872" calcext:value-type="float">
            <text:p>0.871572871572872</text:p>
          </table:table-cell>
          <table:table-cell table:formula="of:=[Data.AO57]" office:value-type="float" office:value="0.793650793650794" calcext:value-type="float">
            <text:p>0.793650793650794</text:p>
          </table:table-cell>
          <table:table-cell table:formula="of:=[Data.AO62]" office:value-type="float" office:value="0.883116883116883" calcext:value-type="float">
            <text:p>0.883116883116883</text:p>
          </table:table-cell>
          <table:table-cell table:formula="of:=[Data.AO67]" office:value-type="float" office:value="0.80952380952381" calcext:value-type="float">
            <text:p>0.80952380952381</text:p>
          </table:table-cell>
          <table:table-cell table:formula="of:=[Data.AO72]" office:value-type="float" office:value="0.823953823953824" calcext:value-type="float">
            <text:p>0.82395382395382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O5]" office:value-type="float" office:value="0.828282828282828" calcext:value-type="float">
            <text:p>0.828282828282828</text:p>
          </table:table-cell>
          <table:table-cell table:formula="of:=[Data.AO10]" office:value-type="float" office:value="0.822510822510822" calcext:value-type="float">
            <text:p>0.822510822510822</text:p>
          </table:table-cell>
          <table:table-cell table:formula="of:=[Data.AO15]" office:value-type="float" office:value="0.803751803751804" calcext:value-type="float">
            <text:p>0.803751803751804</text:p>
          </table:table-cell>
          <table:table-cell table:formula="of:=[Data.AO20]" office:value-type="float" office:value="0.773448773448773" calcext:value-type="float">
            <text:p>0.773448773448773</text:p>
          </table:table-cell>
          <table:table-cell table:formula="of:=[Data.AO25]" office:value-type="float" office:value="0.913419913419913" calcext:value-type="float">
            <text:p>0.91341991341991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O77]" office:value-type="float" office:value="0.774891774891775" calcext:value-type="float">
            <text:p>0.774891774891775</text:p>
          </table:table-cell>
          <table:table-cell table:formula="of:=[Data.AO82]" office:value-type="float" office:value="0.802308802308802" calcext:value-type="float">
            <text:p>0.802308802308802</text:p>
          </table:table-cell>
          <table:table-cell table:formula="of:=[Data.AO87]" office:value-type="float" office:value="0.776334776334776" calcext:value-type="float">
            <text:p>0.776334776334776</text:p>
          </table:table-cell>
          <table:table-cell table:formula="of:=[Data.AO92]" office:value-type="float" office:value="0.976911976911977" calcext:value-type="float">
            <text:p>0.976911976911977</text:p>
          </table:table-cell>
          <table:table-cell table:formula="of:=[Data.AO97]" office:value-type="float" office:value="0.816738816738817" calcext:value-type="float">
            <text:p>0.81673881673881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O6]" office:value-type="float" office:value="0.901875901875902" calcext:value-type="float">
            <text:p>0.901875901875902</text:p>
          </table:table-cell>
          <table:table-cell table:formula="of:=[Data.AO11]" office:value-type="float" office:value="0.797979797979798" calcext:value-type="float">
            <text:p>0.797979797979798</text:p>
          </table:table-cell>
          <table:table-cell table:formula="of:=[Data.AO16]" office:value-type="float" office:value="0.911976911976912" calcext:value-type="float">
            <text:p>0.911976911976912</text:p>
          </table:table-cell>
          <table:table-cell table:formula="of:=[Data.AO21]" office:value-type="float" office:value="0.86002886002886" calcext:value-type="float">
            <text:p>0.86002886002886</text:p>
          </table:table-cell>
          <table:table-cell table:formula="of:=[Data.AO26]" office:value-type="float" office:value="0.721500721500721" calcext:value-type="float">
            <text:p>0.72150072150072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O102]" office:value-type="float" office:value="0.779220779220779" calcext:value-type="float">
            <text:p>0.779220779220779</text:p>
          </table:table-cell>
          <table:table-cell table:formula="of:=[Data.AO107]" office:value-type="float" office:value="0.806637806637807" calcext:value-type="float">
            <text:p>0.806637806637807</text:p>
          </table:table-cell>
          <table:table-cell table:formula="of:=[Data.AO112]" office:value-type="float" office:value="0.854256854256854" calcext:value-type="float">
            <text:p>0.854256854256854</text:p>
          </table:table-cell>
          <table:table-cell table:formula="of:=[Data.AO117]" office:value-type="float" office:value="0.786435786435786" calcext:value-type="float">
            <text:p>0.786435786435786</text:p>
          </table:table-cell>
          <table:table-cell table:formula="of:=[Data.AO122]" office:value-type="float" office:value="0.796536796536797" calcext:value-type="float">
            <text:p>0.79653679653679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O27]" office:value-type="float" office:value="0.913419913419913" calcext:value-type="float">
            <text:p>0.913419913419913</text:p>
          </table:table-cell>
          <table:table-cell table:formula="of:=[Data.AO32]" office:value-type="float" office:value="0.962481962481962" calcext:value-type="float">
            <text:p>0.962481962481962</text:p>
          </table:table-cell>
          <table:table-cell table:formula="of:=[Data.AO37]" office:value-type="float" office:value="0.962481962481962" calcext:value-type="float">
            <text:p>0.962481962481962</text:p>
          </table:table-cell>
          <table:table-cell table:formula="of:=[Data.AO42]" office:value-type="float" office:value="0.797979797979798" calcext:value-type="float">
            <text:p>0.797979797979798</text:p>
          </table:table-cell>
          <table:table-cell table:formula="of:=[Data.AO47]" office:value-type="float" office:value="0.848484848484848" calcext:value-type="float">
            <text:p>0.8484848484848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O3]" office:value-type="float" office:value="0.886002886002886" calcext:value-type="float">
            <text:p>0.886002886002886</text:p>
          </table:table-cell>
          <table:table-cell table:formula="of:=[Data.AO8]" office:value-type="float" office:value="0.974025974025974" calcext:value-type="float">
            <text:p>0.974025974025974</text:p>
          </table:table-cell>
          <table:table-cell table:formula="of:=[Data.AO13]" office:value-type="float" office:value="0.82972582972583" calcext:value-type="float">
            <text:p>0.82972582972583</text:p>
          </table:table-cell>
          <table:table-cell table:formula="of:=[Data.AO18]" office:value-type="float" office:value="0.864357864357864" calcext:value-type="float">
            <text:p>0.864357864357864</text:p>
          </table:table-cell>
          <table:table-cell table:formula="of:=[Data.AO23]" office:value-type="float" office:value="0.916305916305916" calcext:value-type="float">
            <text:p>0.916305916305916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O28]" office:value-type="float" office:value="0.864357864357864" calcext:value-type="float">
            <text:p>0.864357864357864</text:p>
          </table:table-cell>
          <table:table-cell table:formula="of:=[Data.AO33]" office:value-type="float" office:value="0.913419913419913" calcext:value-type="float">
            <text:p>0.913419913419913</text:p>
          </table:table-cell>
          <table:table-cell table:formula="of:=[Data.AO38]" office:value-type="float" office:value="0.789321789321789" calcext:value-type="float">
            <text:p>0.789321789321789</text:p>
          </table:table-cell>
          <table:table-cell table:formula="of:=[Data.AO43]" office:value-type="float" office:value="0.965367965367965" calcext:value-type="float">
            <text:p>0.965367965367965</text:p>
          </table:table-cell>
          <table:table-cell table:formula="of:=[Data.AO48]" office:value-type="float" office:value="0.83982683982684" calcext:value-type="float">
            <text:p>0.8398268398268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O28]" office:value-type="float" office:value="0.864357864357864" calcext:value-type="float">
            <text:p>0.864357864357864</text:p>
          </table:table-cell>
          <table:table-cell table:formula="of:=[Data.AO33]" office:value-type="float" office:value="0.913419913419913" calcext:value-type="float">
            <text:p>0.913419913419913</text:p>
          </table:table-cell>
          <table:table-cell table:formula="of:=[Data.AO38]" office:value-type="float" office:value="0.789321789321789" calcext:value-type="float">
            <text:p>0.789321789321789</text:p>
          </table:table-cell>
          <table:table-cell table:formula="of:=[Data.AO43]" office:value-type="float" office:value="0.965367965367965" calcext:value-type="float">
            <text:p>0.965367965367965</text:p>
          </table:table-cell>
          <table:table-cell table:formula="of:=[Data.AO48]" office:value-type="float" office:value="0.83982683982684" calcext:value-type="float">
            <text:p>0.83982683982684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O29]" office:value-type="float" office:value="0.911976911976912" calcext:value-type="float">
            <text:p>0.911976911976912</text:p>
          </table:table-cell>
          <table:table-cell table:formula="of:=[Data.AO34]" office:value-type="float" office:value="0.858585858585859" calcext:value-type="float">
            <text:p>0.858585858585859</text:p>
          </table:table-cell>
          <table:table-cell table:formula="of:=[Data.AO39]" office:value-type="float" office:value="0.887445887445887" calcext:value-type="float">
            <text:p>0.887445887445887</text:p>
          </table:table-cell>
          <table:table-cell table:formula="of:=[Data.AO44]" office:value-type="float" office:value="0.920634920634921" calcext:value-type="float">
            <text:p>0.920634920634921</text:p>
          </table:table-cell>
          <table:table-cell table:formula="of:=[Data.AO49]" office:value-type="float" office:value="0.855699855699856" calcext:value-type="float">
            <text:p>0.85569985569985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O53]" office:value-type="float" office:value="0.891774891774892" calcext:value-type="float">
            <text:p>0.891774891774892</text:p>
          </table:table-cell>
          <table:table-cell table:formula="of:=[Data.AO58]" office:value-type="float" office:value="0.937950937950938" calcext:value-type="float">
            <text:p>0.937950937950938</text:p>
          </table:table-cell>
          <table:table-cell table:formula="of:=[Data.AO63]" office:value-type="float" office:value="0.881673881673882" calcext:value-type="float">
            <text:p>0.881673881673882</text:p>
          </table:table-cell>
          <table:table-cell table:formula="of:=[Data.AO68]" office:value-type="float" office:value="0.948051948051948" calcext:value-type="float">
            <text:p>0.948051948051948</text:p>
          </table:table-cell>
          <table:table-cell table:formula="of:=[Data.AO73]" office:value-type="float" office:value="0.867243867243867" calcext:value-type="float">
            <text:p>0.86724386724386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O30]" office:value-type="float" office:value="0.806637806637807" calcext:value-type="float">
            <text:p>0.806637806637807</text:p>
          </table:table-cell>
          <table:table-cell table:formula="of:=[Data.AO35]" office:value-type="float" office:value="0.985569985569986" calcext:value-type="float">
            <text:p>0.985569985569986</text:p>
          </table:table-cell>
          <table:table-cell table:formula="of:=[Data.AO40]" office:value-type="float" office:value="0.888888888888889" calcext:value-type="float">
            <text:p>0.888888888888889</text:p>
          </table:table-cell>
          <table:table-cell table:formula="of:=[Data.AO45]" office:value-type="float" office:value="0.857142857142857" calcext:value-type="float">
            <text:p>0.857142857142857</text:p>
          </table:table-cell>
          <table:table-cell table:formula="of:=[Data.AO50]" office:value-type="float" office:value="0.80952380952381" calcext:value-type="float">
            <text:p>0.8095238095238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O78]" office:value-type="float" office:value="0.816738816738817" calcext:value-type="float">
            <text:p>0.816738816738817</text:p>
          </table:table-cell>
          <table:table-cell table:formula="of:=[Data.AO83]" office:value-type="float" office:value="0.883116883116883" calcext:value-type="float">
            <text:p>0.883116883116883</text:p>
          </table:table-cell>
          <table:table-cell table:formula="of:=[Data.AO88]" office:value-type="float" office:value="0.802308802308802" calcext:value-type="float">
            <text:p>0.802308802308802</text:p>
          </table:table-cell>
          <table:table-cell table:formula="of:=[Data.AO93]" office:value-type="float" office:value="0.851370851370851" calcext:value-type="float">
            <text:p>0.851370851370851</text:p>
          </table:table-cell>
          <table:table-cell table:formula="of:=[Data.AO98]" office:value-type="float" office:value="0.891774891774892" calcext:value-type="float">
            <text:p>0.8917748917748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O31]" office:value-type="float" office:value="0.825396825396825" calcext:value-type="float">
            <text:p>0.825396825396825</text:p>
          </table:table-cell>
          <table:table-cell table:formula="of:=[Data.AO36]" office:value-type="float" office:value="0.881673881673882" calcext:value-type="float">
            <text:p>0.881673881673882</text:p>
          </table:table-cell>
          <table:table-cell table:formula="of:=[Data.AO41]" office:value-type="float" office:value="0.94949494949495" calcext:value-type="float">
            <text:p>0.94949494949495</text:p>
          </table:table-cell>
          <table:table-cell table:formula="of:=[Data.AO46]" office:value-type="float" office:value="0.816738816738817" calcext:value-type="float">
            <text:p>0.816738816738817</text:p>
          </table:table-cell>
          <table:table-cell table:formula="of:=[Data.AO51]" office:value-type="float" office:value="0.852813852813853" calcext:value-type="float">
            <text:p>0.85281385281385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O103]" office:value-type="float" office:value="0.924963924963925" calcext:value-type="float">
            <text:p>0.924963924963925</text:p>
          </table:table-cell>
          <table:table-cell table:formula="of:=[Data.AO108]" office:value-type="float" office:value="0.89033189033189" calcext:value-type="float">
            <text:p>0.89033189033189</text:p>
          </table:table-cell>
          <table:table-cell table:formula="of:=[Data.AO113]" office:value-type="float" office:value="0.848484848484848" calcext:value-type="float">
            <text:p>0.848484848484848</text:p>
          </table:table-cell>
          <table:table-cell table:formula="of:=[Data.AO118]" office:value-type="float" office:value="0.821067821067821" calcext:value-type="float">
            <text:p>0.821067821067821</text:p>
          </table:table-cell>
          <table:table-cell table:formula="of:=[Data.AO123]" office:value-type="float" office:value="0.783549783549784" calcext:value-type="float">
            <text:p>0.78354978354978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O52]" office:value-type="float" office:value="0.871572871572872" calcext:value-type="float">
            <text:p>0.871572871572872</text:p>
          </table:table-cell>
          <table:table-cell table:formula="of:=[Data.AO57]" office:value-type="float" office:value="0.793650793650794" calcext:value-type="float">
            <text:p>0.793650793650794</text:p>
          </table:table-cell>
          <table:table-cell table:formula="of:=[Data.AO62]" office:value-type="float" office:value="0.883116883116883" calcext:value-type="float">
            <text:p>0.883116883116883</text:p>
          </table:table-cell>
          <table:table-cell table:formula="of:=[Data.AO67]" office:value-type="float" office:value="0.80952380952381" calcext:value-type="float">
            <text:p>0.80952380952381</text:p>
          </table:table-cell>
          <table:table-cell table:formula="of:=[Data.AO72]" office:value-type="float" office:value="0.823953823953824" calcext:value-type="float">
            <text:p>0.8239538239538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O4]" office:value-type="float" office:value="0.831168831168831" calcext:value-type="float">
            <text:p>0.831168831168831</text:p>
          </table:table-cell>
          <table:table-cell table:formula="of:=[Data.AO9]" office:value-type="float" office:value="0.88023088023088" calcext:value-type="float">
            <text:p>0.88023088023088</text:p>
          </table:table-cell>
          <table:table-cell table:formula="of:=[Data.AO14]" office:value-type="float" office:value="0.877344877344877" calcext:value-type="float">
            <text:p>0.877344877344877</text:p>
          </table:table-cell>
          <table:table-cell table:formula="of:=[Data.AO19]" office:value-type="float" office:value="0.991341991341991" calcext:value-type="float">
            <text:p>0.991341991341991</text:p>
          </table:table-cell>
          <table:table-cell table:formula="of:=[Data.AO24]" office:value-type="float" office:value="0.966810966810967" calcext:value-type="float">
            <text:p>0.966810966810967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O53]" office:value-type="float" office:value="0.891774891774892" calcext:value-type="float">
            <text:p>0.891774891774892</text:p>
          </table:table-cell>
          <table:table-cell table:formula="of:=[Data.AO58]" office:value-type="float" office:value="0.937950937950938" calcext:value-type="float">
            <text:p>0.937950937950938</text:p>
          </table:table-cell>
          <table:table-cell table:formula="of:=[Data.AO63]" office:value-type="float" office:value="0.881673881673882" calcext:value-type="float">
            <text:p>0.881673881673882</text:p>
          </table:table-cell>
          <table:table-cell table:formula="of:=[Data.AO68]" office:value-type="float" office:value="0.948051948051948" calcext:value-type="float">
            <text:p>0.948051948051948</text:p>
          </table:table-cell>
          <table:table-cell table:formula="of:=[Data.AO73]" office:value-type="float" office:value="0.867243867243867" calcext:value-type="float">
            <text:p>0.86724386724386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O29]" office:value-type="float" office:value="0.911976911976912" calcext:value-type="float">
            <text:p>0.911976911976912</text:p>
          </table:table-cell>
          <table:table-cell table:formula="of:=[Data.AO34]" office:value-type="float" office:value="0.858585858585859" calcext:value-type="float">
            <text:p>0.858585858585859</text:p>
          </table:table-cell>
          <table:table-cell table:formula="of:=[Data.AO39]" office:value-type="float" office:value="0.887445887445887" calcext:value-type="float">
            <text:p>0.887445887445887</text:p>
          </table:table-cell>
          <table:table-cell table:formula="of:=[Data.AO44]" office:value-type="float" office:value="0.920634920634921" calcext:value-type="float">
            <text:p>0.920634920634921</text:p>
          </table:table-cell>
          <table:table-cell table:formula="of:=[Data.AO49]" office:value-type="float" office:value="0.855699855699856" calcext:value-type="float">
            <text:p>0.855699855699856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O54]" office:value-type="float" office:value="0.813852813852814" calcext:value-type="float">
            <text:p>0.813852813852814</text:p>
          </table:table-cell>
          <table:table-cell table:formula="of:=[Data.AO59]" office:value-type="float" office:value="0.865800865800866" calcext:value-type="float">
            <text:p>0.865800865800866</text:p>
          </table:table-cell>
          <table:table-cell table:formula="of:=[Data.AO64]" office:value-type="float" office:value="0.909090909090909" calcext:value-type="float">
            <text:p>0.909090909090909</text:p>
          </table:table-cell>
          <table:table-cell table:formula="of:=[Data.AO69]" office:value-type="float" office:value="1" calcext:value-type="float">
            <text:p>1</text:p>
          </table:table-cell>
          <table:table-cell table:formula="of:=[Data.AO74]" office:value-type="float" office:value="0.89033189033189" calcext:value-type="float">
            <text:p>0.8903318903318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O54]" office:value-type="float" office:value="0.813852813852814" calcext:value-type="float">
            <text:p>0.813852813852814</text:p>
          </table:table-cell>
          <table:table-cell table:formula="of:=[Data.AO59]" office:value-type="float" office:value="0.865800865800866" calcext:value-type="float">
            <text:p>0.865800865800866</text:p>
          </table:table-cell>
          <table:table-cell table:formula="of:=[Data.AO64]" office:value-type="float" office:value="0.909090909090909" calcext:value-type="float">
            <text:p>0.909090909090909</text:p>
          </table:table-cell>
          <table:table-cell table:formula="of:=[Data.AO69]" office:value-type="float" office:value="1" calcext:value-type="float">
            <text:p>1</text:p>
          </table:table-cell>
          <table:table-cell table:formula="of:=[Data.AO74]" office:value-type="float" office:value="0.89033189033189" calcext:value-type="float">
            <text:p>0.8903318903318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O55]" office:value-type="float" office:value="0.816738816738817" calcext:value-type="float">
            <text:p>0.816738816738817</text:p>
          </table:table-cell>
          <table:table-cell table:formula="of:=[Data.AO60]" office:value-type="float" office:value="0.875901875901876" calcext:value-type="float">
            <text:p>0.875901875901876</text:p>
          </table:table-cell>
          <table:table-cell table:formula="of:=[Data.AO65]" office:value-type="float" office:value="0.898989898989899" calcext:value-type="float">
            <text:p>0.898989898989899</text:p>
          </table:table-cell>
          <table:table-cell table:formula="of:=[Data.AO70]" office:value-type="float" office:value="0.835497835497836" calcext:value-type="float">
            <text:p>0.835497835497836</text:p>
          </table:table-cell>
          <table:table-cell table:formula="of:=[Data.AO75]" office:value-type="float" office:value="0.793650793650794" calcext:value-type="float">
            <text:p>0.79365079365079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O79]" office:value-type="float" office:value="0.812409812409812" calcext:value-type="float">
            <text:p>0.812409812409812</text:p>
          </table:table-cell>
          <table:table-cell table:formula="of:=[Data.AO84]" office:value-type="float" office:value="0.855699855699856" calcext:value-type="float">
            <text:p>0.855699855699856</text:p>
          </table:table-cell>
          <table:table-cell table:formula="of:=[Data.AO89]" office:value-type="float" office:value="0.852813852813853" calcext:value-type="float">
            <text:p>0.852813852813853</text:p>
          </table:table-cell>
          <table:table-cell table:formula="of:=[Data.AO94]" office:value-type="float" office:value="0.861471861471861" calcext:value-type="float">
            <text:p>0.861471861471861</text:p>
          </table:table-cell>
          <table:table-cell table:formula="of:=[Data.AO99]" office:value-type="float" office:value="0.87012987012987" calcext:value-type="float">
            <text:p>0.8701298701298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O56]" office:value-type="float" office:value="0.80952380952381" calcext:value-type="float">
            <text:p>0.80952380952381</text:p>
          </table:table-cell>
          <table:table-cell table:formula="of:=[Data.AO61]" office:value-type="float" office:value="0.909090909090909" calcext:value-type="float">
            <text:p>0.909090909090909</text:p>
          </table:table-cell>
          <table:table-cell table:formula="of:=[Data.AO66]" office:value-type="float" office:value="0.864357864357864" calcext:value-type="float">
            <text:p>0.864357864357864</text:p>
          </table:table-cell>
          <table:table-cell table:formula="of:=[Data.AO71]" office:value-type="float" office:value="0.926406926406926" calcext:value-type="float">
            <text:p>0.926406926406926</text:p>
          </table:table-cell>
          <table:table-cell table:formula="of:=[Data.AO76]" office:value-type="float" office:value="0.883116883116883" calcext:value-type="float">
            <text:p>0.88311688311688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O104]" office:value-type="float" office:value="0.834054834054834" calcext:value-type="float">
            <text:p>0.834054834054834</text:p>
          </table:table-cell>
          <table:table-cell table:formula="of:=[Data.AO109]" office:value-type="float" office:value="0.761904761904762" calcext:value-type="float">
            <text:p>0.761904761904762</text:p>
          </table:table-cell>
          <table:table-cell table:formula="of:=[Data.AO114]" office:value-type="float" office:value="0.825396825396825" calcext:value-type="float">
            <text:p>0.825396825396825</text:p>
          </table:table-cell>
          <table:table-cell table:formula="of:=[Data.AO119]" office:value-type="float" office:value="0.76046176046176" calcext:value-type="float">
            <text:p>0.76046176046176</text:p>
          </table:table-cell>
          <table:table-cell table:formula="of:=[Data.AO124]" office:value-type="float" office:value="0.838383838383838" calcext:value-type="float">
            <text:p>0.83838383838383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O77]" office:value-type="float" office:value="0.774891774891775" calcext:value-type="float">
            <text:p>0.774891774891775</text:p>
          </table:table-cell>
          <table:table-cell table:formula="of:=[Data.AO82]" office:value-type="float" office:value="0.802308802308802" calcext:value-type="float">
            <text:p>0.802308802308802</text:p>
          </table:table-cell>
          <table:table-cell table:formula="of:=[Data.AO87]" office:value-type="float" office:value="0.776334776334776" calcext:value-type="float">
            <text:p>0.776334776334776</text:p>
          </table:table-cell>
          <table:table-cell table:formula="of:=[Data.AO92]" office:value-type="float" office:value="0.976911976911977" calcext:value-type="float">
            <text:p>0.976911976911977</text:p>
          </table:table-cell>
          <table:table-cell table:formula="of:=[Data.AO97]" office:value-type="float" office:value="0.816738816738817" calcext:value-type="float">
            <text:p>0.8167388167388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O5]" office:value-type="float" office:value="0.828282828282828" calcext:value-type="float">
            <text:p>0.828282828282828</text:p>
          </table:table-cell>
          <table:table-cell table:formula="of:=[Data.AO10]" office:value-type="float" office:value="0.822510822510822" calcext:value-type="float">
            <text:p>0.822510822510822</text:p>
          </table:table-cell>
          <table:table-cell table:formula="of:=[Data.AO15]" office:value-type="float" office:value="0.803751803751804" calcext:value-type="float">
            <text:p>0.803751803751804</text:p>
          </table:table-cell>
          <table:table-cell table:formula="of:=[Data.AO20]" office:value-type="float" office:value="0.773448773448773" calcext:value-type="float">
            <text:p>0.773448773448773</text:p>
          </table:table-cell>
          <table:table-cell table:formula="of:=[Data.AO25]" office:value-type="float" office:value="0.913419913419913" calcext:value-type="float">
            <text:p>0.913419913419913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O78]" office:value-type="float" office:value="0.816738816738817" calcext:value-type="float">
            <text:p>0.816738816738817</text:p>
          </table:table-cell>
          <table:table-cell table:formula="of:=[Data.AO83]" office:value-type="float" office:value="0.883116883116883" calcext:value-type="float">
            <text:p>0.883116883116883</text:p>
          </table:table-cell>
          <table:table-cell table:formula="of:=[Data.AO88]" office:value-type="float" office:value="0.802308802308802" calcext:value-type="float">
            <text:p>0.802308802308802</text:p>
          </table:table-cell>
          <table:table-cell table:formula="of:=[Data.AO93]" office:value-type="float" office:value="0.851370851370851" calcext:value-type="float">
            <text:p>0.851370851370851</text:p>
          </table:table-cell>
          <table:table-cell table:formula="of:=[Data.AO98]" office:value-type="float" office:value="0.891774891774892" calcext:value-type="float">
            <text:p>0.89177489177489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O30]" office:value-type="float" office:value="0.806637806637807" calcext:value-type="float">
            <text:p>0.806637806637807</text:p>
          </table:table-cell>
          <table:table-cell table:formula="of:=[Data.AO35]" office:value-type="float" office:value="0.985569985569986" calcext:value-type="float">
            <text:p>0.985569985569986</text:p>
          </table:table-cell>
          <table:table-cell table:formula="of:=[Data.AO40]" office:value-type="float" office:value="0.888888888888889" calcext:value-type="float">
            <text:p>0.888888888888889</text:p>
          </table:table-cell>
          <table:table-cell table:formula="of:=[Data.AO45]" office:value-type="float" office:value="0.857142857142857" calcext:value-type="float">
            <text:p>0.857142857142857</text:p>
          </table:table-cell>
          <table:table-cell table:formula="of:=[Data.AO50]" office:value-type="float" office:value="0.80952380952381" calcext:value-type="float">
            <text:p>0.80952380952381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O79]" office:value-type="float" office:value="0.812409812409812" calcext:value-type="float">
            <text:p>0.812409812409812</text:p>
          </table:table-cell>
          <table:table-cell table:formula="of:=[Data.AO84]" office:value-type="float" office:value="0.855699855699856" calcext:value-type="float">
            <text:p>0.855699855699856</text:p>
          </table:table-cell>
          <table:table-cell table:formula="of:=[Data.AO89]" office:value-type="float" office:value="0.852813852813853" calcext:value-type="float">
            <text:p>0.852813852813853</text:p>
          </table:table-cell>
          <table:table-cell table:formula="of:=[Data.AO94]" office:value-type="float" office:value="0.861471861471861" calcext:value-type="float">
            <text:p>0.861471861471861</text:p>
          </table:table-cell>
          <table:table-cell table:formula="of:=[Data.AO99]" office:value-type="float" office:value="0.87012987012987" calcext:value-type="float">
            <text:p>0.8701298701298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O55]" office:value-type="float" office:value="0.816738816738817" calcext:value-type="float">
            <text:p>0.816738816738817</text:p>
          </table:table-cell>
          <table:table-cell table:formula="of:=[Data.AO60]" office:value-type="float" office:value="0.875901875901876" calcext:value-type="float">
            <text:p>0.875901875901876</text:p>
          </table:table-cell>
          <table:table-cell table:formula="of:=[Data.AO65]" office:value-type="float" office:value="0.898989898989899" calcext:value-type="float">
            <text:p>0.898989898989899</text:p>
          </table:table-cell>
          <table:table-cell table:formula="of:=[Data.AO70]" office:value-type="float" office:value="0.835497835497836" calcext:value-type="float">
            <text:p>0.835497835497836</text:p>
          </table:table-cell>
          <table:table-cell table:formula="of:=[Data.AO75]" office:value-type="float" office:value="0.793650793650794" calcext:value-type="float">
            <text:p>0.79365079365079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O80]" office:value-type="float" office:value="0.887445887445887" calcext:value-type="float">
            <text:p>0.887445887445887</text:p>
          </table:table-cell>
          <table:table-cell table:formula="of:=[Data.AO85]" office:value-type="float" office:value="0.924963924963925" calcext:value-type="float">
            <text:p>0.924963924963925</text:p>
          </table:table-cell>
          <table:table-cell table:formula="of:=[Data.AO90]" office:value-type="float" office:value="0.878787878787879" calcext:value-type="float">
            <text:p>0.878787878787879</text:p>
          </table:table-cell>
          <table:table-cell table:formula="of:=[Data.AO95]" office:value-type="float" office:value="0.836940836940837" calcext:value-type="float">
            <text:p>0.836940836940837</text:p>
          </table:table-cell>
          <table:table-cell table:formula="of:=[Data.AO100]" office:value-type="float" office:value="0.883116883116883" calcext:value-type="float">
            <text:p>0.88311688311688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O80]" office:value-type="float" office:value="0.887445887445887" calcext:value-type="float">
            <text:p>0.887445887445887</text:p>
          </table:table-cell>
          <table:table-cell table:formula="of:=[Data.AO85]" office:value-type="float" office:value="0.924963924963925" calcext:value-type="float">
            <text:p>0.924963924963925</text:p>
          </table:table-cell>
          <table:table-cell table:formula="of:=[Data.AO90]" office:value-type="float" office:value="0.878787878787879" calcext:value-type="float">
            <text:p>0.878787878787879</text:p>
          </table:table-cell>
          <table:table-cell table:formula="of:=[Data.AO95]" office:value-type="float" office:value="0.836940836940837" calcext:value-type="float">
            <text:p>0.836940836940837</text:p>
          </table:table-cell>
          <table:table-cell table:formula="of:=[Data.AO100]" office:value-type="float" office:value="0.883116883116883" calcext:value-type="float">
            <text:p>0.88311688311688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O81]" office:value-type="float" office:value="0.83982683982684" calcext:value-type="float">
            <text:p>0.83982683982684</text:p>
          </table:table-cell>
          <table:table-cell table:formula="of:=[Data.AO86]" office:value-type="float" office:value="0.831168831168831" calcext:value-type="float">
            <text:p>0.831168831168831</text:p>
          </table:table-cell>
          <table:table-cell table:formula="of:=[Data.AO91]" office:value-type="float" office:value="0.812409812409812" calcext:value-type="float">
            <text:p>0.812409812409812</text:p>
          </table:table-cell>
          <table:table-cell table:formula="of:=[Data.AO96]" office:value-type="float" office:value="0.900432900432901" calcext:value-type="float">
            <text:p>0.900432900432901</text:p>
          </table:table-cell>
          <table:table-cell table:formula="of:=[Data.AO101]" office:value-type="float" office:value="0.871572871572872" calcext:value-type="float">
            <text:p>0.87157287157287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O105]" office:value-type="float" office:value="0.812409812409812" calcext:value-type="float">
            <text:p>0.812409812409812</text:p>
          </table:table-cell>
          <table:table-cell table:formula="of:=[Data.AO110]" office:value-type="float" office:value="0.808080808080808" calcext:value-type="float">
            <text:p>0.808080808080808</text:p>
          </table:table-cell>
          <table:table-cell table:formula="of:=[Data.AO115]" office:value-type="float" office:value="0.862914862914863" calcext:value-type="float">
            <text:p>0.862914862914863</text:p>
          </table:table-cell>
          <table:table-cell table:formula="of:=[Data.AO120]" office:value-type="float" office:value="0.815295815295815" calcext:value-type="float">
            <text:p>0.815295815295815</text:p>
          </table:table-cell>
          <table:table-cell table:formula="of:=[Data.AO125]" office:value-type="float" office:value="0.735930735930736" calcext:value-type="float">
            <text:p>0.73593073593073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O102]" office:value-type="float" office:value="0.779220779220779" calcext:value-type="float">
            <text:p>0.779220779220779</text:p>
          </table:table-cell>
          <table:table-cell table:formula="of:=[Data.AO107]" office:value-type="float" office:value="0.806637806637807" calcext:value-type="float">
            <text:p>0.806637806637807</text:p>
          </table:table-cell>
          <table:table-cell table:formula="of:=[Data.AO112]" office:value-type="float" office:value="0.854256854256854" calcext:value-type="float">
            <text:p>0.854256854256854</text:p>
          </table:table-cell>
          <table:table-cell table:formula="of:=[Data.AO117]" office:value-type="float" office:value="0.786435786435786" calcext:value-type="float">
            <text:p>0.786435786435786</text:p>
          </table:table-cell>
          <table:table-cell table:formula="of:=[Data.AO122]" office:value-type="float" office:value="0.796536796536797" calcext:value-type="float">
            <text:p>0.7965367965367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O6]" office:value-type="float" office:value="0.901875901875902" calcext:value-type="float">
            <text:p>0.901875901875902</text:p>
          </table:table-cell>
          <table:table-cell table:formula="of:=[Data.AO11]" office:value-type="float" office:value="0.797979797979798" calcext:value-type="float">
            <text:p>0.797979797979798</text:p>
          </table:table-cell>
          <table:table-cell table:formula="of:=[Data.AO16]" office:value-type="float" office:value="0.911976911976912" calcext:value-type="float">
            <text:p>0.911976911976912</text:p>
          </table:table-cell>
          <table:table-cell table:formula="of:=[Data.AO21]" office:value-type="float" office:value="0.86002886002886" calcext:value-type="float">
            <text:p>0.86002886002886</text:p>
          </table:table-cell>
          <table:table-cell table:formula="of:=[Data.AO26]" office:value-type="float" office:value="0.721500721500721" calcext:value-type="float">
            <text:p>0.721500721500721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O103]" office:value-type="float" office:value="0.924963924963925" calcext:value-type="float">
            <text:p>0.924963924963925</text:p>
          </table:table-cell>
          <table:table-cell table:formula="of:=[Data.AO108]" office:value-type="float" office:value="0.89033189033189" calcext:value-type="float">
            <text:p>0.89033189033189</text:p>
          </table:table-cell>
          <table:table-cell table:formula="of:=[Data.AO113]" office:value-type="float" office:value="0.848484848484848" calcext:value-type="float">
            <text:p>0.848484848484848</text:p>
          </table:table-cell>
          <table:table-cell table:formula="of:=[Data.AO118]" office:value-type="float" office:value="0.821067821067821" calcext:value-type="float">
            <text:p>0.821067821067821</text:p>
          </table:table-cell>
          <table:table-cell table:formula="of:=[Data.AO123]" office:value-type="float" office:value="0.783549783549784" calcext:value-type="float">
            <text:p>0.78354978354978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O31]" office:value-type="float" office:value="0.825396825396825" calcext:value-type="float">
            <text:p>0.825396825396825</text:p>
          </table:table-cell>
          <table:table-cell table:formula="of:=[Data.AO36]" office:value-type="float" office:value="0.881673881673882" calcext:value-type="float">
            <text:p>0.881673881673882</text:p>
          </table:table-cell>
          <table:table-cell table:formula="of:=[Data.AO41]" office:value-type="float" office:value="0.94949494949495" calcext:value-type="float">
            <text:p>0.94949494949495</text:p>
          </table:table-cell>
          <table:table-cell table:formula="of:=[Data.AO46]" office:value-type="float" office:value="0.816738816738817" calcext:value-type="float">
            <text:p>0.816738816738817</text:p>
          </table:table-cell>
          <table:table-cell table:formula="of:=[Data.AO51]" office:value-type="float" office:value="0.852813852813853" calcext:value-type="float">
            <text:p>0.852813852813853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O104]" office:value-type="float" office:value="0.834054834054834" calcext:value-type="float">
            <text:p>0.834054834054834</text:p>
          </table:table-cell>
          <table:table-cell table:formula="of:=[Data.AO109]" office:value-type="float" office:value="0.761904761904762" calcext:value-type="float">
            <text:p>0.761904761904762</text:p>
          </table:table-cell>
          <table:table-cell table:formula="of:=[Data.AO114]" office:value-type="float" office:value="0.825396825396825" calcext:value-type="float">
            <text:p>0.825396825396825</text:p>
          </table:table-cell>
          <table:table-cell table:formula="of:=[Data.AO119]" office:value-type="float" office:value="0.76046176046176" calcext:value-type="float">
            <text:p>0.76046176046176</text:p>
          </table:table-cell>
          <table:table-cell table:formula="of:=[Data.AO124]" office:value-type="float" office:value="0.838383838383838" calcext:value-type="float">
            <text:p>0.83838383838383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O56]" office:value-type="float" office:value="0.80952380952381" calcext:value-type="float">
            <text:p>0.80952380952381</text:p>
          </table:table-cell>
          <table:table-cell table:formula="of:=[Data.AO61]" office:value-type="float" office:value="0.909090909090909" calcext:value-type="float">
            <text:p>0.909090909090909</text:p>
          </table:table-cell>
          <table:table-cell table:formula="of:=[Data.AO66]" office:value-type="float" office:value="0.864357864357864" calcext:value-type="float">
            <text:p>0.864357864357864</text:p>
          </table:table-cell>
          <table:table-cell table:formula="of:=[Data.AO71]" office:value-type="float" office:value="0.926406926406926" calcext:value-type="float">
            <text:p>0.926406926406926</text:p>
          </table:table-cell>
          <table:table-cell table:formula="of:=[Data.AO76]" office:value-type="float" office:value="0.883116883116883" calcext:value-type="float">
            <text:p>0.88311688311688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O105]" office:value-type="float" office:value="0.812409812409812" calcext:value-type="float">
            <text:p>0.812409812409812</text:p>
          </table:table-cell>
          <table:table-cell table:formula="of:=[Data.AO110]" office:value-type="float" office:value="0.808080808080808" calcext:value-type="float">
            <text:p>0.808080808080808</text:p>
          </table:table-cell>
          <table:table-cell table:formula="of:=[Data.AO115]" office:value-type="float" office:value="0.862914862914863" calcext:value-type="float">
            <text:p>0.862914862914863</text:p>
          </table:table-cell>
          <table:table-cell table:formula="of:=[Data.AO120]" office:value-type="float" office:value="0.815295815295815" calcext:value-type="float">
            <text:p>0.815295815295815</text:p>
          </table:table-cell>
          <table:table-cell table:formula="of:=[Data.AO125]" office:value-type="float" office:value="0.735930735930736" calcext:value-type="float">
            <text:p>0.73593073593073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0" table:formula="of:=[Data.AO81]" office:value-type="float" office:value="0.83982683982684" calcext:value-type="float">
            <text:p>0.83982683982684</text:p>
          </table:table-cell>
          <table:table-cell table:style-name="ce10" table:formula="of:=[Data.AO86]" office:value-type="float" office:value="0.831168831168831" calcext:value-type="float">
            <text:p>0.831168831168831</text:p>
          </table:table-cell>
          <table:table-cell table:style-name="ce10" table:formula="of:=[Data.AO91]" office:value-type="float" office:value="0.812409812409812" calcext:value-type="float">
            <text:p>0.812409812409812</text:p>
          </table:table-cell>
          <table:table-cell table:style-name="ce10" table:formula="of:=[Data.AO96]" office:value-type="float" office:value="0.900432900432901" calcext:value-type="float">
            <text:p>0.900432900432901</text:p>
          </table:table-cell>
          <table:table-cell table:style-name="ce10" table:formula="of:=[Data.AO101]" office:value-type="float" office:value="0.871572871572872" calcext:value-type="float">
            <text:p>0.87157287157287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O106]" office:value-type="float" office:value="0.858585858585859" calcext:value-type="float">
            <text:p>0.858585858585859</text:p>
          </table:table-cell>
          <table:table-cell table:formula="of:=[Data.AO111]" office:value-type="float" office:value="0.795093795093795" calcext:value-type="float">
            <text:p>0.795093795093795</text:p>
          </table:table-cell>
          <table:table-cell table:formula="of:=[Data.AO116]" office:value-type="float" office:value="0.748917748917749" calcext:value-type="float">
            <text:p>0.748917748917749</text:p>
          </table:table-cell>
          <table:table-cell table:formula="of:=[Data.AO121]" office:value-type="float" office:value="0.835497835497836" calcext:value-type="float">
            <text:p>0.835497835497836</text:p>
          </table:table-cell>
          <table:table-cell table:formula="of:=[Data.AO126]" office:value-type="float" office:value="0.867243867243867" calcext:value-type="float">
            <text:p>0.867243867243867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10" table:formula="of:=[Data.AO106]" office:value-type="float" office:value="0.858585858585859" calcext:value-type="float">
            <text:p>0.858585858585859</text:p>
          </table:table-cell>
          <table:table-cell table:style-name="ce10" table:formula="of:=[Data.AO111]" office:value-type="float" office:value="0.795093795093795" calcext:value-type="float">
            <text:p>0.795093795093795</text:p>
          </table:table-cell>
          <table:table-cell table:style-name="ce10" table:formula="of:=[Data.AO116]" office:value-type="float" office:value="0.748917748917749" calcext:value-type="float">
            <text:p>0.748917748917749</text:p>
          </table:table-cell>
          <table:table-cell table:style-name="ce10" table:formula="of:=[Data.AO121]" office:value-type="float" office:value="0.835497835497836" calcext:value-type="float">
            <text:p>0.835497835497836</text:p>
          </table:table-cell>
          <table:table-cell table:style-name="ce10" table:formula="of:=[Data.AO126]" office:value-type="float" office:value="0.867243867243867" calcext:value-type="float">
            <text:p>0.867243867243867</text:p>
          </table:table-cell>
          <table:table-cell/>
        </table:table-row>
        <calcext:conditional-formats>
          <calcext:conditional-format calcext:target-range-address="Avg1.C2:Avg1.G30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  <calcext:conditional-format calcext:target-range-address="Avg1.K2:Avg1.O30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  <calcext:conditional-format calcext:target-range-address="Avg1.K2:Avg1.O2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  <calcext:conditional-format calcext:target-range-address="Avg1.K3:Avg1.O28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</calcext:conditional-formats>
      </table:table>
      <table:table table:name="Avg2" table:style-name="ta1">
        <table:table-column table:style-name="co18" table:default-cell-style-name="Default"/>
        <table:table-column table:style-name="co17" table:default-cell-style-name="Default"/>
        <table:table-column table:style-name="co17" table:number-columns-repeated="5" table:default-cell-style-name="ce11"/>
        <table:table-column table:style-name="co17" table:number-columns-repeated="3" table:default-cell-style-name="Default"/>
        <table:table-column table:style-name="co17" table:number-columns-repeated="5" table:default-cell-style-name="ce13"/>
        <table:table-column table:style-name="co17" table:default-cell-style-name="Default"/>
        <table:table-row table:style-name="ro1">
          <table:table-cell office:value-type="string" calcext:value-type="string">
            <text:p>Heuristic Weight</text:p>
          </table:table-cell>
          <table:table-cell office:value-type="string" calcext:value-type="string">
            <text:p>UCB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string" calcext:value-type="string">
            <text:p>Move weight</text:p>
          </table:table-cell>
          <table:table-cell office:value-type="string" calcext:value-type="string">
            <text:p>UCB</text:p>
          </table:table-cell>
          <table:table-cell office:value-type="string" calcext:value-type="string">
            <text:p>Heuristi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string" calcext:value-type="string">
            <text:p>Move 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Data.AP2]" office:value-type="float" office:value="0.271929824561403" calcext:value-type="float">
            <text:p>0.271929824561403</text:p>
          </table:table-cell>
          <table:table-cell table:formula="of:=[Data.AP7]" office:value-type="float" office:value="0.421052631578947" calcext:value-type="float">
            <text:p>0.421052631578947</text:p>
          </table:table-cell>
          <table:table-cell table:formula="of:=[Data.AP12]" office:value-type="float" office:value="0.37719298245614" calcext:value-type="float">
            <text:p>0.37719298245614</text:p>
          </table:table-cell>
          <table:table-cell table:formula="of:=[Data.AP17]" office:value-type="float" office:value="0.526315789473684" calcext:value-type="float">
            <text:p>0.526315789473684</text:p>
          </table:table-cell>
          <table:table-cell table:formula="of:=[Data.AP22]" office:value-type="float" office:value="0.517543859649123" calcext:value-type="float">
            <text:p>0.5175438596491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table:formula="of:=[Data.AP2]" office:value-type="float" office:value="0.271929824561403" calcext:value-type="float">
            <text:p>0.271929824561403</text:p>
          </table:table-cell>
          <table:table-cell table:style-name="ce12" table:formula="of:=[Data.AP7]" office:value-type="float" office:value="0.421052631578947" calcext:value-type="float">
            <text:p>0.421052631578947</text:p>
          </table:table-cell>
          <table:table-cell table:style-name="ce12" table:formula="of:=[Data.AP12]" office:value-type="float" office:value="0.37719298245614" calcext:value-type="float">
            <text:p>0.37719298245614</text:p>
          </table:table-cell>
          <table:table-cell table:style-name="ce12" table:formula="of:=[Data.AP17]" office:value-type="float" office:value="0.526315789473684" calcext:value-type="float">
            <text:p>0.526315789473684</text:p>
          </table:table-cell>
          <table:table-cell table:style-name="ce12" table:formula="of:=[Data.AP22]" office:value-type="float" office:value="0.517543859649123" calcext:value-type="float">
            <text:p>0.517543859649123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P3]" office:value-type="float" office:value="0.403508771929825" calcext:value-type="float">
            <text:p>0.403508771929825</text:p>
          </table:table-cell>
          <table:table-cell table:formula="of:=[Data.AP8]" office:value-type="float" office:value="0.447368421052632" calcext:value-type="float">
            <text:p>0.447368421052632</text:p>
          </table:table-cell>
          <table:table-cell table:formula="of:=[Data.AP13]" office:value-type="float" office:value="0.385964912280702" calcext:value-type="float">
            <text:p>0.385964912280702</text:p>
          </table:table-cell>
          <table:table-cell table:formula="of:=[Data.AP18]" office:value-type="float" office:value="0.175438596491228" calcext:value-type="float">
            <text:p>0.175438596491228</text:p>
          </table:table-cell>
          <table:table-cell table:formula="of:=[Data.AP23]" office:value-type="float" office:value="0.254385964912281" calcext:value-type="float">
            <text:p>0.25438596491228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P27]" office:value-type="float" office:value="0.210526315789474" calcext:value-type="float">
            <text:p>0.210526315789474</text:p>
          </table:table-cell>
          <table:table-cell table:formula="of:=[Data.AP32]" office:value-type="float" office:value="0.157894736842105" calcext:value-type="float">
            <text:p>0.157894736842105</text:p>
          </table:table-cell>
          <table:table-cell table:formula="of:=[Data.AP37]" office:value-type="float" office:value="0.43859649122807" calcext:value-type="float">
            <text:p>0.43859649122807</text:p>
          </table:table-cell>
          <table:table-cell table:formula="of:=[Data.AP42]" office:value-type="float" office:value="0.359649122807018" calcext:value-type="float">
            <text:p>0.359649122807018</text:p>
          </table:table-cell>
          <table:table-cell table:formula="of:=[Data.AP47]" office:value-type="float" office:value="0.403508771929825" calcext:value-type="float">
            <text:p>0.403508771929825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P4]" office:value-type="float" office:value="0.745614035087719" calcext:value-type="float">
            <text:p>0.745614035087719</text:p>
          </table:table-cell>
          <table:table-cell table:formula="of:=[Data.AP9]" office:value-type="float" office:value="0.456140350877193" calcext:value-type="float">
            <text:p>0.456140350877193</text:p>
          </table:table-cell>
          <table:table-cell table:formula="of:=[Data.AP14]" office:value-type="float" office:value="0.385964912280702" calcext:value-type="float">
            <text:p>0.385964912280702</text:p>
          </table:table-cell>
          <table:table-cell table:formula="of:=[Data.AP19]" office:value-type="float" office:value="0.491228070175439" calcext:value-type="float">
            <text:p>0.491228070175439</text:p>
          </table:table-cell>
          <table:table-cell table:formula="of:=[Data.AP24]" office:value-type="float" office:value="0.543859649122807" calcext:value-type="float">
            <text:p>0.54385964912280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P52]" office:value-type="float" office:value="0.333333333333333" calcext:value-type="float">
            <text:p>0.333333333333333</text:p>
          </table:table-cell>
          <table:table-cell table:formula="of:=[Data.AP57]" office:value-type="float" office:value="0.421052631578947" calcext:value-type="float">
            <text:p>0.421052631578947</text:p>
          </table:table-cell>
          <table:table-cell table:formula="of:=[Data.AP62]" office:value-type="float" office:value="0.368421052631579" calcext:value-type="float">
            <text:p>0.368421052631579</text:p>
          </table:table-cell>
          <table:table-cell table:formula="of:=[Data.AP67]" office:value-type="float" office:value="0.421052631578947" calcext:value-type="float">
            <text:p>0.421052631578947</text:p>
          </table:table-cell>
          <table:table-cell table:formula="of:=[Data.AP72]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P5]" office:value-type="float" office:value="0.649122807017544" calcext:value-type="float">
            <text:p>0.649122807017544</text:p>
          </table:table-cell>
          <table:table-cell table:formula="of:=[Data.AP10]" office:value-type="float" office:value="0.421052631578947" calcext:value-type="float">
            <text:p>0.421052631578947</text:p>
          </table:table-cell>
          <table:table-cell table:formula="of:=[Data.AP15]" office:value-type="float" office:value="0.517543859649123" calcext:value-type="float">
            <text:p>0.517543859649123</text:p>
          </table:table-cell>
          <table:table-cell table:formula="of:=[Data.AP20]" office:value-type="float" office:value="0.342105263157895" calcext:value-type="float">
            <text:p>0.342105263157895</text:p>
          </table:table-cell>
          <table:table-cell table:formula="of:=[Data.AP25]" office:value-type="float" office:value="0.491228070175439" calcext:value-type="float">
            <text:p>0.49122807017543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P77]" office:value-type="float" office:value="0.368421052631579" calcext:value-type="float">
            <text:p>0.368421052631579</text:p>
          </table:table-cell>
          <table:table-cell table:formula="of:=[Data.AP82]" office:value-type="float" office:value="0.324561403508772" calcext:value-type="float">
            <text:p>0.324561403508772</text:p>
          </table:table-cell>
          <table:table-cell table:formula="of:=[Data.AP87]" office:value-type="float" office:value="0.228070175438596" calcext:value-type="float">
            <text:p>0.228070175438596</text:p>
          </table:table-cell>
          <table:table-cell table:formula="of:=[Data.AP92]" office:value-type="float" office:value="0.280701754385965" calcext:value-type="float">
            <text:p>0.280701754385965</text:p>
          </table:table-cell>
          <table:table-cell table:formula="of:=[Data.AP97]" office:value-type="float" office:value="0.385964912280702" calcext:value-type="float">
            <text:p>0.38596491228070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P6]" office:value-type="float" office:value="0.473684210526316" calcext:value-type="float">
            <text:p>0.473684210526316</text:p>
          </table:table-cell>
          <table:table-cell table:formula="of:=[Data.AP11]" office:value-type="float" office:value="0.403508771929825" calcext:value-type="float">
            <text:p>0.403508771929825</text:p>
          </table:table-cell>
          <table:table-cell table:formula="of:=[Data.AP16]" office:value-type="float" office:value="0.517543859649123" calcext:value-type="float">
            <text:p>0.517543859649123</text:p>
          </table:table-cell>
          <table:table-cell table:formula="of:=[Data.AP21]" office:value-type="float" office:value="1" calcext:value-type="float">
            <text:p>1</text:p>
          </table:table-cell>
          <table:table-cell table:formula="of:=[Data.AP26]" office:value-type="float" office:value="0.37719298245614" calcext:value-type="float">
            <text:p>0.3771929824561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P102]" office:value-type="float" office:value="0.403508771929825" calcext:value-type="float">
            <text:p>0.403508771929825</text:p>
          </table:table-cell>
          <table:table-cell table:formula="of:=[Data.AP107]" office:value-type="float" office:value="0.5" calcext:value-type="float">
            <text:p>0.5</text:p>
          </table:table-cell>
          <table:table-cell table:formula="of:=[Data.AP112]" office:value-type="float" office:value="0.236842105263158" calcext:value-type="float">
            <text:p>0.236842105263158</text:p>
          </table:table-cell>
          <table:table-cell table:formula="of:=[Data.AP117]" office:value-type="float" office:value="0.429824561403509" calcext:value-type="float">
            <text:p>0.429824561403509</text:p>
          </table:table-cell>
          <table:table-cell table:formula="of:=[Data.AP122]" office:value-type="float" office:value="0.324561403508772" calcext:value-type="float">
            <text:p>0.32456140350877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P27]" office:value-type="float" office:value="0.210526315789474" calcext:value-type="float">
            <text:p>0.210526315789474</text:p>
          </table:table-cell>
          <table:table-cell table:formula="of:=[Data.AP32]" office:value-type="float" office:value="0.157894736842105" calcext:value-type="float">
            <text:p>0.157894736842105</text:p>
          </table:table-cell>
          <table:table-cell table:formula="of:=[Data.AP37]" office:value-type="float" office:value="0.43859649122807" calcext:value-type="float">
            <text:p>0.43859649122807</text:p>
          </table:table-cell>
          <table:table-cell table:formula="of:=[Data.AP42]" office:value-type="float" office:value="0.359649122807018" calcext:value-type="float">
            <text:p>0.359649122807018</text:p>
          </table:table-cell>
          <table:table-cell table:formula="of:=[Data.AP47]" office:value-type="float" office:value="0.403508771929825" calcext:value-type="float">
            <text:p>0.4035087719298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P3]" office:value-type="float" office:value="0.403508771929825" calcext:value-type="float">
            <text:p>0.403508771929825</text:p>
          </table:table-cell>
          <table:table-cell table:formula="of:=[Data.AP8]" office:value-type="float" office:value="0.447368421052632" calcext:value-type="float">
            <text:p>0.447368421052632</text:p>
          </table:table-cell>
          <table:table-cell table:formula="of:=[Data.AP13]" office:value-type="float" office:value="0.385964912280702" calcext:value-type="float">
            <text:p>0.385964912280702</text:p>
          </table:table-cell>
          <table:table-cell table:formula="of:=[Data.AP18]" office:value-type="float" office:value="0.175438596491228" calcext:value-type="float">
            <text:p>0.175438596491228</text:p>
          </table:table-cell>
          <table:table-cell table:formula="of:=[Data.AP23]" office:value-type="float" office:value="0.254385964912281" calcext:value-type="float">
            <text:p>0.254385964912281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P28]" office:value-type="float" office:value="0.464912280701754" calcext:value-type="float">
            <text:p>0.464912280701754</text:p>
          </table:table-cell>
          <table:table-cell table:formula="of:=[Data.AP33]" office:value-type="float" office:value="0.263157894736842" calcext:value-type="float">
            <text:p>0.263157894736842</text:p>
          </table:table-cell>
          <table:table-cell table:formula="of:=[Data.AP38]" office:value-type="float" office:value="0.587719298245614" calcext:value-type="float">
            <text:p>0.587719298245614</text:p>
          </table:table-cell>
          <table:table-cell table:formula="of:=[Data.AP43]" office:value-type="float" office:value="0.68421052631579" calcext:value-type="float">
            <text:p>0.68421052631579</text:p>
          </table:table-cell>
          <table:table-cell table:formula="of:=[Data.AP48]" office:value-type="float" office:value="0.394736842105263" calcext:value-type="float">
            <text:p>0.39473684210526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P28]" office:value-type="float" office:value="0.464912280701754" calcext:value-type="float">
            <text:p>0.464912280701754</text:p>
          </table:table-cell>
          <table:table-cell table:formula="of:=[Data.AP33]" office:value-type="float" office:value="0.263157894736842" calcext:value-type="float">
            <text:p>0.263157894736842</text:p>
          </table:table-cell>
          <table:table-cell table:formula="of:=[Data.AP38]" office:value-type="float" office:value="0.587719298245614" calcext:value-type="float">
            <text:p>0.587719298245614</text:p>
          </table:table-cell>
          <table:table-cell table:formula="of:=[Data.AP43]" office:value-type="float" office:value="0.68421052631579" calcext:value-type="float">
            <text:p>0.68421052631579</text:p>
          </table:table-cell>
          <table:table-cell table:formula="of:=[Data.AP48]" office:value-type="float" office:value="0.394736842105263" calcext:value-type="float">
            <text:p>0.394736842105263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P29]" office:value-type="float" office:value="0.578947368421053" calcext:value-type="float">
            <text:p>0.578947368421053</text:p>
          </table:table-cell>
          <table:table-cell table:formula="of:=[Data.AP34]" office:value-type="float" office:value="0.68421052631579" calcext:value-type="float">
            <text:p>0.68421052631579</text:p>
          </table:table-cell>
          <table:table-cell table:formula="of:=[Data.AP39]" office:value-type="float" office:value="0.43859649122807" calcext:value-type="float">
            <text:p>0.43859649122807</text:p>
          </table:table-cell>
          <table:table-cell table:formula="of:=[Data.AP44]" office:value-type="float" office:value="0.543859649122807" calcext:value-type="float">
            <text:p>0.543859649122807</text:p>
          </table:table-cell>
          <table:table-cell table:formula="of:=[Data.AP49]" office:value-type="float" office:value="0.473684210526316" calcext:value-type="float">
            <text:p>0.47368421052631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P53]" office:value-type="float" office:value="0.307017543859649" calcext:value-type="float">
            <text:p>0.307017543859649</text:p>
          </table:table-cell>
          <table:table-cell table:formula="of:=[Data.AP58]" office:value-type="float" office:value="0.263157894736842" calcext:value-type="float">
            <text:p>0.263157894736842</text:p>
          </table:table-cell>
          <table:table-cell table:formula="of:=[Data.AP63]" office:value-type="float" office:value="0.342105263157895" calcext:value-type="float">
            <text:p>0.342105263157895</text:p>
          </table:table-cell>
          <table:table-cell table:formula="of:=[Data.AP68]" office:value-type="float" office:value="0.192982456140351" calcext:value-type="float">
            <text:p>0.192982456140351</text:p>
          </table:table-cell>
          <table:table-cell table:formula="of:=[Data.AP73]" office:value-type="float" office:value="0.394736842105263" calcext:value-type="float">
            <text:p>0.39473684210526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P30]" office:value-type="float" office:value="0.543859649122807" calcext:value-type="float">
            <text:p>0.543859649122807</text:p>
          </table:table-cell>
          <table:table-cell table:formula="of:=[Data.AP35]" office:value-type="float" office:value="0.359649122807018" calcext:value-type="float">
            <text:p>0.359649122807018</text:p>
          </table:table-cell>
          <table:table-cell table:formula="of:=[Data.AP40]" office:value-type="float" office:value="0.56140350877193" calcext:value-type="float">
            <text:p>0.56140350877193</text:p>
          </table:table-cell>
          <table:table-cell table:formula="of:=[Data.AP45]" office:value-type="float" office:value="0.570175438596491" calcext:value-type="float">
            <text:p>0.570175438596491</text:p>
          </table:table-cell>
          <table:table-cell table:formula="of:=[Data.AP50]" office:value-type="float" office:value="0.368421052631579" calcext:value-type="float">
            <text:p>0.36842105263157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P78]" office:value-type="float" office:value="0.315789473684211" calcext:value-type="float">
            <text:p>0.315789473684211</text:p>
          </table:table-cell>
          <table:table-cell table:formula="of:=[Data.AP83]" office:value-type="float" office:value="0.350877192982456" calcext:value-type="float">
            <text:p>0.350877192982456</text:p>
          </table:table-cell>
          <table:table-cell table:formula="of:=[Data.AP88]" office:value-type="float" office:value="0.298245614035088" calcext:value-type="float">
            <text:p>0.298245614035088</text:p>
          </table:table-cell>
          <table:table-cell table:formula="of:=[Data.AP93]" office:value-type="float" office:value="0.280701754385965" calcext:value-type="float">
            <text:p>0.280701754385965</text:p>
          </table:table-cell>
          <table:table-cell table:formula="of:=[Data.AP98]" office:value-type="float" office:value="0.833333333333333" calcext:value-type="float">
            <text:p>0.83333333333333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P31]" office:value-type="float" office:value="0.894736842105263" calcext:value-type="float">
            <text:p>0.894736842105263</text:p>
          </table:table-cell>
          <table:table-cell table:formula="of:=[Data.AP36]" office:value-type="float" office:value="0.473684210526316" calcext:value-type="float">
            <text:p>0.473684210526316</text:p>
          </table:table-cell>
          <table:table-cell table:formula="of:=[Data.AP41]" office:value-type="float" office:value="0.807017543859649" calcext:value-type="float">
            <text:p>0.807017543859649</text:p>
          </table:table-cell>
          <table:table-cell table:formula="of:=[Data.AP46]" office:value-type="float" office:value="0.596491228070175" calcext:value-type="float">
            <text:p>0.596491228070175</text:p>
          </table:table-cell>
          <table:table-cell table:formula="of:=[Data.AP51]" office:value-type="float" office:value="0.210526315789474" calcext:value-type="float">
            <text:p>0.21052631578947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P103]" office:value-type="float" office:value="0.359649122807018" calcext:value-type="float">
            <text:p>0.359649122807018</text:p>
          </table:table-cell>
          <table:table-cell table:formula="of:=[Data.AP108]" office:value-type="float" office:value="0.359649122807018" calcext:value-type="float">
            <text:p>0.359649122807018</text:p>
          </table:table-cell>
          <table:table-cell table:formula="of:=[Data.AP113]" office:value-type="float" office:value="0.236842105263158" calcext:value-type="float">
            <text:p>0.236842105263158</text:p>
          </table:table-cell>
          <table:table-cell table:formula="of:=[Data.AP118]" office:value-type="float" office:value="0.315789473684211" calcext:value-type="float">
            <text:p>0.315789473684211</text:p>
          </table:table-cell>
          <table:table-cell table:formula="of:=[Data.AP123]" office:value-type="float" office:value="0.421052631578947" calcext:value-type="float">
            <text:p>0.42105263157894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P52]" office:value-type="float" office:value="0.333333333333333" calcext:value-type="float">
            <text:p>0.333333333333333</text:p>
          </table:table-cell>
          <table:table-cell table:formula="of:=[Data.AP57]" office:value-type="float" office:value="0.421052631578947" calcext:value-type="float">
            <text:p>0.421052631578947</text:p>
          </table:table-cell>
          <table:table-cell table:formula="of:=[Data.AP62]" office:value-type="float" office:value="0.368421052631579" calcext:value-type="float">
            <text:p>0.368421052631579</text:p>
          </table:table-cell>
          <table:table-cell table:formula="of:=[Data.AP67]" office:value-type="float" office:value="0.421052631578947" calcext:value-type="float">
            <text:p>0.421052631578947</text:p>
          </table:table-cell>
          <table:table-cell table:formula="of:=[Data.AP72]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P4]" office:value-type="float" office:value="0.745614035087719" calcext:value-type="float">
            <text:p>0.745614035087719</text:p>
          </table:table-cell>
          <table:table-cell table:formula="of:=[Data.AP9]" office:value-type="float" office:value="0.456140350877193" calcext:value-type="float">
            <text:p>0.456140350877193</text:p>
          </table:table-cell>
          <table:table-cell table:formula="of:=[Data.AP14]" office:value-type="float" office:value="0.385964912280702" calcext:value-type="float">
            <text:p>0.385964912280702</text:p>
          </table:table-cell>
          <table:table-cell table:formula="of:=[Data.AP19]" office:value-type="float" office:value="0.491228070175439" calcext:value-type="float">
            <text:p>0.491228070175439</text:p>
          </table:table-cell>
          <table:table-cell table:formula="of:=[Data.AP24]" office:value-type="float" office:value="0.543859649122807" calcext:value-type="float">
            <text:p>0.543859649122807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P53]" office:value-type="float" office:value="0.307017543859649" calcext:value-type="float">
            <text:p>0.307017543859649</text:p>
          </table:table-cell>
          <table:table-cell table:formula="of:=[Data.AP58]" office:value-type="float" office:value="0.263157894736842" calcext:value-type="float">
            <text:p>0.263157894736842</text:p>
          </table:table-cell>
          <table:table-cell table:formula="of:=[Data.AP63]" office:value-type="float" office:value="0.342105263157895" calcext:value-type="float">
            <text:p>0.342105263157895</text:p>
          </table:table-cell>
          <table:table-cell table:formula="of:=[Data.AP68]" office:value-type="float" office:value="0.192982456140351" calcext:value-type="float">
            <text:p>0.192982456140351</text:p>
          </table:table-cell>
          <table:table-cell table:formula="of:=[Data.AP73]" office:value-type="float" office:value="0.394736842105263" calcext:value-type="float">
            <text:p>0.39473684210526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P29]" office:value-type="float" office:value="0.578947368421053" calcext:value-type="float">
            <text:p>0.578947368421053</text:p>
          </table:table-cell>
          <table:table-cell table:formula="of:=[Data.AP34]" office:value-type="float" office:value="0.68421052631579" calcext:value-type="float">
            <text:p>0.68421052631579</text:p>
          </table:table-cell>
          <table:table-cell table:formula="of:=[Data.AP39]" office:value-type="float" office:value="0.43859649122807" calcext:value-type="float">
            <text:p>0.43859649122807</text:p>
          </table:table-cell>
          <table:table-cell table:formula="of:=[Data.AP44]" office:value-type="float" office:value="0.543859649122807" calcext:value-type="float">
            <text:p>0.543859649122807</text:p>
          </table:table-cell>
          <table:table-cell table:formula="of:=[Data.AP49]" office:value-type="float" office:value="0.473684210526316" calcext:value-type="float">
            <text:p>0.473684210526316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P54]" office:value-type="float" office:value="0.447368421052632" calcext:value-type="float">
            <text:p>0.447368421052632</text:p>
          </table:table-cell>
          <table:table-cell table:formula="of:=[Data.AP59]" office:value-type="float" office:value="0.482456140350877" calcext:value-type="float">
            <text:p>0.482456140350877</text:p>
          </table:table-cell>
          <table:table-cell table:formula="of:=[Data.AP64]" office:value-type="float" office:value="0.473684210526316" calcext:value-type="float">
            <text:p>0.473684210526316</text:p>
          </table:table-cell>
          <table:table-cell table:formula="of:=[Data.AP69]" office:value-type="float" office:value="0.649122807017544" calcext:value-type="float">
            <text:p>0.649122807017544</text:p>
          </table:table-cell>
          <table:table-cell table:formula="of:=[Data.AP74]" office:value-type="float" office:value="0.219298245614035" calcext:value-type="float">
            <text:p>0.21929824561403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P54]" office:value-type="float" office:value="0.447368421052632" calcext:value-type="float">
            <text:p>0.447368421052632</text:p>
          </table:table-cell>
          <table:table-cell table:formula="of:=[Data.AP59]" office:value-type="float" office:value="0.482456140350877" calcext:value-type="float">
            <text:p>0.482456140350877</text:p>
          </table:table-cell>
          <table:table-cell table:formula="of:=[Data.AP64]" office:value-type="float" office:value="0.473684210526316" calcext:value-type="float">
            <text:p>0.473684210526316</text:p>
          </table:table-cell>
          <table:table-cell table:formula="of:=[Data.AP69]" office:value-type="float" office:value="0.649122807017544" calcext:value-type="float">
            <text:p>0.649122807017544</text:p>
          </table:table-cell>
          <table:table-cell table:formula="of:=[Data.AP74]" office:value-type="float" office:value="0.219298245614035" calcext:value-type="float">
            <text:p>0.21929824561403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P55]" office:value-type="float" office:value="0.719298245614035" calcext:value-type="float">
            <text:p>0.719298245614035</text:p>
          </table:table-cell>
          <table:table-cell table:formula="of:=[Data.AP60]" office:value-type="float" office:value="0.62280701754386" calcext:value-type="float">
            <text:p>0.62280701754386</text:p>
          </table:table-cell>
          <table:table-cell table:formula="of:=[Data.AP65]" office:value-type="float" office:value="0.412280701754386" calcext:value-type="float">
            <text:p>0.412280701754386</text:p>
          </table:table-cell>
          <table:table-cell table:formula="of:=[Data.AP70]" office:value-type="float" office:value="0.68421052631579" calcext:value-type="float">
            <text:p>0.68421052631579</text:p>
          </table:table-cell>
          <table:table-cell table:formula="of:=[Data.AP75]" office:value-type="float" office:value="0.491228070175439" calcext:value-type="float">
            <text:p>0.49122807017543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P79]" office:value-type="float" office:value="0.350877192982456" calcext:value-type="float">
            <text:p>0.350877192982456</text:p>
          </table:table-cell>
          <table:table-cell table:formula="of:=[Data.AP84]" office:value-type="float" office:value="0.315789473684211" calcext:value-type="float">
            <text:p>0.315789473684211</text:p>
          </table:table-cell>
          <table:table-cell table:formula="of:=[Data.AP89]" office:value-type="float" office:value="0.359649122807018" calcext:value-type="float">
            <text:p>0.359649122807018</text:p>
          </table:table-cell>
          <table:table-cell table:formula="of:=[Data.AP94]" office:value-type="float" office:value="0.289473684210526" calcext:value-type="float">
            <text:p>0.289473684210526</text:p>
          </table:table-cell>
          <table:table-cell table:formula="of:=[Data.AP99]" office:value-type="float" office:value="0.254385964912281" calcext:value-type="float">
            <text:p>0.25438596491228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P56]" office:value-type="float" office:value="0.745614035087719" calcext:value-type="float">
            <text:p>0.745614035087719</text:p>
          </table:table-cell>
          <table:table-cell table:formula="of:=[Data.AP61]" office:value-type="float" office:value="0.447368421052632" calcext:value-type="float">
            <text:p>0.447368421052632</text:p>
          </table:table-cell>
          <table:table-cell table:formula="of:=[Data.AP66]" office:value-type="float" office:value="0.587719298245614" calcext:value-type="float">
            <text:p>0.587719298245614</text:p>
          </table:table-cell>
          <table:table-cell table:formula="of:=[Data.AP71]" office:value-type="float" office:value="0.263157894736842" calcext:value-type="float">
            <text:p>0.263157894736842</text:p>
          </table:table-cell>
          <table:table-cell table:formula="of:=[Data.AP76]" office:value-type="float" office:value="0.114035087719298" calcext:value-type="float">
            <text:p>0.11403508771929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P104]" office:value-type="float" office:value="0.447368421052632" calcext:value-type="float">
            <text:p>0.447368421052632</text:p>
          </table:table-cell>
          <table:table-cell table:formula="of:=[Data.AP109]" office:value-type="float" office:value="0.350877192982456" calcext:value-type="float">
            <text:p>0.350877192982456</text:p>
          </table:table-cell>
          <table:table-cell table:formula="of:=[Data.AP114]" office:value-type="float" office:value="0.359649122807018" calcext:value-type="float">
            <text:p>0.359649122807018</text:p>
          </table:table-cell>
          <table:table-cell table:formula="of:=[Data.AP119]" office:value-type="float" office:value="0.37719298245614" calcext:value-type="float">
            <text:p>0.37719298245614</text:p>
          </table:table-cell>
          <table:table-cell table:formula="of:=[Data.AP124]" office:value-type="float" office:value="0.473684210526316" calcext:value-type="float">
            <text:p>0.47368421052631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P77]" office:value-type="float" office:value="0.368421052631579" calcext:value-type="float">
            <text:p>0.368421052631579</text:p>
          </table:table-cell>
          <table:table-cell table:formula="of:=[Data.AP82]" office:value-type="float" office:value="0.324561403508772" calcext:value-type="float">
            <text:p>0.324561403508772</text:p>
          </table:table-cell>
          <table:table-cell table:formula="of:=[Data.AP87]" office:value-type="float" office:value="0.228070175438596" calcext:value-type="float">
            <text:p>0.228070175438596</text:p>
          </table:table-cell>
          <table:table-cell table:formula="of:=[Data.AP92]" office:value-type="float" office:value="0.280701754385965" calcext:value-type="float">
            <text:p>0.280701754385965</text:p>
          </table:table-cell>
          <table:table-cell table:formula="of:=[Data.AP97]" office:value-type="float" office:value="0.385964912280702" calcext:value-type="float">
            <text:p>0.3859649122807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P5]" office:value-type="float" office:value="0.649122807017544" calcext:value-type="float">
            <text:p>0.649122807017544</text:p>
          </table:table-cell>
          <table:table-cell table:formula="of:=[Data.AP10]" office:value-type="float" office:value="0.421052631578947" calcext:value-type="float">
            <text:p>0.421052631578947</text:p>
          </table:table-cell>
          <table:table-cell table:formula="of:=[Data.AP15]" office:value-type="float" office:value="0.517543859649123" calcext:value-type="float">
            <text:p>0.517543859649123</text:p>
          </table:table-cell>
          <table:table-cell table:formula="of:=[Data.AP20]" office:value-type="float" office:value="0.342105263157895" calcext:value-type="float">
            <text:p>0.342105263157895</text:p>
          </table:table-cell>
          <table:table-cell table:formula="of:=[Data.AP25]" office:value-type="float" office:value="0.491228070175439" calcext:value-type="float">
            <text:p>0.491228070175439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P78]" office:value-type="float" office:value="0.315789473684211" calcext:value-type="float">
            <text:p>0.315789473684211</text:p>
          </table:table-cell>
          <table:table-cell table:formula="of:=[Data.AP83]" office:value-type="float" office:value="0.350877192982456" calcext:value-type="float">
            <text:p>0.350877192982456</text:p>
          </table:table-cell>
          <table:table-cell table:formula="of:=[Data.AP88]" office:value-type="float" office:value="0.298245614035088" calcext:value-type="float">
            <text:p>0.298245614035088</text:p>
          </table:table-cell>
          <table:table-cell table:formula="of:=[Data.AP93]" office:value-type="float" office:value="0.280701754385965" calcext:value-type="float">
            <text:p>0.280701754385965</text:p>
          </table:table-cell>
          <table:table-cell table:formula="of:=[Data.AP98]" office:value-type="float" office:value="0.833333333333333" calcext:value-type="float">
            <text:p>0.83333333333333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P30]" office:value-type="float" office:value="0.543859649122807" calcext:value-type="float">
            <text:p>0.543859649122807</text:p>
          </table:table-cell>
          <table:table-cell table:formula="of:=[Data.AP35]" office:value-type="float" office:value="0.359649122807018" calcext:value-type="float">
            <text:p>0.359649122807018</text:p>
          </table:table-cell>
          <table:table-cell table:formula="of:=[Data.AP40]" office:value-type="float" office:value="0.56140350877193" calcext:value-type="float">
            <text:p>0.56140350877193</text:p>
          </table:table-cell>
          <table:table-cell table:formula="of:=[Data.AP45]" office:value-type="float" office:value="0.570175438596491" calcext:value-type="float">
            <text:p>0.570175438596491</text:p>
          </table:table-cell>
          <table:table-cell table:formula="of:=[Data.AP50]" office:value-type="float" office:value="0.368421052631579" calcext:value-type="float">
            <text:p>0.368421052631579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P79]" office:value-type="float" office:value="0.350877192982456" calcext:value-type="float">
            <text:p>0.350877192982456</text:p>
          </table:table-cell>
          <table:table-cell table:formula="of:=[Data.AP84]" office:value-type="float" office:value="0.315789473684211" calcext:value-type="float">
            <text:p>0.315789473684211</text:p>
          </table:table-cell>
          <table:table-cell table:formula="of:=[Data.AP89]" office:value-type="float" office:value="0.359649122807018" calcext:value-type="float">
            <text:p>0.359649122807018</text:p>
          </table:table-cell>
          <table:table-cell table:formula="of:=[Data.AP94]" office:value-type="float" office:value="0.289473684210526" calcext:value-type="float">
            <text:p>0.289473684210526</text:p>
          </table:table-cell>
          <table:table-cell table:formula="of:=[Data.AP99]" office:value-type="float" office:value="0.254385964912281" calcext:value-type="float">
            <text:p>0.25438596491228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P55]" office:value-type="float" office:value="0.719298245614035" calcext:value-type="float">
            <text:p>0.719298245614035</text:p>
          </table:table-cell>
          <table:table-cell table:formula="of:=[Data.AP60]" office:value-type="float" office:value="0.62280701754386" calcext:value-type="float">
            <text:p>0.62280701754386</text:p>
          </table:table-cell>
          <table:table-cell table:formula="of:=[Data.AP65]" office:value-type="float" office:value="0.412280701754386" calcext:value-type="float">
            <text:p>0.412280701754386</text:p>
          </table:table-cell>
          <table:table-cell table:formula="of:=[Data.AP70]" office:value-type="float" office:value="0.68421052631579" calcext:value-type="float">
            <text:p>0.68421052631579</text:p>
          </table:table-cell>
          <table:table-cell table:formula="of:=[Data.AP75]" office:value-type="float" office:value="0.491228070175439" calcext:value-type="float">
            <text:p>0.49122807017543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P80]" office:value-type="float" office:value="0.403508771929825" calcext:value-type="float">
            <text:p>0.403508771929825</text:p>
          </table:table-cell>
          <table:table-cell table:formula="of:=[Data.AP85]" office:value-type="float" office:value="0.526315789473684" calcext:value-type="float">
            <text:p>0.526315789473684</text:p>
          </table:table-cell>
          <table:table-cell table:formula="of:=[Data.AP90]" office:value-type="float" office:value="0.421052631578947" calcext:value-type="float">
            <text:p>0.421052631578947</text:p>
          </table:table-cell>
          <table:table-cell table:formula="of:=[Data.AP95]" office:value-type="float" office:value="0.394736842105263" calcext:value-type="float">
            <text:p>0.394736842105263</text:p>
          </table:table-cell>
          <table:table-cell table:formula="of:=[Data.AP100]" office:value-type="float" office:value="0.307017543859649" calcext:value-type="float">
            <text:p>0.30701754385964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P80]" office:value-type="float" office:value="0.403508771929825" calcext:value-type="float">
            <text:p>0.403508771929825</text:p>
          </table:table-cell>
          <table:table-cell table:formula="of:=[Data.AP85]" office:value-type="float" office:value="0.526315789473684" calcext:value-type="float">
            <text:p>0.526315789473684</text:p>
          </table:table-cell>
          <table:table-cell table:formula="of:=[Data.AP90]" office:value-type="float" office:value="0.421052631578947" calcext:value-type="float">
            <text:p>0.421052631578947</text:p>
          </table:table-cell>
          <table:table-cell table:formula="of:=[Data.AP95]" office:value-type="float" office:value="0.394736842105263" calcext:value-type="float">
            <text:p>0.394736842105263</text:p>
          </table:table-cell>
          <table:table-cell table:formula="of:=[Data.AP100]" office:value-type="float" office:value="0.307017543859649" calcext:value-type="float">
            <text:p>0.30701754385964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P81]" office:value-type="float" office:value="0.368421052631579" calcext:value-type="float">
            <text:p>0.368421052631579</text:p>
          </table:table-cell>
          <table:table-cell table:formula="of:=[Data.AP86]" office:value-type="float" office:value="0.464912280701754" calcext:value-type="float">
            <text:p>0.464912280701754</text:p>
          </table:table-cell>
          <table:table-cell table:formula="of:=[Data.AP91]" office:value-type="float" office:value="0.37719298245614" calcext:value-type="float">
            <text:p>0.37719298245614</text:p>
          </table:table-cell>
          <table:table-cell table:formula="of:=[Data.AP96]" office:value-type="float" office:value="0.5" calcext:value-type="float">
            <text:p>0.5</text:p>
          </table:table-cell>
          <table:table-cell table:formula="of:=[Data.AP101]" office:value-type="float" office:value="0.447368421052632" calcext:value-type="float">
            <text:p>0.44736842105263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P105]" office:value-type="float" office:value="0.307017543859649" calcext:value-type="float">
            <text:p>0.307017543859649</text:p>
          </table:table-cell>
          <table:table-cell table:formula="of:=[Data.AP110]" office:value-type="float" office:value="0.333333333333333" calcext:value-type="float">
            <text:p>0.333333333333333</text:p>
          </table:table-cell>
          <table:table-cell table:formula="of:=[Data.AP115]" office:value-type="float" office:value="0.298245614035088" calcext:value-type="float">
            <text:p>0.298245614035088</text:p>
          </table:table-cell>
          <table:table-cell table:formula="of:=[Data.AP120]" office:value-type="float" office:value="0.359649122807018" calcext:value-type="float">
            <text:p>0.359649122807018</text:p>
          </table:table-cell>
          <table:table-cell table:formula="of:=[Data.AP125]" office:value-type="float" office:value="0.385964912280702" calcext:value-type="float">
            <text:p>0.385964912280702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P102]" office:value-type="float" office:value="0.403508771929825" calcext:value-type="float">
            <text:p>0.403508771929825</text:p>
          </table:table-cell>
          <table:table-cell table:formula="of:=[Data.AP107]" office:value-type="float" office:value="0.5" calcext:value-type="float">
            <text:p>0.5</text:p>
          </table:table-cell>
          <table:table-cell table:formula="of:=[Data.AP112]" office:value-type="float" office:value="0.236842105263158" calcext:value-type="float">
            <text:p>0.236842105263158</text:p>
          </table:table-cell>
          <table:table-cell table:formula="of:=[Data.AP117]" office:value-type="float" office:value="0.429824561403509" calcext:value-type="float">
            <text:p>0.429824561403509</text:p>
          </table:table-cell>
          <table:table-cell table:formula="of:=[Data.AP122]" office:value-type="float" office:value="0.324561403508772" calcext:value-type="float">
            <text:p>0.3245614035087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P6]" office:value-type="float" office:value="0.473684210526316" calcext:value-type="float">
            <text:p>0.473684210526316</text:p>
          </table:table-cell>
          <table:table-cell table:formula="of:=[Data.AP11]" office:value-type="float" office:value="0.403508771929825" calcext:value-type="float">
            <text:p>0.403508771929825</text:p>
          </table:table-cell>
          <table:table-cell table:formula="of:=[Data.AP16]" office:value-type="float" office:value="0.517543859649123" calcext:value-type="float">
            <text:p>0.517543859649123</text:p>
          </table:table-cell>
          <table:table-cell table:formula="of:=[Data.AP21]" office:value-type="float" office:value="1" calcext:value-type="float">
            <text:p>1</text:p>
          </table:table-cell>
          <table:table-cell table:formula="of:=[Data.AP26]" office:value-type="float" office:value="0.37719298245614" calcext:value-type="float">
            <text:p>0.37719298245614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P103]" office:value-type="float" office:value="0.359649122807018" calcext:value-type="float">
            <text:p>0.359649122807018</text:p>
          </table:table-cell>
          <table:table-cell table:formula="of:=[Data.AP108]" office:value-type="float" office:value="0.359649122807018" calcext:value-type="float">
            <text:p>0.359649122807018</text:p>
          </table:table-cell>
          <table:table-cell table:formula="of:=[Data.AP113]" office:value-type="float" office:value="0.236842105263158" calcext:value-type="float">
            <text:p>0.236842105263158</text:p>
          </table:table-cell>
          <table:table-cell table:formula="of:=[Data.AP118]" office:value-type="float" office:value="0.315789473684211" calcext:value-type="float">
            <text:p>0.315789473684211</text:p>
          </table:table-cell>
          <table:table-cell table:formula="of:=[Data.AP123]" office:value-type="float" office:value="0.421052631578947" calcext:value-type="float">
            <text:p>0.4210526315789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P31]" office:value-type="float" office:value="0.894736842105263" calcext:value-type="float">
            <text:p>0.894736842105263</text:p>
          </table:table-cell>
          <table:table-cell table:formula="of:=[Data.AP36]" office:value-type="float" office:value="0.473684210526316" calcext:value-type="float">
            <text:p>0.473684210526316</text:p>
          </table:table-cell>
          <table:table-cell table:formula="of:=[Data.AP41]" office:value-type="float" office:value="0.807017543859649" calcext:value-type="float">
            <text:p>0.807017543859649</text:p>
          </table:table-cell>
          <table:table-cell table:formula="of:=[Data.AP46]" office:value-type="float" office:value="0.596491228070175" calcext:value-type="float">
            <text:p>0.596491228070175</text:p>
          </table:table-cell>
          <table:table-cell table:formula="of:=[Data.AP51]" office:value-type="float" office:value="0.210526315789474" calcext:value-type="float">
            <text:p>0.210526315789474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P104]" office:value-type="float" office:value="0.447368421052632" calcext:value-type="float">
            <text:p>0.447368421052632</text:p>
          </table:table-cell>
          <table:table-cell table:formula="of:=[Data.AP109]" office:value-type="float" office:value="0.350877192982456" calcext:value-type="float">
            <text:p>0.350877192982456</text:p>
          </table:table-cell>
          <table:table-cell table:formula="of:=[Data.AP114]" office:value-type="float" office:value="0.359649122807018" calcext:value-type="float">
            <text:p>0.359649122807018</text:p>
          </table:table-cell>
          <table:table-cell table:formula="of:=[Data.AP119]" office:value-type="float" office:value="0.37719298245614" calcext:value-type="float">
            <text:p>0.37719298245614</text:p>
          </table:table-cell>
          <table:table-cell table:formula="of:=[Data.AP124]" office:value-type="float" office:value="0.473684210526316" calcext:value-type="float">
            <text:p>0.47368421052631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P56]" office:value-type="float" office:value="0.745614035087719" calcext:value-type="float">
            <text:p>0.745614035087719</text:p>
          </table:table-cell>
          <table:table-cell table:formula="of:=[Data.AP61]" office:value-type="float" office:value="0.447368421052632" calcext:value-type="float">
            <text:p>0.447368421052632</text:p>
          </table:table-cell>
          <table:table-cell table:formula="of:=[Data.AP66]" office:value-type="float" office:value="0.587719298245614" calcext:value-type="float">
            <text:p>0.587719298245614</text:p>
          </table:table-cell>
          <table:table-cell table:formula="of:=[Data.AP71]" office:value-type="float" office:value="0.263157894736842" calcext:value-type="float">
            <text:p>0.263157894736842</text:p>
          </table:table-cell>
          <table:table-cell table:formula="of:=[Data.AP76]" office:value-type="float" office:value="0.114035087719298" calcext:value-type="float">
            <text:p>0.114035087719298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P105]" office:value-type="float" office:value="0.307017543859649" calcext:value-type="float">
            <text:p>0.307017543859649</text:p>
          </table:table-cell>
          <table:table-cell table:formula="of:=[Data.AP110]" office:value-type="float" office:value="0.333333333333333" calcext:value-type="float">
            <text:p>0.333333333333333</text:p>
          </table:table-cell>
          <table:table-cell table:formula="of:=[Data.AP115]" office:value-type="float" office:value="0.298245614035088" calcext:value-type="float">
            <text:p>0.298245614035088</text:p>
          </table:table-cell>
          <table:table-cell table:formula="of:=[Data.AP120]" office:value-type="float" office:value="0.359649122807018" calcext:value-type="float">
            <text:p>0.359649122807018</text:p>
          </table:table-cell>
          <table:table-cell table:formula="of:=[Data.AP125]" office:value-type="float" office:value="0.385964912280702" calcext:value-type="float">
            <text:p>0.38596491228070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4" table:formula="of:=[Data.AP81]" office:value-type="float" office:value="0.368421052631579" calcext:value-type="float">
            <text:p>0.368421052631579</text:p>
          </table:table-cell>
          <table:table-cell table:style-name="ce14" table:formula="of:=[Data.AP86]" office:value-type="float" office:value="0.464912280701754" calcext:value-type="float">
            <text:p>0.464912280701754</text:p>
          </table:table-cell>
          <table:table-cell table:style-name="ce14" table:formula="of:=[Data.AP91]" office:value-type="float" office:value="0.37719298245614" calcext:value-type="float">
            <text:p>0.37719298245614</text:p>
          </table:table-cell>
          <table:table-cell table:style-name="ce14" table:formula="of:=[Data.AP96]" office:value-type="float" office:value="0.5" calcext:value-type="float">
            <text:p>0.5</text:p>
          </table:table-cell>
          <table:table-cell table:style-name="ce14" table:formula="of:=[Data.AP101]" office:value-type="float" office:value="0.447368421052632" calcext:value-type="float">
            <text:p>0.44736842105263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P106]" office:value-type="float" office:value="0.201754385964912" calcext:value-type="float">
            <text:p>0.201754385964912</text:p>
          </table:table-cell>
          <table:table-cell table:formula="of:=[Data.AP111]" office:value-type="float" office:value="0.254385964912281" calcext:value-type="float">
            <text:p>0.254385964912281</text:p>
          </table:table-cell>
          <table:table-cell table:formula="of:=[Data.AP116]" office:value-type="float" office:value="0.140350877192982" calcext:value-type="float">
            <text:p>0.140350877192982</text:p>
          </table:table-cell>
          <table:table-cell table:formula="of:=[Data.AP121]" office:value-type="float" office:value="0.18421052631579" calcext:value-type="float">
            <text:p>0.18421052631579</text:p>
          </table:table-cell>
          <table:table-cell table:formula="of:=[Data.AP126]" office:value-type="float" office:value="0.254385964912281" calcext:value-type="float">
            <text:p>0.25438596491228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14" table:formula="of:=[Data.AP106]" office:value-type="float" office:value="0.201754385964912" calcext:value-type="float">
            <text:p>0.201754385964912</text:p>
          </table:table-cell>
          <table:table-cell table:style-name="ce14" table:formula="of:=[Data.AP111]" office:value-type="float" office:value="0.254385964912281" calcext:value-type="float">
            <text:p>0.254385964912281</text:p>
          </table:table-cell>
          <table:table-cell table:style-name="ce14" table:formula="of:=[Data.AP116]" office:value-type="float" office:value="0.140350877192982" calcext:value-type="float">
            <text:p>0.140350877192982</text:p>
          </table:table-cell>
          <table:table-cell table:style-name="ce14" table:formula="of:=[Data.AP121]" office:value-type="float" office:value="0.18421052631579" calcext:value-type="float">
            <text:p>0.18421052631579</text:p>
          </table:table-cell>
          <table:table-cell table:style-name="ce14" table:formula="of:=[Data.AP126]" office:value-type="float" office:value="0.254385964912281" calcext:value-type="float">
            <text:p>0.254385964912281</text:p>
          </table:table-cell>
          <table:table-cell/>
        </table:table-row>
        <calcext:conditional-formats>
          <calcext:conditional-format calcext:target-range-address="Avg2.C2:Avg2.G30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  <calcext:conditional-format calcext:target-range-address="Avg2.K2:Avg2.O30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  <calcext:conditional-format calcext:target-range-address="Avg2.K2:Avg2.O2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  <calcext:conditional-format calcext:target-range-address="Avg2.K3:Avg2.O28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</calcext:conditional-formats>
      </table:table>
      <table:table table:name="Avg3" table:style-name="ta1">
        <table:table-column table:style-name="co18" table:default-cell-style-name="Default"/>
        <table:table-column table:style-name="co17" table:default-cell-style-name="Default"/>
        <table:table-column table:style-name="co17" table:number-columns-repeated="5" table:default-cell-style-name="ce15"/>
        <table:table-column table:style-name="co17" table:number-columns-repeated="3" table:default-cell-style-name="Default"/>
        <table:table-column table:style-name="co17" table:number-columns-repeated="5" table:default-cell-style-name="ce17"/>
        <table:table-column table:style-name="co17" table:default-cell-style-name="Default"/>
        <table:table-row table:style-name="ro1">
          <table:table-cell office:value-type="string" calcext:value-type="string">
            <text:p>Heuristic Weight</text:p>
          </table:table-cell>
          <table:table-cell office:value-type="string" calcext:value-type="string">
            <text:p>UCB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string" calcext:value-type="string">
            <text:p>Move weight</text:p>
          </table:table-cell>
          <table:table-cell office:value-type="string" calcext:value-type="string">
            <text:p>UCB</text:p>
          </table:table-cell>
          <table:table-cell office:value-type="string" calcext:value-type="string">
            <text:p>Heuristi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string" calcext:value-type="string">
            <text:p>Move 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Data.AQ2]" office:value-type="float" office:value="0.319148936170213" calcext:value-type="float">
            <text:p>0.319148936170213</text:p>
          </table:table-cell>
          <table:table-cell table:formula="of:=[Data.AQ7]" office:value-type="float" office:value="-0.361702127659574" calcext:value-type="float">
            <text:p>-0.361702127659574</text:p>
          </table:table-cell>
          <table:table-cell table:formula="of:=[Data.AQ12]" office:value-type="float" office:value="-0.106382978723404" calcext:value-type="float">
            <text:p>-0.106382978723404</text:p>
          </table:table-cell>
          <table:table-cell table:formula="of:=[Data.AQ17]" office:value-type="float" office:value="-0.51063829787234" calcext:value-type="float">
            <text:p>-0.51063829787234</text:p>
          </table:table-cell>
          <table:table-cell table:formula="of:=[Data.AQ22]" office:value-type="float" office:value="-0.531914893617021" calcext:value-type="float">
            <text:p>-0.5319148936170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[Data.AQ2]" office:value-type="float" office:value="0.319148936170213" calcext:value-type="float">
            <text:p>0.319148936170213</text:p>
          </table:table-cell>
          <table:table-cell table:style-name="ce16" table:formula="of:=[Data.AQ7]" office:value-type="float" office:value="-0.361702127659574" calcext:value-type="float">
            <text:p>-0.361702127659574</text:p>
          </table:table-cell>
          <table:table-cell table:style-name="ce16" table:formula="of:=[Data.AQ12]" office:value-type="float" office:value="-0.106382978723404" calcext:value-type="float">
            <text:p>-0.106382978723404</text:p>
          </table:table-cell>
          <table:table-cell table:style-name="ce16" table:formula="of:=[Data.AQ17]" office:value-type="float" office:value="-0.51063829787234" calcext:value-type="float">
            <text:p>-0.51063829787234</text:p>
          </table:table-cell>
          <table:table-cell table:style-name="ce16" table:formula="of:=[Data.AQ22]" office:value-type="float" office:value="-0.531914893617021" calcext:value-type="float">
            <text:p>-0.531914893617021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Q3]" office:value-type="float" office:value="0.446808510638298" calcext:value-type="float">
            <text:p>0.446808510638298</text:p>
          </table:table-cell>
          <table:table-cell table:formula="of:=[Data.AQ8]" office:value-type="float" office:value="-0.148936170212766" calcext:value-type="float">
            <text:p>-0.148936170212766</text:p>
          </table:table-cell>
          <table:table-cell table:formula="of:=[Data.AQ13]" office:value-type="float" office:value="-0.446808510638298" calcext:value-type="float">
            <text:p>-0.446808510638298</text:p>
          </table:table-cell>
          <table:table-cell table:formula="of:=[Data.AQ18]" office:value-type="float" office:value="-0.893617021276596" calcext:value-type="float">
            <text:p>-0.893617021276596</text:p>
          </table:table-cell>
          <table:table-cell table:formula="of:=[Data.AQ23]" office:value-type="float" office:value="-0.468085106382979" calcext:value-type="float">
            <text:p>-0.46808510638297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Q27]" office:value-type="float" office:value="0.531914893617021" calcext:value-type="float">
            <text:p>0.531914893617021</text:p>
          </table:table-cell>
          <table:table-cell table:formula="of:=[Data.AQ32]" office:value-type="float" office:value="0.659574468085106" calcext:value-type="float">
            <text:p>0.659574468085106</text:p>
          </table:table-cell>
          <table:table-cell table:formula="of:=[Data.AQ37]" office:value-type="float" office:value="-0.638297872340426" calcext:value-type="float">
            <text:p>-0.638297872340426</text:p>
          </table:table-cell>
          <table:table-cell table:formula="of:=[Data.AQ42]" office:value-type="float" office:value="-1" calcext:value-type="float">
            <text:p>-1</text:p>
          </table:table-cell>
          <table:table-cell table:formula="of:=[Data.AQ47]" office:value-type="float" office:value="-0.276595744680851" calcext:value-type="float">
            <text:p>-0.276595744680851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Q4]" office:value-type="float" office:value="0.212765957446808" calcext:value-type="float">
            <text:p>0.212765957446808</text:p>
          </table:table-cell>
          <table:table-cell table:formula="of:=[Data.AQ9]" office:value-type="float" office:value="-0.234042553191489" calcext:value-type="float">
            <text:p>-0.234042553191489</text:p>
          </table:table-cell>
          <table:table-cell table:formula="of:=[Data.AQ14]" office:value-type="float" office:value="-0.106382978723404" calcext:value-type="float">
            <text:p>-0.106382978723404</text:p>
          </table:table-cell>
          <table:table-cell table:formula="of:=[Data.AQ19]" office:value-type="float" office:value="-0.553191489361702" calcext:value-type="float">
            <text:p>-0.553191489361702</text:p>
          </table:table-cell>
          <table:table-cell table:formula="of:=[Data.AQ24]" office:value-type="float" office:value="-0.574468085106383" calcext:value-type="float">
            <text:p>-0.57446808510638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Q52]" office:value-type="float" office:value="0.553191489361702" calcext:value-type="float">
            <text:p>0.553191489361702</text:p>
          </table:table-cell>
          <table:table-cell table:formula="of:=[Data.AQ57]" office:value-type="float" office:value="0.234042553191489" calcext:value-type="float">
            <text:p>0.234042553191489</text:p>
          </table:table-cell>
          <table:table-cell table:formula="of:=[Data.AQ62]" office:value-type="float" office:value="0.382978723404255" calcext:value-type="float">
            <text:p>0.382978723404255</text:p>
          </table:table-cell>
          <table:table-cell table:formula="of:=[Data.AQ67]" office:value-type="float" office:value="-0.595744680851064" calcext:value-type="float">
            <text:p>-0.595744680851064</text:p>
          </table:table-cell>
          <table:table-cell table:formula="of:=[Data.AQ72]" office:value-type="float" office:value="-0.787234042553192" calcext:value-type="float">
            <text:p>-0.78723404255319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Q5]" office:value-type="float" office:value="-0.638297872340426" calcext:value-type="float">
            <text:p>-0.638297872340426</text:p>
          </table:table-cell>
          <table:table-cell table:formula="of:=[Data.AQ10]" office:value-type="float" office:value="-0.553191489361702" calcext:value-type="float">
            <text:p>-0.553191489361702</text:p>
          </table:table-cell>
          <table:table-cell table:formula="of:=[Data.AQ15]" office:value-type="float" office:value="-0.617021276595745" calcext:value-type="float">
            <text:p>-0.617021276595745</text:p>
          </table:table-cell>
          <table:table-cell table:formula="of:=[Data.AQ20]" office:value-type="float" office:value="-0.595744680851064" calcext:value-type="float">
            <text:p>-0.595744680851064</text:p>
          </table:table-cell>
          <table:table-cell table:formula="of:=[Data.AQ25]" office:value-type="float" office:value="-0.468085106382979" calcext:value-type="float">
            <text:p>-0.46808510638297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Q77]" office:value-type="float" office:value="0.531914893617021" calcext:value-type="float">
            <text:p>0.531914893617021</text:p>
          </table:table-cell>
          <table:table-cell table:formula="of:=[Data.AQ82]" office:value-type="float" office:value="0.48936170212766" calcext:value-type="float">
            <text:p>0.48936170212766</text:p>
          </table:table-cell>
          <table:table-cell table:formula="of:=[Data.AQ87]" office:value-type="float" office:value="0.638297872340426" calcext:value-type="float">
            <text:p>0.638297872340426</text:p>
          </table:table-cell>
          <table:table-cell table:formula="of:=[Data.AQ92]" office:value-type="float" office:value="0.212765957446808" calcext:value-type="float">
            <text:p>0.212765957446808</text:p>
          </table:table-cell>
          <table:table-cell table:formula="of:=[Data.AQ97]" office:value-type="float" office:value="-0.808510638297872" calcext:value-type="float">
            <text:p>-0.80851063829787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Q6]" office:value-type="float" office:value="-0.446808510638298" calcext:value-type="float">
            <text:p>-0.446808510638298</text:p>
          </table:table-cell>
          <table:table-cell table:formula="of:=[Data.AQ11]" office:value-type="float" office:value="-0.382978723404255" calcext:value-type="float">
            <text:p>-0.382978723404255</text:p>
          </table:table-cell>
          <table:table-cell table:formula="of:=[Data.AQ16]" office:value-type="float" office:value="-0.553191489361702" calcext:value-type="float">
            <text:p>-0.553191489361702</text:p>
          </table:table-cell>
          <table:table-cell table:formula="of:=[Data.AQ21]" office:value-type="float" office:value="-0.446808510638298" calcext:value-type="float">
            <text:p>-0.446808510638298</text:p>
          </table:table-cell>
          <table:table-cell table:formula="of:=[Data.AQ26]" office:value-type="float" office:value="-0.0425531914893617" calcext:value-type="float">
            <text:p>-0.04255319148936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Q102]" office:value-type="float" office:value="0.553191489361702" calcext:value-type="float">
            <text:p>0.553191489361702</text:p>
          </table:table-cell>
          <table:table-cell table:formula="of:=[Data.AQ107]" office:value-type="float" office:value="0.404255319148936" calcext:value-type="float">
            <text:p>0.404255319148936</text:p>
          </table:table-cell>
          <table:table-cell table:formula="of:=[Data.AQ112]" office:value-type="float" office:value="0.425531914893617" calcext:value-type="float">
            <text:p>0.425531914893617</text:p>
          </table:table-cell>
          <table:table-cell table:formula="of:=[Data.AQ117]" office:value-type="float" office:value="0.319148936170213" calcext:value-type="float">
            <text:p>0.319148936170213</text:p>
          </table:table-cell>
          <table:table-cell table:formula="of:=[Data.AQ122]" office:value-type="float" office:value="0.319148936170213" calcext:value-type="float">
            <text:p>0.3191489361702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Q27]" office:value-type="float" office:value="0.531914893617021" calcext:value-type="float">
            <text:p>0.531914893617021</text:p>
          </table:table-cell>
          <table:table-cell table:formula="of:=[Data.AQ32]" office:value-type="float" office:value="0.659574468085106" calcext:value-type="float">
            <text:p>0.659574468085106</text:p>
          </table:table-cell>
          <table:table-cell table:formula="of:=[Data.AQ37]" office:value-type="float" office:value="-0.638297872340426" calcext:value-type="float">
            <text:p>-0.638297872340426</text:p>
          </table:table-cell>
          <table:table-cell table:formula="of:=[Data.AQ42]" office:value-type="float" office:value="-1" calcext:value-type="float">
            <text:p>-1</text:p>
          </table:table-cell>
          <table:table-cell table:formula="of:=[Data.AQ47]" office:value-type="float" office:value="-0.276595744680851" calcext:value-type="float">
            <text:p>-0.2765957446808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Q3]" office:value-type="float" office:value="0.446808510638298" calcext:value-type="float">
            <text:p>0.446808510638298</text:p>
          </table:table-cell>
          <table:table-cell table:formula="of:=[Data.AQ8]" office:value-type="float" office:value="-0.148936170212766" calcext:value-type="float">
            <text:p>-0.148936170212766</text:p>
          </table:table-cell>
          <table:table-cell table:formula="of:=[Data.AQ13]" office:value-type="float" office:value="-0.446808510638298" calcext:value-type="float">
            <text:p>-0.446808510638298</text:p>
          </table:table-cell>
          <table:table-cell table:formula="of:=[Data.AQ18]" office:value-type="float" office:value="-0.893617021276596" calcext:value-type="float">
            <text:p>-0.893617021276596</text:p>
          </table:table-cell>
          <table:table-cell table:formula="of:=[Data.AQ23]" office:value-type="float" office:value="-0.468085106382979" calcext:value-type="float">
            <text:p>-0.468085106382979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Q28]" office:value-type="float" office:value="0.531914893617021" calcext:value-type="float">
            <text:p>0.531914893617021</text:p>
          </table:table-cell>
          <table:table-cell table:formula="of:=[Data.AQ33]" office:value-type="float" office:value="0.361702127659574" calcext:value-type="float">
            <text:p>0.361702127659574</text:p>
          </table:table-cell>
          <table:table-cell table:formula="of:=[Data.AQ38]" office:value-type="float" office:value="-0.234042553191489" calcext:value-type="float">
            <text:p>-0.234042553191489</text:p>
          </table:table-cell>
          <table:table-cell table:formula="of:=[Data.AQ43]" office:value-type="float" office:value="-0.446808510638298" calcext:value-type="float">
            <text:p>-0.446808510638298</text:p>
          </table:table-cell>
          <table:table-cell table:formula="of:=[Data.AQ48]" office:value-type="float" office:value="-0.617021276595745" calcext:value-type="float">
            <text:p>-0.61702127659574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Q28]" office:value-type="float" office:value="0.531914893617021" calcext:value-type="float">
            <text:p>0.531914893617021</text:p>
          </table:table-cell>
          <table:table-cell table:formula="of:=[Data.AQ33]" office:value-type="float" office:value="0.361702127659574" calcext:value-type="float">
            <text:p>0.361702127659574</text:p>
          </table:table-cell>
          <table:table-cell table:formula="of:=[Data.AQ38]" office:value-type="float" office:value="-0.234042553191489" calcext:value-type="float">
            <text:p>-0.234042553191489</text:p>
          </table:table-cell>
          <table:table-cell table:formula="of:=[Data.AQ43]" office:value-type="float" office:value="-0.446808510638298" calcext:value-type="float">
            <text:p>-0.446808510638298</text:p>
          </table:table-cell>
          <table:table-cell table:formula="of:=[Data.AQ48]" office:value-type="float" office:value="-0.617021276595745" calcext:value-type="float">
            <text:p>-0.617021276595745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Q29]" office:value-type="float" office:value="0.191489361702128" calcext:value-type="float">
            <text:p>0.191489361702128</text:p>
          </table:table-cell>
          <table:table-cell table:formula="of:=[Data.AQ34]" office:value-type="float" office:value="0.276595744680851" calcext:value-type="float">
            <text:p>0.276595744680851</text:p>
          </table:table-cell>
          <table:table-cell table:formula="of:=[Data.AQ39]" office:value-type="float" office:value="-0.617021276595745" calcext:value-type="float">
            <text:p>-0.617021276595745</text:p>
          </table:table-cell>
          <table:table-cell table:formula="of:=[Data.AQ44]" office:value-type="float" office:value="-0.127659574468085" calcext:value-type="float">
            <text:p>-0.127659574468085</text:p>
          </table:table-cell>
          <table:table-cell table:formula="of:=[Data.AQ49]" office:value-type="float" office:value="-0.680851063829787" calcext:value-type="float">
            <text:p>-0.68085106382978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Q53]" office:value-type="float" office:value="0.446808510638298" calcext:value-type="float">
            <text:p>0.446808510638298</text:p>
          </table:table-cell>
          <table:table-cell table:formula="of:=[Data.AQ58]" office:value-type="float" office:value="0.361702127659574" calcext:value-type="float">
            <text:p>0.361702127659574</text:p>
          </table:table-cell>
          <table:table-cell table:formula="of:=[Data.AQ63]" office:value-type="float" office:value="0.382978723404255" calcext:value-type="float">
            <text:p>0.382978723404255</text:p>
          </table:table-cell>
          <table:table-cell table:formula="of:=[Data.AQ68]" office:value-type="float" office:value="-0.425531914893617" calcext:value-type="float">
            <text:p>-0.425531914893617</text:p>
          </table:table-cell>
          <table:table-cell table:formula="of:=[Data.AQ73]" office:value-type="float" office:value="-0.404255319148936" calcext:value-type="float">
            <text:p>-0.40425531914893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Q30]" office:value-type="float" office:value="-0.446808510638298" calcext:value-type="float">
            <text:p>-0.446808510638298</text:p>
          </table:table-cell>
          <table:table-cell table:formula="of:=[Data.AQ35]" office:value-type="float" office:value="-0.574468085106383" calcext:value-type="float">
            <text:p>-0.574468085106383</text:p>
          </table:table-cell>
          <table:table-cell table:formula="of:=[Data.AQ40]" office:value-type="float" office:value="-0.51063829787234" calcext:value-type="float">
            <text:p>-0.51063829787234</text:p>
          </table:table-cell>
          <table:table-cell table:formula="of:=[Data.AQ45]" office:value-type="float" office:value="-0.702127659574468" calcext:value-type="float">
            <text:p>-0.702127659574468</text:p>
          </table:table-cell>
          <table:table-cell table:formula="of:=[Data.AQ50]" office:value-type="float" office:value="-0.382978723404255" calcext:value-type="float">
            <text:p>-0.382978723404255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Q78]" office:value-type="float" office:value="0.446808510638298" calcext:value-type="float">
            <text:p>0.446808510638298</text:p>
          </table:table-cell>
          <table:table-cell table:formula="of:=[Data.AQ83]" office:value-type="float" office:value="0.425531914893617" calcext:value-type="float">
            <text:p>0.425531914893617</text:p>
          </table:table-cell>
          <table:table-cell table:formula="of:=[Data.AQ88]" office:value-type="float" office:value="0.404255319148936" calcext:value-type="float">
            <text:p>0.404255319148936</text:p>
          </table:table-cell>
          <table:table-cell table:formula="of:=[Data.AQ93]" office:value-type="float" office:value="0.617021276595745" calcext:value-type="float">
            <text:p>0.617021276595745</text:p>
          </table:table-cell>
          <table:table-cell table:formula="of:=[Data.AQ98]" office:value-type="float" office:value="-0.297872340425532" calcext:value-type="float">
            <text:p>-0.29787234042553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Q31]" office:value-type="float" office:value="-0.25531914893617" calcext:value-type="float">
            <text:p>-0.25531914893617</text:p>
          </table:table-cell>
          <table:table-cell table:formula="of:=[Data.AQ36]" office:value-type="float" office:value="0.170212765957447" calcext:value-type="float">
            <text:p>0.170212765957447</text:p>
          </table:table-cell>
          <table:table-cell table:formula="of:=[Data.AQ41]" office:value-type="float" office:value="-0.340425531914894" calcext:value-type="float">
            <text:p>-0.340425531914894</text:p>
          </table:table-cell>
          <table:table-cell table:formula="of:=[Data.AQ46]" office:value-type="float" office:value="-0.234042553191489" calcext:value-type="float">
            <text:p>-0.234042553191489</text:p>
          </table:table-cell>
          <table:table-cell table:formula="of:=[Data.AQ51]" office:value-type="float" office:value="-0.170212765957447" calcext:value-type="float">
            <text:p>-0.170212765957447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Q103]" office:value-type="float" office:value="0.638297872340426" calcext:value-type="float">
            <text:p>0.638297872340426</text:p>
          </table:table-cell>
          <table:table-cell table:formula="of:=[Data.AQ108]" office:value-type="float" office:value="0.553191489361702" calcext:value-type="float">
            <text:p>0.553191489361702</text:p>
          </table:table-cell>
          <table:table-cell table:formula="of:=[Data.AQ113]" office:value-type="float" office:value="0.191489361702128" calcext:value-type="float">
            <text:p>0.191489361702128</text:p>
          </table:table-cell>
          <table:table-cell table:formula="of:=[Data.AQ118]" office:value-type="float" office:value="0.382978723404255" calcext:value-type="float">
            <text:p>0.382978723404255</text:p>
          </table:table-cell>
          <table:table-cell table:formula="of:=[Data.AQ123]" office:value-type="float" office:value="0.191489361702128" calcext:value-type="float">
            <text:p>0.19148936170212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Q52]" office:value-type="float" office:value="0.553191489361702" calcext:value-type="float">
            <text:p>0.553191489361702</text:p>
          </table:table-cell>
          <table:table-cell table:formula="of:=[Data.AQ57]" office:value-type="float" office:value="0.234042553191489" calcext:value-type="float">
            <text:p>0.234042553191489</text:p>
          </table:table-cell>
          <table:table-cell table:formula="of:=[Data.AQ62]" office:value-type="float" office:value="0.382978723404255" calcext:value-type="float">
            <text:p>0.382978723404255</text:p>
          </table:table-cell>
          <table:table-cell table:formula="of:=[Data.AQ67]" office:value-type="float" office:value="-0.595744680851064" calcext:value-type="float">
            <text:p>-0.595744680851064</text:p>
          </table:table-cell>
          <table:table-cell table:formula="of:=[Data.AQ72]" office:value-type="float" office:value="-0.787234042553192" calcext:value-type="float">
            <text:p>-0.7872340425531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Q4]" office:value-type="float" office:value="0.212765957446808" calcext:value-type="float">
            <text:p>0.212765957446808</text:p>
          </table:table-cell>
          <table:table-cell table:formula="of:=[Data.AQ9]" office:value-type="float" office:value="-0.234042553191489" calcext:value-type="float">
            <text:p>-0.234042553191489</text:p>
          </table:table-cell>
          <table:table-cell table:formula="of:=[Data.AQ14]" office:value-type="float" office:value="-0.106382978723404" calcext:value-type="float">
            <text:p>-0.106382978723404</text:p>
          </table:table-cell>
          <table:table-cell table:formula="of:=[Data.AQ19]" office:value-type="float" office:value="-0.553191489361702" calcext:value-type="float">
            <text:p>-0.553191489361702</text:p>
          </table:table-cell>
          <table:table-cell table:formula="of:=[Data.AQ24]" office:value-type="float" office:value="-0.574468085106383" calcext:value-type="float">
            <text:p>-0.574468085106383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Q53]" office:value-type="float" office:value="0.446808510638298" calcext:value-type="float">
            <text:p>0.446808510638298</text:p>
          </table:table-cell>
          <table:table-cell table:formula="of:=[Data.AQ58]" office:value-type="float" office:value="0.361702127659574" calcext:value-type="float">
            <text:p>0.361702127659574</text:p>
          </table:table-cell>
          <table:table-cell table:formula="of:=[Data.AQ63]" office:value-type="float" office:value="0.382978723404255" calcext:value-type="float">
            <text:p>0.382978723404255</text:p>
          </table:table-cell>
          <table:table-cell table:formula="of:=[Data.AQ68]" office:value-type="float" office:value="-0.425531914893617" calcext:value-type="float">
            <text:p>-0.425531914893617</text:p>
          </table:table-cell>
          <table:table-cell table:formula="of:=[Data.AQ73]" office:value-type="float" office:value="-0.404255319148936" calcext:value-type="float">
            <text:p>-0.40425531914893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Q29]" office:value-type="float" office:value="0.191489361702128" calcext:value-type="float">
            <text:p>0.191489361702128</text:p>
          </table:table-cell>
          <table:table-cell table:formula="of:=[Data.AQ34]" office:value-type="float" office:value="0.276595744680851" calcext:value-type="float">
            <text:p>0.276595744680851</text:p>
          </table:table-cell>
          <table:table-cell table:formula="of:=[Data.AQ39]" office:value-type="float" office:value="-0.617021276595745" calcext:value-type="float">
            <text:p>-0.617021276595745</text:p>
          </table:table-cell>
          <table:table-cell table:formula="of:=[Data.AQ44]" office:value-type="float" office:value="-0.127659574468085" calcext:value-type="float">
            <text:p>-0.127659574468085</text:p>
          </table:table-cell>
          <table:table-cell table:formula="of:=[Data.AQ49]" office:value-type="float" office:value="-0.680851063829787" calcext:value-type="float">
            <text:p>-0.680851063829787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Q54]" office:value-type="float" office:value="0.680851063829787" calcext:value-type="float">
            <text:p>0.680851063829787</text:p>
          </table:table-cell>
          <table:table-cell table:formula="of:=[Data.AQ59]" office:value-type="float" office:value="0.404255319148936" calcext:value-type="float">
            <text:p>0.404255319148936</text:p>
          </table:table-cell>
          <table:table-cell table:formula="of:=[Data.AQ64]" office:value-type="float" office:value="0.446808510638298" calcext:value-type="float">
            <text:p>0.446808510638298</text:p>
          </table:table-cell>
          <table:table-cell table:formula="of:=[Data.AQ69]" office:value-type="float" office:value="-0.617021276595745" calcext:value-type="float">
            <text:p>-0.617021276595745</text:p>
          </table:table-cell>
          <table:table-cell table:formula="of:=[Data.AQ74]" office:value-type="float" office:value="-0.638297872340426" calcext:value-type="float">
            <text:p>-0.63829787234042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Q54]" office:value-type="float" office:value="0.680851063829787" calcext:value-type="float">
            <text:p>0.680851063829787</text:p>
          </table:table-cell>
          <table:table-cell table:formula="of:=[Data.AQ59]" office:value-type="float" office:value="0.404255319148936" calcext:value-type="float">
            <text:p>0.404255319148936</text:p>
          </table:table-cell>
          <table:table-cell table:formula="of:=[Data.AQ64]" office:value-type="float" office:value="0.446808510638298" calcext:value-type="float">
            <text:p>0.446808510638298</text:p>
          </table:table-cell>
          <table:table-cell table:formula="of:=[Data.AQ69]" office:value-type="float" office:value="-0.617021276595745" calcext:value-type="float">
            <text:p>-0.617021276595745</text:p>
          </table:table-cell>
          <table:table-cell table:formula="of:=[Data.AQ74]" office:value-type="float" office:value="-0.638297872340426" calcext:value-type="float">
            <text:p>-0.63829787234042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Q55]" office:value-type="float" office:value="0.170212765957447" calcext:value-type="float">
            <text:p>0.170212765957447</text:p>
          </table:table-cell>
          <table:table-cell table:formula="of:=[Data.AQ60]" office:value-type="float" office:value="-0.191489361702128" calcext:value-type="float">
            <text:p>-0.191489361702128</text:p>
          </table:table-cell>
          <table:table-cell table:formula="of:=[Data.AQ65]" office:value-type="float" office:value="-0.106382978723404" calcext:value-type="float">
            <text:p>-0.106382978723404</text:p>
          </table:table-cell>
          <table:table-cell table:formula="of:=[Data.AQ70]" office:value-type="float" office:value="-0.106382978723404" calcext:value-type="float">
            <text:p>-0.106382978723404</text:p>
          </table:table-cell>
          <table:table-cell table:formula="of:=[Data.AQ75]" office:value-type="float" office:value="-0.425531914893617" calcext:value-type="float">
            <text:p>-0.425531914893617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Q79]" office:value-type="float" office:value="0.553191489361702" calcext:value-type="float">
            <text:p>0.553191489361702</text:p>
          </table:table-cell>
          <table:table-cell table:formula="of:=[Data.AQ84]" office:value-type="float" office:value="0.48936170212766" calcext:value-type="float">
            <text:p>0.48936170212766</text:p>
          </table:table-cell>
          <table:table-cell table:formula="of:=[Data.AQ89]" office:value-type="float" office:value="0.361702127659574" calcext:value-type="float">
            <text:p>0.361702127659574</text:p>
          </table:table-cell>
          <table:table-cell table:formula="of:=[Data.AQ94]" office:value-type="float" office:value="0.425531914893617" calcext:value-type="float">
            <text:p>0.425531914893617</text:p>
          </table:table-cell>
          <table:table-cell table:formula="of:=[Data.AQ99]" office:value-type="float" office:value="-0.361702127659574" calcext:value-type="float">
            <text:p>-0.36170212765957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Q56]" office:value-type="float" office:value="-0.404255319148936" calcext:value-type="float">
            <text:p>-0.404255319148936</text:p>
          </table:table-cell>
          <table:table-cell table:formula="of:=[Data.AQ61]" office:value-type="float" office:value="-0.297872340425532" calcext:value-type="float">
            <text:p>-0.297872340425532</text:p>
          </table:table-cell>
          <table:table-cell table:formula="of:=[Data.AQ66]" office:value-type="float" office:value="-0.468085106382979" calcext:value-type="float">
            <text:p>-0.468085106382979</text:p>
          </table:table-cell>
          <table:table-cell table:formula="of:=[Data.AQ71]" office:value-type="float" office:value="-0.574468085106383" calcext:value-type="float">
            <text:p>-0.574468085106383</text:p>
          </table:table-cell>
          <table:table-cell table:formula="of:=[Data.AQ76]" office:value-type="float" office:value="-0.51063829787234" calcext:value-type="float">
            <text:p>-0.5106382978723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Q104]" office:value-type="float" office:value="0.659574468085106" calcext:value-type="float">
            <text:p>0.659574468085106</text:p>
          </table:table-cell>
          <table:table-cell table:formula="of:=[Data.AQ109]" office:value-type="float" office:value="0.361702127659574" calcext:value-type="float">
            <text:p>0.361702127659574</text:p>
          </table:table-cell>
          <table:table-cell table:formula="of:=[Data.AQ114]" office:value-type="float" office:value="0.446808510638298" calcext:value-type="float">
            <text:p>0.446808510638298</text:p>
          </table:table-cell>
          <table:table-cell table:formula="of:=[Data.AQ119]" office:value-type="float" office:value="0.234042553191489" calcext:value-type="float">
            <text:p>0.234042553191489</text:p>
          </table:table-cell>
          <table:table-cell table:formula="of:=[Data.AQ124]" office:value-type="float" office:value="0.531914893617021" calcext:value-type="float">
            <text:p>0.53191489361702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Q77]" office:value-type="float" office:value="0.531914893617021" calcext:value-type="float">
            <text:p>0.531914893617021</text:p>
          </table:table-cell>
          <table:table-cell table:formula="of:=[Data.AQ82]" office:value-type="float" office:value="0.48936170212766" calcext:value-type="float">
            <text:p>0.48936170212766</text:p>
          </table:table-cell>
          <table:table-cell table:formula="of:=[Data.AQ87]" office:value-type="float" office:value="0.638297872340426" calcext:value-type="float">
            <text:p>0.638297872340426</text:p>
          </table:table-cell>
          <table:table-cell table:formula="of:=[Data.AQ92]" office:value-type="float" office:value="0.212765957446808" calcext:value-type="float">
            <text:p>0.212765957446808</text:p>
          </table:table-cell>
          <table:table-cell table:formula="of:=[Data.AQ97]" office:value-type="float" office:value="-0.808510638297872" calcext:value-type="float">
            <text:p>-0.8085106382978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Q5]" office:value-type="float" office:value="-0.638297872340426" calcext:value-type="float">
            <text:p>-0.638297872340426</text:p>
          </table:table-cell>
          <table:table-cell table:formula="of:=[Data.AQ10]" office:value-type="float" office:value="-0.553191489361702" calcext:value-type="float">
            <text:p>-0.553191489361702</text:p>
          </table:table-cell>
          <table:table-cell table:formula="of:=[Data.AQ15]" office:value-type="float" office:value="-0.617021276595745" calcext:value-type="float">
            <text:p>-0.617021276595745</text:p>
          </table:table-cell>
          <table:table-cell table:formula="of:=[Data.AQ20]" office:value-type="float" office:value="-0.595744680851064" calcext:value-type="float">
            <text:p>-0.595744680851064</text:p>
          </table:table-cell>
          <table:table-cell table:formula="of:=[Data.AQ25]" office:value-type="float" office:value="-0.468085106382979" calcext:value-type="float">
            <text:p>-0.468085106382979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Q78]" office:value-type="float" office:value="0.446808510638298" calcext:value-type="float">
            <text:p>0.446808510638298</text:p>
          </table:table-cell>
          <table:table-cell table:formula="of:=[Data.AQ83]" office:value-type="float" office:value="0.425531914893617" calcext:value-type="float">
            <text:p>0.425531914893617</text:p>
          </table:table-cell>
          <table:table-cell table:formula="of:=[Data.AQ88]" office:value-type="float" office:value="0.404255319148936" calcext:value-type="float">
            <text:p>0.404255319148936</text:p>
          </table:table-cell>
          <table:table-cell table:formula="of:=[Data.AQ93]" office:value-type="float" office:value="0.617021276595745" calcext:value-type="float">
            <text:p>0.617021276595745</text:p>
          </table:table-cell>
          <table:table-cell table:formula="of:=[Data.AQ98]" office:value-type="float" office:value="-0.297872340425532" calcext:value-type="float">
            <text:p>-0.29787234042553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Q30]" office:value-type="float" office:value="-0.446808510638298" calcext:value-type="float">
            <text:p>-0.446808510638298</text:p>
          </table:table-cell>
          <table:table-cell table:formula="of:=[Data.AQ35]" office:value-type="float" office:value="-0.574468085106383" calcext:value-type="float">
            <text:p>-0.574468085106383</text:p>
          </table:table-cell>
          <table:table-cell table:formula="of:=[Data.AQ40]" office:value-type="float" office:value="-0.51063829787234" calcext:value-type="float">
            <text:p>-0.51063829787234</text:p>
          </table:table-cell>
          <table:table-cell table:formula="of:=[Data.AQ45]" office:value-type="float" office:value="-0.702127659574468" calcext:value-type="float">
            <text:p>-0.702127659574468</text:p>
          </table:table-cell>
          <table:table-cell table:formula="of:=[Data.AQ50]" office:value-type="float" office:value="-0.382978723404255" calcext:value-type="float">
            <text:p>-0.382978723404255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Q79]" office:value-type="float" office:value="0.553191489361702" calcext:value-type="float">
            <text:p>0.553191489361702</text:p>
          </table:table-cell>
          <table:table-cell table:formula="of:=[Data.AQ84]" office:value-type="float" office:value="0.48936170212766" calcext:value-type="float">
            <text:p>0.48936170212766</text:p>
          </table:table-cell>
          <table:table-cell table:formula="of:=[Data.AQ89]" office:value-type="float" office:value="0.361702127659574" calcext:value-type="float">
            <text:p>0.361702127659574</text:p>
          </table:table-cell>
          <table:table-cell table:formula="of:=[Data.AQ94]" office:value-type="float" office:value="0.425531914893617" calcext:value-type="float">
            <text:p>0.425531914893617</text:p>
          </table:table-cell>
          <table:table-cell table:formula="of:=[Data.AQ99]" office:value-type="float" office:value="-0.361702127659574" calcext:value-type="float">
            <text:p>-0.36170212765957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Q55]" office:value-type="float" office:value="0.170212765957447" calcext:value-type="float">
            <text:p>0.170212765957447</text:p>
          </table:table-cell>
          <table:table-cell table:formula="of:=[Data.AQ60]" office:value-type="float" office:value="-0.191489361702128" calcext:value-type="float">
            <text:p>-0.191489361702128</text:p>
          </table:table-cell>
          <table:table-cell table:formula="of:=[Data.AQ65]" office:value-type="float" office:value="-0.106382978723404" calcext:value-type="float">
            <text:p>-0.106382978723404</text:p>
          </table:table-cell>
          <table:table-cell table:formula="of:=[Data.AQ70]" office:value-type="float" office:value="-0.106382978723404" calcext:value-type="float">
            <text:p>-0.106382978723404</text:p>
          </table:table-cell>
          <table:table-cell table:formula="of:=[Data.AQ75]" office:value-type="float" office:value="-0.425531914893617" calcext:value-type="float">
            <text:p>-0.42553191489361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Q80]" office:value-type="float" office:value="0.595744680851064" calcext:value-type="float">
            <text:p>0.595744680851064</text:p>
          </table:table-cell>
          <table:table-cell table:formula="of:=[Data.AQ85]" office:value-type="float" office:value="0.0425531914893617" calcext:value-type="float">
            <text:p>0.042553191489362</text:p>
          </table:table-cell>
          <table:table-cell table:formula="of:=[Data.AQ90]" office:value-type="float" office:value="0.382978723404255" calcext:value-type="float">
            <text:p>0.382978723404255</text:p>
          </table:table-cell>
          <table:table-cell table:formula="of:=[Data.AQ95]" office:value-type="float" office:value="0.48936170212766" calcext:value-type="float">
            <text:p>0.48936170212766</text:p>
          </table:table-cell>
          <table:table-cell table:formula="of:=[Data.AQ100]" office:value-type="float" office:value="-0.51063829787234" calcext:value-type="float">
            <text:p>-0.5106382978723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Q80]" office:value-type="float" office:value="0.595744680851064" calcext:value-type="float">
            <text:p>0.595744680851064</text:p>
          </table:table-cell>
          <table:table-cell table:formula="of:=[Data.AQ85]" office:value-type="float" office:value="0.0425531914893617" calcext:value-type="float">
            <text:p>0.042553191489362</text:p>
          </table:table-cell>
          <table:table-cell table:formula="of:=[Data.AQ90]" office:value-type="float" office:value="0.382978723404255" calcext:value-type="float">
            <text:p>0.382978723404255</text:p>
          </table:table-cell>
          <table:table-cell table:formula="of:=[Data.AQ95]" office:value-type="float" office:value="0.48936170212766" calcext:value-type="float">
            <text:p>0.48936170212766</text:p>
          </table:table-cell>
          <table:table-cell table:formula="of:=[Data.AQ100]" office:value-type="float" office:value="-0.51063829787234" calcext:value-type="float">
            <text:p>-0.5106382978723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Q81]" office:value-type="float" office:value="0.0638297872340425" calcext:value-type="float">
            <text:p>0.063829787234043</text:p>
          </table:table-cell>
          <table:table-cell table:formula="of:=[Data.AQ86]" office:value-type="float" office:value="0.212765957446808" calcext:value-type="float">
            <text:p>0.212765957446808</text:p>
          </table:table-cell>
          <table:table-cell table:formula="of:=[Data.AQ91]" office:value-type="float" office:value="-0.106382978723404" calcext:value-type="float">
            <text:p>-0.106382978723404</text:p>
          </table:table-cell>
          <table:table-cell table:formula="of:=[Data.AQ96]" office:value-type="float" office:value="-0.319148936170213" calcext:value-type="float">
            <text:p>-0.319148936170213</text:p>
          </table:table-cell>
          <table:table-cell table:formula="of:=[Data.AQ101]" office:value-type="float" office:value="-0.851063829787234" calcext:value-type="float">
            <text:p>-0.85106382978723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Q105]" office:value-type="float" office:value="0.382978723404255" calcext:value-type="float">
            <text:p>0.382978723404255</text:p>
          </table:table-cell>
          <table:table-cell table:formula="of:=[Data.AQ110]" office:value-type="float" office:value="0.680851063829787" calcext:value-type="float">
            <text:p>0.680851063829787</text:p>
          </table:table-cell>
          <table:table-cell table:formula="of:=[Data.AQ115]" office:value-type="float" office:value="0.106382978723404" calcext:value-type="float">
            <text:p>0.106382978723404</text:p>
          </table:table-cell>
          <table:table-cell table:formula="of:=[Data.AQ120]" office:value-type="float" office:value="0.234042553191489" calcext:value-type="float">
            <text:p>0.234042553191489</text:p>
          </table:table-cell>
          <table:table-cell table:formula="of:=[Data.AQ125]" office:value-type="float" office:value="0.553191489361702" calcext:value-type="float">
            <text:p>0.553191489361702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Q102]" office:value-type="float" office:value="0.553191489361702" calcext:value-type="float">
            <text:p>0.553191489361702</text:p>
          </table:table-cell>
          <table:table-cell table:formula="of:=[Data.AQ107]" office:value-type="float" office:value="0.404255319148936" calcext:value-type="float">
            <text:p>0.404255319148936</text:p>
          </table:table-cell>
          <table:table-cell table:formula="of:=[Data.AQ112]" office:value-type="float" office:value="0.425531914893617" calcext:value-type="float">
            <text:p>0.425531914893617</text:p>
          </table:table-cell>
          <table:table-cell table:formula="of:=[Data.AQ117]" office:value-type="float" office:value="0.319148936170213" calcext:value-type="float">
            <text:p>0.319148936170213</text:p>
          </table:table-cell>
          <table:table-cell table:formula="of:=[Data.AQ122]" office:value-type="float" office:value="0.319148936170213" calcext:value-type="float">
            <text:p>0.3191489361702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Q6]" office:value-type="float" office:value="-0.446808510638298" calcext:value-type="float">
            <text:p>-0.446808510638298</text:p>
          </table:table-cell>
          <table:table-cell table:formula="of:=[Data.AQ11]" office:value-type="float" office:value="-0.382978723404255" calcext:value-type="float">
            <text:p>-0.382978723404255</text:p>
          </table:table-cell>
          <table:table-cell table:formula="of:=[Data.AQ16]" office:value-type="float" office:value="-0.553191489361702" calcext:value-type="float">
            <text:p>-0.553191489361702</text:p>
          </table:table-cell>
          <table:table-cell table:formula="of:=[Data.AQ21]" office:value-type="float" office:value="-0.446808510638298" calcext:value-type="float">
            <text:p>-0.446808510638298</text:p>
          </table:table-cell>
          <table:table-cell table:formula="of:=[Data.AQ26]" office:value-type="float" office:value="-0.0425531914893617" calcext:value-type="float">
            <text:p>-0.042553191489362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Q103]" office:value-type="float" office:value="0.638297872340426" calcext:value-type="float">
            <text:p>0.638297872340426</text:p>
          </table:table-cell>
          <table:table-cell table:formula="of:=[Data.AQ108]" office:value-type="float" office:value="0.553191489361702" calcext:value-type="float">
            <text:p>0.553191489361702</text:p>
          </table:table-cell>
          <table:table-cell table:formula="of:=[Data.AQ113]" office:value-type="float" office:value="0.191489361702128" calcext:value-type="float">
            <text:p>0.191489361702128</text:p>
          </table:table-cell>
          <table:table-cell table:formula="of:=[Data.AQ118]" office:value-type="float" office:value="0.382978723404255" calcext:value-type="float">
            <text:p>0.382978723404255</text:p>
          </table:table-cell>
          <table:table-cell table:formula="of:=[Data.AQ123]" office:value-type="float" office:value="0.191489361702128" calcext:value-type="float">
            <text:p>0.19148936170212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Q31]" office:value-type="float" office:value="-0.25531914893617" calcext:value-type="float">
            <text:p>-0.25531914893617</text:p>
          </table:table-cell>
          <table:table-cell table:formula="of:=[Data.AQ36]" office:value-type="float" office:value="0.170212765957447" calcext:value-type="float">
            <text:p>0.170212765957447</text:p>
          </table:table-cell>
          <table:table-cell table:formula="of:=[Data.AQ41]" office:value-type="float" office:value="-0.340425531914894" calcext:value-type="float">
            <text:p>-0.340425531914894</text:p>
          </table:table-cell>
          <table:table-cell table:formula="of:=[Data.AQ46]" office:value-type="float" office:value="-0.234042553191489" calcext:value-type="float">
            <text:p>-0.234042553191489</text:p>
          </table:table-cell>
          <table:table-cell table:formula="of:=[Data.AQ51]" office:value-type="float" office:value="-0.170212765957447" calcext:value-type="float">
            <text:p>-0.170212765957447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Q104]" office:value-type="float" office:value="0.659574468085106" calcext:value-type="float">
            <text:p>0.659574468085106</text:p>
          </table:table-cell>
          <table:table-cell table:formula="of:=[Data.AQ109]" office:value-type="float" office:value="0.361702127659574" calcext:value-type="float">
            <text:p>0.361702127659574</text:p>
          </table:table-cell>
          <table:table-cell table:formula="of:=[Data.AQ114]" office:value-type="float" office:value="0.446808510638298" calcext:value-type="float">
            <text:p>0.446808510638298</text:p>
          </table:table-cell>
          <table:table-cell table:formula="of:=[Data.AQ119]" office:value-type="float" office:value="0.234042553191489" calcext:value-type="float">
            <text:p>0.234042553191489</text:p>
          </table:table-cell>
          <table:table-cell table:formula="of:=[Data.AQ124]" office:value-type="float" office:value="0.531914893617021" calcext:value-type="float">
            <text:p>0.53191489361702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Q56]" office:value-type="float" office:value="-0.404255319148936" calcext:value-type="float">
            <text:p>-0.404255319148936</text:p>
          </table:table-cell>
          <table:table-cell table:formula="of:=[Data.AQ61]" office:value-type="float" office:value="-0.297872340425532" calcext:value-type="float">
            <text:p>-0.297872340425532</text:p>
          </table:table-cell>
          <table:table-cell table:formula="of:=[Data.AQ66]" office:value-type="float" office:value="-0.468085106382979" calcext:value-type="float">
            <text:p>-0.468085106382979</text:p>
          </table:table-cell>
          <table:table-cell table:formula="of:=[Data.AQ71]" office:value-type="float" office:value="-0.574468085106383" calcext:value-type="float">
            <text:p>-0.574468085106383</text:p>
          </table:table-cell>
          <table:table-cell table:formula="of:=[Data.AQ76]" office:value-type="float" office:value="-0.51063829787234" calcext:value-type="float">
            <text:p>-0.5106382978723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Q105]" office:value-type="float" office:value="0.382978723404255" calcext:value-type="float">
            <text:p>0.382978723404255</text:p>
          </table:table-cell>
          <table:table-cell table:formula="of:=[Data.AQ110]" office:value-type="float" office:value="0.680851063829787" calcext:value-type="float">
            <text:p>0.680851063829787</text:p>
          </table:table-cell>
          <table:table-cell table:formula="of:=[Data.AQ115]" office:value-type="float" office:value="0.106382978723404" calcext:value-type="float">
            <text:p>0.106382978723404</text:p>
          </table:table-cell>
          <table:table-cell table:formula="of:=[Data.AQ120]" office:value-type="float" office:value="0.234042553191489" calcext:value-type="float">
            <text:p>0.234042553191489</text:p>
          </table:table-cell>
          <table:table-cell table:formula="of:=[Data.AQ125]" office:value-type="float" office:value="0.553191489361702" calcext:value-type="float">
            <text:p>0.55319148936170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8" table:formula="of:=[Data.AQ81]" office:value-type="float" office:value="0.0638297872340425" calcext:value-type="float">
            <text:p>0.063829787234043</text:p>
          </table:table-cell>
          <table:table-cell table:style-name="ce18" table:formula="of:=[Data.AQ86]" office:value-type="float" office:value="0.212765957446808" calcext:value-type="float">
            <text:p>0.212765957446808</text:p>
          </table:table-cell>
          <table:table-cell table:style-name="ce18" table:formula="of:=[Data.AQ91]" office:value-type="float" office:value="-0.106382978723404" calcext:value-type="float">
            <text:p>-0.106382978723404</text:p>
          </table:table-cell>
          <table:table-cell table:style-name="ce18" table:formula="of:=[Data.AQ96]" office:value-type="float" office:value="-0.319148936170213" calcext:value-type="float">
            <text:p>-0.319148936170213</text:p>
          </table:table-cell>
          <table:table-cell table:style-name="ce18" table:formula="of:=[Data.AQ101]" office:value-type="float" office:value="-0.851063829787234" calcext:value-type="float">
            <text:p>-0.85106382978723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Q106]" office:value-type="float" office:value="0.340425531914894" calcext:value-type="float">
            <text:p>0.340425531914894</text:p>
          </table:table-cell>
          <table:table-cell table:formula="of:=[Data.AQ111]" office:value-type="float" office:value="0.468085106382979" calcext:value-type="float">
            <text:p>0.468085106382979</text:p>
          </table:table-cell>
          <table:table-cell table:formula="of:=[Data.AQ116]" office:value-type="float" office:value="0.148936170212766" calcext:value-type="float">
            <text:p>0.148936170212766</text:p>
          </table:table-cell>
          <table:table-cell table:formula="of:=[Data.AQ121]" office:value-type="float" office:value="0.170212765957447" calcext:value-type="float">
            <text:p>0.170212765957447</text:p>
          </table:table-cell>
          <table:table-cell table:formula="of:=[Data.AQ126]" office:value-type="float" office:value="0.25531914893617" calcext:value-type="float">
            <text:p>0.25531914893617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18" table:formula="of:=[Data.AQ106]" office:value-type="float" office:value="0.340425531914894" calcext:value-type="float">
            <text:p>0.340425531914894</text:p>
          </table:table-cell>
          <table:table-cell table:style-name="ce18" table:formula="of:=[Data.AQ111]" office:value-type="float" office:value="0.468085106382979" calcext:value-type="float">
            <text:p>0.468085106382979</text:p>
          </table:table-cell>
          <table:table-cell table:style-name="ce18" table:formula="of:=[Data.AQ116]" office:value-type="float" office:value="0.148936170212766" calcext:value-type="float">
            <text:p>0.148936170212766</text:p>
          </table:table-cell>
          <table:table-cell table:style-name="ce18" table:formula="of:=[Data.AQ121]" office:value-type="float" office:value="0.170212765957447" calcext:value-type="float">
            <text:p>0.170212765957447</text:p>
          </table:table-cell>
          <table:table-cell table:style-name="ce18" table:formula="of:=[Data.AQ126]" office:value-type="float" office:value="0.25531914893617" calcext:value-type="float">
            <text:p>0.25531914893617</text:p>
          </table:table-cell>
          <table:table-cell/>
        </table:table-row>
        <calcext:conditional-formats>
          <calcext:conditional-format calcext:target-range-address="Avg3.C2:Avg3.G30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  <calcext:conditional-format calcext:target-range-address="Avg3.K2:Avg3.O30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  <calcext:conditional-format calcext:target-range-address="Avg3.K2:Avg3.O2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  <calcext:conditional-format calcext:target-range-address="Avg3.K3:Avg3.O28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</calcext:conditional-formats>
      </table:table>
      <table:table table:name="Avg4" table:style-name="ta1">
        <table:table-column table:style-name="co18" table:default-cell-style-name="Default"/>
        <table:table-column table:style-name="co17" table:default-cell-style-name="Default"/>
        <table:table-column table:style-name="co17" table:number-columns-repeated="5" table:default-cell-style-name="ce19"/>
        <table:table-column table:style-name="co17" table:number-columns-repeated="3" table:default-cell-style-name="Default"/>
        <table:table-column table:style-name="co17" table:number-columns-repeated="5" table:default-cell-style-name="ce21"/>
        <table:table-column table:style-name="co17" table:default-cell-style-name="Default"/>
        <table:table-row table:style-name="ro1">
          <table:table-cell office:value-type="string" calcext:value-type="string">
            <text:p>Heuristic Weight</text:p>
          </table:table-cell>
          <table:table-cell office:value-type="string" calcext:value-type="string">
            <text:p>UCB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string" calcext:value-type="string">
            <text:p>Move weight</text:p>
          </table:table-cell>
          <table:table-cell office:value-type="string" calcext:value-type="string">
            <text:p>UCB</text:p>
          </table:table-cell>
          <table:table-cell office:value-type="string" calcext:value-type="string">
            <text:p>Heuristi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string" calcext:value-type="string">
            <text:p>Move 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Data.AR2]" office:value-type="float" office:value="0.335526315789474" calcext:value-type="float">
            <text:p>0.335526315789474</text:p>
          </table:table-cell>
          <table:table-cell table:formula="of:=[Data.AR7]" office:value-type="float" office:value="0.486842105263158" calcext:value-type="float">
            <text:p>0.486842105263158</text:p>
          </table:table-cell>
          <table:table-cell table:formula="of:=[Data.AR12]" office:value-type="float" office:value="0.644736842105263" calcext:value-type="float">
            <text:p>0.644736842105263</text:p>
          </table:table-cell>
          <table:table-cell table:formula="of:=[Data.AR17]" office:value-type="float" office:value="0.407894736842105" calcext:value-type="float">
            <text:p>0.407894736842105</text:p>
          </table:table-cell>
          <table:table-cell table:formula="of:=[Data.AR22]" office:value-type="float" office:value="0.55921052631579" calcext:value-type="float">
            <text:p>0.559210526315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table:formula="of:=[Data.AR2]" office:value-type="float" office:value="0.335526315789474" calcext:value-type="float">
            <text:p>0.335526315789474</text:p>
          </table:table-cell>
          <table:table-cell table:style-name="ce20" table:formula="of:=[Data.AR7]" office:value-type="float" office:value="0.486842105263158" calcext:value-type="float">
            <text:p>0.486842105263158</text:p>
          </table:table-cell>
          <table:table-cell table:style-name="ce20" table:formula="of:=[Data.AR12]" office:value-type="float" office:value="0.644736842105263" calcext:value-type="float">
            <text:p>0.644736842105263</text:p>
          </table:table-cell>
          <table:table-cell table:style-name="ce20" table:formula="of:=[Data.AR17]" office:value-type="float" office:value="0.407894736842105" calcext:value-type="float">
            <text:p>0.407894736842105</text:p>
          </table:table-cell>
          <table:table-cell table:style-name="ce20" table:formula="of:=[Data.AR22]" office:value-type="float" office:value="0.55921052631579" calcext:value-type="float">
            <text:p>0.55921052631579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R3]" office:value-type="float" office:value="0.710526315789474" calcext:value-type="float">
            <text:p>0.710526315789474</text:p>
          </table:table-cell>
          <table:table-cell table:formula="of:=[Data.AR8]" office:value-type="float" office:value="0.493421052631579" calcext:value-type="float">
            <text:p>0.493421052631579</text:p>
          </table:table-cell>
          <table:table-cell table:formula="of:=[Data.AR13]" office:value-type="float" office:value="0.611842105263158" calcext:value-type="float">
            <text:p>0.611842105263158</text:p>
          </table:table-cell>
          <table:table-cell table:formula="of:=[Data.AR18]" office:value-type="float" office:value="0.0592105263157895" calcext:value-type="float">
            <text:p>0.05921052631579</text:p>
          </table:table-cell>
          <table:table-cell table:formula="of:=[Data.AR23]" office:value-type="float" office:value="0.0263157894736842" calcext:value-type="float">
            <text:p>0.02631578947368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R27]" office:value-type="float" office:value="0.322368421052632" calcext:value-type="float">
            <text:p>0.322368421052632</text:p>
          </table:table-cell>
          <table:table-cell table:formula="of:=[Data.AR32]" office:value-type="float" office:value="0.401315789473684" calcext:value-type="float">
            <text:p>0.401315789473684</text:p>
          </table:table-cell>
          <table:table-cell table:formula="of:=[Data.AR37]" office:value-type="float" office:value="0.375" calcext:value-type="float">
            <text:p>0.375</text:p>
          </table:table-cell>
          <table:table-cell table:formula="of:=[Data.AR42]" office:value-type="float" office:value="0.578947368421053" calcext:value-type="float">
            <text:p>0.578947368421053</text:p>
          </table:table-cell>
          <table:table-cell table:formula="of:=[Data.AR47]" office:value-type="float" office:value="0.190789473684211" calcext:value-type="float">
            <text:p>0.190789473684211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R4]" office:value-type="float" office:value="0.407894736842105" calcext:value-type="float">
            <text:p>0.407894736842105</text:p>
          </table:table-cell>
          <table:table-cell table:formula="of:=[Data.AR9]" office:value-type="float" office:value="0.414473684210526" calcext:value-type="float">
            <text:p>0.414473684210526</text:p>
          </table:table-cell>
          <table:table-cell table:formula="of:=[Data.AR14]" office:value-type="float" office:value="0.763157894736842" calcext:value-type="float">
            <text:p>0.763157894736842</text:p>
          </table:table-cell>
          <table:table-cell table:formula="of:=[Data.AR19]" office:value-type="float" office:value="0.526315789473684" calcext:value-type="float">
            <text:p>0.526315789473684</text:p>
          </table:table-cell>
          <table:table-cell table:formula="of:=[Data.AR24]" office:value-type="float" office:value="0.25" calcext:value-type="float">
            <text:p>0.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R52]" office:value-type="float" office:value="0.348684210526316" calcext:value-type="float">
            <text:p>0.348684210526316</text:p>
          </table:table-cell>
          <table:table-cell table:formula="of:=[Data.AR57]" office:value-type="float" office:value="0.519736842105263" calcext:value-type="float">
            <text:p>0.519736842105263</text:p>
          </table:table-cell>
          <table:table-cell table:formula="of:=[Data.AR62]" office:value-type="float" office:value="0.328947368421053" calcext:value-type="float">
            <text:p>0.328947368421053</text:p>
          </table:table-cell>
          <table:table-cell table:formula="of:=[Data.AR67]" office:value-type="float" office:value="0.526315789473684" calcext:value-type="float">
            <text:p>0.526315789473684</text:p>
          </table:table-cell>
          <table:table-cell table:formula="of:=[Data.AR72]" office:value-type="float" office:value="0.513157894736842" calcext:value-type="float">
            <text:p>0.51315789473684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R5]" office:value-type="float" office:value="0.572368421052632" calcext:value-type="float">
            <text:p>0.572368421052632</text:p>
          </table:table-cell>
          <table:table-cell table:formula="of:=[Data.AR10]" office:value-type="float" office:value="0.592105263157895" calcext:value-type="float">
            <text:p>0.592105263157895</text:p>
          </table:table-cell>
          <table:table-cell table:formula="of:=[Data.AR15]" office:value-type="float" office:value="0.611842105263158" calcext:value-type="float">
            <text:p>0.611842105263158</text:p>
          </table:table-cell>
          <table:table-cell table:formula="of:=[Data.AR20]" office:value-type="float" office:value="0.572368421052632" calcext:value-type="float">
            <text:p>0.572368421052632</text:p>
          </table:table-cell>
          <table:table-cell table:formula="of:=[Data.AR25]" office:value-type="float" office:value="0.375" calcext:value-type="float">
            <text:p>0.375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R77]" office:value-type="float" office:value="0.427631578947368" calcext:value-type="float">
            <text:p>0.427631578947368</text:p>
          </table:table-cell>
          <table:table-cell table:formula="of:=[Data.AR82]" office:value-type="float" office:value="0.493421052631579" calcext:value-type="float">
            <text:p>0.493421052631579</text:p>
          </table:table-cell>
          <table:table-cell table:formula="of:=[Data.AR87]" office:value-type="float" office:value="0.460526315789474" calcext:value-type="float">
            <text:p>0.460526315789474</text:p>
          </table:table-cell>
          <table:table-cell table:formula="of:=[Data.AR92]" office:value-type="float" office:value="0.309210526315789" calcext:value-type="float">
            <text:p>0.309210526315789</text:p>
          </table:table-cell>
          <table:table-cell table:formula="of:=[Data.AR97]" office:value-type="float" office:value="0.467105263157895" calcext:value-type="float">
            <text:p>0.46710526315789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R6]" office:value-type="float" office:value="0.43421052631579" calcext:value-type="float">
            <text:p>0.43421052631579</text:p>
          </table:table-cell>
          <table:table-cell table:formula="of:=[Data.AR11]" office:value-type="float" office:value="0.671052631578947" calcext:value-type="float">
            <text:p>0.671052631578947</text:p>
          </table:table-cell>
          <table:table-cell table:formula="of:=[Data.AR16]" office:value-type="float" office:value="1" calcext:value-type="float">
            <text:p>1</text:p>
          </table:table-cell>
          <table:table-cell table:formula="of:=[Data.AR21]" office:value-type="float" office:value="0.394736842105263" calcext:value-type="float">
            <text:p>0.394736842105263</text:p>
          </table:table-cell>
          <table:table-cell table:formula="of:=[Data.AR26]" office:value-type="float" office:value="0.0592105263157895" calcext:value-type="float">
            <text:p>0.05921052631579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R102]" office:value-type="float" office:value="0.381578947368421" calcext:value-type="float">
            <text:p>0.381578947368421</text:p>
          </table:table-cell>
          <table:table-cell table:formula="of:=[Data.AR107]" office:value-type="float" office:value="0.282894736842105" calcext:value-type="float">
            <text:p>0.282894736842105</text:p>
          </table:table-cell>
          <table:table-cell table:formula="of:=[Data.AR112]" office:value-type="float" office:value="0.289473684210526" calcext:value-type="float">
            <text:p>0.289473684210526</text:p>
          </table:table-cell>
          <table:table-cell table:formula="of:=[Data.AR117]" office:value-type="float" office:value="0.164473684210526" calcext:value-type="float">
            <text:p>0.164473684210526</text:p>
          </table:table-cell>
          <table:table-cell table:formula="of:=[Data.AR122]" office:value-type="float" office:value="0.381578947368421" calcext:value-type="float">
            <text:p>0.3815789473684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R27]" office:value-type="float" office:value="0.322368421052632" calcext:value-type="float">
            <text:p>0.322368421052632</text:p>
          </table:table-cell>
          <table:table-cell table:formula="of:=[Data.AR32]" office:value-type="float" office:value="0.401315789473684" calcext:value-type="float">
            <text:p>0.401315789473684</text:p>
          </table:table-cell>
          <table:table-cell table:formula="of:=[Data.AR37]" office:value-type="float" office:value="0.375" calcext:value-type="float">
            <text:p>0.375</text:p>
          </table:table-cell>
          <table:table-cell table:formula="of:=[Data.AR42]" office:value-type="float" office:value="0.578947368421053" calcext:value-type="float">
            <text:p>0.578947368421053</text:p>
          </table:table-cell>
          <table:table-cell table:formula="of:=[Data.AR47]" office:value-type="float" office:value="0.190789473684211" calcext:value-type="float">
            <text:p>0.1907894736842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R3]" office:value-type="float" office:value="0.710526315789474" calcext:value-type="float">
            <text:p>0.710526315789474</text:p>
          </table:table-cell>
          <table:table-cell table:formula="of:=[Data.AR8]" office:value-type="float" office:value="0.493421052631579" calcext:value-type="float">
            <text:p>0.493421052631579</text:p>
          </table:table-cell>
          <table:table-cell table:formula="of:=[Data.AR13]" office:value-type="float" office:value="0.611842105263158" calcext:value-type="float">
            <text:p>0.611842105263158</text:p>
          </table:table-cell>
          <table:table-cell table:formula="of:=[Data.AR18]" office:value-type="float" office:value="0.0592105263157895" calcext:value-type="float">
            <text:p>0.05921052631579</text:p>
          </table:table-cell>
          <table:table-cell table:formula="of:=[Data.AR23]" office:value-type="float" office:value="0.0263157894736842" calcext:value-type="float">
            <text:p>0.026315789473684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R28]" office:value-type="float" office:value="0.453947368421053" calcext:value-type="float">
            <text:p>0.453947368421053</text:p>
          </table:table-cell>
          <table:table-cell table:formula="of:=[Data.AR33]" office:value-type="float" office:value="0.572368421052632" calcext:value-type="float">
            <text:p>0.572368421052632</text:p>
          </table:table-cell>
          <table:table-cell table:formula="of:=[Data.AR38]" office:value-type="float" office:value="0.447368421052632" calcext:value-type="float">
            <text:p>0.447368421052632</text:p>
          </table:table-cell>
          <table:table-cell table:formula="of:=[Data.AR43]" office:value-type="float" office:value="0.671052631578947" calcext:value-type="float">
            <text:p>0.671052631578947</text:p>
          </table:table-cell>
          <table:table-cell table:formula="of:=[Data.AR48]" office:value-type="float" office:value="0.309210526315789" calcext:value-type="float">
            <text:p>0.30921052631578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R28]" office:value-type="float" office:value="0.453947368421053" calcext:value-type="float">
            <text:p>0.453947368421053</text:p>
          </table:table-cell>
          <table:table-cell table:formula="of:=[Data.AR33]" office:value-type="float" office:value="0.572368421052632" calcext:value-type="float">
            <text:p>0.572368421052632</text:p>
          </table:table-cell>
          <table:table-cell table:formula="of:=[Data.AR38]" office:value-type="float" office:value="0.447368421052632" calcext:value-type="float">
            <text:p>0.447368421052632</text:p>
          </table:table-cell>
          <table:table-cell table:formula="of:=[Data.AR43]" office:value-type="float" office:value="0.671052631578947" calcext:value-type="float">
            <text:p>0.671052631578947</text:p>
          </table:table-cell>
          <table:table-cell table:formula="of:=[Data.AR48]" office:value-type="float" office:value="0.309210526315789" calcext:value-type="float">
            <text:p>0.309210526315789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R29]" office:value-type="float" office:value="0.342105263157895" calcext:value-type="float">
            <text:p>0.342105263157895</text:p>
          </table:table-cell>
          <table:table-cell table:formula="of:=[Data.AR34]" office:value-type="float" office:value="0.427631578947368" calcext:value-type="float">
            <text:p>0.427631578947368</text:p>
          </table:table-cell>
          <table:table-cell table:formula="of:=[Data.AR39]" office:value-type="float" office:value="0.664473684210526" calcext:value-type="float">
            <text:p>0.664473684210526</text:p>
          </table:table-cell>
          <table:table-cell table:formula="of:=[Data.AR44]" office:value-type="float" office:value="0.348684210526316" calcext:value-type="float">
            <text:p>0.348684210526316</text:p>
          </table:table-cell>
          <table:table-cell table:formula="of:=[Data.AR49]" office:value-type="float" office:value="-0.0592105263157895" calcext:value-type="float">
            <text:p>-0.0592105263157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R53]" office:value-type="float" office:value="0.381578947368421" calcext:value-type="float">
            <text:p>0.381578947368421</text:p>
          </table:table-cell>
          <table:table-cell table:formula="of:=[Data.AR58]" office:value-type="float" office:value="0.460526315789474" calcext:value-type="float">
            <text:p>0.460526315789474</text:p>
          </table:table-cell>
          <table:table-cell table:formula="of:=[Data.AR63]" office:value-type="float" office:value="0.44078947368421" calcext:value-type="float">
            <text:p>0.44078947368421</text:p>
          </table:table-cell>
          <table:table-cell table:formula="of:=[Data.AR68]" office:value-type="float" office:value="0.171052631578947" calcext:value-type="float">
            <text:p>0.171052631578947</text:p>
          </table:table-cell>
          <table:table-cell table:formula="of:=[Data.AR73]" office:value-type="float" office:value="0.473684210526316" calcext:value-type="float">
            <text:p>0.47368421052631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R30]" office:value-type="float" office:value="0.967105263157895" calcext:value-type="float">
            <text:p>0.967105263157895</text:p>
          </table:table-cell>
          <table:table-cell table:formula="of:=[Data.AR35]" office:value-type="float" office:value="0.44078947368421" calcext:value-type="float">
            <text:p>0.44078947368421</text:p>
          </table:table-cell>
          <table:table-cell table:formula="of:=[Data.AR40]" office:value-type="float" office:value="0.578947368421053" calcext:value-type="float">
            <text:p>0.578947368421053</text:p>
          </table:table-cell>
          <table:table-cell table:formula="of:=[Data.AR45]" office:value-type="float" office:value="0.585526315789474" calcext:value-type="float">
            <text:p>0.585526315789474</text:p>
          </table:table-cell>
          <table:table-cell table:formula="of:=[Data.AR50]" office:value-type="float" office:value="0.309210526315789" calcext:value-type="float">
            <text:p>0.30921052631578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R78]" office:value-type="float" office:value="0.31578947368421" calcext:value-type="float">
            <text:p>0.31578947368421</text:p>
          </table:table-cell>
          <table:table-cell table:formula="of:=[Data.AR83]" office:value-type="float" office:value="0.348684210526316" calcext:value-type="float">
            <text:p>0.348684210526316</text:p>
          </table:table-cell>
          <table:table-cell table:formula="of:=[Data.AR88]" office:value-type="float" office:value="0.381578947368421" calcext:value-type="float">
            <text:p>0.381578947368421</text:p>
          </table:table-cell>
          <table:table-cell table:formula="of:=[Data.AR93]" office:value-type="float" office:value="0.31578947368421" calcext:value-type="float">
            <text:p>0.31578947368421</text:p>
          </table:table-cell>
          <table:table-cell table:formula="of:=[Data.AR98]" office:value-type="float" office:value="0.171052631578947" calcext:value-type="float">
            <text:p>0.17105263157894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R31]" office:value-type="float" office:value="0.381578947368421" calcext:value-type="float">
            <text:p>0.381578947368421</text:p>
          </table:table-cell>
          <table:table-cell table:formula="of:=[Data.AR36]" office:value-type="float" office:value="0.651315789473684" calcext:value-type="float">
            <text:p>0.651315789473684</text:p>
          </table:table-cell>
          <table:table-cell table:formula="of:=[Data.AR41]" office:value-type="float" office:value="0.631578947368421" calcext:value-type="float">
            <text:p>0.631578947368421</text:p>
          </table:table-cell>
          <table:table-cell table:formula="of:=[Data.AR46]" office:value-type="float" office:value="0.68421052631579" calcext:value-type="float">
            <text:p>0.68421052631579</text:p>
          </table:table-cell>
          <table:table-cell table:formula="of:=[Data.AR51]" office:value-type="float" office:value="0.394736842105263" calcext:value-type="float">
            <text:p>0.39473684210526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R103]" office:value-type="float" office:value="0.31578947368421" calcext:value-type="float">
            <text:p>0.31578947368421</text:p>
          </table:table-cell>
          <table:table-cell table:formula="of:=[Data.AR108]" office:value-type="float" office:value="0.282894736842105" calcext:value-type="float">
            <text:p>0.282894736842105</text:p>
          </table:table-cell>
          <table:table-cell table:formula="of:=[Data.AR113]" office:value-type="float" office:value="0.361842105263158" calcext:value-type="float">
            <text:p>0.361842105263158</text:p>
          </table:table-cell>
          <table:table-cell table:formula="of:=[Data.AR118]" office:value-type="float" office:value="0.5" calcext:value-type="float">
            <text:p>0.5</text:p>
          </table:table-cell>
          <table:table-cell table:formula="of:=[Data.AR123]" office:value-type="float" office:value="0.401315789473684" calcext:value-type="float">
            <text:p>0.40131578947368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R52]" office:value-type="float" office:value="0.348684210526316" calcext:value-type="float">
            <text:p>0.348684210526316</text:p>
          </table:table-cell>
          <table:table-cell table:formula="of:=[Data.AR57]" office:value-type="float" office:value="0.519736842105263" calcext:value-type="float">
            <text:p>0.519736842105263</text:p>
          </table:table-cell>
          <table:table-cell table:formula="of:=[Data.AR62]" office:value-type="float" office:value="0.328947368421053" calcext:value-type="float">
            <text:p>0.328947368421053</text:p>
          </table:table-cell>
          <table:table-cell table:formula="of:=[Data.AR67]" office:value-type="float" office:value="0.526315789473684" calcext:value-type="float">
            <text:p>0.526315789473684</text:p>
          </table:table-cell>
          <table:table-cell table:formula="of:=[Data.AR72]" office:value-type="float" office:value="0.513157894736842" calcext:value-type="float">
            <text:p>0.5131578947368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R4]" office:value-type="float" office:value="0.407894736842105" calcext:value-type="float">
            <text:p>0.407894736842105</text:p>
          </table:table-cell>
          <table:table-cell table:formula="of:=[Data.AR9]" office:value-type="float" office:value="0.414473684210526" calcext:value-type="float">
            <text:p>0.414473684210526</text:p>
          </table:table-cell>
          <table:table-cell table:formula="of:=[Data.AR14]" office:value-type="float" office:value="0.763157894736842" calcext:value-type="float">
            <text:p>0.763157894736842</text:p>
          </table:table-cell>
          <table:table-cell table:formula="of:=[Data.AR19]" office:value-type="float" office:value="0.526315789473684" calcext:value-type="float">
            <text:p>0.526315789473684</text:p>
          </table:table-cell>
          <table:table-cell table:formula="of:=[Data.AR24]"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R53]" office:value-type="float" office:value="0.381578947368421" calcext:value-type="float">
            <text:p>0.381578947368421</text:p>
          </table:table-cell>
          <table:table-cell table:formula="of:=[Data.AR58]" office:value-type="float" office:value="0.460526315789474" calcext:value-type="float">
            <text:p>0.460526315789474</text:p>
          </table:table-cell>
          <table:table-cell table:formula="of:=[Data.AR63]" office:value-type="float" office:value="0.44078947368421" calcext:value-type="float">
            <text:p>0.44078947368421</text:p>
          </table:table-cell>
          <table:table-cell table:formula="of:=[Data.AR68]" office:value-type="float" office:value="0.171052631578947" calcext:value-type="float">
            <text:p>0.171052631578947</text:p>
          </table:table-cell>
          <table:table-cell table:formula="of:=[Data.AR73]" office:value-type="float" office:value="0.473684210526316" calcext:value-type="float">
            <text:p>0.4736842105263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R29]" office:value-type="float" office:value="0.342105263157895" calcext:value-type="float">
            <text:p>0.342105263157895</text:p>
          </table:table-cell>
          <table:table-cell table:formula="of:=[Data.AR34]" office:value-type="float" office:value="0.427631578947368" calcext:value-type="float">
            <text:p>0.427631578947368</text:p>
          </table:table-cell>
          <table:table-cell table:formula="of:=[Data.AR39]" office:value-type="float" office:value="0.664473684210526" calcext:value-type="float">
            <text:p>0.664473684210526</text:p>
          </table:table-cell>
          <table:table-cell table:formula="of:=[Data.AR44]" office:value-type="float" office:value="0.348684210526316" calcext:value-type="float">
            <text:p>0.348684210526316</text:p>
          </table:table-cell>
          <table:table-cell table:formula="of:=[Data.AR49]" office:value-type="float" office:value="-0.0592105263157895" calcext:value-type="float">
            <text:p>-0.05921052631579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R54]" office:value-type="float" office:value="0.572368421052632" calcext:value-type="float">
            <text:p>0.572368421052632</text:p>
          </table:table-cell>
          <table:table-cell table:formula="of:=[Data.AR59]" office:value-type="float" office:value="0.519736842105263" calcext:value-type="float">
            <text:p>0.519736842105263</text:p>
          </table:table-cell>
          <table:table-cell table:formula="of:=[Data.AR64]" office:value-type="float" office:value="0.539473684210526" calcext:value-type="float">
            <text:p>0.539473684210526</text:p>
          </table:table-cell>
          <table:table-cell table:formula="of:=[Data.AR69]" office:value-type="float" office:value="0.769736842105263" calcext:value-type="float">
            <text:p>0.769736842105263</text:p>
          </table:table-cell>
          <table:table-cell table:formula="of:=[Data.AR74]" office:value-type="float" office:value="0.0526315789473684" calcext:value-type="float">
            <text:p>0.05263157894736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R54]" office:value-type="float" office:value="0.572368421052632" calcext:value-type="float">
            <text:p>0.572368421052632</text:p>
          </table:table-cell>
          <table:table-cell table:formula="of:=[Data.AR59]" office:value-type="float" office:value="0.519736842105263" calcext:value-type="float">
            <text:p>0.519736842105263</text:p>
          </table:table-cell>
          <table:table-cell table:formula="of:=[Data.AR64]" office:value-type="float" office:value="0.539473684210526" calcext:value-type="float">
            <text:p>0.539473684210526</text:p>
          </table:table-cell>
          <table:table-cell table:formula="of:=[Data.AR69]" office:value-type="float" office:value="0.769736842105263" calcext:value-type="float">
            <text:p>0.769736842105263</text:p>
          </table:table-cell>
          <table:table-cell table:formula="of:=[Data.AR74]" office:value-type="float" office:value="0.0526315789473684" calcext:value-type="float">
            <text:p>0.05263157894736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R55]" office:value-type="float" office:value="0.480263157894737" calcext:value-type="float">
            <text:p>0.480263157894737</text:p>
          </table:table-cell>
          <table:table-cell table:formula="of:=[Data.AR60]" office:value-type="float" office:value="0.598684210526316" calcext:value-type="float">
            <text:p>0.598684210526316</text:p>
          </table:table-cell>
          <table:table-cell table:formula="of:=[Data.AR65]" office:value-type="float" office:value="0.486842105263158" calcext:value-type="float">
            <text:p>0.486842105263158</text:p>
          </table:table-cell>
          <table:table-cell table:formula="of:=[Data.AR70]" office:value-type="float" office:value="0.368421052631579" calcext:value-type="float">
            <text:p>0.368421052631579</text:p>
          </table:table-cell>
          <table:table-cell table:formula="of:=[Data.AR75]" office:value-type="float" office:value="0.611842105263158" calcext:value-type="float">
            <text:p>0.61184210526315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R79]" office:value-type="float" office:value="0.269736842105263" calcext:value-type="float">
            <text:p>0.269736842105263</text:p>
          </table:table-cell>
          <table:table-cell table:formula="of:=[Data.AR84]" office:value-type="float" office:value="0.388157894736842" calcext:value-type="float">
            <text:p>0.388157894736842</text:p>
          </table:table-cell>
          <table:table-cell table:formula="of:=[Data.AR89]" office:value-type="float" office:value="0.328947368421053" calcext:value-type="float">
            <text:p>0.328947368421053</text:p>
          </table:table-cell>
          <table:table-cell table:formula="of:=[Data.AR94]" office:value-type="float" office:value="0.480263157894737" calcext:value-type="float">
            <text:p>0.480263157894737</text:p>
          </table:table-cell>
          <table:table-cell table:formula="of:=[Data.AR99]" office:value-type="float" office:value="0.335526315789474" calcext:value-type="float">
            <text:p>0.33552631578947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R56]" office:value-type="float" office:value="0.342105263157895" calcext:value-type="float">
            <text:p>0.342105263157895</text:p>
          </table:table-cell>
          <table:table-cell table:formula="of:=[Data.AR61]" office:value-type="float" office:value="0.598684210526316" calcext:value-type="float">
            <text:p>0.598684210526316</text:p>
          </table:table-cell>
          <table:table-cell table:formula="of:=[Data.AR66]" office:value-type="float" office:value="0.697368421052632" calcext:value-type="float">
            <text:p>0.697368421052632</text:p>
          </table:table-cell>
          <table:table-cell table:formula="of:=[Data.AR71]" office:value-type="float" office:value="0.355263157894737" calcext:value-type="float">
            <text:p>0.355263157894737</text:p>
          </table:table-cell>
          <table:table-cell table:formula="of:=[Data.AR76]" office:value-type="float" office:value="0" calcext:value-type="float">
            <text:p>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R104]" office:value-type="float" office:value="0.447368421052632" calcext:value-type="float">
            <text:p>0.447368421052632</text:p>
          </table:table-cell>
          <table:table-cell table:formula="of:=[Data.AR109]" office:value-type="float" office:value="0.328947368421053" calcext:value-type="float">
            <text:p>0.328947368421053</text:p>
          </table:table-cell>
          <table:table-cell table:formula="of:=[Data.AR114]" office:value-type="float" office:value="0.269736842105263" calcext:value-type="float">
            <text:p>0.269736842105263</text:p>
          </table:table-cell>
          <table:table-cell table:formula="of:=[Data.AR119]" office:value-type="float" office:value="0.44078947368421" calcext:value-type="float">
            <text:p>0.44078947368421</text:p>
          </table:table-cell>
          <table:table-cell table:formula="of:=[Data.AR124]" office:value-type="float" office:value="0.18421052631579" calcext:value-type="float">
            <text:p>0.1842105263157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R77]" office:value-type="float" office:value="0.427631578947368" calcext:value-type="float">
            <text:p>0.427631578947368</text:p>
          </table:table-cell>
          <table:table-cell table:formula="of:=[Data.AR82]" office:value-type="float" office:value="0.493421052631579" calcext:value-type="float">
            <text:p>0.493421052631579</text:p>
          </table:table-cell>
          <table:table-cell table:formula="of:=[Data.AR87]" office:value-type="float" office:value="0.460526315789474" calcext:value-type="float">
            <text:p>0.460526315789474</text:p>
          </table:table-cell>
          <table:table-cell table:formula="of:=[Data.AR92]" office:value-type="float" office:value="0.309210526315789" calcext:value-type="float">
            <text:p>0.309210526315789</text:p>
          </table:table-cell>
          <table:table-cell table:formula="of:=[Data.AR97]" office:value-type="float" office:value="0.467105263157895" calcext:value-type="float">
            <text:p>0.4671052631578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R5]" office:value-type="float" office:value="0.572368421052632" calcext:value-type="float">
            <text:p>0.572368421052632</text:p>
          </table:table-cell>
          <table:table-cell table:formula="of:=[Data.AR10]" office:value-type="float" office:value="0.592105263157895" calcext:value-type="float">
            <text:p>0.592105263157895</text:p>
          </table:table-cell>
          <table:table-cell table:formula="of:=[Data.AR15]" office:value-type="float" office:value="0.611842105263158" calcext:value-type="float">
            <text:p>0.611842105263158</text:p>
          </table:table-cell>
          <table:table-cell table:formula="of:=[Data.AR20]" office:value-type="float" office:value="0.572368421052632" calcext:value-type="float">
            <text:p>0.572368421052632</text:p>
          </table:table-cell>
          <table:table-cell table:formula="of:=[Data.AR25]" office:value-type="float" office:value="0.375" calcext:value-type="float">
            <text:p>0.375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R78]" office:value-type="float" office:value="0.31578947368421" calcext:value-type="float">
            <text:p>0.31578947368421</text:p>
          </table:table-cell>
          <table:table-cell table:formula="of:=[Data.AR83]" office:value-type="float" office:value="0.348684210526316" calcext:value-type="float">
            <text:p>0.348684210526316</text:p>
          </table:table-cell>
          <table:table-cell table:formula="of:=[Data.AR88]" office:value-type="float" office:value="0.381578947368421" calcext:value-type="float">
            <text:p>0.381578947368421</text:p>
          </table:table-cell>
          <table:table-cell table:formula="of:=[Data.AR93]" office:value-type="float" office:value="0.31578947368421" calcext:value-type="float">
            <text:p>0.31578947368421</text:p>
          </table:table-cell>
          <table:table-cell table:formula="of:=[Data.AR98]" office:value-type="float" office:value="0.171052631578947" calcext:value-type="float">
            <text:p>0.1710526315789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R30]" office:value-type="float" office:value="0.967105263157895" calcext:value-type="float">
            <text:p>0.967105263157895</text:p>
          </table:table-cell>
          <table:table-cell table:formula="of:=[Data.AR35]" office:value-type="float" office:value="0.44078947368421" calcext:value-type="float">
            <text:p>0.44078947368421</text:p>
          </table:table-cell>
          <table:table-cell table:formula="of:=[Data.AR40]" office:value-type="float" office:value="0.578947368421053" calcext:value-type="float">
            <text:p>0.578947368421053</text:p>
          </table:table-cell>
          <table:table-cell table:formula="of:=[Data.AR45]" office:value-type="float" office:value="0.585526315789474" calcext:value-type="float">
            <text:p>0.585526315789474</text:p>
          </table:table-cell>
          <table:table-cell table:formula="of:=[Data.AR50]" office:value-type="float" office:value="0.309210526315789" calcext:value-type="float">
            <text:p>0.309210526315789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R79]" office:value-type="float" office:value="0.269736842105263" calcext:value-type="float">
            <text:p>0.269736842105263</text:p>
          </table:table-cell>
          <table:table-cell table:formula="of:=[Data.AR84]" office:value-type="float" office:value="0.388157894736842" calcext:value-type="float">
            <text:p>0.388157894736842</text:p>
          </table:table-cell>
          <table:table-cell table:formula="of:=[Data.AR89]" office:value-type="float" office:value="0.328947368421053" calcext:value-type="float">
            <text:p>0.328947368421053</text:p>
          </table:table-cell>
          <table:table-cell table:formula="of:=[Data.AR94]" office:value-type="float" office:value="0.480263157894737" calcext:value-type="float">
            <text:p>0.480263157894737</text:p>
          </table:table-cell>
          <table:table-cell table:formula="of:=[Data.AR99]" office:value-type="float" office:value="0.335526315789474" calcext:value-type="float">
            <text:p>0.33552631578947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R55]" office:value-type="float" office:value="0.480263157894737" calcext:value-type="float">
            <text:p>0.480263157894737</text:p>
          </table:table-cell>
          <table:table-cell table:formula="of:=[Data.AR60]" office:value-type="float" office:value="0.598684210526316" calcext:value-type="float">
            <text:p>0.598684210526316</text:p>
          </table:table-cell>
          <table:table-cell table:formula="of:=[Data.AR65]" office:value-type="float" office:value="0.486842105263158" calcext:value-type="float">
            <text:p>0.486842105263158</text:p>
          </table:table-cell>
          <table:table-cell table:formula="of:=[Data.AR70]" office:value-type="float" office:value="0.368421052631579" calcext:value-type="float">
            <text:p>0.368421052631579</text:p>
          </table:table-cell>
          <table:table-cell table:formula="of:=[Data.AR75]" office:value-type="float" office:value="0.611842105263158" calcext:value-type="float">
            <text:p>0.611842105263158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R80]" office:value-type="float" office:value="0.572368421052632" calcext:value-type="float">
            <text:p>0.572368421052632</text:p>
          </table:table-cell>
          <table:table-cell table:formula="of:=[Data.AR85]" office:value-type="float" office:value="0.368421052631579" calcext:value-type="float">
            <text:p>0.368421052631579</text:p>
          </table:table-cell>
          <table:table-cell table:formula="of:=[Data.AR90]" office:value-type="float" office:value="0.532894736842105" calcext:value-type="float">
            <text:p>0.532894736842105</text:p>
          </table:table-cell>
          <table:table-cell table:formula="of:=[Data.AR95]" office:value-type="float" office:value="0.223684210526316" calcext:value-type="float">
            <text:p>0.223684210526316</text:p>
          </table:table-cell>
          <table:table-cell table:formula="of:=[Data.AR100]" office:value-type="float" office:value="0.289473684210526" calcext:value-type="float">
            <text:p>0.28947368421052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R80]" office:value-type="float" office:value="0.572368421052632" calcext:value-type="float">
            <text:p>0.572368421052632</text:p>
          </table:table-cell>
          <table:table-cell table:formula="of:=[Data.AR85]" office:value-type="float" office:value="0.368421052631579" calcext:value-type="float">
            <text:p>0.368421052631579</text:p>
          </table:table-cell>
          <table:table-cell table:formula="of:=[Data.AR90]" office:value-type="float" office:value="0.532894736842105" calcext:value-type="float">
            <text:p>0.532894736842105</text:p>
          </table:table-cell>
          <table:table-cell table:formula="of:=[Data.AR95]" office:value-type="float" office:value="0.223684210526316" calcext:value-type="float">
            <text:p>0.223684210526316</text:p>
          </table:table-cell>
          <table:table-cell table:formula="of:=[Data.AR100]" office:value-type="float" office:value="0.289473684210526" calcext:value-type="float">
            <text:p>0.28947368421052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R81]" office:value-type="float" office:value="0.651315789473684" calcext:value-type="float">
            <text:p>0.651315789473684</text:p>
          </table:table-cell>
          <table:table-cell table:formula="of:=[Data.AR86]" office:value-type="float" office:value="0.427631578947368" calcext:value-type="float">
            <text:p>0.427631578947368</text:p>
          </table:table-cell>
          <table:table-cell table:formula="of:=[Data.AR91]" office:value-type="float" office:value="0.328947368421053" calcext:value-type="float">
            <text:p>0.328947368421053</text:p>
          </table:table-cell>
          <table:table-cell table:formula="of:=[Data.AR96]" office:value-type="float" office:value="0.407894736842105" calcext:value-type="float">
            <text:p>0.407894736842105</text:p>
          </table:table-cell>
          <table:table-cell table:formula="of:=[Data.AR101]" office:value-type="float" office:value="0.210526315789474" calcext:value-type="float">
            <text:p>0.21052631578947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R105]" office:value-type="float" office:value="0.342105263157895" calcext:value-type="float">
            <text:p>0.342105263157895</text:p>
          </table:table-cell>
          <table:table-cell table:formula="of:=[Data.AR110]" office:value-type="float" office:value="0.282894736842105" calcext:value-type="float">
            <text:p>0.282894736842105</text:p>
          </table:table-cell>
          <table:table-cell table:formula="of:=[Data.AR115]" office:value-type="float" office:value="0.342105263157895" calcext:value-type="float">
            <text:p>0.342105263157895</text:p>
          </table:table-cell>
          <table:table-cell table:formula="of:=[Data.AR120]" office:value-type="float" office:value="0.43421052631579" calcext:value-type="float">
            <text:p>0.43421052631579</text:p>
          </table:table-cell>
          <table:table-cell table:formula="of:=[Data.AR125]" office:value-type="float" office:value="0.309210526315789" calcext:value-type="float">
            <text:p>0.309210526315789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R102]" office:value-type="float" office:value="0.381578947368421" calcext:value-type="float">
            <text:p>0.381578947368421</text:p>
          </table:table-cell>
          <table:table-cell table:formula="of:=[Data.AR107]" office:value-type="float" office:value="0.282894736842105" calcext:value-type="float">
            <text:p>0.282894736842105</text:p>
          </table:table-cell>
          <table:table-cell table:formula="of:=[Data.AR112]" office:value-type="float" office:value="0.289473684210526" calcext:value-type="float">
            <text:p>0.289473684210526</text:p>
          </table:table-cell>
          <table:table-cell table:formula="of:=[Data.AR117]" office:value-type="float" office:value="0.164473684210526" calcext:value-type="float">
            <text:p>0.164473684210526</text:p>
          </table:table-cell>
          <table:table-cell table:formula="of:=[Data.AR122]" office:value-type="float" office:value="0.381578947368421" calcext:value-type="float">
            <text:p>0.3815789473684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R6]" office:value-type="float" office:value="0.43421052631579" calcext:value-type="float">
            <text:p>0.43421052631579</text:p>
          </table:table-cell>
          <table:table-cell table:formula="of:=[Data.AR11]" office:value-type="float" office:value="0.671052631578947" calcext:value-type="float">
            <text:p>0.671052631578947</text:p>
          </table:table-cell>
          <table:table-cell table:formula="of:=[Data.AR16]" office:value-type="float" office:value="1" calcext:value-type="float">
            <text:p>1</text:p>
          </table:table-cell>
          <table:table-cell table:formula="of:=[Data.AR21]" office:value-type="float" office:value="0.394736842105263" calcext:value-type="float">
            <text:p>0.394736842105263</text:p>
          </table:table-cell>
          <table:table-cell table:formula="of:=[Data.AR26]" office:value-type="float" office:value="0.0592105263157895" calcext:value-type="float">
            <text:p>0.05921052631579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R103]" office:value-type="float" office:value="0.31578947368421" calcext:value-type="float">
            <text:p>0.31578947368421</text:p>
          </table:table-cell>
          <table:table-cell table:formula="of:=[Data.AR108]" office:value-type="float" office:value="0.282894736842105" calcext:value-type="float">
            <text:p>0.282894736842105</text:p>
          </table:table-cell>
          <table:table-cell table:formula="of:=[Data.AR113]" office:value-type="float" office:value="0.361842105263158" calcext:value-type="float">
            <text:p>0.361842105263158</text:p>
          </table:table-cell>
          <table:table-cell table:formula="of:=[Data.AR118]" office:value-type="float" office:value="0.5" calcext:value-type="float">
            <text:p>0.5</text:p>
          </table:table-cell>
          <table:table-cell table:formula="of:=[Data.AR123]" office:value-type="float" office:value="0.401315789473684" calcext:value-type="float">
            <text:p>0.40131578947368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R31]" office:value-type="float" office:value="0.381578947368421" calcext:value-type="float">
            <text:p>0.381578947368421</text:p>
          </table:table-cell>
          <table:table-cell table:formula="of:=[Data.AR36]" office:value-type="float" office:value="0.651315789473684" calcext:value-type="float">
            <text:p>0.651315789473684</text:p>
          </table:table-cell>
          <table:table-cell table:formula="of:=[Data.AR41]" office:value-type="float" office:value="0.631578947368421" calcext:value-type="float">
            <text:p>0.631578947368421</text:p>
          </table:table-cell>
          <table:table-cell table:formula="of:=[Data.AR46]" office:value-type="float" office:value="0.68421052631579" calcext:value-type="float">
            <text:p>0.68421052631579</text:p>
          </table:table-cell>
          <table:table-cell table:formula="of:=[Data.AR51]" office:value-type="float" office:value="0.394736842105263" calcext:value-type="float">
            <text:p>0.394736842105263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R104]" office:value-type="float" office:value="0.447368421052632" calcext:value-type="float">
            <text:p>0.447368421052632</text:p>
          </table:table-cell>
          <table:table-cell table:formula="of:=[Data.AR109]" office:value-type="float" office:value="0.328947368421053" calcext:value-type="float">
            <text:p>0.328947368421053</text:p>
          </table:table-cell>
          <table:table-cell table:formula="of:=[Data.AR114]" office:value-type="float" office:value="0.269736842105263" calcext:value-type="float">
            <text:p>0.269736842105263</text:p>
          </table:table-cell>
          <table:table-cell table:formula="of:=[Data.AR119]" office:value-type="float" office:value="0.44078947368421" calcext:value-type="float">
            <text:p>0.44078947368421</text:p>
          </table:table-cell>
          <table:table-cell table:formula="of:=[Data.AR124]" office:value-type="float" office:value="0.18421052631579" calcext:value-type="float">
            <text:p>0.1842105263157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R56]" office:value-type="float" office:value="0.342105263157895" calcext:value-type="float">
            <text:p>0.342105263157895</text:p>
          </table:table-cell>
          <table:table-cell table:formula="of:=[Data.AR61]" office:value-type="float" office:value="0.598684210526316" calcext:value-type="float">
            <text:p>0.598684210526316</text:p>
          </table:table-cell>
          <table:table-cell table:formula="of:=[Data.AR66]" office:value-type="float" office:value="0.697368421052632" calcext:value-type="float">
            <text:p>0.697368421052632</text:p>
          </table:table-cell>
          <table:table-cell table:formula="of:=[Data.AR71]" office:value-type="float" office:value="0.355263157894737" calcext:value-type="float">
            <text:p>0.355263157894737</text:p>
          </table:table-cell>
          <table:table-cell table:formula="of:=[Data.AR7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R105]" office:value-type="float" office:value="0.342105263157895" calcext:value-type="float">
            <text:p>0.342105263157895</text:p>
          </table:table-cell>
          <table:table-cell table:formula="of:=[Data.AR110]" office:value-type="float" office:value="0.282894736842105" calcext:value-type="float">
            <text:p>0.282894736842105</text:p>
          </table:table-cell>
          <table:table-cell table:formula="of:=[Data.AR115]" office:value-type="float" office:value="0.342105263157895" calcext:value-type="float">
            <text:p>0.342105263157895</text:p>
          </table:table-cell>
          <table:table-cell table:formula="of:=[Data.AR120]" office:value-type="float" office:value="0.43421052631579" calcext:value-type="float">
            <text:p>0.43421052631579</text:p>
          </table:table-cell>
          <table:table-cell table:formula="of:=[Data.AR125]" office:value-type="float" office:value="0.309210526315789" calcext:value-type="float">
            <text:p>0.30921052631578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22" table:formula="of:=[Data.AR81]" office:value-type="float" office:value="0.651315789473684" calcext:value-type="float">
            <text:p>0.651315789473684</text:p>
          </table:table-cell>
          <table:table-cell table:style-name="ce22" table:formula="of:=[Data.AR86]" office:value-type="float" office:value="0.427631578947368" calcext:value-type="float">
            <text:p>0.427631578947368</text:p>
          </table:table-cell>
          <table:table-cell table:style-name="ce22" table:formula="of:=[Data.AR91]" office:value-type="float" office:value="0.328947368421053" calcext:value-type="float">
            <text:p>0.328947368421053</text:p>
          </table:table-cell>
          <table:table-cell table:style-name="ce22" table:formula="of:=[Data.AR96]" office:value-type="float" office:value="0.407894736842105" calcext:value-type="float">
            <text:p>0.407894736842105</text:p>
          </table:table-cell>
          <table:table-cell table:style-name="ce22" table:formula="of:=[Data.AR101]" office:value-type="float" office:value="0.210526315789474" calcext:value-type="float">
            <text:p>0.21052631578947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R106]" office:value-type="float" office:value="0.223684210526316" calcext:value-type="float">
            <text:p>0.223684210526316</text:p>
          </table:table-cell>
          <table:table-cell table:formula="of:=[Data.AR111]" office:value-type="float" office:value="0.289473684210526" calcext:value-type="float">
            <text:p>0.289473684210526</text:p>
          </table:table-cell>
          <table:table-cell table:formula="of:=[Data.AR116]" office:value-type="float" office:value="0.197368421052632" calcext:value-type="float">
            <text:p>0.197368421052632</text:p>
          </table:table-cell>
          <table:table-cell table:formula="of:=[Data.AR121]" office:value-type="float" office:value="0.00657894736842105" calcext:value-type="float">
            <text:p>0.006578947368421</text:p>
          </table:table-cell>
          <table:table-cell table:formula="of:=[Data.AR126]" office:value-type="float" office:value="0.256578947368421" calcext:value-type="float">
            <text:p>0.25657894736842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2" table:formula="of:=[Data.AR106]" office:value-type="float" office:value="0.223684210526316" calcext:value-type="float">
            <text:p>0.223684210526316</text:p>
          </table:table-cell>
          <table:table-cell table:style-name="ce22" table:formula="of:=[Data.AR111]" office:value-type="float" office:value="0.289473684210526" calcext:value-type="float">
            <text:p>0.289473684210526</text:p>
          </table:table-cell>
          <table:table-cell table:style-name="ce22" table:formula="of:=[Data.AR116]" office:value-type="float" office:value="0.197368421052632" calcext:value-type="float">
            <text:p>0.197368421052632</text:p>
          </table:table-cell>
          <table:table-cell table:style-name="ce22" table:formula="of:=[Data.AR121]" office:value-type="float" office:value="0.00657894736842105" calcext:value-type="float">
            <text:p>0.006578947368421</text:p>
          </table:table-cell>
          <table:table-cell table:style-name="ce22" table:formula="of:=[Data.AR126]" office:value-type="float" office:value="0.256578947368421" calcext:value-type="float">
            <text:p>0.256578947368421</text:p>
          </table:table-cell>
          <table:table-cell/>
        </table:table-row>
        <calcext:conditional-formats>
          <calcext:conditional-format calcext:target-range-address="Avg4.C2:Avg4.G30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  <calcext:conditional-format calcext:target-range-address="Avg4.K2:Avg4.O30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  <calcext:conditional-format calcext:target-range-address="Avg4.K2:Avg4.O2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  <calcext:conditional-format calcext:target-range-address="Avg4.K3:Avg4.O28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</calcext:conditional-formats>
      </table:table>
      <table:table table:name="AvgNorm" table:style-name="ta1">
        <table:table-column table:style-name="co18" table:default-cell-style-name="Default"/>
        <table:table-column table:style-name="co17" table:default-cell-style-name="Default"/>
        <table:table-column table:style-name="co17" table:number-columns-repeated="5" table:default-cell-style-name="ce23"/>
        <table:table-column table:style-name="co17" table:number-columns-repeated="3" table:default-cell-style-name="Default"/>
        <table:table-column table:style-name="co17" table:number-columns-repeated="5" table:default-cell-style-name="ce25"/>
        <table:table-column table:style-name="co17" table:default-cell-style-name="Default"/>
        <table:table-row table:style-name="ro1">
          <table:table-cell office:value-type="string" calcext:value-type="string">
            <text:p>Heuristic Weight</text:p>
          </table:table-cell>
          <table:table-cell office:value-type="string" calcext:value-type="string">
            <text:p>UCB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string" calcext:value-type="string">
            <text:p>Move weight</text:p>
          </table:table-cell>
          <table:table-cell office:value-type="string" calcext:value-type="string">
            <text:p>UCB</text:p>
          </table:table-cell>
          <table:table-cell office:value-type="string" calcext:value-type="string">
            <text:p>Heuristi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string" calcext:value-type="string">
            <text:p>Move 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Data.AS2]" office:value-type="float" office:value="0.465778253257257" calcext:value-type="float">
            <text:p>0.465778253257257</text:p>
          </table:table-cell>
          <table:table-cell table:formula="of:=[Data.AS7]" office:value-type="float" office:value="0.338929104676585" calcext:value-type="float">
            <text:p>0.338929104676585</text:p>
          </table:table-cell>
          <table:table-cell table:formula="of:=[Data.AS12]" office:value-type="float" office:value="0.450387432960221" calcext:value-type="float">
            <text:p>0.450387432960221</text:p>
          </table:table-cell>
          <table:table-cell table:formula="of:=[Data.AS17]" office:value-type="float" office:value="0.326672277890083" calcext:value-type="float">
            <text:p>0.326672277890083</text:p>
          </table:table-cell>
          <table:table-cell table:formula="of:=[Data.AS22]" office:value-type="float" office:value="0.33354032041742" calcext:value-type="float">
            <text:p>0.333540320417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table:formula="of:=[Data.AS2]" office:value-type="float" office:value="0.465778253257257" calcext:value-type="float">
            <text:p>0.465778253257257</text:p>
          </table:table-cell>
          <table:table-cell table:style-name="ce24" table:formula="of:=[Data.AS7]" office:value-type="float" office:value="0.338929104676585" calcext:value-type="float">
            <text:p>0.338929104676585</text:p>
          </table:table-cell>
          <table:table-cell table:style-name="ce24" table:formula="of:=[Data.AS12]" office:value-type="float" office:value="0.450387432960221" calcext:value-type="float">
            <text:p>0.450387432960221</text:p>
          </table:table-cell>
          <table:table-cell table:style-name="ce24" table:formula="of:=[Data.AS17]" office:value-type="float" office:value="0.326672277890083" calcext:value-type="float">
            <text:p>0.326672277890083</text:p>
          </table:table-cell>
          <table:table-cell table:style-name="ce24" table:formula="of:=[Data.AS22]" office:value-type="float" office:value="0.33354032041742" calcext:value-type="float">
            <text:p>0.33354032041742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S3]" office:value-type="float" office:value="0.611711621090121" calcext:value-type="float">
            <text:p>0.611711621090121</text:p>
          </table:table-cell>
          <table:table-cell table:formula="of:=[Data.AS8]" office:value-type="float" office:value="0.441469819374355" calcext:value-type="float">
            <text:p>0.441469819374355</text:p>
          </table:table-cell>
          <table:table-cell table:formula="of:=[Data.AS13]" office:value-type="float" office:value="0.345181084157848" calcext:value-type="float">
            <text:p>0.345181084157848</text:p>
          </table:table-cell>
          <table:table-cell table:formula="of:=[Data.AS18]" office:value-type="float" office:value="0.0513474914720715" calcext:value-type="float">
            <text:p>0.051347491472072</text:p>
          </table:table-cell>
          <table:table-cell table:formula="of:=[Data.AS23]" office:value-type="float" office:value="0.182230641077226" calcext:value-type="float">
            <text:p>0.1822306410772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S27]" office:value-type="float" office:value="0.49455738596976" calcext:value-type="float">
            <text:p>0.49455738596976</text:p>
          </table:table-cell>
          <table:table-cell table:formula="of:=[Data.AS32]" office:value-type="float" office:value="0.545316739220715" calcext:value-type="float">
            <text:p>0.545316739220715</text:p>
          </table:table-cell>
          <table:table-cell table:formula="of:=[Data.AS37]" office:value-type="float" office:value="0.284445145342402" calcext:value-type="float">
            <text:p>0.284445145342402</text:p>
          </table:table-cell>
          <table:table-cell table:formula="of:=[Data.AS42]" office:value-type="float" office:value="0.184144072301967" calcext:value-type="float">
            <text:p>0.184144072301967</text:p>
          </table:table-cell>
          <table:table-cell table:formula="of:=[Data.AS47]" office:value-type="float" office:value="0.291546837354508" calcext:value-type="float">
            <text:p>0.291546837354508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S4]" office:value-type="float" office:value="0.549360890136366" calcext:value-type="float">
            <text:p>0.549360890136366</text:p>
          </table:table-cell>
          <table:table-cell table:formula="of:=[Data.AS9]" office:value-type="float" office:value="0.379200590531778" calcext:value-type="float">
            <text:p>0.379200590531778</text:p>
          </table:table-cell>
          <table:table-cell table:formula="of:=[Data.AS14]" office:value-type="float" office:value="0.480021176409754" calcext:value-type="float">
            <text:p>0.480021176409754</text:p>
          </table:table-cell>
          <table:table-cell table:formula="of:=[Data.AS19]" office:value-type="float" office:value="0.363923590407353" calcext:value-type="float">
            <text:p>0.363923590407353</text:p>
          </table:table-cell>
          <table:table-cell table:formula="of:=[Data.AS24]" office:value-type="float" office:value="0.296550632706848" calcext:value-type="float">
            <text:p>0.29655063270684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S52]" office:value-type="float" office:value="0.526695476198556" calcext:value-type="float">
            <text:p>0.526695476198556</text:p>
          </table:table-cell>
          <table:table-cell table:formula="of:=[Data.AS57]" office:value-type="float" office:value="0.492120705131623" calcext:value-type="float">
            <text:p>0.492120705131623</text:p>
          </table:table-cell>
          <table:table-cell table:formula="of:=[Data.AS62]" office:value-type="float" office:value="0.490866006893443" calcext:value-type="float">
            <text:p>0.490866006893443</text:p>
          </table:table-cell>
          <table:table-cell table:formula="of:=[Data.AS67]" office:value-type="float" office:value="0.290286887431344" calcext:value-type="float">
            <text:p>0.290286887431344</text:p>
          </table:table-cell>
          <table:table-cell table:formula="of:=[Data.AS72]" office:value-type="float" office:value="0.262469419034369" calcext:value-type="float">
            <text:p>0.26246941903436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S5]" office:value-type="float" office:value="0.352869046003145" calcext:value-type="float">
            <text:p>0.352869046003145</text:p>
          </table:table-cell>
          <table:table-cell table:formula="of:=[Data.AS10]" office:value-type="float" office:value="0.320619306971491" calcext:value-type="float">
            <text:p>0.320619306971491</text:p>
          </table:table-cell>
          <table:table-cell table:formula="of:=[Data.AS15]" office:value-type="float" office:value="0.329029123017085" calcext:value-type="float">
            <text:p>0.329029123017085</text:p>
          </table:table-cell>
          <table:table-cell table:formula="of:=[Data.AS20]" office:value-type="float" office:value="0.273044444202059" calcext:value-type="float">
            <text:p>0.273044444202059</text:p>
          </table:table-cell>
          <table:table-cell table:formula="of:=[Data.AS25]" office:value-type="float" office:value="0.327890719303093" calcext:value-type="float">
            <text:p>0.32789071930309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S77]" office:value-type="float" office:value="0.525714825021936" calcext:value-type="float">
            <text:p>0.525714825021936</text:p>
          </table:table-cell>
          <table:table-cell table:formula="of:=[Data.AS82]" office:value-type="float" office:value="0.527413240144203" calcext:value-type="float">
            <text:p>0.527413240144203</text:p>
          </table:table-cell>
          <table:table-cell table:formula="of:=[Data.AS87]" office:value-type="float" office:value="0.525807284975818" calcext:value-type="float">
            <text:p>0.525807284975818</text:p>
          </table:table-cell>
          <table:table-cell table:formula="of:=[Data.AS92]" office:value-type="float" office:value="0.444897553765135" calcext:value-type="float">
            <text:p>0.444897553765135</text:p>
          </table:table-cell>
          <table:table-cell table:formula="of:=[Data.AS97]" office:value-type="float" office:value="0.215324588469885" calcext:value-type="float">
            <text:p>0.21532458846988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S6]" office:value-type="float" office:value="0.340740532019927" calcext:value-type="float">
            <text:p>0.340740532019927</text:p>
          </table:table-cell>
          <table:table-cell table:formula="of:=[Data.AS11]" office:value-type="float" office:value="0.372390619521079" calcext:value-type="float">
            <text:p>0.372390619521079</text:p>
          </table:table-cell>
          <table:table-cell table:formula="of:=[Data.AS16]" office:value-type="float" office:value="0.469082320566083" calcext:value-type="float">
            <text:p>0.469082320566083</text:p>
          </table:table-cell>
          <table:table-cell table:formula="of:=[Data.AS21]" office:value-type="float" office:value="0.451989297873956" calcext:value-type="float">
            <text:p>0.451989297873956</text:p>
          </table:table-cell>
          <table:table-cell table:formula="of:=[Data.AS26]" office:value-type="float" office:value="0.278837759695822" calcext:value-type="float">
            <text:p>0.27883775969582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S102]" office:value-type="float" office:value="0.529374996970182" calcext:value-type="float">
            <text:p>0.529374996970182</text:p>
          </table:table-cell>
          <table:table-cell table:formula="of:=[Data.AS107]" office:value-type="float" office:value="0.498446965657212" calcext:value-type="float">
            <text:p>0.498446965657212</text:p>
          </table:table-cell>
          <table:table-cell table:formula="of:=[Data.AS112]" office:value-type="float" office:value="0.451526139656039" calcext:value-type="float">
            <text:p>0.451526139656039</text:p>
          </table:table-cell>
          <table:table-cell table:formula="of:=[Data.AS117]" office:value-type="float" office:value="0.424970742055009" calcext:value-type="float">
            <text:p>0.424970742055009</text:p>
          </table:table-cell>
          <table:table-cell table:formula="of:=[Data.AS122]" office:value-type="float" office:value="0.455456520896051" calcext:value-type="float">
            <text:p>0.4554565208960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S27]" office:value-type="float" office:value="0.49455738596976" calcext:value-type="float">
            <text:p>0.49455738596976</text:p>
          </table:table-cell>
          <table:table-cell table:formula="of:=[Data.AS32]" office:value-type="float" office:value="0.545316739220715" calcext:value-type="float">
            <text:p>0.545316739220715</text:p>
          </table:table-cell>
          <table:table-cell table:formula="of:=[Data.AS37]" office:value-type="float" office:value="0.284445145342402" calcext:value-type="float">
            <text:p>0.284445145342402</text:p>
          </table:table-cell>
          <table:table-cell table:formula="of:=[Data.AS42]" office:value-type="float" office:value="0.184144072301967" calcext:value-type="float">
            <text:p>0.184144072301967</text:p>
          </table:table-cell>
          <table:table-cell table:formula="of:=[Data.AS47]" office:value-type="float" office:value="0.291546837354508" calcext:value-type="float">
            <text:p>0.2915468373545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S3]" office:value-type="float" office:value="0.611711621090121" calcext:value-type="float">
            <text:p>0.611711621090121</text:p>
          </table:table-cell>
          <table:table-cell table:formula="of:=[Data.AS8]" office:value-type="float" office:value="0.441469819374355" calcext:value-type="float">
            <text:p>0.441469819374355</text:p>
          </table:table-cell>
          <table:table-cell table:formula="of:=[Data.AS13]" office:value-type="float" office:value="0.345181084157848" calcext:value-type="float">
            <text:p>0.345181084157848</text:p>
          </table:table-cell>
          <table:table-cell table:formula="of:=[Data.AS18]" office:value-type="float" office:value="0.0513474914720715" calcext:value-type="float">
            <text:p>0.051347491472072</text:p>
          </table:table-cell>
          <table:table-cell table:formula="of:=[Data.AS23]" office:value-type="float" office:value="0.182230641077226" calcext:value-type="float">
            <text:p>0.182230641077226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S28]" office:value-type="float" office:value="0.578783101774423" calcext:value-type="float">
            <text:p>0.578783101774423</text:p>
          </table:table-cell>
          <table:table-cell table:formula="of:=[Data.AS33]" office:value-type="float" office:value="0.52766208921724" calcext:value-type="float">
            <text:p>0.52766208921724</text:p>
          </table:table-cell>
          <table:table-cell table:formula="of:=[Data.AS38]" office:value-type="float" office:value="0.397591738857136" calcext:value-type="float">
            <text:p>0.397591738857136</text:p>
          </table:table-cell>
          <table:table-cell table:formula="of:=[Data.AS43]" office:value-type="float" office:value="0.468455653156101" calcext:value-type="float">
            <text:p>0.468455653156101</text:p>
          </table:table-cell>
          <table:table-cell table:formula="of:=[Data.AS48]" office:value-type="float" office:value="0.231688232913037" calcext:value-type="float">
            <text:p>0.23168823291303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S28]" office:value-type="float" office:value="0.578783101774423" calcext:value-type="float">
            <text:p>0.578783101774423</text:p>
          </table:table-cell>
          <table:table-cell table:formula="of:=[Data.AS33]" office:value-type="float" office:value="0.52766208921724" calcext:value-type="float">
            <text:p>0.52766208921724</text:p>
          </table:table-cell>
          <table:table-cell table:formula="of:=[Data.AS38]" office:value-type="float" office:value="0.397591738857136" calcext:value-type="float">
            <text:p>0.397591738857136</text:p>
          </table:table-cell>
          <table:table-cell table:formula="of:=[Data.AS43]" office:value-type="float" office:value="0.468455653156101" calcext:value-type="float">
            <text:p>0.468455653156101</text:p>
          </table:table-cell>
          <table:table-cell table:formula="of:=[Data.AS48]" office:value-type="float" office:value="0.231688232913037" calcext:value-type="float">
            <text:p>0.231688232913037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S29]" office:value-type="float" office:value="0.506129726314497" calcext:value-type="float">
            <text:p>0.506129726314497</text:p>
          </table:table-cell>
          <table:table-cell table:formula="of:=[Data.AS34]" office:value-type="float" office:value="0.561755927132467" calcext:value-type="float">
            <text:p>0.561755927132467</text:p>
          </table:table-cell>
          <table:table-cell table:formula="of:=[Data.AS39]" office:value-type="float" office:value="0.343373696572185" calcext:value-type="float">
            <text:p>0.343373696572185</text:p>
          </table:table-cell>
          <table:table-cell table:formula="of:=[Data.AS44]" office:value-type="float" office:value="0.42137980145399" calcext:value-type="float">
            <text:p>0.42137980145399</text:p>
          </table:table-cell>
          <table:table-cell table:formula="of:=[Data.AS49]" office:value-type="float" office:value="0.147330619020149" calcext:value-type="float">
            <text:p>0.14733061902014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S53]" office:value-type="float" office:value="0.506794973410315" calcext:value-type="float">
            <text:p>0.506794973410315</text:p>
          </table:table-cell>
          <table:table-cell table:formula="of:=[Data.AS58]" office:value-type="float" office:value="0.505834319034207" calcext:value-type="float">
            <text:p>0.505834319034207</text:p>
          </table:table-cell>
          <table:table-cell table:formula="of:=[Data.AS63]" office:value-type="float" office:value="0.511886835480061" calcext:value-type="float">
            <text:p>0.511886835480061</text:p>
          </table:table-cell>
          <table:table-cell table:formula="of:=[Data.AS68]" office:value-type="float" office:value="0.221638780219407" calcext:value-type="float">
            <text:p>0.221638780219407</text:p>
          </table:table-cell>
          <table:table-cell table:formula="of:=[Data.AS73]" office:value-type="float" office:value="0.332852400181627" calcext:value-type="float">
            <text:p>0.33285240018162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S30]" office:value-type="float" office:value="0.467698552070053" calcext:value-type="float">
            <text:p>0.467698552070053</text:p>
          </table:table-cell>
          <table:table-cell table:formula="of:=[Data.AS35]" office:value-type="float" office:value="0.302885124238708" calcext:value-type="float">
            <text:p>0.302885124238708</text:p>
          </table:table-cell>
          <table:table-cell table:formula="of:=[Data.AS40]" office:value-type="float" office:value="0.379650367052383" calcext:value-type="float">
            <text:p>0.379650367052383</text:p>
          </table:table-cell>
          <table:table-cell table:formula="of:=[Data.AS45]" office:value-type="float" office:value="0.327679237988588" calcext:value-type="float">
            <text:p>0.327679237988588</text:p>
          </table:table-cell>
          <table:table-cell table:formula="of:=[Data.AS50]" office:value-type="float" office:value="0.276044166266731" calcext:value-type="float">
            <text:p>0.27604416626673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S78]" office:value-type="float" office:value="0.473781568686384" calcext:value-type="float">
            <text:p>0.473781568686384</text:p>
          </table:table-cell>
          <table:table-cell table:formula="of:=[Data.AS83]" office:value-type="float" office:value="0.502052550379818" calcext:value-type="float">
            <text:p>0.502052550379818</text:p>
          </table:table-cell>
          <table:table-cell table:formula="of:=[Data.AS88]" office:value-type="float" office:value="0.471597170715312" calcext:value-type="float">
            <text:p>0.471597170715312</text:p>
          </table:table-cell>
          <table:table-cell table:formula="of:=[Data.AS93]" office:value-type="float" office:value="0.516220839009193" calcext:value-type="float">
            <text:p>0.516220839009193</text:p>
          </table:table-cell>
          <table:table-cell table:formula="of:=[Data.AS98]" office:value-type="float" office:value="0.39957212906541" calcext:value-type="float">
            <text:p>0.3995721290654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S31]" office:value-type="float" office:value="0.461598366483585" calcext:value-type="float">
            <text:p>0.461598366483585</text:p>
          </table:table-cell>
          <table:table-cell table:formula="of:=[Data.AS36]" office:value-type="float" office:value="0.544221661907832" calcext:value-type="float">
            <text:p>0.544221661907832</text:p>
          </table:table-cell>
          <table:table-cell table:formula="of:=[Data.AS41]" office:value-type="float" office:value="0.511916477202032" calcext:value-type="float">
            <text:p>0.511916477202032</text:p>
          </table:table-cell>
          <table:table-cell table:formula="of:=[Data.AS46]" office:value-type="float" office:value="0.465849504483323" calcext:value-type="float">
            <text:p>0.465849504483323</text:p>
          </table:table-cell>
          <table:table-cell table:formula="of:=[Data.AS51]" office:value-type="float" office:value="0.321966061187786" calcext:value-type="float">
            <text:p>0.32196606118778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S103]" office:value-type="float" office:value="0.559675098448895" calcext:value-type="float">
            <text:p>0.559675098448895</text:p>
          </table:table-cell>
          <table:table-cell table:formula="of:=[Data.AS108]" office:value-type="float" office:value="0.521516809835679" calcext:value-type="float">
            <text:p>0.521516809835679</text:p>
          </table:table-cell>
          <table:table-cell table:formula="of:=[Data.AS113]" office:value-type="float" office:value="0.409664605178323" calcext:value-type="float">
            <text:p>0.409664605178323</text:p>
          </table:table-cell>
          <table:table-cell table:formula="of:=[Data.AS118]" office:value-type="float" office:value="0.504959004539072" calcext:value-type="float">
            <text:p>0.504959004539072</text:p>
          </table:table-cell>
          <table:table-cell table:formula="of:=[Data.AS123]" office:value-type="float" office:value="0.449351891576136" calcext:value-type="float">
            <text:p>0.44935189157613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S52]" office:value-type="float" office:value="0.526695476198556" calcext:value-type="float">
            <text:p>0.526695476198556</text:p>
          </table:table-cell>
          <table:table-cell table:formula="of:=[Data.AS57]" office:value-type="float" office:value="0.492120705131623" calcext:value-type="float">
            <text:p>0.492120705131623</text:p>
          </table:table-cell>
          <table:table-cell table:formula="of:=[Data.AS62]" office:value-type="float" office:value="0.490866006893443" calcext:value-type="float">
            <text:p>0.490866006893443</text:p>
          </table:table-cell>
          <table:table-cell table:formula="of:=[Data.AS67]" office:value-type="float" office:value="0.290286887431344" calcext:value-type="float">
            <text:p>0.290286887431344</text:p>
          </table:table-cell>
          <table:table-cell table:formula="of:=[Data.AS72]" office:value-type="float" office:value="0.262469419034369" calcext:value-type="float">
            <text:p>0.2624694190343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S4]" office:value-type="float" office:value="0.549360890136366" calcext:value-type="float">
            <text:p>0.549360890136366</text:p>
          </table:table-cell>
          <table:table-cell table:formula="of:=[Data.AS9]" office:value-type="float" office:value="0.379200590531778" calcext:value-type="float">
            <text:p>0.379200590531778</text:p>
          </table:table-cell>
          <table:table-cell table:formula="of:=[Data.AS14]" office:value-type="float" office:value="0.480021176409754" calcext:value-type="float">
            <text:p>0.480021176409754</text:p>
          </table:table-cell>
          <table:table-cell table:formula="of:=[Data.AS19]" office:value-type="float" office:value="0.363923590407353" calcext:value-type="float">
            <text:p>0.363923590407353</text:p>
          </table:table-cell>
          <table:table-cell table:formula="of:=[Data.AS24]" office:value-type="float" office:value="0.296550632706848" calcext:value-type="float">
            <text:p>0.296550632706848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S53]" office:value-type="float" office:value="0.506794973410315" calcext:value-type="float">
            <text:p>0.506794973410315</text:p>
          </table:table-cell>
          <table:table-cell table:formula="of:=[Data.AS58]" office:value-type="float" office:value="0.505834319034207" calcext:value-type="float">
            <text:p>0.505834319034207</text:p>
          </table:table-cell>
          <table:table-cell table:formula="of:=[Data.AS63]" office:value-type="float" office:value="0.511886835480061" calcext:value-type="float">
            <text:p>0.511886835480061</text:p>
          </table:table-cell>
          <table:table-cell table:formula="of:=[Data.AS68]" office:value-type="float" office:value="0.221638780219407" calcext:value-type="float">
            <text:p>0.221638780219407</text:p>
          </table:table-cell>
          <table:table-cell table:formula="of:=[Data.AS73]" office:value-type="float" office:value="0.332852400181627" calcext:value-type="float">
            <text:p>0.33285240018162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S29]" office:value-type="float" office:value="0.506129726314497" calcext:value-type="float">
            <text:p>0.506129726314497</text:p>
          </table:table-cell>
          <table:table-cell table:formula="of:=[Data.AS34]" office:value-type="float" office:value="0.561755927132467" calcext:value-type="float">
            <text:p>0.561755927132467</text:p>
          </table:table-cell>
          <table:table-cell table:formula="of:=[Data.AS39]" office:value-type="float" office:value="0.343373696572185" calcext:value-type="float">
            <text:p>0.343373696572185</text:p>
          </table:table-cell>
          <table:table-cell table:formula="of:=[Data.AS44]" office:value-type="float" office:value="0.42137980145399" calcext:value-type="float">
            <text:p>0.42137980145399</text:p>
          </table:table-cell>
          <table:table-cell table:formula="of:=[Data.AS49]" office:value-type="float" office:value="0.147330619020149" calcext:value-type="float">
            <text:p>0.147330619020149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S54]" office:value-type="float" office:value="0.628610179946966" calcext:value-type="float">
            <text:p>0.628610179946966</text:p>
          </table:table-cell>
          <table:table-cell table:formula="of:=[Data.AS59]" office:value-type="float" office:value="0.568062291851486" calcext:value-type="float">
            <text:p>0.568062291851486</text:p>
          </table:table-cell>
          <table:table-cell table:formula="of:=[Data.AS64]" office:value-type="float" office:value="0.592264328616512" calcext:value-type="float">
            <text:p>0.592264328616512</text:p>
          </table:table-cell>
          <table:table-cell table:formula="of:=[Data.AS69]" office:value-type="float" office:value="0.450459593131766" calcext:value-type="float">
            <text:p>0.450459593131766</text:p>
          </table:table-cell>
          <table:table-cell table:formula="of:=[Data.AS74]" office:value-type="float" office:value="0.130990960638217" calcext:value-type="float">
            <text:p>0.13099096063821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S54]" office:value-type="float" office:value="0.628610179946966" calcext:value-type="float">
            <text:p>0.628610179946966</text:p>
          </table:table-cell>
          <table:table-cell table:formula="of:=[Data.AS59]" office:value-type="float" office:value="0.568062291851486" calcext:value-type="float">
            <text:p>0.568062291851486</text:p>
          </table:table-cell>
          <table:table-cell table:formula="of:=[Data.AS64]" office:value-type="float" office:value="0.592264328616512" calcext:value-type="float">
            <text:p>0.592264328616512</text:p>
          </table:table-cell>
          <table:table-cell table:formula="of:=[Data.AS69]" office:value-type="float" office:value="0.450459593131766" calcext:value-type="float">
            <text:p>0.450459593131766</text:p>
          </table:table-cell>
          <table:table-cell table:formula="of:=[Data.AS74]" office:value-type="float" office:value="0.130990960638217" calcext:value-type="float">
            <text:p>0.13099096063821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S55]" office:value-type="float" office:value="0.546628246551259" calcext:value-type="float">
            <text:p>0.546628246551259</text:p>
          </table:table-cell>
          <table:table-cell table:formula="of:=[Data.AS60]" office:value-type="float" office:value="0.476475935567481" calcext:value-type="float">
            <text:p>0.476475935567481</text:p>
          </table:table-cell>
          <table:table-cell table:formula="of:=[Data.AS65]" office:value-type="float" office:value="0.42293243182101" calcext:value-type="float">
            <text:p>0.42293243182101</text:p>
          </table:table-cell>
          <table:table-cell table:formula="of:=[Data.AS70]" office:value-type="float" office:value="0.44543660893045" calcext:value-type="float">
            <text:p>0.44543660893045</text:p>
          </table:table-cell>
          <table:table-cell table:formula="of:=[Data.AS75]" office:value-type="float" office:value="0.367797263548943" calcext:value-type="float">
            <text:p>0.36779726354894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S79]" office:value-type="float" office:value="0.496553834214808" calcext:value-type="float">
            <text:p>0.496553834214808</text:p>
          </table:table-cell>
          <table:table-cell table:formula="of:=[Data.AS84]" office:value-type="float" office:value="0.512252231562142" calcext:value-type="float">
            <text:p>0.512252231562142</text:p>
          </table:table-cell>
          <table:table-cell table:formula="of:=[Data.AS89]" office:value-type="float" office:value="0.475778117925374" calcext:value-type="float">
            <text:p>0.475778117925374</text:p>
          </table:table-cell>
          <table:table-cell table:formula="of:=[Data.AS94]" office:value-type="float" office:value="0.514185154617685" calcext:value-type="float">
            <text:p>0.514185154617685</text:p>
          </table:table-cell>
          <table:table-cell table:formula="of:=[Data.AS99]" office:value-type="float" office:value="0.274585005793012" calcext:value-type="float">
            <text:p>0.27458500579301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S56]" office:value-type="float" office:value="0.373246947155122" calcext:value-type="float">
            <text:p>0.373246947155122</text:p>
          </table:table-cell>
          <table:table-cell table:formula="of:=[Data.AS61]" office:value-type="float" office:value="0.414317800061081" calcext:value-type="float">
            <text:p>0.414317800061081</text:p>
          </table:table-cell>
          <table:table-cell table:formula="of:=[Data.AS66]" office:value-type="float" office:value="0.420340119318283" calcext:value-type="float">
            <text:p>0.420340119318283</text:p>
          </table:table-cell>
          <table:table-cell table:formula="of:=[Data.AS71]" office:value-type="float" office:value="0.242589973483031" calcext:value-type="float">
            <text:p>0.242589973483031</text:p>
          </table:table-cell>
          <table:table-cell table:formula="of:=[Data.AS76]" office:value-type="float" office:value="0.12162841824096" calcext:value-type="float">
            <text:p>0.1216284182409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S104]" office:value-type="float" office:value="0.597091536061301" calcext:value-type="float">
            <text:p>0.597091536061301</text:p>
          </table:table-cell>
          <table:table-cell table:formula="of:=[Data.AS109]" office:value-type="float" office:value="0.450857862741961" calcext:value-type="float">
            <text:p>0.450857862741961</text:p>
          </table:table-cell>
          <table:table-cell table:formula="of:=[Data.AS114]" office:value-type="float" office:value="0.475397825236851" calcext:value-type="float">
            <text:p>0.475397825236851</text:p>
          </table:table-cell>
          <table:table-cell table:formula="of:=[Data.AS119]" office:value-type="float" office:value="0.4531216924484" calcext:value-type="float">
            <text:p>0.4531216924484</text:p>
          </table:table-cell>
          <table:table-cell table:formula="of:=[Data.AS124]" office:value-type="float" office:value="0.507048367210741" calcext:value-type="float">
            <text:p>0.50704836721074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S77]" office:value-type="float" office:value="0.525714825021936" calcext:value-type="float">
            <text:p>0.525714825021936</text:p>
          </table:table-cell>
          <table:table-cell table:formula="of:=[Data.AS82]" office:value-type="float" office:value="0.527413240144203" calcext:value-type="float">
            <text:p>0.527413240144203</text:p>
          </table:table-cell>
          <table:table-cell table:formula="of:=[Data.AS87]" office:value-type="float" office:value="0.525807284975818" calcext:value-type="float">
            <text:p>0.525807284975818</text:p>
          </table:table-cell>
          <table:table-cell table:formula="of:=[Data.AS92]" office:value-type="float" office:value="0.444897553765135" calcext:value-type="float">
            <text:p>0.444897553765135</text:p>
          </table:table-cell>
          <table:table-cell table:formula="of:=[Data.AS97]" office:value-type="float" office:value="0.215324588469885" calcext:value-type="float">
            <text:p>0.2153245884698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S5]" office:value-type="float" office:value="0.352869046003145" calcext:value-type="float">
            <text:p>0.352869046003145</text:p>
          </table:table-cell>
          <table:table-cell table:formula="of:=[Data.AS10]" office:value-type="float" office:value="0.320619306971491" calcext:value-type="float">
            <text:p>0.320619306971491</text:p>
          </table:table-cell>
          <table:table-cell table:formula="of:=[Data.AS15]" office:value-type="float" office:value="0.329029123017085" calcext:value-type="float">
            <text:p>0.329029123017085</text:p>
          </table:table-cell>
          <table:table-cell table:formula="of:=[Data.AS20]" office:value-type="float" office:value="0.273044444202059" calcext:value-type="float">
            <text:p>0.273044444202059</text:p>
          </table:table-cell>
          <table:table-cell table:formula="of:=[Data.AS25]" office:value-type="float" office:value="0.327890719303093" calcext:value-type="float">
            <text:p>0.327890719303093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S78]" office:value-type="float" office:value="0.473781568686384" calcext:value-type="float">
            <text:p>0.473781568686384</text:p>
          </table:table-cell>
          <table:table-cell table:formula="of:=[Data.AS83]" office:value-type="float" office:value="0.502052550379818" calcext:value-type="float">
            <text:p>0.502052550379818</text:p>
          </table:table-cell>
          <table:table-cell table:formula="of:=[Data.AS88]" office:value-type="float" office:value="0.471597170715312" calcext:value-type="float">
            <text:p>0.471597170715312</text:p>
          </table:table-cell>
          <table:table-cell table:formula="of:=[Data.AS93]" office:value-type="float" office:value="0.516220839009193" calcext:value-type="float">
            <text:p>0.516220839009193</text:p>
          </table:table-cell>
          <table:table-cell table:formula="of:=[Data.AS98]" office:value-type="float" office:value="0.39957212906541" calcext:value-type="float">
            <text:p>0.3995721290654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S30]" office:value-type="float" office:value="0.467698552070053" calcext:value-type="float">
            <text:p>0.467698552070053</text:p>
          </table:table-cell>
          <table:table-cell table:formula="of:=[Data.AS35]" office:value-type="float" office:value="0.302885124238708" calcext:value-type="float">
            <text:p>0.302885124238708</text:p>
          </table:table-cell>
          <table:table-cell table:formula="of:=[Data.AS40]" office:value-type="float" office:value="0.379650367052383" calcext:value-type="float">
            <text:p>0.379650367052383</text:p>
          </table:table-cell>
          <table:table-cell table:formula="of:=[Data.AS45]" office:value-type="float" office:value="0.327679237988588" calcext:value-type="float">
            <text:p>0.327679237988588</text:p>
          </table:table-cell>
          <table:table-cell table:formula="of:=[Data.AS50]" office:value-type="float" office:value="0.276044166266731" calcext:value-type="float">
            <text:p>0.276044166266731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S79]" office:value-type="float" office:value="0.496553834214808" calcext:value-type="float">
            <text:p>0.496553834214808</text:p>
          </table:table-cell>
          <table:table-cell table:formula="of:=[Data.AS84]" office:value-type="float" office:value="0.512252231562142" calcext:value-type="float">
            <text:p>0.512252231562142</text:p>
          </table:table-cell>
          <table:table-cell table:formula="of:=[Data.AS89]" office:value-type="float" office:value="0.475778117925374" calcext:value-type="float">
            <text:p>0.475778117925374</text:p>
          </table:table-cell>
          <table:table-cell table:formula="of:=[Data.AS94]" office:value-type="float" office:value="0.514185154617685" calcext:value-type="float">
            <text:p>0.514185154617685</text:p>
          </table:table-cell>
          <table:table-cell table:formula="of:=[Data.AS99]" office:value-type="float" office:value="0.274585005793012" calcext:value-type="float">
            <text:p>0.27458500579301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S55]" office:value-type="float" office:value="0.546628246551259" calcext:value-type="float">
            <text:p>0.546628246551259</text:p>
          </table:table-cell>
          <table:table-cell table:formula="of:=[Data.AS60]" office:value-type="float" office:value="0.476475935567481" calcext:value-type="float">
            <text:p>0.476475935567481</text:p>
          </table:table-cell>
          <table:table-cell table:formula="of:=[Data.AS65]" office:value-type="float" office:value="0.42293243182101" calcext:value-type="float">
            <text:p>0.42293243182101</text:p>
          </table:table-cell>
          <table:table-cell table:formula="of:=[Data.AS70]" office:value-type="float" office:value="0.44543660893045" calcext:value-type="float">
            <text:p>0.44543660893045</text:p>
          </table:table-cell>
          <table:table-cell table:formula="of:=[Data.AS75]" office:value-type="float" office:value="0.367797263548943" calcext:value-type="float">
            <text:p>0.36779726354894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S80]" office:value-type="float" office:value="0.614766940319852" calcext:value-type="float">
            <text:p>0.614766940319852</text:p>
          </table:table-cell>
          <table:table-cell table:formula="of:=[Data.AS85]" office:value-type="float" office:value="0.465563489639637" calcext:value-type="float">
            <text:p>0.465563489639637</text:p>
          </table:table-cell>
          <table:table-cell table:formula="of:=[Data.AS90]" office:value-type="float" office:value="0.553928492653297" calcext:value-type="float">
            <text:p>0.553928492653297</text:p>
          </table:table-cell>
          <table:table-cell table:formula="of:=[Data.AS95]" office:value-type="float" office:value="0.486180897925019" calcext:value-type="float">
            <text:p>0.486180897925019</text:p>
          </table:table-cell>
          <table:table-cell table:formula="of:=[Data.AS100]" office:value-type="float" office:value="0.24224245332868" calcext:value-type="float">
            <text:p>0.2422424533286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Data.AS80]" office:value-type="float" office:value="0.614766940319852" calcext:value-type="float">
            <text:p>0.614766940319852</text:p>
          </table:table-cell>
          <table:table-cell table:formula="of:=[Data.AS85]" office:value-type="float" office:value="0.465563489639637" calcext:value-type="float">
            <text:p>0.465563489639637</text:p>
          </table:table-cell>
          <table:table-cell table:formula="of:=[Data.AS90]" office:value-type="float" office:value="0.553928492653297" calcext:value-type="float">
            <text:p>0.553928492653297</text:p>
          </table:table-cell>
          <table:table-cell table:formula="of:=[Data.AS95]" office:value-type="float" office:value="0.486180897925019" calcext:value-type="float">
            <text:p>0.486180897925019</text:p>
          </table:table-cell>
          <table:table-cell table:formula="of:=[Data.AS100]" office:value-type="float" office:value="0.24224245332868" calcext:value-type="float">
            <text:p>0.24224245332868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S81]" office:value-type="float" office:value="0.480848367291536" calcext:value-type="float">
            <text:p>0.480848367291536</text:p>
          </table:table-cell>
          <table:table-cell table:formula="of:=[Data.AS86]" office:value-type="float" office:value="0.484119662066191" calcext:value-type="float">
            <text:p>0.484119662066191</text:p>
          </table:table-cell>
          <table:table-cell table:formula="of:=[Data.AS91]" office:value-type="float" office:value="0.3530417961409" calcext:value-type="float">
            <text:p>0.3530417961409</text:p>
          </table:table-cell>
          <table:table-cell table:formula="of:=[Data.AS96]" office:value-type="float" office:value="0.372294675276198" calcext:value-type="float">
            <text:p>0.372294675276198</text:p>
          </table:table-cell>
          <table:table-cell table:formula="of:=[Data.AS101]" office:value-type="float" office:value="0.169600944656936" calcext:value-type="float">
            <text:p>0.16960094465693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Data.AS105]" office:value-type="float" office:value="0.461127835707903" calcext:value-type="float">
            <text:p>0.461127835707903</text:p>
          </table:table-cell>
          <table:table-cell table:formula="of:=[Data.AS110]" office:value-type="float" office:value="0.526289985521508" calcext:value-type="float">
            <text:p>0.526289985521508</text:p>
          </table:table-cell>
          <table:table-cell table:formula="of:=[Data.AS115]" office:value-type="float" office:value="0.402412179707812" calcext:value-type="float">
            <text:p>0.402412179707812</text:p>
          </table:table-cell>
          <table:table-cell table:formula="of:=[Data.AS120]" office:value-type="float" office:value="0.460799504402528" calcext:value-type="float">
            <text:p>0.460799504402528</text:p>
          </table:table-cell>
          <table:table-cell table:formula="of:=[Data.AS125]" office:value-type="float" office:value="0.496074415972232" calcext:value-type="float">
            <text:p>0.496074415972232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UCB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Data.AS102]" office:value-type="float" office:value="0.529374996970182" calcext:value-type="float">
            <text:p>0.529374996970182</text:p>
          </table:table-cell>
          <table:table-cell table:formula="of:=[Data.AS107]" office:value-type="float" office:value="0.498446965657212" calcext:value-type="float">
            <text:p>0.498446965657212</text:p>
          </table:table-cell>
          <table:table-cell table:formula="of:=[Data.AS112]" office:value-type="float" office:value="0.451526139656039" calcext:value-type="float">
            <text:p>0.451526139656039</text:p>
          </table:table-cell>
          <table:table-cell table:formula="of:=[Data.AS117]" office:value-type="float" office:value="0.424970742055009" calcext:value-type="float">
            <text:p>0.424970742055009</text:p>
          </table:table-cell>
          <table:table-cell table:formula="of:=[Data.AS122]" office:value-type="float" office:value="0.455456520896051" calcext:value-type="float">
            <text:p>0.4554565208960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AS6]" office:value-type="float" office:value="0.340740532019927" calcext:value-type="float">
            <text:p>0.340740532019927</text:p>
          </table:table-cell>
          <table:table-cell table:formula="of:=[Data.AS11]" office:value-type="float" office:value="0.372390619521079" calcext:value-type="float">
            <text:p>0.372390619521079</text:p>
          </table:table-cell>
          <table:table-cell table:formula="of:=[Data.AS16]" office:value-type="float" office:value="0.469082320566083" calcext:value-type="float">
            <text:p>0.469082320566083</text:p>
          </table:table-cell>
          <table:table-cell table:formula="of:=[Data.AS21]" office:value-type="float" office:value="0.451989297873956" calcext:value-type="float">
            <text:p>0.451989297873956</text:p>
          </table:table-cell>
          <table:table-cell table:formula="of:=[Data.AS26]" office:value-type="float" office:value="0.278837759695822" calcext:value-type="float">
            <text:p>0.278837759695822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[Data.AS103]" office:value-type="float" office:value="0.559675098448895" calcext:value-type="float">
            <text:p>0.559675098448895</text:p>
          </table:table-cell>
          <table:table-cell table:formula="of:=[Data.AS108]" office:value-type="float" office:value="0.521516809835679" calcext:value-type="float">
            <text:p>0.521516809835679</text:p>
          </table:table-cell>
          <table:table-cell table:formula="of:=[Data.AS113]" office:value-type="float" office:value="0.409664605178323" calcext:value-type="float">
            <text:p>0.409664605178323</text:p>
          </table:table-cell>
          <table:table-cell table:formula="of:=[Data.AS118]" office:value-type="float" office:value="0.504959004539072" calcext:value-type="float">
            <text:p>0.504959004539072</text:p>
          </table:table-cell>
          <table:table-cell table:formula="of:=[Data.AS123]" office:value-type="float" office:value="0.449351891576136" calcext:value-type="float">
            <text:p>0.44935189157613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Data.AS31]" office:value-type="float" office:value="0.461598366483585" calcext:value-type="float">
            <text:p>0.461598366483585</text:p>
          </table:table-cell>
          <table:table-cell table:formula="of:=[Data.AS36]" office:value-type="float" office:value="0.544221661907832" calcext:value-type="float">
            <text:p>0.544221661907832</text:p>
          </table:table-cell>
          <table:table-cell table:formula="of:=[Data.AS41]" office:value-type="float" office:value="0.511916477202032" calcext:value-type="float">
            <text:p>0.511916477202032</text:p>
          </table:table-cell>
          <table:table-cell table:formula="of:=[Data.AS46]" office:value-type="float" office:value="0.465849504483323" calcext:value-type="float">
            <text:p>0.465849504483323</text:p>
          </table:table-cell>
          <table:table-cell table:formula="of:=[Data.AS51]" office:value-type="float" office:value="0.321966061187786" calcext:value-type="float">
            <text:p>0.321966061187786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Data.AS104]" office:value-type="float" office:value="0.597091536061301" calcext:value-type="float">
            <text:p>0.597091536061301</text:p>
          </table:table-cell>
          <table:table-cell table:formula="of:=[Data.AS109]" office:value-type="float" office:value="0.450857862741961" calcext:value-type="float">
            <text:p>0.450857862741961</text:p>
          </table:table-cell>
          <table:table-cell table:formula="of:=[Data.AS114]" office:value-type="float" office:value="0.475397825236851" calcext:value-type="float">
            <text:p>0.475397825236851</text:p>
          </table:table-cell>
          <table:table-cell table:formula="of:=[Data.AS119]" office:value-type="float" office:value="0.4531216924484" calcext:value-type="float">
            <text:p>0.4531216924484</text:p>
          </table:table-cell>
          <table:table-cell table:formula="of:=[Data.AS124]" office:value-type="float" office:value="0.507048367210741" calcext:value-type="float">
            <text:p>0.50704836721074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Data.AS56]" office:value-type="float" office:value="0.373246947155122" calcext:value-type="float">
            <text:p>0.373246947155122</text:p>
          </table:table-cell>
          <table:table-cell table:formula="of:=[Data.AS61]" office:value-type="float" office:value="0.414317800061081" calcext:value-type="float">
            <text:p>0.414317800061081</text:p>
          </table:table-cell>
          <table:table-cell table:formula="of:=[Data.AS66]" office:value-type="float" office:value="0.420340119318283" calcext:value-type="float">
            <text:p>0.420340119318283</text:p>
          </table:table-cell>
          <table:table-cell table:formula="of:=[Data.AS71]" office:value-type="float" office:value="0.242589973483031" calcext:value-type="float">
            <text:p>0.242589973483031</text:p>
          </table:table-cell>
          <table:table-cell table:formula="of:=[Data.AS76]" office:value-type="float" office:value="0.12162841824096" calcext:value-type="float">
            <text:p>0.1216284182409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Data.AS105]" office:value-type="float" office:value="0.461127835707903" calcext:value-type="float">
            <text:p>0.461127835707903</text:p>
          </table:table-cell>
          <table:table-cell table:formula="of:=[Data.AS110]" office:value-type="float" office:value="0.526289985521508" calcext:value-type="float">
            <text:p>0.526289985521508</text:p>
          </table:table-cell>
          <table:table-cell table:formula="of:=[Data.AS115]" office:value-type="float" office:value="0.402412179707812" calcext:value-type="float">
            <text:p>0.402412179707812</text:p>
          </table:table-cell>
          <table:table-cell table:formula="of:=[Data.AS120]" office:value-type="float" office:value="0.460799504402528" calcext:value-type="float">
            <text:p>0.460799504402528</text:p>
          </table:table-cell>
          <table:table-cell table:formula="of:=[Data.AS125]" office:value-type="float" office:value="0.496074415972232" calcext:value-type="float">
            <text:p>0.49607441597223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26" table:formula="of:=[Data.AS81]" office:value-type="float" office:value="0.480848367291536" calcext:value-type="float">
            <text:p>0.480848367291536</text:p>
          </table:table-cell>
          <table:table-cell table:style-name="ce26" table:formula="of:=[Data.AS86]" office:value-type="float" office:value="0.484119662066191" calcext:value-type="float">
            <text:p>0.484119662066191</text:p>
          </table:table-cell>
          <table:table-cell table:style-name="ce26" table:formula="of:=[Data.AS91]" office:value-type="float" office:value="0.3530417961409" calcext:value-type="float">
            <text:p>0.3530417961409</text:p>
          </table:table-cell>
          <table:table-cell table:style-name="ce26" table:formula="of:=[Data.AS96]" office:value-type="float" office:value="0.372294675276198" calcext:value-type="float">
            <text:p>0.372294675276198</text:p>
          </table:table-cell>
          <table:table-cell table:style-name="ce26" table:formula="of:=[Data.AS101]" office:value-type="float" office:value="0.169600944656936" calcext:value-type="float">
            <text:p>0.16960094465693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Data.AS106]" office:value-type="float" office:value="0.406112496747995" calcext:value-type="float">
            <text:p>0.406112496747995</text:p>
          </table:table-cell>
          <table:table-cell table:formula="of:=[Data.AS111]" office:value-type="float" office:value="0.451759637649895" calcext:value-type="float">
            <text:p>0.451759637649895</text:p>
          </table:table-cell>
          <table:table-cell table:formula="of:=[Data.AS116]" office:value-type="float" office:value="0.308893304344032" calcext:value-type="float">
            <text:p>0.308893304344032</text:p>
          </table:table-cell>
          <table:table-cell table:formula="of:=[Data.AS121]" office:value-type="float" office:value="0.299125018784873" calcext:value-type="float">
            <text:p>0.299125018784873</text:p>
          </table:table-cell>
          <table:table-cell table:formula="of:=[Data.AS126]" office:value-type="float" office:value="0.408381982115185" calcext:value-type="float">
            <text:p>0.40838198211518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6" table:formula="of:=[Data.AS106]" office:value-type="float" office:value="0.406112496747995" calcext:value-type="float">
            <text:p>0.406112496747995</text:p>
          </table:table-cell>
          <table:table-cell table:style-name="ce26" table:formula="of:=[Data.AS111]" office:value-type="float" office:value="0.451759637649895" calcext:value-type="float">
            <text:p>0.451759637649895</text:p>
          </table:table-cell>
          <table:table-cell table:style-name="ce26" table:formula="of:=[Data.AS116]" office:value-type="float" office:value="0.308893304344032" calcext:value-type="float">
            <text:p>0.308893304344032</text:p>
          </table:table-cell>
          <table:table-cell table:style-name="ce26" table:formula="of:=[Data.AS121]" office:value-type="float" office:value="0.299125018784873" calcext:value-type="float">
            <text:p>0.299125018784873</text:p>
          </table:table-cell>
          <table:table-cell table:style-name="ce26" table:formula="of:=[Data.AS126]" office:value-type="float" office:value="0.408381982115185" calcext:value-type="float">
            <text:p>0.408381982115185</text:p>
          </table:table-cell>
          <table:table-cell/>
        </table:table-row>
        <calcext:conditional-formats>
          <calcext:conditional-format calcext:target-range-address="AvgNorm.C2:AvgNorm.G30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  <calcext:conditional-format calcext:target-range-address="AvgNorm.K2:AvgNorm.O30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  <calcext:conditional-format calcext:target-range-address="AvgNorm.K2:AvgNorm.O2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  <calcext:conditional-format calcext:target-range-address="AvgNorm.K3:AvgNorm.O28">
            <calcext:color-scale>
              <calcext:color-scale-entry calcext:value="0" calcext:type="minimum" calcext:color="#ffffff"/>
              <calcext:color-scale-entry calcext:value="0" calcext:type="maximum" calcext:color="#0066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6T11:47:56.073000000</dc:date>
    <meta:editing-duration>PT13H48M26S</meta:editing-duration>
    <meta:editing-cycles>15</meta:editing-cycles>
    <meta:generator>LibreOffice/5.2.2.2$Windows_x86 LibreOffice_project/8f96e87c890bf8fa77463cd4b640a2312823f3ad</meta:generator>
    <meta:document-statistic meta:table-count="8" meta:cell-count="7980" meta:object-count="0"/>
  </office:meta>
</office:document-meta>
</file>